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Liberation Mono" svg:font-family="'Liberation Mono', 'Courier New', 'DejaVu Sans Mono', Courier, Monaco" style:font-family-generic="modern" style:font-pitch="fixed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7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108.74mm"/>
    </style:style>
    <style:style style:name="co4" style:family="table-column">
      <style:table-column-properties fo:break-before="auto" style:column-width="25.52mm"/>
    </style:style>
    <style:style style:name="co5" style:family="table-column">
      <style:table-column-properties fo:break-before="auto" style:column-width="18.3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80.91mm"/>
    </style:style>
    <style:style style:name="co9" style:family="table-column">
      <style:table-column-properties fo:break-before="auto" style:column-width="109.04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14.02mm"/>
    </style:style>
    <style:style style:name="co12" style:family="table-column">
      <style:table-column-properties fo:break-before="auto" style:column-width="16.03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3.78mm"/>
    </style:style>
    <style:style style:name="co15" style:family="table-column">
      <style:table-column-properties fo:break-before="auto" style:column-width="13.26mm"/>
    </style:style>
    <style:style style:name="co16" style:family="table-column">
      <style:table-column-properties fo:break-before="auto" style:column-width="9.54mm"/>
    </style:style>
    <style:style style:name="co17" style:family="table-column">
      <style:table-column-properties fo:break-before="auto" style:column-width="175.1mm"/>
    </style:style>
    <style:style style:name="co18" style:family="table-column">
      <style:table-column-properties fo:break-before="auto" style:column-width="21.15mm"/>
    </style:style>
    <style:style style:name="co19" style:family="table-column">
      <style:table-column-properties fo:break-before="auto" style:column-width="22.31mm"/>
    </style:style>
    <style:style style:name="co20" style:family="table-column">
      <style:table-column-properties fo:break-before="auto" style:column-width="108.59mm"/>
    </style:style>
    <style:style style:name="co21" style:family="table-column">
      <style:table-column-properties fo:break-before="auto" style:column-width="134.14mm"/>
    </style:style>
    <style:style style:name="co22" style:family="table-column">
      <style:table-column-properties fo:break-before="auto" style:column-width="112.08mm"/>
    </style:style>
    <style:style style:name="co23" style:family="table-column">
      <style:table-column-properties fo:break-before="auto" style:column-width="20.74mm"/>
    </style:style>
    <style:style style:name="co24" style:family="table-column">
      <style:table-column-properties fo:break-before="auto" style:column-width="22.23mm"/>
    </style:style>
    <style:style style:name="co25" style:family="table-column">
      <style:table-column-properties fo:break-before="auto" style:column-width="74.93mm"/>
    </style:style>
    <style:style style:name="co26" style:family="table-column">
      <style:table-column-properties fo:break-before="auto" style:column-width="77.61mm"/>
    </style:style>
    <style:style style:name="co27" style:family="table-column">
      <style:table-column-properties fo:break-before="auto" style:column-width="81.47mm"/>
    </style:style>
    <style:style style:name="co28" style:family="table-column">
      <style:table-column-properties fo:break-before="auto" style:column-width="107.99mm"/>
    </style:style>
    <style:style style:name="co29" style:family="table-column">
      <style:table-column-properties fo:break-before="auto" style:column-width="77.31mm"/>
    </style:style>
    <style:style style:name="co30" style:family="table-column">
      <style:table-column-properties fo:break-before="auto" style:column-width="79.39mm"/>
    </style:style>
    <style:style style:name="co31" style:family="table-column">
      <style:table-column-properties fo:break-before="auto" style:column-width="101.72mm"/>
    </style:style>
    <style:style style:name="co32" style:family="table-column">
      <style:table-column-properties fo:break-before="auto" style:column-width="10.71mm"/>
    </style:style>
    <style:style style:name="co33" style:family="table-column">
      <style:table-column-properties fo:break-before="auto" style:column-width="8.96mm"/>
    </style:style>
    <style:style style:name="co34" style:family="table-column">
      <style:table-column-properties fo:break-before="auto" style:column-width="8.08mm"/>
    </style:style>
    <style:style style:name="co35" style:family="table-column">
      <style:table-column-properties fo:break-before="auto" style:column-width="84.77mm"/>
    </style:style>
    <style:style style:name="co36" style:family="table-column">
      <style:table-column-properties fo:break-before="auto" style:column-width="91.74mm"/>
    </style:style>
    <style:style style:name="co37" style:family="table-column">
      <style:table-column-properties fo:break-before="auto" style:column-width="180.34mm"/>
    </style:style>
    <style:style style:name="co38" style:family="table-column">
      <style:table-column-properties fo:break-before="auto" style:column-width="14.48mm"/>
    </style:style>
    <style:style style:name="co39" style:family="table-column">
      <style:table-column-properties fo:break-before="auto" style:column-width="125.73mm"/>
    </style:style>
    <style:style style:name="co40" style:family="table-column">
      <style:table-column-properties fo:break-before="auto" style:column-width="151.62mm"/>
    </style:style>
    <style:style style:name="co41" style:family="table-column">
      <style:table-column-properties fo:break-before="auto" style:column-width="16.33mm"/>
    </style:style>
    <style:style style:name="co42" style:family="table-column">
      <style:table-column-properties fo:break-before="auto" style:column-width="7.74mm"/>
    </style:style>
    <style:style style:name="co43" style:family="table-column">
      <style:table-column-properties fo:break-before="auto" style:column-width="11.17mm"/>
    </style:style>
    <style:style style:name="co44" style:family="table-column">
      <style:table-column-properties fo:break-before="auto" style:column-width="30.39mm"/>
    </style:style>
    <style:style style:name="co45" style:family="table-column">
      <style:table-column-properties fo:break-before="auto" style:column-width="16.92mm"/>
    </style:style>
    <style:style style:name="co46" style:family="table-column">
      <style:table-column-properties fo:break-before="auto" style:column-width="186.14mm"/>
    </style:style>
    <style:style style:name="co47" style:family="table-column">
      <style:table-column-properties fo:break-before="auto" style:column-width="107.42mm"/>
    </style:style>
    <style:style style:name="co48" style:family="table-column">
      <style:table-column-properties fo:break-before="auto" style:column-width="27.82mm"/>
    </style:style>
    <style:style style:name="co49" style:family="table-column">
      <style:table-column-properties fo:break-before="auto" style:column-width="14.32mm"/>
    </style:style>
    <style:style style:name="co50" style:family="table-column">
      <style:table-column-properties fo:break-before="auto" style:column-width="18.91mm"/>
    </style:style>
    <style:style style:name="co51" style:family="table-column">
      <style:table-column-properties fo:break-before="auto" style:column-width="76.61mm"/>
    </style:style>
    <style:style style:name="co52" style:family="table-column">
      <style:table-column-properties fo:break-before="auto" style:column-width="27.23mm"/>
    </style:style>
    <style:style style:name="co53" style:family="table-column">
      <style:table-column-properties fo:break-before="auto" style:column-width="79.18mm"/>
    </style:style>
    <style:style style:name="co54" style:family="table-column">
      <style:table-column-properties fo:break-before="auto" style:column-width="14.27mm"/>
    </style:style>
    <style:style style:name="co55" style:family="table-column">
      <style:table-column-properties fo:break-before="auto" style:column-width="2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6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8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13"/>
    <style:style style:name="ce1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4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2" style:family="table-cell" style:parent-style-name="Default" style:data-style-name="N113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113">
      <style:table-cell-properties fo:border-bottom="0.06pt solid #000000" fo:border-left="0.06pt solid #000000" fo:border-right="none" fo:border-top="none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6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39" style:family="table-cell" style:parent-style-name="Default" style:data-style-name="N113">
      <style:text-properties fo:font-weight="bold" style:font-weight-asian="bold" style:font-weight-complex="bold"/>
    </style:style>
    <style:style style:name="ce114" style:family="table-cell" style:parent-style-name="Default" style:data-style-name="N2"/>
    <style:style style:name="ce40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 style:data-style-name="N113">
      <style:table-cell-properties fo:border-bottom="none" fo:border-left="0.06pt solid #000000" fo:border-right="none" fo:border-top="0.06pt solid #000000"/>
    </style:style>
    <style:style style:name="ce44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13">
      <style:table-cell-properties fo:border="none"/>
    </style:style>
    <style:style style:name="ce46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47" style:family="table-cell" style:parent-style-name="Default" style:data-style-name="N113">
      <style:table-cell-properties fo:border-bottom="none" fo:border-left="none" fo:border-right="0.06pt solid #000000" fo:border-top="0.06pt solid #000000"/>
    </style:style>
    <style:style style:name="ce4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2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13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12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13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</style:style>
    <style:style style:name="ce13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13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219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26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239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2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9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60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61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2" style:family="table-cell" style:parent-style-name="Default">
      <style:table-cell-properties fo:background-color="#c4e9f6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4e9f6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c4e9f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4e9f6"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8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0efd4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74" style:family="table-cell" style:parent-style-name="Default">
      <style:table-cell-properties fo:background-color="#f0f9fc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0f9fc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f0f9fc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fo:background-color="#f0f9fc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80" style:family="table-cell" style:parent-style-name="Default">
      <style:table-cell-properties fo:background-color="#fafff7"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afff7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afff7"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fo:background-color="#fafff7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27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3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38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83" style:family="table-cell" style:parent-style-name="Default">
      <style:text-properties fo:font-size="12pt" style:font-size-asian="12pt" style:font-size-complex="12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305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263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0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31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31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31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3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="0.06pt solid #000000"/>
      <style:text-properties style:use-window-font-color="true"/>
    </style:style>
    <style:style style:name="ce3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ext-properties fo:color="#bd7cb5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32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6" style:family="table-cell" style:parent-style-name="Default">
      <style:text-properties fo:color="#c06616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38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39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3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394" style:family="table-cell" style:parent-style-name="Default">
      <style:table-cell-properties fo:border="0.06pt solid #000000"/>
      <style:text-properties fo:color="#c06616"/>
    </style:style>
    <style:style style:name="ce39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transparent"/>
      <style:text-properties fo:color="#009353"/>
    </style:style>
    <style:style style:name="ce4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0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41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47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49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498" style:family="table-cell" style:parent-style-name="Default">
      <style:table-cell-properties fo:background-color="transparent" fo:border="0.06pt solid #000000"/>
      <style:text-properties fo:color="#009353"/>
    </style:style>
    <style:style style:name="ce49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50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50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58" style:family="table-cell" style:parent-style-name="Default">
      <style:table-cell-properties fo:border-bottom="none" fo:border-left="0.06pt solid #000000" fo:border-right="none" fo:border-top="none"/>
    </style:style>
    <style:style style:name="ce359" style:family="table-cell" style:parent-style-name="Default">
      <style:table-cell-properties fo:border-bottom="0.06pt solid #000000" fo:border-left="0.06pt solid #000000" fo:border-right="none" fo:border-top="none"/>
    </style:style>
    <style:style style:name="ce360" style:family="table-cell" style:parent-style-name="Default">
      <style:table-cell-properties fo:border-bottom="none" fo:border-left="none" fo:border-right="none" fo:border-top="0.06pt solid #000000"/>
    </style:style>
    <style:style style:name="ce361" style:family="table-cell" style:parent-style-name="Default">
      <style:table-cell-properties fo:border-bottom="0.06pt solid #000000" fo:border-left="none" fo:border-right="none" fo:border-top="none"/>
    </style:style>
    <style:style style:name="ce362" style:family="table-cell" style:parent-style-name="Default">
      <style:table-cell-properties fo:border-bottom="none" fo:border-left="none" fo:border-right="0.06pt solid #000000" fo:border-top="0.06pt solid #000000"/>
    </style:style>
    <style:style style:name="ce363" style:family="table-cell" style:parent-style-name="Default">
      <style:table-cell-properties fo:border-bottom="none" fo:border-left="none" fo:border-right="0.06pt solid #000000" fo:border-top="none"/>
    </style:style>
    <style:style style:name="ce364" style:family="table-cell" style:parent-style-name="Default">
      <style:table-cell-properties fo:border-bottom="0.06pt solid #000000" fo:border-left="none" fo:border-right="0.06pt solid #000000" fo:border-top="none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7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7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0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8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8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8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9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3" style:family="table-cell" style:parent-style-name="Default">
      <style:table-cell-properties fo:border="0.06pt solid #000000"/>
    </style:style>
    <style:style style:name="ce49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9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ext-properties fo:font-weight="bold" style:font-weight-asian="bold" style:font-weight-complex="bold"/>
    </style:style>
    <style:style style:name="ce528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5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5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4" style:family="table-cell" style:parent-style-name="Default">
      <style:table-cell-properties fo:background-color="#fcc79b"/>
    </style:style>
    <style:style style:name="ce515" style:family="table-cell" style:parent-style-name="Default">
      <style:table-cell-properties fo:background-color="#8ccfb7"/>
    </style:style>
    <style:style style:name="ce516" style:family="table-cell" style:parent-style-name="Default">
      <style:table-cell-properties fo:background-color="#7da7d8"/>
    </style:style>
    <style:style style:name="ce517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8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9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520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523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52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5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 Narrow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.AppleSystemUIFont" style:font-size-asian="12pt" style:language-asian="zh" style:country-asian="CN" style:font-style-asian="normal" style:font-weight-asian="bold" style:font-name-complex=".AppleSystemUIFont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8" style:family="table-cell" style:parent-style-name="Default" style:data-style-name="N2">
      <style:text-properties fo:font-weight="bold" style:font-weight-asian="bold" style:font-weight-complex="bold"/>
    </style:style>
    <style:style style:name="ce490" style:family="table-cell" style:parent-style-name="Default" style:data-style-name="N111"/>
    <style:style style:name="ce489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.AppleSystemUIFon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office:forms form:automatic-focus="false" form:apply-design-mode="false"/>
        <table:table-column table:style-name="co1" table:default-cell-style-name="ce262"/>
        <table:table-column table:style-name="co2" table:number-columns-repeated="2" table:default-cell-style-name="ce262"/>
        <table:table-column table:style-name="co3" table:default-cell-style-name="ce262"/>
        <table:table-column table:style-name="co4" table:default-cell-style-name="ce262"/>
        <table:table-column table:style-name="co5" table:number-columns-repeated="2" table:default-cell-style-name="ce262"/>
        <table:table-column table:style-name="co3" table:default-cell-style-name="ce270"/>
        <table:table-column table:style-name="co6" table:default-cell-style-name="ce262"/>
        <table:table-column table:style-name="co7" table:default-cell-style-name="ce262"/>
        <table:table-column table:style-name="co5" table:default-cell-style-name="ce262"/>
        <table:table-column table:style-name="co6" table:default-cell-style-name="ce262"/>
        <table:table-column table:style-name="co8" table:default-cell-style-name="ce262"/>
        <table:table-column table:style-name="co6" table:number-columns-repeated="1011" table:default-cell-style-name="ce262"/>
        <table:table-row table:style-name="ro1">
          <table:table-cell table:style-name="Default" table:number-columns-repeated="4"/>
          <table:table-cell table:style-name="ce6" office:value-type="string" calcext:value-type="string" table:number-columns-spanned="4" table:number-rows-spanned="1">
            <text:p>MINI</text:p>
          </table:table-cell>
          <table:covered-table-cell table:style-name="ce7"/>
          <table:covered-table-cell table:style-name="ce51"/>
          <table:covered-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>
            <text:p>best CV_mini:</text:p>
          </table:table-cell>
          <table:table-cell table:style-name="ce1" office:value-type="float" office:value="79.826" calcext:value-type="float">
            <text:p>79,826</text:p>
          </table:table-cell>
          <table:table-cell table:style-name="ce5" office:value-type="string" calcext:value-type="string" table:number-columns-spanned="2" table:number-rows-spanned="1">
            <text:p><text:span text:style-name="T1">det-3L-cuda-HU_155-remove0-DIST_REL-norm</text:span></text:p>
          </table:table-cell>
          <table:covered-table-cell/>
          <table:table-cell office:value-type="string" calcext:value-type="string">
            <text:p>best CV_mini</text:p>
          </table:table-cell>
          <table:table-cell table:style-name="ce7" office:value-type="float" office:value="76.503" calcext:value-type="float">
            <text:p>76,503</text:p>
          </table:table-cell>
          <table:table-cell table:style-name="ce51" office:value-type="string" calcext:value-type="string" table:number-columns-spanned="2" table:number-rows-spanned="1">
            <text:p><text:span text:style-name="T2">det-2L-cuda-HU_256-remove0-VIDEO-norm</text:span></text:p>
          </table:table-cell>
          <table:covered-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>
            <text:p>best CS_mini:</text:p>
          </table:table-cell>
          <table:table-cell table:style-name="ce1" office:value-type="float" office:value="69.022" calcext:value-type="float">
            <text:p>69,022</text:p>
          </table:table-cell>
          <table:table-cell table:style-name="ce5" office:value-type="string" calcext:value-type="string" table:number-columns-spanned="2" table:number-rows-spanned="1">
            <text:p><text:span text:style-name="T1">det-2L-cuda-HU_256-remove0-3BAR_ABS-norm</text:span></text:p>
          </table:table-cell>
          <table:covered-table-cell/>
          <table:table-cell office:value-type="string" calcext:value-type="string">
            <text:p>best CS_mini</text:p>
          </table:table-cell>
          <table:table-cell table:style-name="ce8" office:value-type="float" office:value="69.022" calcext:value-type="float">
            <text:p>69,022</text:p>
          </table:table-cell>
          <table:table-cell table:style-name="ce8" office:value-type="string" calcext:value-type="string" table:number-columns-spanned="2" table:number-rows-spanned="1">
            <text:p>det-2L-cuda-HU_256-remove0-3BAR_ABS-norm</text:p>
          </table:table-cell>
          <table:covered-table-cell table:style-name="ce1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50" office:value-type="string" calcext:value-type="string">
            <text:p>AVG</text:p>
          </table:table-cell>
          <table:table-cell table:style-name="ce350" office:value-type="string" calcext:value-type="string">
            <text:p>CV_mini</text:p>
          </table:table-cell>
          <table:table-cell table:style-name="ce350" office:value-type="string" calcext:value-type="string">
            <text:p>CS_mini</text:p>
          </table:table-cell>
          <table:table-cell table:style-name="ce350" office:value-type="string" calcext:value-type="string">
            <text:p>modelName</text:p>
          </table:table-cell>
          <table:table-cell table:style-name="ce350" office:value-type="string" calcext:value-type="string">
            <text:p>AVG</text:p>
          </table:table-cell>
          <table:table-cell table:style-name="ce350" office:value-type="string" calcext:value-type="string">
            <text:p>CV_mini</text:p>
          </table:table-cell>
          <table:table-cell table:style-name="ce350" office:value-type="string" calcext:value-type="string">
            <text:p>CS_mini</text:p>
          </table:table-cell>
          <table:table-cell table:style-name="ce350" office:value-type="string" calcext:value-type="string">
            <text:p>modelName</text:p>
          </table:table-cell>
          <table:table-cell table:style-name="ce350"/>
          <table:table-cell table:style-name="ce350" office:value-type="string" calcext:value-type="string">
            <text:p>AVG</text:p>
          </table:table-cell>
          <table:table-cell table:style-name="ce350" office:value-type="string" calcext:value-type="string">
            <text:p>CV_mini</text:p>
          </table:table-cell>
          <table:table-cell table:style-name="ce350" office:value-type="string" calcext:value-type="string">
            <text:p>CS_mini</text:p>
          </table:table-cell>
          <table:table-cell table:style-name="ce350" office:value-type="string" calcext:value-type="string">
            <text:p>modelName</text:p>
          </table:table-cell>
          <table:table-cell table:style-name="ce350" table:number-columns-repeated="1011"/>
        </table:table-row>
        <table:table-row table:style-name="ro1">
          <table:table-cell table:style-name="ce4" office:value-type="float" office:value="72.243" calcext:value-type="float">
            <text:p>72,243</text:p>
          </table:table-cell>
          <table:table-cell table:style-name="ce4" office:value-type="float" office:value="77.729" calcext:value-type="float">
            <text:p>77,729</text:p>
          </table:table-cell>
          <table:table-cell table:style-name="ce4" office:value-type="float" office:value="66.757" calcext:value-type="float">
            <text:p>66,757</text:p>
          </table:table-cell>
          <table:table-cell table:style-name="ce4" office:value-type="string" calcext:value-type="string">
            <text:p>det-3L-cuda-HU_155-remove0-3BAR-norm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/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table:style-name="ce270" office:value-type="string" calcext:value-type="string">
            <text:p>det-2L-cuda-HU_256-remove0-3BAR-norm</text:p>
          </table:table-cell>
          <table:table-cell table:number-columns-repeated="1011"/>
        </table:table-row>
        <table:table-row table:style-name="ro1">
          <table:table-cell office:value-type="float" office:value="72.205" calcext:value-type="float">
            <text:p>72,205</text:p>
          </table:table-cell>
          <table:table-cell office:value-type="float" office:value="79.826" calcext:value-type="float">
            <text:p>79,826</text:p>
          </table:table-cell>
          <table:table-cell office:value-type="float" office:value="64.583" calcext:value-type="float">
            <text:p>64,583</text:p>
          </table:table-cell>
          <table:table-cell office:value-type="string" calcext:value-type="string">
            <text:p>det-3L-cuda-HU_155-remove0-DIST_REL-norm</text:p>
          </table:table-cell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/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table:style-name="ce270" office:value-type="string" calcext:value-type="string">
            <text:p>det-2L-cuda-HU_256-remove0-VIDEO-norm</text:p>
          </table:table-cell>
          <table:table-cell table:number-columns-repeated="1011"/>
        </table:table-row>
        <table:table-row table:style-name="ro1"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/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table:style-name="ce270" office:value-type="string" calcext:value-type="string">
            <text:p>det-2L-cuda-HU_256-remove0-DIST_REL-norm</text:p>
          </table:table-cell>
          <table:table-cell table:number-columns-repeated="1011"/>
        </table:table-row>
        <table:table-row table:style-name="ro1"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table:number-columns-repeated="1016"/>
        </table:table-row>
        <table:table-row table:style-name="ro1">
          <table:table-cell office:value-type="float" office:value="71.3" calcext:value-type="float">
            <text:p>71,3</text:p>
          </table:table-cell>
          <table:table-cell office:value-type="float" office:value="75.119" calcext:value-type="float">
            <text:p>75,119</text:p>
          </table:table-cell>
          <table:table-cell office:value-type="float" office:value="67.482" calcext:value-type="float">
            <text:p>67,482</text:p>
          </table:table-cell>
          <table:table-cell office:value-type="string" calcext:value-type="string">
            <text:p>det-3L-cuda-HU_155-remove0-VIDEO-norm</text:p>
          </table:table-cell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table:number-columns-repeated="1016"/>
        </table:table-row>
        <table:table-row table:style-name="ro1">
          <table:table-cell office:value-type="float" office:value="71.258" calcext:value-type="float">
            <text:p>71,258</text:p>
          </table:table-cell>
          <table:table-cell office:value-type="float" office:value="74.763" calcext:value-type="float">
            <text:p>74,763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3L-cuda-HU_155-remove0-FRAME-norm</text:p>
          </table:table-cell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table:number-columns-repeated="1016"/>
        </table:table-row>
        <table:table-row table:style-name="ro1">
          <table:table-cell office:value-type="float" office:value="70.917" calcext:value-type="float">
            <text:p>70,917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806" calcext:value-type="float">
            <text:p>65,806</text:p>
          </table:table-cell>
          <table:table-cell office:value-type="string" calcext:value-type="string">
            <text:p>det-3L-cuda-HU_155-remove0-VIDEO_PERS-norm</text:p>
          </table:table-cell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table:number-columns-repeated="1016"/>
        </table:table-row>
        <table:table-row table:style-name="ro1">
          <table:table-cell office:value-type="float" office:value="70.872" calcext:value-type="float">
            <text:p>70,872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716" calcext:value-type="float">
            <text:p>65,716</text:p>
          </table:table-cell>
          <table:table-cell office:value-type="string" calcext:value-type="string">
            <text:p>det-3L-cuda-HU_155-remove0-FRAME_PERS-norm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table:number-columns-repeated="1016"/>
        </table:table-row>
        <table:table-row table:style-name="ro1"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table:number-columns-repeated="1016"/>
        </table:table-row>
        <table:table-row table:style-name="ro1"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table:number-columns-repeated="1016"/>
        </table:table-row>
        <table:table-row table:style-name="ro1"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table:number-columns-repeated="1016"/>
        </table:table-row>
        <table:table-row table:style-name="ro1"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table:number-columns-repeated="1016"/>
        </table:table-row>
        <table:table-row table:style-name="ro1">
          <table:table-cell office:value-type="float" office:value="69.555" calcext:value-type="float">
            <text:p>69,555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normXY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table:number-columns-repeated="1016"/>
        </table:table-row>
        <table:table-row table:style-name="ro1"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table:number-columns-repeated="1016"/>
        </table:table-row>
        <table:table-row table:style-name="ro1"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table:number-columns-repeated="1016"/>
        </table:table-row>
        <table:table-row table:style-name="ro1">
          <table:table-cell office:value-type="float" office:value="69.14" calcext:value-type="float">
            <text:p>69,14</text:p>
          </table:table-cell>
          <table:table-cell office:value-type="float" office:value="72.429" calcext:value-type="float">
            <text:p>72,42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remove0-VIDEO-norm-MIN_LOSS</text:p>
          </table:table-cell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table:number-columns-repeated="1016"/>
        </table:table-row>
        <table:table-row table:style-name="ro1"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table:number-columns-repeated="1016"/>
        </table:table-row>
        <table:table-row table:style-name="ro1"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table:number-columns-repeated="1016"/>
        </table:table-row>
        <table:table-row table:style-name="ro1"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table:number-columns-repeated="1016"/>
        </table:table-row>
        <table:table-row table:style-name="ro1"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table:number-columns-repeated="1016"/>
        </table:table-row>
        <table:table-row table:style-name="ro1">
          <table:table-cell office:value-type="float" office:value="67.673" calcext:value-type="float">
            <text:p>67,673</text:p>
          </table:table-cell>
          <table:table-cell office:value-type="float" office:value="70.174" calcext:value-type="float">
            <text:p>70,174</text:p>
          </table:table-cell>
          <table:table-cell office:value-type="float" office:value="65.172" calcext:value-type="float">
            <text:p>65,172</text:p>
          </table:table-cell>
          <table:table-cell office:value-type="string" calcext:value-type="string">
            <text:p>det-3L-cuda-HU_155-remove0-VIDEO_PERS-norm-MIN_LOSS</text:p>
          </table:table-cell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table:number-columns-repeated="1016"/>
        </table:table-row>
        <table:table-row table:style-name="ro1"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table:number-columns-repeated="1016"/>
        </table:table-row>
        <table:table-row table:style-name="ro1">
          <table:table-cell office:value-type="float" office:value="66.94" calcext:value-type="float">
            <text:p>66,9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3.904" calcext:value-type="float">
            <text:p>63,904</text:p>
          </table:table-cell>
          <table:table-cell office:value-type="string" calcext:value-type="string">
            <text:p>det-3L-cuda-HU_155-remove0-DIST_REL-norm-MIN_LOSS</text:p>
          </table:table-cell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16"/>
        </table:table-row>
        <table:table-row table:style-name="ro1"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16"/>
        </table:table-row>
        <table:table-row table:style-name="ro1">
          <table:table-cell office:value-type="float" office:value="66.893" calcext:value-type="float">
            <text:p>66,893</text:p>
          </table:table-cell>
          <table:table-cell office:value-type="float" office:value="69.066" calcext:value-type="float">
            <text:p>69,066</text:p>
          </table:table-cell>
          <table:table-cell office:value-type="float" office:value="64.719" calcext:value-type="float">
            <text:p>64,719</text:p>
          </table:table-cell>
          <table:table-cell office:value-type="string" calcext:value-type="string">
            <text:p>det-3L-cuda-HU_155-remove0-3BAR-norm-MIN_LOSS</text:p>
          </table:table-cell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16"/>
        </table:table-row>
        <table:table-row table:style-name="ro1"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16"/>
        </table:table-row>
        <table:table-row table:style-name="ro1">
          <table:table-cell office:value-type="float" office:value="66.522" calcext:value-type="float">
            <text:p>66,522</text:p>
          </table:table-cell>
          <table:table-cell office:value-type="float" office:value="71.677" calcext:value-type="float">
            <text:p>71,677</text:p>
          </table:table-cell>
          <table:table-cell office:value-type="float" office:value="61.368" calcext:value-type="float">
            <text:p>61,368</text:p>
          </table:table-cell>
          <table:table-cell office:value-type="string" calcext:value-type="string">
            <text:p>det-3L-cuda-HU_155-remove0-5BAR-norm</text:p>
          </table:table-cell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16"/>
        </table:table-row>
        <table:table-row table:style-name="ro1">
          <table:table-cell office:value-type="float" office:value="66.522" calcext:value-type="float">
            <text:p>66,522</text:p>
          </table:table-cell>
          <table:table-cell office:value-type="float" office:value="69.185" calcext:value-type="float">
            <text:p>69,185</text:p>
          </table:table-cell>
          <table:table-cell office:value-type="float" office:value="63.859" calcext:value-type="float">
            <text:p>63,859</text:p>
          </table:table-cell>
          <table:table-cell office:value-type="string" calcext:value-type="string">
            <text:p>det-3L-cuda-HU_155-remove0-normXY</text:p>
          </table:table-cell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16"/>
        </table:table-row>
        <table:table-row table:style-name="ro1"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16"/>
        </table:table-row>
        <table:table-row table:style-name="ro1">
          <table:table-cell office:value-type="float" office:value="66.238" calcext:value-type="float">
            <text:p>66,238</text:p>
          </table:table-cell>
          <table:table-cell office:value-type="float" office:value="66.851" calcext:value-type="float">
            <text:p>66,851</text:p>
          </table:table-cell>
          <table:table-cell office:value-type="float" office:value="65.625" calcext:value-type="float">
            <text:p>65,625</text:p>
          </table:table-cell>
          <table:table-cell office:value-type="string" calcext:value-type="string">
            <text:p>det-3L-cuda-HU_155-remove0-FRAME-norm-MIN_LOSS</text:p>
          </table:table-cell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16"/>
        </table:table-row>
        <table:table-row table:style-name="ro1">
          <table:table-cell office:value-type="float" office:value="65.99" calcext:value-type="float">
            <text:p>65,99</text:p>
          </table:table-cell>
          <table:table-cell office:value-type="float" office:value="68.394" calcext:value-type="float">
            <text:p>68,394</text:p>
          </table:table-cell>
          <table:table-cell office:value-type="float" office:value="63.587" calcext:value-type="float">
            <text:p>63,587</text:p>
          </table:table-cell>
          <table:table-cell office:value-type="string" calcext:value-type="string">
            <text:p>det-3L-cuda-HU_155-remove0-NEXT_7-norm</text:p>
          </table:table-cell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16"/>
        </table:table-row>
        <table:table-row table:style-name="ro1"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16"/>
        </table:table-row>
        <table:table-row table:style-name="ro1"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16"/>
        </table:table-row>
        <table:table-row table:style-name="ro1"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16"/>
        </table:table-row>
        <table:table-row table:style-name="ro1">
          <table:table-cell office:value-type="float" office:value="65.238" calcext:value-type="float">
            <text:p>65,238</text:p>
          </table:table-cell>
          <table:table-cell office:value-type="float" office:value="67.524" calcext:value-type="float">
            <text:p>67,524</text:p>
          </table:table-cell>
          <table:table-cell office:value-type="float" office:value="62.953" calcext:value-type="float">
            <text:p>62,953</text:p>
          </table:table-cell>
          <table:table-cell office:value-type="string" calcext:value-type="string">
            <text:p>det-3L-cuda-HU_155-remove0-5BAR-norm-MIN_LOSS</text:p>
          </table:table-cell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16"/>
        </table:table-row>
        <table:table-row table:style-name="ro1"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16"/>
        </table:table-row>
        <table:table-row table:style-name="ro1"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16"/>
        </table:table-row>
        <table:table-row table:style-name="ro1">
          <table:table-cell office:value-type="float" office:value="64.392" calcext:value-type="float">
            <text:p>64,392</text:p>
          </table:table-cell>
          <table:table-cell office:value-type="float" office:value="70.134" calcext:value-type="float">
            <text:p>70,134</text:p>
          </table:table-cell>
          <table:table-cell office:value-type="float" office:value="58.65" calcext:value-type="float">
            <text:p>58,65</text:p>
          </table:table-cell>
          <table:table-cell office:value-type="string" calcext:value-type="string">
            <text:p>det-3L-cuda-HU_155-remove0-FRAME_PERS-norm-MIN_LOSS</text:p>
          </table:table-cell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16"/>
        </table:table-row>
        <table:table-row table:style-name="ro1">
          <table:table-cell office:value-type="float" office:value="64.256" calcext:value-type="float">
            <text:p>64,256</text:p>
          </table:table-cell>
          <table:table-cell office:value-type="float" office:value="64.201" calcext:value-type="float">
            <text:p>64,201</text:p>
          </table:table-cell>
          <table:table-cell office:value-type="float" office:value="64.312" calcext:value-type="float">
            <text:p>64,312</text:p>
          </table:table-cell>
          <table:table-cell office:value-type="string" calcext:value-type="string">
            <text:p>det-3L-cuda-HU_155-remove0-normXY-MIN_LOSS</text:p>
          </table:table-cell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16"/>
        </table:table-row>
        <table:table-row table:style-name="ro1">
          <table:table-cell office:value-type="float" office:value="64.165" calcext:value-type="float">
            <text:p>64,165</text:p>
          </table:table-cell>
          <table:table-cell office:value-type="float" office:value="68.275" calcext:value-type="float">
            <text:p>68,275</text:p>
          </table:table-cell>
          <table:table-cell office:value-type="float" office:value="60.054" calcext:value-type="float">
            <text:p>60,054</text:p>
          </table:table-cell>
          <table:table-cell office:value-type="string" calcext:value-type="string">
            <text:p>det-3L-cuda-HU_155-remove0-NEXT_15-norm</text:p>
          </table:table-cell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16"/>
        </table:table-row>
        <table:table-row table:style-name="ro1"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16"/>
        </table:table-row>
        <table:table-row table:style-name="ro1">
          <table:table-cell office:value-type="float" office:value="63.981" calcext:value-type="float">
            <text:p>63,981</text:p>
          </table:table-cell>
          <table:table-cell office:value-type="float" office:value="64.557" calcext:value-type="float">
            <text:p>64,557</text:p>
          </table:table-cell>
          <table:table-cell office:value-type="float" office:value="63.406" calcext:value-type="float">
            <text:p>63,406</text:p>
          </table:table-cell>
          <table:table-cell office:value-type="string" calcext:value-type="string">
            <text:p>det-3L-cuda-HU_155-normXY-MIN_LOSS</text:p>
          </table:table-cell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16"/>
        </table:table-row>
        <table:table-row table:style-name="ro1">
          <table:table-cell office:value-type="float" office:value="63.844" calcext:value-type="float">
            <text:p>63,844</text:p>
          </table:table-cell>
          <table:table-cell office:value-type="float" office:value="63.331" calcext:value-type="float">
            <text:p>63,331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3L-cuda-HU_155-remove0-3BAR_ABS-norm</text:p>
          </table:table-cell>
          <table:table-cell table:number-columns-repeated="1020"/>
        </table:table-row>
        <table:table-row table:style-name="ro1">
          <table:table-cell office:value-type="float" office:value="62.98" calcext:value-type="float">
            <text:p>62,98</text:p>
          </table:table-cell>
          <table:table-cell office:value-type="float" office:value="70.253" calcext:value-type="float">
            <text:p>70,253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remove0-norm</text:p>
          </table:table-cell>
          <table:table-cell table:number-columns-repeated="1020"/>
        </table:table-row>
        <table:table-row table:style-name="ro1">
          <table:table-cell office:value-type="float" office:value="62.64" calcext:value-type="float">
            <text:p>62,64</text:p>
          </table:table-cell>
          <table:table-cell office:value-type="float" office:value="66.812" calcext:value-type="float">
            <text:p>66,812</text:p>
          </table:table-cell>
          <table:table-cell office:value-type="float" office:value="58.469" calcext:value-type="float">
            <text:p>58,469</text:p>
          </table:table-cell>
          <table:table-cell office:value-type="string" calcext:value-type="string">
            <text:p>det-3L-cuda-HU_155-remove0-17BAR-norm</text:p>
          </table:table-cell>
          <table:table-cell table:number-columns-repeated="1020"/>
        </table:table-row>
        <table:table-row table:style-name="ro1"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20"/>
        </table:table-row>
        <table:table-row table:style-name="ro1"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20"/>
        </table:table-row>
        <table:table-row table:style-name="ro1"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20"/>
        </table:table-row>
        <table:table-row table:style-name="ro1">
          <table:table-cell office:value-type="float" office:value="61.836" calcext:value-type="float">
            <text:p>61,836</text:p>
          </table:table-cell>
          <table:table-cell office:value-type="float" office:value="61.669" calcext:value-type="float">
            <text:p>61,669</text:p>
          </table:table-cell>
          <table:table-cell office:value-type="float" office:value="62.002" calcext:value-type="float">
            <text:p>62,002</text:p>
          </table:table-cell>
          <table:table-cell office:value-type="string" calcext:value-type="string">
            <text:p>det-3L-cuda-HU_155-remove0-3BAR_ABS-norm-MIN_LOSS</text:p>
          </table:table-cell>
          <table:table-cell table:number-columns-repeated="1020"/>
        </table:table-row>
        <table:table-row table:style-name="ro1">
          <table:table-cell office:value-type="float" office:value="61.449" calcext:value-type="float">
            <text:p>61,449</text:p>
          </table:table-cell>
          <table:table-cell office:value-type="float" office:value="63.568" calcext:value-type="float">
            <text:p>63,568</text:p>
          </table:table-cell>
          <table:table-cell office:value-type="float" office:value="59.33" calcext:value-type="float">
            <text:p>59,33</text:p>
          </table:table-cell>
          <table:table-cell office:value-type="string" calcext:value-type="string">
            <text:p>det-3L-cuda-HU_155-remove0-17BAR_ABS-norm</text:p>
          </table:table-cell>
          <table:table-cell table:number-columns-repeated="1020"/>
        </table:table-row>
        <table:table-row table:style-name="ro1"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20"/>
        </table:table-row>
        <table:table-row table:style-name="ro1"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20"/>
        </table:table-row>
        <table:table-row table:style-name="ro1">
          <table:table-cell office:value-type="float" office:value="61.002" calcext:value-type="float">
            <text:p>61,002</text:p>
          </table:table-cell>
          <table:table-cell office:value-type="float" office:value="66.297" calcext:value-type="float">
            <text:p>66,297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norm</text:p>
          </table:table-cell>
          <table:table-cell table:number-columns-repeated="1020"/>
        </table:table-row>
        <table:table-row table:style-name="ro1"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20"/>
        </table:table-row>
        <table:table-row table:style-name="ro1"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20"/>
        </table:table-row>
        <table:table-row table:style-name="ro1"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20"/>
        </table:table-row>
        <table:table-row table:style-name="ro1">
          <table:table-cell office:value-type="float" office:value="59.575" calcext:value-type="float">
            <text:p>59,575</text:p>
          </table:table-cell>
          <table:table-cell office:value-type="float" office:value="63.172" calcext:value-type="float">
            <text:p>63,172</text:p>
          </table:table-cell>
          <table:table-cell office:value-type="float" office:value="55.978" calcext:value-type="float">
            <text:p>55,978</text:p>
          </table:table-cell>
          <table:table-cell office:value-type="string" calcext:value-type="string">
            <text:p>det-3L-cuda-HU_155-remove0-CUM_DIFF-norm</text:p>
          </table:table-cell>
          <table:table-cell table:number-columns-repeated="1020"/>
        </table:table-row>
        <table:table-row table:style-name="ro1"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20"/>
        </table:table-row>
        <table:table-row table:style-name="ro1"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20"/>
        </table:table-row>
        <table:table-row table:style-name="ro1"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20"/>
        </table:table-row>
        <table:table-row table:style-name="ro1">
          <table:table-cell office:value-type="float" office:value="57.387" calcext:value-type="float">
            <text:p>57,387</text:p>
          </table:table-cell>
          <table:table-cell office:value-type="float" office:value="57.753" calcext:value-type="float">
            <text:p>57,753</text:p>
          </table:table-cell>
          <table:table-cell office:value-type="float" office:value="57.02" calcext:value-type="float">
            <text:p>57,02</text:p>
          </table:table-cell>
          <table:table-cell office:value-type="string" calcext:value-type="string">
            <text:p>det-3L-cuda-HU_155-remove0-17BAR-norm-MIN_LOSS</text:p>
          </table:table-cell>
          <table:table-cell table:number-columns-repeated="1020"/>
        </table:table-row>
        <table:table-row table:style-name="ro1"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20"/>
        </table:table-row>
        <table:table-row table:style-name="ro1"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20"/>
        </table:table-row>
        <table:table-row table:style-name="ro1">
          <table:table-cell office:value-type="float" office:value="57.143" calcext:value-type="float">
            <text:p>57,143</text:p>
          </table:table-cell>
          <table:table-cell office:value-type="float" office:value="57.991" calcext:value-type="float">
            <text:p>57,991</text:p>
          </table:table-cell>
          <table:table-cell office:value-type="float" office:value="56.295" calcext:value-type="float">
            <text:p>56,295</text:p>
          </table:table-cell>
          <table:table-cell office:value-type="string" calcext:value-type="string">
            <text:p>det-3L-cuda-HU_155-remove0-5BAR_ABS-norm</text:p>
          </table:table-cell>
          <table:table-cell table:number-columns-repeated="1020"/>
        </table:table-row>
        <table:table-row table:style-name="ro1"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20"/>
        </table:table-row>
        <table:table-row table:style-name="ro1"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20"/>
        </table:table-row>
        <table:table-row table:style-name="ro1">
          <table:table-cell office:value-type="float" office:value="55.76" calcext:value-type="float">
            <text:p>55,76</text:p>
          </table:table-cell>
          <table:table-cell office:value-type="float" office:value="53.006" calcext:value-type="float">
            <text:p>53,006</text:p>
          </table:table-cell>
          <table:table-cell office:value-type="float" office:value="58.514" calcext:value-type="float">
            <text:p>58,514</text:p>
          </table:table-cell>
          <table:table-cell office:value-type="string" calcext:value-type="string">
            <text:p>det-3L-cuda-HU_155-remove0-NEXT_7-norm-MIN_LOSS</text:p>
          </table:table-cell>
          <table:table-cell table:number-columns-repeated="1020"/>
        </table:table-row>
        <table:table-row table:style-name="ro1">
          <table:table-cell office:value-type="float" office:value="55.608" calcext:value-type="float">
            <text:p>55,608</text:p>
          </table:table-cell>
          <table:table-cell office:value-type="float" office:value="55.419" calcext:value-type="float">
            <text:p>55,419</text:p>
          </table:table-cell>
          <table:table-cell office:value-type="float" office:value="55.797" calcext:value-type="float">
            <text:p>55,797</text:p>
          </table:table-cell>
          <table:table-cell office:value-type="string" calcext:value-type="string">
            <text:p>det-3L-cuda-HU_155-remove0-norm-MIN_LOSS</text:p>
          </table:table-cell>
          <table:table-cell table:number-columns-repeated="1020"/>
        </table:table-row>
        <table:table-row table:style-name="ro1">
          <table:table-cell office:value-type="float" office:value="55.473" calcext:value-type="float">
            <text:p>55,473</text:p>
          </table:table-cell>
          <table:table-cell office:value-type="float" office:value="54.47" calcext:value-type="float">
            <text:p>54,47</text:p>
          </table:table-cell>
          <table:table-cell office:value-type="float" office:value="56.476" calcext:value-type="float">
            <text:p>56,476</text:p>
          </table:table-cell>
          <table:table-cell office:value-type="string" calcext:value-type="string">
            <text:p>det-3L-cuda-HU_155-remove0-NEXT_15-norm-MIN_LOSS</text:p>
          </table:table-cell>
          <table:table-cell table:number-columns-repeated="1020"/>
        </table:table-row>
        <table:table-row table:style-name="ro1">
          <table:table-cell office:value-type="float" office:value="55.323" calcext:value-type="float">
            <text:p>55,323</text:p>
          </table:table-cell>
          <table:table-cell office:value-type="float" office:value="54.984" calcext:value-type="float">
            <text:p>54,984</text:p>
          </table:table-cell>
          <table:table-cell office:value-type="float" office:value="55.661" calcext:value-type="float">
            <text:p>55,661</text:p>
          </table:table-cell>
          <table:table-cell office:value-type="string" calcext:value-type="string">
            <text:p>det-3L-cuda-HU_155-norm-MIN_LOSS</text:p>
          </table:table-cell>
          <table:table-cell table:number-columns-repeated="1020"/>
        </table:table-row>
        <table:table-row table:style-name="ro1"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20"/>
        </table:table-row>
        <table:table-row table:style-name="ro1"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20"/>
        </table:table-row>
        <table:table-row table:style-name="ro1">
          <table:table-cell office:value-type="float" office:value="54.742" calcext:value-type="float">
            <text:p>54,742</text:p>
          </table:table-cell>
          <table:table-cell office:value-type="float" office:value="55.498" calcext:value-type="float">
            <text:p>55,498</text:p>
          </table:table-cell>
          <table:table-cell office:value-type="float" office:value="53.986" calcext:value-type="float">
            <text:p>53,986</text:p>
          </table:table-cell>
          <table:table-cell office:value-type="string" calcext:value-type="string">
            <text:p>det-3L-cuda-HU_155-remove0-17BAR_ABS-norm-MIN_LOSS</text:p>
          </table:table-cell>
          <table:table-cell table:number-columns-repeated="1020"/>
        </table:table-row>
        <table:table-row table:style-name="ro1">
          <table:table-cell office:value-type="float" office:value="53.456" calcext:value-type="float">
            <text:p>53,456</text:p>
          </table:table-cell>
          <table:table-cell office:value-type="float" office:value="53.877" calcext:value-type="float">
            <text:p>53,877</text:p>
          </table:table-cell>
          <table:table-cell office:value-type="float" office:value="53.034" calcext:value-type="float">
            <text:p>53,034</text:p>
          </table:table-cell>
          <table:table-cell office:value-type="string" calcext:value-type="string">
            <text:p>det-3L-cuda-HU_155-remove0-5BAR_ABS-norm-MIN_LOSS</text:p>
          </table:table-cell>
          <table:table-cell table:number-columns-repeated="1020"/>
        </table:table-row>
        <table:table-row table:style-name="ro1">
          <table:table-cell office:value-type="float" office:value="53.254" calcext:value-type="float">
            <text:p>53,254</text:p>
          </table:table-cell>
          <table:table-cell office:value-type="float" office:value="51.028" calcext:value-type="float">
            <text:p>51,028</text:p>
          </table:table-cell>
          <table:table-cell office:value-type="float" office:value="55.48" calcext:value-type="float">
            <text:p>55,48</text:p>
          </table:table-cell>
          <table:table-cell office:value-type="string" calcext:value-type="string">
            <text:p>det-3L-cuda-HU_155-remove0-CUM_DIFF-norm-MIN_LOSS</text:p>
          </table:table-cell>
          <table:table-cell table:number-columns-repeated="1020"/>
        </table:table-row>
        <table:table-row table:style-name="ro1"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20"/>
        </table:table-row>
        <table:table-row table:style-name="ro1"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20"/>
        </table:table-row>
        <table:table-row table:style-name="ro1"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20"/>
        </table:table-row>
        <table:table-row table:style-name="ro1">
          <table:table-cell office:value-type="float" office:value="39.305" calcext:value-type="float">
            <text:p>39,305</text:p>
          </table:table-cell>
          <table:table-cell office:value-type="float" office:value="16.97" calcext:value-type="float">
            <text:p>16,97</text:p>
          </table:table-cell>
          <table:table-cell office:value-type="float" office:value="61.639" calcext:value-type="float">
            <text:p>61,639</text:p>
          </table:table-cell>
          <table:table-cell office:value-type="string" calcext:value-type="string">
            <text:p>det-3L-cuda-HU_155-remove0-NEXT_3-norm</text:p>
          </table:table-cell>
          <table:table-cell table:number-columns-repeated="1020"/>
        </table:table-row>
        <table:table-row table:style-name="ro1">
          <table:table-cell office:value-type="float" office:value="37.596" calcext:value-type="float">
            <text:p>37,596</text:p>
          </table:table-cell>
          <table:table-cell office:value-type="float" office:value="16.179" calcext:value-type="float">
            <text:p>16,179</text:p>
          </table:table-cell>
          <table:table-cell office:value-type="float" office:value="59.013" calcext:value-type="float">
            <text:p>59,013</text:p>
          </table:table-cell>
          <table:table-cell office:value-type="string" calcext:value-type="string">
            <text:p>det-3L-cuda-HU_155-remove0-NEXT_3-norm-MIN_LOSS</text:p>
          </table:table-cell>
          <table:table-cell table:number-columns-repeated="1020"/>
        </table:table-row>
        <table:table-row table:style-name="ro1">
          <table:table-cell office:value-type="float" office:value="16.541" calcext:value-type="float">
            <text:p>16,541</text:p>
          </table:table-cell>
          <table:table-cell office:value-type="float" office:value="14.241" calcext:value-type="float">
            <text:p>14,241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</text:p>
          </table:table-cell>
          <table:table-cell table:number-columns-repeated="1020"/>
        </table:table-row>
        <table:table-row table:style-name="ro1">
          <table:table-cell office:value-type="float" office:value="15.67" calcext:value-type="float">
            <text:p>15,67</text:p>
          </table:table-cell>
          <table:table-cell office:value-type="float" office:value="12.5" calcext:value-type="float">
            <text:p>12,5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-MIN_LOSS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apByLayers" table:style-name="ta1">
        <office:forms form:automatic-focus="false" form:apply-design-mode="false"/>
        <table:table-column table:style-name="co9" table:default-cell-style-name="ce349"/>
        <table:table-column table:style-name="co10" table:number-columns-repeated="2" table:default-cell-style-name="ce349"/>
        <table:table-column table:style-name="co11" table:default-cell-style-name="ce349"/>
        <table:table-column table:style-name="co10" table:number-columns-repeated="2" table:default-cell-style-name="ce349"/>
        <table:table-column table:style-name="co11" table:default-cell-style-name="ce349"/>
        <table:table-column table:style-name="co10" table:number-columns-repeated="2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column table:style-name="co15" table:default-cell-style-name="ce349"/>
        <table:table-column table:style-name="co13" table:default-cell-style-name="ce349"/>
        <table:table-column table:style-name="co15" table:default-cell-style-name="ce349"/>
        <table:table-column table:style-name="co13" table:number-columns-repeated="2" table:default-cell-style-name="ce349"/>
        <table:table-column table:style-name="co11" table:default-cell-style-name="ce349"/>
        <table:table-column table:style-name="co6" table:default-cell-style-name="ce349"/>
        <table:table-column table:style-name="co6" table:default-cell-style-name="ce59"/>
        <table:table-column table:style-name="co6" table:number-columns-repeated="1003" table:default-cell-style-name="ce349"/>
        <table:table-row table:style-name="ro1">
          <table:table-cell table:style-name="ce12" table:number-columns-repeated="16"/>
          <table:table-cell table:style-name="ce127" table:number-columns-spanned="5" table:number-rows-spanned="1"/>
          <table:covered-table-cell table:style-name="ce127"/>
          <table:covered-table-cell table:style-name="ce128"/>
          <table:covered-table-cell table:style-name="ce130"/>
          <table:covered-table-cell/>
          <table:table-cell table:number-columns-repeated="1003"/>
        </table:table-row>
        <table:table-row table:style-name="ro1">
          <table:table-cell table:style-name="ce13" office:value-type="string" calcext:value-type="string">
            <text:p>best CV_mini:</text:p>
          </table:table-cell>
          <table:table-cell table:style-name="ce13" office:value-type="float" office:value="79.826" calcext:value-type="float">
            <text:p>79,826</text:p>
          </table:table-cell>
          <table:table-cell table:style-name="ce23" office:value-type="string" calcext:value-type="string" table:number-columns-spanned="8" table:number-rows-spanned="1">
            <text:p><text:span text:style-name="T1">det-3L-cuda-HU_155-remove0-DIST_REL-norm</text:span></text:p>
          </table:table-cell>
          <table:covered-table-cell table:number-columns-repeated="7"/>
          <table:table-cell table:number-columns-repeated="8"/>
          <table:table-cell table:style-name="ce128"/>
          <table:table-cell table:style-name="ce130" table:number-columns-spanned="2" table:number-rows-spanned="1"/>
          <table:covered-table-cell/>
          <table:table-cell table:style-name="ce129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59"/>
          <table:table-cell table:number-columns-repeated="997"/>
        </table:table-row>
        <table:table-row table:style-name="ro2">
          <table:table-cell table:style-name="ce13" office:value-type="string" calcext:value-type="string">
            <text:p>best CS_mini:</text:p>
          </table:table-cell>
          <table:table-cell table:style-name="ce13" office:value-type="float" office:value="69.022" calcext:value-type="float">
            <text:p>69,022</text:p>
          </table:table-cell>
          <table:table-cell table:style-name="ce23" office:value-type="string" calcext:value-type="string" table:number-columns-spanned="8" table:number-rows-spanned="1">
            <text:p><text:span text:style-name="T1">det-2L-cuda-HU_256-remove0-3BAR_ABS-norm</text:span></text:p>
          </table:table-cell>
          <table:covered-table-cell table:number-columns-repeated="7"/>
          <table:table-cell table:style-name="ce15" office:value-type="string" calcext:value-type="string">
            <text:p>cumul</text:p>
          </table:table-cell>
          <table:table-cell table:style-name="ce87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87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87" office:value-type="string" calcext:value-type="string">
            <text:p>normal</text:p>
          </table:table-cell>
          <table:table-cell table:style-name="ce129"/>
          <table:table-cell table:style-name="ce129" table:number-columns-spanned="2" table:number-rows-spanned="1"/>
          <table:covered-table-cell/>
          <table:table-cell table:style-name="ce129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59"/>
          <table:table-cell table:number-columns-repeated="997"/>
        </table:table-row>
        <table:table-row table:style-name="ro1">
          <table:table-cell/>
          <table:table-cell table:style-name="ce15" table:number-columns-repeated="9"/>
          <table:table-cell table:style-name="ce100" office:value-type="string" calcext:value-type="string" table:number-columns-spanned="3" table:number-rows-spanned="1">
            <text:p>AVG DIFF</text:p>
          </table:table-cell>
          <table:covered-table-cell table:style-name="ce100"/>
          <table:covered-table-cell table:style-name="ce26"/>
          <table:table-cell table:style-name="ce100" office:value-type="string" calcext:value-type="string" table:number-columns-spanned="3" table:number-rows-spanned="1">
            <text:p>CS DIFF</text:p>
          </table:table-cell>
          <table:covered-table-cell table:style-name="ce100"/>
          <table:covered-table-cell table:style-name="ce26"/>
          <table:table-cell table:style-name="ce100" office:value-type="string" calcext:value-type="string" table:number-columns-spanned="3" table:number-rows-spanned="1">
            <text:p>CV DIFF</text:p>
          </table:table-cell>
          <table:covered-table-cell table:style-name="ce100"/>
          <table:covered-table-cell table:style-name="ce26"/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2L HU_256</text:p>
          </table:table-cell>
          <table:covered-table-cell table:style-name="ce24"/>
          <table:covered-table-cell table:style-name="ce26"/>
          <table:table-cell table:style-name="ce100" office:value-type="string" calcext:value-type="string" table:number-columns-spanned="3" table:number-rows-spanned="1">
            <text:p>3L HU_155</text:p>
          </table:table-cell>
          <table:covered-table-cell table:style-name="ce24"/>
          <table:covered-table-cell table:style-name="ce26"/>
          <table:table-cell table:style-name="ce100" office:value-type="string" calcext:value-type="string" table:number-columns-spanned="3" table:number-rows-spanned="1">
            <text:p>4L HU_122</text:p>
          </table:table-cell>
          <table:covered-table-cell table:style-name="ce24"/>
          <table:covered-table-cell table:style-name="ce26"/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87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87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87"/>
          <table:table-cell table:style-name="ce27" office:value-type="string" calcext:value-type="string">
            <text:p>3L-4L</text:p>
          </table:table-cell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1">
          <table:table-cell table:style-name="ce15" office:value-type="string" calcext:value-type="string">
            <text:p>modelName</text:p>
          </table:table-cell>
          <table:table-cell table:style-name="ce87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87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38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40" office:value-type="string" calcext:value-type="string">
            <text:p>AVG</text:p>
          </table:table-cell>
          <table:table-cell table:style-name="ce42" office:value-type="float" office:value="0" calcext:value-type="float">
            <text:p>0,000</text:p>
          </table:table-cell>
          <table:table-cell table:style-name="ce87" office:value-type="string" calcext:value-type="string">
            <text:p>normal</text:p>
          </table:table-cell>
          <table:table-cell table:style-name="ce46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48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36" office:value-type="float" office:value="0" calcext:value-type="float">
            <text:p>0,000</text:p>
          </table:table-cell>
          <table:table-cell table:style-name="ce12"/>
          <table:table-cell table:style-name="ce15"/>
          <table:table-cell table:style-name="ce12" table:number-columns-repeated="6"/>
          <table:table-cell table:style-name="ce15" table:number-columns-repeated="997"/>
        </table:table-row>
        <table:table-row table:style-name="ro1">
          <table:table-cell table:style-name="ce59" office:value-type="string" calcext:value-type="string">
            <text:p>det-3L-cuda-HU_155-remove0-3BAR-norm</text:p>
          </table:table-cell>
          <table:table-cell table:style-name="ce88" office:value-type="float" office:value="68.478" calcext:value-type="float">
            <text:p>68,48</text:p>
          </table:table-cell>
          <table:table-cell table:style-name="ce345" office:value-type="float" office:value="74.921" calcext:value-type="float">
            <text:p>74,92</text:p>
          </table:table-cell>
          <table:table-cell table:style-name="ce97" office:value-type="float" office:value="71.7" calcext:value-type="float">
            <text:p>71,70</text:p>
          </table:table-cell>
          <table:table-cell table:style-name="ce101" office:value-type="float" office:value="66.757" calcext:value-type="float">
            <text:p>66,76</text:p>
          </table:table-cell>
          <table:table-cell table:style-name="ce105" office:value-type="float" office:value="77.729" calcext:value-type="float">
            <text:p>77,73</text:p>
          </table:table-cell>
          <table:table-cell table:style-name="ce107" office:value-type="float" office:value="72.243" calcext:value-type="float">
            <text:p>72,24</text:p>
          </table:table-cell>
          <table:table-cell table:style-name="ce112" office:value-type="float" office:value="66.304" calcext:value-type="float">
            <text:p>66,30</text:p>
          </table:table-cell>
          <table:table-cell table:style-name="ce114" office:value-type="float" office:value="73.259" calcext:value-type="float">
            <text:p>73,26</text:p>
          </table:table-cell>
          <table:table-cell table:style-name="ce116" office:value-type="float" office:value="69.782" calcext:value-type="float">
            <text:p>69,78</text:p>
          </table:table-cell>
          <table:table-cell table:style-name="ce43" table:formula="of:=[.K6]+[.D7]-[.G7]" office:value-type="float" office:value="-0.542999999999992" calcext:value-type="float">
            <text:p>-0,543</text:p>
          </table:table-cell>
          <table:table-cell table:style-name="ce44" table:formula="of:=[.D7]-[.G7]" office:value-type="float" office:value="-0.542999999999992" calcext:value-type="float">
            <text:p>-0,543</text:p>
          </table:table-cell>
          <table:table-cell table:style-name="ce47" table:formula="of:=IF([.J7];[.M6]+[.G7]-[.J7];[.M6])" office:value-type="float" office:value="2.461" calcext:value-type="float">
            <text:p>2,461</text:p>
          </table:table-cell>
          <table:table-cell table:style-name="ce43" table:formula="of:=[.N6]+[.B7]-[.E7]" office:value-type="float" office:value="1.72099999999999" calcext:value-type="float">
            <text:p>1,721</text:p>
          </table:table-cell>
          <table:table-cell table:style-name="ce44" table:formula="of:=[.B7]-[.E7]" office:value-type="float" office:value="1.72099999999999" calcext:value-type="float">
            <text:p>1,721</text:p>
          </table:table-cell>
          <table:table-cell table:style-name="ce47" table:formula="of:=IF([.H7];[.P6]+[.E7]-[.H7];[.P6])" office:value-type="float" office:value="0.453000000000003" calcext:value-type="float">
            <text:p>0,453</text:p>
          </table:table-cell>
          <table:table-cell table:style-name="ce44" table:formula="of:=[.Q6]+[.C7]-[.F7]" office:value-type="float" office:value="-2.80799999999999" calcext:value-type="float">
            <text:p>-2,808</text:p>
          </table:table-cell>
          <table:table-cell table:style-name="ce44" table:formula="of:=[.C7]-[.F7]" office:value-type="float" office:value="-2.80799999999999" calcext:value-type="float">
            <text:p>-2,808</text:p>
          </table:table-cell>
          <table:table-cell table:style-name="ce47" table:formula="of:=IF([.I7];[.S6]+[.F7]-[.I7];[.S6])" office:value-type="float" office:value="4.47" calcext:value-type="float">
            <text:p>4,47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VIDEO-norm</text:p>
          </table:table-cell>
          <table:table-cell table:style-name="ce88" office:value-type="float" office:value="66.395" calcext:value-type="float">
            <text:p>66,40</text:p>
          </table:table-cell>
          <table:table-cell table:style-name="ce345" office:value-type="float" office:value="76.503" calcext:value-type="float">
            <text:p>76,50</text:p>
          </table:table-cell>
          <table:table-cell table:style-name="ce97" office:value-type="float" office:value="71.449" calcext:value-type="float">
            <text:p>71,45</text:p>
          </table:table-cell>
          <table:table-cell table:style-name="ce101" office:value-type="float" office:value="67.482" calcext:value-type="float">
            <text:p>67,48</text:p>
          </table:table-cell>
          <table:table-cell table:style-name="ce105" office:value-type="float" office:value="75.119" calcext:value-type="float">
            <text:p>75,12</text:p>
          </table:table-cell>
          <table:table-cell table:style-name="ce107" office:value-type="float" office:value="71.3" calcext:value-type="float">
            <text:p>71,30</text:p>
          </table:table-cell>
          <table:table-cell table:style-name="ce112" office:value-type="float" office:value="66.214" calcext:value-type="float">
            <text:p>66,21</text:p>
          </table:table-cell>
          <table:table-cell table:style-name="ce114" office:value-type="float" office:value="73.853" calcext:value-type="float">
            <text:p>73,85</text:p>
          </table:table-cell>
          <table:table-cell table:style-name="ce116" office:value-type="float" office:value="70.033" calcext:value-type="float">
            <text:p>70,03</text:p>
          </table:table-cell>
          <table:table-cell table:style-name="ce32" table:formula="of:=[.K7]+[.D8]-[.G8]" office:value-type="float" office:value="-0.393999999999991" calcext:value-type="float">
            <text:p>-0,394</text:p>
          </table:table-cell>
          <table:table-cell table:style-name="ce45" table:formula="of:=[.D8]-[.G8]" office:value-type="float" office:value="0.149000000000001" calcext:value-type="float">
            <text:p>0,149</text:p>
          </table:table-cell>
          <table:table-cell table:style-name="ce36" table:formula="of:=IF([.J8];[.M7]+[.G8]-[.J8];[.M7])" office:value-type="float" office:value="3.72799999999999" calcext:value-type="float">
            <text:p>3,728</text:p>
          </table:table-cell>
          <table:table-cell table:style-name="ce32" table:formula="of:=[.N7]+[.B8]-[.E8]" office:value-type="float" office:value="0.633999999999986" calcext:value-type="float">
            <text:p>0,634</text:p>
          </table:table-cell>
          <table:table-cell table:style-name="ce45" table:formula="of:=[.B8]-[.E8]" office:value-type="float" office:value="-1.087" calcext:value-type="float">
            <text:p>-1,087</text:p>
          </table:table-cell>
          <table:table-cell table:style-name="ce36" table:formula="of:=IF([.H8];[.P7]+[.E8]-[.H8];[.P7])" office:value-type="float" office:value="1.721" calcext:value-type="float">
            <text:p>1,721</text:p>
          </table:table-cell>
          <table:table-cell table:style-name="ce45" table:formula="of:=[.Q7]+[.C8]-[.F8]" office:value-type="float" office:value="-1.42399999999999" calcext:value-type="float">
            <text:p>-1,424</text:p>
          </table:table-cell>
          <table:table-cell table:style-name="ce45" table:formula="of:=[.C8]-[.F8]" office:value-type="float" office:value="1.384" calcext:value-type="float">
            <text:p>1,384</text:p>
          </table:table-cell>
          <table:table-cell table:style-name="ce36" table:formula="of:=IF([.I8];[.S7]+[.F8]-[.I8];[.S7])" office:value-type="float" office:value="5.736" calcext:value-type="float">
            <text:p>5,73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DIST_REL-norm</text:p>
          </table:table-cell>
          <table:table-cell table:style-name="ce88" office:value-type="float" office:value="64.357" calcext:value-type="float">
            <text:p>64,36</text:p>
          </table:table-cell>
          <table:table-cell table:style-name="ce345" office:value-type="float" office:value="76.424" calcext:value-type="float">
            <text:p>76,42</text:p>
          </table:table-cell>
          <table:table-cell table:style-name="ce97" office:value-type="float" office:value="70.39" calcext:value-type="float">
            <text:p>70,39</text:p>
          </table:table-cell>
          <table:table-cell table:style-name="ce101" office:value-type="float" office:value="64.583" calcext:value-type="float">
            <text:p>64,58</text:p>
          </table:table-cell>
          <table:table-cell table:style-name="ce105" office:value-type="float" office:value="79.826" calcext:value-type="float">
            <text:p>79,83</text:p>
          </table:table-cell>
          <table:table-cell table:style-name="ce107" office:value-type="float" office:value="72.205" calcext:value-type="float">
            <text:p>72,21</text:p>
          </table:table-cell>
          <table:table-cell table:style-name="ce112" office:value-type="float" office:value="65.489" calcext:value-type="float">
            <text:p>65,49</text:p>
          </table:table-cell>
          <table:table-cell table:style-name="ce114" office:value-type="float" office:value="74.921" calcext:value-type="float">
            <text:p>74,92</text:p>
          </table:table-cell>
          <table:table-cell table:style-name="ce116" office:value-type="float" office:value="70.205" calcext:value-type="float">
            <text:p>70,21</text:p>
          </table:table-cell>
          <table:table-cell table:style-name="ce32" table:formula="of:=[.K8]+[.D9]-[.G9]" office:value-type="float" office:value="-2.20899999999999" calcext:value-type="float">
            <text:p>-2,209</text:p>
          </table:table-cell>
          <table:table-cell table:style-name="ce45" table:formula="of:=[.D9]-[.G9]" office:value-type="float" office:value="-1.815" calcext:value-type="float">
            <text:p>-1,815</text:p>
          </table:table-cell>
          <table:table-cell table:style-name="ce36" table:formula="of:=IF([.J9];[.M8]+[.G9]-[.J9];[.M8])" office:value-type="float" office:value="5.72799999999999" calcext:value-type="float">
            <text:p>5,728</text:p>
          </table:table-cell>
          <table:table-cell table:style-name="ce32" table:formula="of:=[.N8]+[.B9]-[.E9]" office:value-type="float" office:value="0.407999999999987" calcext:value-type="float">
            <text:p>0,408</text:p>
          </table:table-cell>
          <table:table-cell table:style-name="ce45" table:formula="of:=[.B9]-[.E9]" office:value-type="float" office:value="-0.225999999999999" calcext:value-type="float">
            <text:p>-0,226</text:p>
          </table:table-cell>
          <table:table-cell table:style-name="ce36" table:formula="of:=IF([.H9];[.P8]+[.E9]-[.H9];[.P8])" office:value-type="float" office:value="0.814999999999998" calcext:value-type="float">
            <text:p>0,815</text:p>
          </table:table-cell>
          <table:table-cell table:style-name="ce45" table:formula="of:=[.Q8]+[.C9]-[.F9]" office:value-type="float" office:value="-4.82599999999998" calcext:value-type="float">
            <text:p>-4,826</text:p>
          </table:table-cell>
          <table:table-cell table:style-name="ce45" table:formula="of:=[.C9]-[.F9]" office:value-type="float" office:value="-3.40199999999999" calcext:value-type="float">
            <text:p>-3,402</text:p>
          </table:table-cell>
          <table:table-cell table:style-name="ce36" table:formula="of:=IF([.I9];[.S8]+[.F9]-[.I9];[.S8])" office:value-type="float" office:value="10.641" calcext:value-type="float">
            <text:p>10,64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FRAME-norm</text:p>
          </table:table-cell>
          <table:table-cell table:style-name="ce88" office:value-type="float" office:value="65.263" calcext:value-type="float">
            <text:p>65,26</text:p>
          </table:table-cell>
          <table:table-cell table:style-name="ce345" office:value-type="float" office:value="74.565" calcext:value-type="float">
            <text:p>74,57</text:p>
          </table:table-cell>
          <table:table-cell table:style-name="ce97" office:value-type="float" office:value="69.914" calcext:value-type="float">
            <text:p>69,91</text:p>
          </table:table-cell>
          <table:table-cell table:style-name="ce101" office:value-type="float" office:value="67.754" calcext:value-type="float">
            <text:p>67,75</text:p>
          </table:table-cell>
          <table:table-cell table:style-name="ce105" office:value-type="float" office:value="74.763" calcext:value-type="float">
            <text:p>74,76</text:p>
          </table:table-cell>
          <table:table-cell table:style-name="ce107" office:value-type="float" office:value="71.258" calcext:value-type="float">
            <text:p>71,26</text:p>
          </table:table-cell>
          <table:table-cell table:style-name="ce112" office:value-type="float" office:value="67.391" calcext:value-type="float">
            <text:p>67,39</text:p>
          </table:table-cell>
          <table:table-cell table:style-name="ce114" office:value-type="float" office:value="71.915" calcext:value-type="float">
            <text:p>71,92</text:p>
          </table:table-cell>
          <table:table-cell table:style-name="ce116" office:value-type="float" office:value="69.653" calcext:value-type="float">
            <text:p>69,65</text:p>
          </table:table-cell>
          <table:table-cell table:style-name="ce32" table:formula="of:=[.K9]+[.D10]-[.G10]" office:value-type="float" office:value="-3.55299999999998" calcext:value-type="float">
            <text:p>-3,553</text:p>
          </table:table-cell>
          <table:table-cell table:style-name="ce45" table:formula="of:=[.D10]-[.G10]" office:value-type="float" office:value="-1.34399999999999" calcext:value-type="float">
            <text:p>-1,344</text:p>
          </table:table-cell>
          <table:table-cell table:style-name="ce36" table:formula="of:=IF([.J10];[.M9]+[.G10]-[.J10];[.M9])" office:value-type="float" office:value="7.33299999999998" calcext:value-type="float">
            <text:p>7,333</text:p>
          </table:table-cell>
          <table:table-cell table:style-name="ce32" table:formula="of:=[.N9]+[.B10]-[.E10]" office:value-type="float" office:value="-2.08300000000001" calcext:value-type="float">
            <text:p>-2,083</text:p>
          </table:table-cell>
          <table:table-cell table:style-name="ce45" table:formula="of:=[.B10]-[.E10]" office:value-type="float" office:value="-2.491" calcext:value-type="float">
            <text:p>-2,491</text:p>
          </table:table-cell>
          <table:table-cell table:style-name="ce36" table:formula="of:=IF([.H10];[.P9]+[.E10]-[.H10];[.P9])" office:value-type="float" office:value="1.178" calcext:value-type="float">
            <text:p>1,178</text:p>
          </table:table-cell>
          <table:table-cell table:style-name="ce45" table:formula="of:=[.Q9]+[.C10]-[.F10]" office:value-type="float" office:value="-5.02399999999999" calcext:value-type="float">
            <text:p>-5,024</text:p>
          </table:table-cell>
          <table:table-cell table:style-name="ce45" table:formula="of:=[.C10]-[.F10]" office:value-type="float" office:value="-0.198000000000008" calcext:value-type="float">
            <text:p>-0,198</text:p>
          </table:table-cell>
          <table:table-cell table:style-name="ce36" table:formula="of:=IF([.I10];[.S9]+[.F10]-[.I10];[.S9])" office:value-type="float" office:value="13.489" calcext:value-type="float">
            <text:p>13,48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FRAME_PERS-norm</text:p>
          </table:table-cell>
          <table:table-cell table:style-name="ce88" office:value-type="float" office:value="66.214" calcext:value-type="float">
            <text:p>66,21</text:p>
          </table:table-cell>
          <table:table-cell table:style-name="ce345" office:value-type="float" office:value="73.141" calcext:value-type="float">
            <text:p>73,14</text:p>
          </table:table-cell>
          <table:table-cell table:style-name="ce97" office:value-type="float" office:value="69.677" calcext:value-type="float">
            <text:p>69,68</text:p>
          </table:table-cell>
          <table:table-cell table:style-name="ce101" office:value-type="float" office:value="65.716" calcext:value-type="float">
            <text:p>65,72</text:p>
          </table:table-cell>
          <table:table-cell table:style-name="ce105" office:value-type="float" office:value="76.028" calcext:value-type="float">
            <text:p>76,03</text:p>
          </table:table-cell>
          <table:table-cell table:style-name="ce107" office:value-type="float" office:value="70.872" calcext:value-type="float">
            <text:p>70,87</text:p>
          </table:table-cell>
          <table:table-cell table:style-name="ce101" office:value-type="float" office:value="66.803" calcext:value-type="float">
            <text:p>66,80</text:p>
          </table:table-cell>
          <table:table-cell table:style-name="ce114" office:value-type="float" office:value="74.446" calcext:value-type="float">
            <text:p>74,45</text:p>
          </table:table-cell>
          <table:table-cell table:style-name="ce116" office:value-type="float" office:value="70.624" calcext:value-type="float">
            <text:p>70,62</text:p>
          </table:table-cell>
          <table:table-cell table:style-name="ce32" table:formula="of:=[.K10]+[.D11]-[.G11]" office:value-type="float" office:value="-4.74799999999998" calcext:value-type="float">
            <text:p>-4,748</text:p>
          </table:table-cell>
          <table:table-cell table:style-name="ce45" table:formula="of:=[.D11]-[.G11]" office:value-type="float" office:value="-1.19499999999999" calcext:value-type="float">
            <text:p>-1,195</text:p>
          </table:table-cell>
          <table:table-cell table:style-name="ce36" table:formula="of:=IF([.J11];[.M10]+[.G11]-[.J11];[.M10])" office:value-type="float" office:value="7.58099999999999" calcext:value-type="float">
            <text:p>7,581</text:p>
          </table:table-cell>
          <table:table-cell table:style-name="ce32" table:formula="of:=[.N10]+[.B11]-[.E11]" office:value-type="float" office:value="-1.58500000000001" calcext:value-type="float">
            <text:p>-1,585</text:p>
          </table:table-cell>
          <table:table-cell table:style-name="ce45" table:formula="of:=[.B11]-[.E11]" office:value-type="float" office:value="0.498000000000005" calcext:value-type="float">
            <text:p>0,498</text:p>
          </table:table-cell>
          <table:table-cell table:style-name="ce36" table:formula="of:=IF([.H11];[.P10]+[.E11]-[.H11];[.P10])" office:value-type="float" office:value="0.090999999999994" calcext:value-type="float">
            <text:p>0,091</text:p>
          </table:table-cell>
          <table:table-cell table:style-name="ce45" table:formula="of:=[.Q10]+[.C11]-[.F11]" office:value-type="float" office:value="-7.91099999999999" calcext:value-type="float">
            <text:p>-7,911</text:p>
          </table:table-cell>
          <table:table-cell table:style-name="ce45" table:formula="of:=[.C11]-[.F11]" office:value-type="float" office:value="-2.887" calcext:value-type="float">
            <text:p>-2,887</text:p>
          </table:table-cell>
          <table:table-cell table:style-name="ce36" table:formula="of:=IF([.I11];[.S10]+[.F11]-[.I11];[.S10])" office:value-type="float" office:value="15.071" calcext:value-type="float">
            <text:p>15,07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VIDEO-norm-MIN_LOSS</text:p>
          </table:table-cell>
          <table:table-cell table:style-name="ce88" office:value-type="float" office:value="65.942" calcext:value-type="float">
            <text:p>65,94</text:p>
          </table:table-cell>
          <table:table-cell table:style-name="ce345" office:value-type="float" office:value="73.259" calcext:value-type="float">
            <text:p>73,26</text:p>
          </table:table-cell>
          <table:table-cell table:style-name="ce97" office:value-type="float" office:value="69.601" calcext:value-type="float">
            <text:p>69,60</text:p>
          </table:table-cell>
          <table:table-cell table:style-name="ce101" office:value-type="float" office:value="65.851" calcext:value-type="float">
            <text:p>65,85</text:p>
          </table:table-cell>
          <table:table-cell table:style-name="ce105" office:value-type="float" office:value="72.429" calcext:value-type="float">
            <text:p>72,43</text:p>
          </table:table-cell>
          <table:table-cell table:style-name="ce107" office:value-type="float" office:value="69.14" calcext:value-type="float">
            <text:p>69,14</text:p>
          </table:table-cell>
          <table:table-cell table:style-name="ce112" office:value-type="float" office:value="63.859" calcext:value-type="float">
            <text:p>63,86</text:p>
          </table:table-cell>
          <table:table-cell table:style-name="ce114" office:value-type="float" office:value="66.495" calcext:value-type="float">
            <text:p>66,50</text:p>
          </table:table-cell>
          <table:table-cell table:style-name="ce116" office:value-type="float" office:value="65.177" calcext:value-type="float">
            <text:p>65,18</text:p>
          </table:table-cell>
          <table:table-cell table:style-name="ce32" table:formula="of:=[.K11]+[.D12]-[.G12]" office:value-type="float" office:value="-4.28699999999998" calcext:value-type="float">
            <text:p>-4,287</text:p>
          </table:table-cell>
          <table:table-cell table:style-name="ce45" table:formula="of:=[.D12]-[.G12]" office:value-type="float" office:value="0.460999999999999" calcext:value-type="float">
            <text:p>0,461</text:p>
          </table:table-cell>
          <table:table-cell table:style-name="ce36" table:formula="of:=IF([.J12];[.M11]+[.G12]-[.J12];[.M11])" office:value-type="float" office:value="11.544" calcext:value-type="float">
            <text:p>11,544</text:p>
          </table:table-cell>
          <table:table-cell table:style-name="ce32" table:formula="of:=[.N11]+[.B12]-[.E12]" office:value-type="float" office:value="-1.49400000000001" calcext:value-type="float">
            <text:p>-1,494</text:p>
          </table:table-cell>
          <table:table-cell table:style-name="ce45" table:formula="of:=[.B12]-[.E12]" office:value-type="float" office:value="0.090999999999994" calcext:value-type="float">
            <text:p>0,091</text:p>
          </table:table-cell>
          <table:table-cell table:style-name="ce36" table:formula="of:=IF([.H12];[.P11]+[.E12]-[.H12];[.P11])" office:value-type="float" office:value="2.08299999999999" calcext:value-type="float">
            <text:p>2,083</text:p>
          </table:table-cell>
          <table:table-cell table:style-name="ce45" table:formula="of:=[.Q11]+[.C12]-[.F12]" office:value-type="float" office:value="-7.08099999999999" calcext:value-type="float">
            <text:p>-7,081</text:p>
          </table:table-cell>
          <table:table-cell table:style-name="ce45" table:formula="of:=[.C12]-[.F12]" office:value-type="float" office:value="0.829999999999998" calcext:value-type="float">
            <text:p>0,830</text:p>
          </table:table-cell>
          <table:table-cell table:style-name="ce36" table:formula="of:=IF([.I12];[.S11]+[.F12]-[.I12];[.S11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normXY</text:p>
          </table:table-cell>
          <table:table-cell table:style-name="ce21" office:value-type="float" office:value="66.893" calcext:value-type="float">
            <text:p>66,893</text:p>
          </table:table-cell>
          <table:table-cell office:value-type="float" office:value="71.598" calcext:value-type="float">
            <text:p>71,598</text:p>
          </table:table-cell>
          <table:table-cell table:style-name="ce28" office:value-type="float" office:value="69.246" calcext:value-type="float">
            <text:p>69,246</text:p>
          </table:table-cell>
          <table:table-cell table:style-name="ce31" office:value-type="float" office:value="65.851" calcext:value-type="float">
            <text:p>65,851</text:p>
          </table:table-cell>
          <table:table-cell table:style-name="ce17" office:value-type="float" office:value="73.259" calcext:value-type="float">
            <text:p>73,259</text:p>
          </table:table-cell>
          <table:table-cell table:style-name="ce35" office:value-type="float" office:value="69.555" calcext:value-type="float">
            <text:p>69,555</text:p>
          </table:table-cell>
          <table:table-cell table:style-name="ce32"/>
          <table:table-cell table:style-name="ce12"/>
          <table:table-cell table:style-name="ce36"/>
          <table:table-cell table:style-name="ce32" table:formula="of:=[.K12]+[.D13]-[.G13]" office:value-type="float" office:value="-4.59599999999999" calcext:value-type="float">
            <text:p>-4,596</text:p>
          </table:table-cell>
          <table:table-cell table:style-name="ce45" table:formula="of:=[.D13]-[.G13]" office:value-type="float" office:value="-0.309000000000012" calcext:value-type="float">
            <text:p>-0,309</text:p>
          </table:table-cell>
          <table:table-cell table:style-name="ce36" table:formula="of:=IF([.J13];[.M12]+[.G13]-[.J13];[.M12])" office:value-type="float" office:value="11.544" calcext:value-type="float">
            <text:p>11,544</text:p>
          </table:table-cell>
          <table:table-cell table:style-name="ce32" table:formula="of:=[.N12]+[.B13]-[.E13]" office:value-type="float" office:value="-0.452000000000012" calcext:value-type="float">
            <text:p>-0,452</text:p>
          </table:table-cell>
          <table:table-cell table:style-name="ce45" table:formula="of:=[.B13]-[.E13]" office:value-type="float" office:value="1.042" calcext:value-type="float">
            <text:p>1,042</text:p>
          </table:table-cell>
          <table:table-cell table:style-name="ce36" table:formula="of:=IF([.H13];[.P12]+[.E13]-[.H13];[.P12])" office:value-type="float" office:value="2.08299999999999" calcext:value-type="float">
            <text:p>2,083</text:p>
          </table:table-cell>
          <table:table-cell table:style-name="ce45" table:formula="of:=[.Q12]+[.C13]-[.F13]" office:value-type="float" office:value="-8.74199999999999" calcext:value-type="float">
            <text:p>-8,742</text:p>
          </table:table-cell>
          <table:table-cell table:style-name="ce45" table:formula="of:=[.C13]-[.F13]" office:value-type="float" office:value="-1.661" calcext:value-type="float">
            <text:p>-1,661</text:p>
          </table:table-cell>
          <table:table-cell table:style-name="ce36" table:formula="of:=IF([.I13];[.S12]+[.F13]-[.I13];[.S12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3BAR-norm-MIN_LOSS</text:p>
          </table:table-cell>
          <table:table-cell table:style-name="ce21" office:value-type="float" office:value="65.399" calcext:value-type="float">
            <text:p>65,399</text:p>
          </table:table-cell>
          <table:table-cell office:value-type="float" office:value="72.983" calcext:value-type="float">
            <text:p>72,983</text:p>
          </table:table-cell>
          <table:table-cell table:style-name="ce28" office:value-type="float" office:value="69.191" calcext:value-type="float">
            <text:p>69,191</text:p>
          </table:table-cell>
          <table:table-cell table:style-name="ce31" office:value-type="float" office:value="64.719" calcext:value-type="float">
            <text:p>64,719</text:p>
          </table:table-cell>
          <table:table-cell table:style-name="ce17" office:value-type="float" office:value="69.066" calcext:value-type="float">
            <text:p>69,066</text:p>
          </table:table-cell>
          <table:table-cell table:style-name="ce35" office:value-type="float" office:value="66.893" calcext:value-type="float">
            <text:p>66,893</text:p>
          </table:table-cell>
          <table:table-cell table:style-name="ce32" office:value-type="float" office:value="63.587" calcext:value-type="float">
            <text:p>63,587</text:p>
          </table:table-cell>
          <table:table-cell table:style-name="ce12" office:value-type="float" office:value="71.005" calcext:value-type="float">
            <text:p>71,005</text:p>
          </table:table-cell>
          <table:table-cell table:style-name="ce36" office:value-type="float" office:value="67.296" calcext:value-type="float">
            <text:p>67,296</text:p>
          </table:table-cell>
          <table:table-cell table:style-name="ce32" table:formula="of:=[.K13]+[.D14]-[.G14]" office:value-type="float" office:value="-2.29799999999999" calcext:value-type="float">
            <text:p>-2,298</text:p>
          </table:table-cell>
          <table:table-cell table:style-name="ce45" table:formula="of:=[.D14]-[.G14]" office:value-type="float" office:value="2.298" calcext:value-type="float">
            <text:p>2,298</text:p>
          </table:table-cell>
          <table:table-cell table:style-name="ce36" table:formula="of:=IF([.J14];[.M13]+[.G14]-[.J14];[.M13])" office:value-type="float" office:value="11.141" calcext:value-type="float">
            <text:p>11,141</text:p>
          </table:table-cell>
          <table:table-cell table:style-name="ce32" table:formula="of:=[.N13]+[.B14]-[.E14]" office:value-type="float" office:value="0.227999999999994" calcext:value-type="float">
            <text:p>0,228</text:p>
          </table:table-cell>
          <table:table-cell table:style-name="ce45" table:formula="of:=[.B14]-[.E14]" office:value-type="float" office:value="0.680000000000007" calcext:value-type="float">
            <text:p>0,680</text:p>
          </table:table-cell>
          <table:table-cell table:style-name="ce36" table:formula="of:=IF([.H14];[.P13]+[.E14]-[.H14];[.P13])" office:value-type="float" office:value="3.21499999999999" calcext:value-type="float">
            <text:p>3,215</text:p>
          </table:table-cell>
          <table:table-cell table:style-name="ce45" table:formula="of:=[.Q13]+[.C14]-[.F14]" office:value-type="float" office:value="-4.82499999999999" calcext:value-type="float">
            <text:p>-4,825</text:p>
          </table:table-cell>
          <table:table-cell table:style-name="ce45" table:formula="of:=[.C14]-[.F14]" office:value-type="float" office:value="3.917" calcext:value-type="float">
            <text:p>3,917</text:p>
          </table:table-cell>
          <table:table-cell table:style-name="ce36" table:formula="of:=IF([.I14];[.S13]+[.F14]-[.I14];[.S13])" office:value-type="float" office:value="19.066" calcext:value-type="float">
            <text:p>19,06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VIDEO_PERS-norm</text:p>
          </table:table-cell>
          <table:table-cell table:style-name="ce21" office:value-type="float" office:value="64.674" calcext:value-type="float">
            <text:p>64,674</text:p>
          </table:table-cell>
          <table:table-cell office:value-type="float" office:value="73.497" calcext:value-type="float">
            <text:p>73,497</text:p>
          </table:table-cell>
          <table:table-cell table:style-name="ce28" office:value-type="float" office:value="69.085" calcext:value-type="float">
            <text:p>69,085</text:p>
          </table:table-cell>
          <table:table-cell table:style-name="ce31" office:value-type="float" office:value="65.806" calcext:value-type="float">
            <text:p>65,806</text:p>
          </table:table-cell>
          <table:table-cell table:style-name="ce17" office:value-type="float" office:value="76.028" calcext:value-type="float">
            <text:p>76,028</text:p>
          </table:table-cell>
          <table:table-cell table:style-name="ce35" office:value-type="float" office:value="70.917" calcext:value-type="float">
            <text:p>70,917</text:p>
          </table:table-cell>
          <table:table-cell table:style-name="ce12" table:number-columns-repeated="3"/>
          <table:table-cell table:style-name="ce32" table:formula="of:=[.K14]+[.D15]-[.G15]" office:value-type="float" office:value="-4.13" calcext:value-type="float">
            <text:p>-4,130</text:p>
          </table:table-cell>
          <table:table-cell table:style-name="ce45" table:formula="of:=[.D15]-[.G15]" office:value-type="float" office:value="-1.83200000000001" calcext:value-type="float">
            <text:p>-1,832</text:p>
          </table:table-cell>
          <table:table-cell table:style-name="ce36" table:formula="of:=IF([.J15];[.M14]+[.G15]-[.J15];[.M14])" office:value-type="float" office:value="11.141" calcext:value-type="float">
            <text:p>11,141</text:p>
          </table:table-cell>
          <table:table-cell table:style-name="ce32" table:formula="of:=[.N14]+[.B15]-[.E15]" office:value-type="float" office:value="-0.903999999999996" calcext:value-type="float">
            <text:p>-0,904</text:p>
          </table:table-cell>
          <table:table-cell table:style-name="ce45" table:formula="of:=[.B15]-[.E15]" office:value-type="float" office:value="-1.13199999999999" calcext:value-type="float">
            <text:p>-1,132</text:p>
          </table:table-cell>
          <table:table-cell table:style-name="ce36" table:formula="of:=IF([.H15];[.P14]+[.E15]-[.H15];[.P14])" office:value-type="float" office:value="3.21499999999999" calcext:value-type="float">
            <text:p>3,215</text:p>
          </table:table-cell>
          <table:table-cell table:style-name="ce45" table:formula="of:=[.Q14]+[.C15]-[.F15]" office:value-type="float" office:value="-7.35599999999999" calcext:value-type="float">
            <text:p>-7,356</text:p>
          </table:table-cell>
          <table:table-cell table:style-name="ce45" table:formula="of:=[.C15]-[.F15]" office:value-type="float" office:value="-2.53100000000001" calcext:value-type="float">
            <text:p>-2,531</text:p>
          </table:table-cell>
          <table:table-cell table:style-name="ce36" table:formula="of:=IF([.I15];[.S14]+[.F15]-[.I15];[.S14])" office:value-type="float" office:value="19.066" calcext:value-type="float">
            <text:p>19,066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5BAR-norm</text:p>
          </table:table-cell>
          <table:table-cell table:style-name="ce21" office:value-type="float" office:value="63.315" calcext:value-type="float">
            <text:p>63,315</text:p>
          </table:table-cell>
          <table:table-cell office:value-type="float" office:value="73.536" calcext:value-type="float">
            <text:p>73,536</text:p>
          </table:table-cell>
          <table:table-cell table:style-name="ce28" office:value-type="float" office:value="68.426" calcext:value-type="float">
            <text:p>68,426</text:p>
          </table:table-cell>
          <table:table-cell table:style-name="ce31" office:value-type="float" office:value="61.368" calcext:value-type="float">
            <text:p>61,368</text:p>
          </table:table-cell>
          <table:table-cell table:style-name="ce17" office:value-type="float" office:value="71.677" calcext:value-type="float">
            <text:p>71,677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32"/>
          <table:table-cell table:style-name="ce12" office:value-type="float" office:value="73.418" calcext:value-type="float">
            <text:p>73,418</text:p>
          </table:table-cell>
          <table:table-cell table:style-name="ce36" office:value-type="float" office:value="73.418" calcext:value-type="float">
            <text:p>73,418</text:p>
          </table:table-cell>
          <table:table-cell table:style-name="ce32" table:formula="of:=[.K15]+[.D16]-[.G16]" office:value-type="float" office:value="-2.226" calcext:value-type="float">
            <text:p>-2,226</text:p>
          </table:table-cell>
          <table:table-cell table:style-name="ce45" table:formula="of:=[.D16]-[.G16]" office:value-type="float" office:value="1.904" calcext:value-type="float">
            <text:p>1,904</text:p>
          </table:table-cell>
          <table:table-cell table:style-name="ce36" table:formula="of:=IF([.J16];[.M15]+[.G16]-[.J16];[.M15])" office:value-type="float" office:value="4.24499999999998" calcext:value-type="float">
            <text:p>4,245</text:p>
          </table:table-cell>
          <table:table-cell table:style-name="ce32" table:formula="of:=[.N15]+[.B16]-[.E16]" office:value-type="float" office:value="1.043" calcext:value-type="float">
            <text:p>1,043</text:p>
          </table:table-cell>
          <table:table-cell table:style-name="ce45" table:formula="of:=[.B16]-[.E16]" office:value-type="float" office:value="1.947" calcext:value-type="float">
            <text:p>1,947</text:p>
          </table:table-cell>
          <table:table-cell table:style-name="ce36" table:formula="of:=IF([.H16];[.P15]+[.E16]-[.H16];[.P15])" office:value-type="float" office:value="3.21499999999999" calcext:value-type="float">
            <text:p>3,215</text:p>
          </table:table-cell>
          <table:table-cell table:style-name="ce45" table:formula="of:=[.Q15]+[.C16]-[.F16]" office:value-type="float" office:value="-5.497" calcext:value-type="float">
            <text:p>-5,497</text:p>
          </table:table-cell>
          <table:table-cell table:style-name="ce45" table:formula="of:=[.C16]-[.F16]" office:value-type="float" office:value="1.85899999999999" calcext:value-type="float">
            <text:p>1,859</text:p>
          </table:table-cell>
          <table:table-cell table:style-name="ce36" table:formula="of:=IF([.I16];[.S15]+[.F16]-[.I16];[.S15])" office:value-type="float" office:value="17.325" calcext:value-type="float">
            <text:p>17,32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DIST_REL-norm-MIN_LOSS</text:p>
          </table:table-cell>
          <table:table-cell table:style-name="ce21" office:value-type="float" office:value="66.168" calcext:value-type="float">
            <text:p>66,168</text:p>
          </table:table-cell>
          <table:table-cell office:value-type="float" office:value="69.62" calcext:value-type="float">
            <text:p>69,620</text:p>
          </table:table-cell>
          <table:table-cell table:style-name="ce28" office:value-type="float" office:value="67.894" calcext:value-type="float">
            <text:p>67,894</text:p>
          </table:table-cell>
          <table:table-cell table:style-name="ce31" office:value-type="float" office:value="63.904" calcext:value-type="float">
            <text:p>63,904</text:p>
          </table:table-cell>
          <table:table-cell table:style-name="ce17" office:value-type="float" office:value="69.976" calcext:value-type="float">
            <text:p>69,976</text:p>
          </table:table-cell>
          <table:table-cell table:style-name="ce35" office:value-type="float" office:value="66.94" calcext:value-type="float">
            <text:p>66,940</text:p>
          </table:table-cell>
          <table:table-cell table:style-name="ce32" office:value-type="float" office:value="63.225" calcext:value-type="float">
            <text:p>63,225</text:p>
          </table:table-cell>
          <table:table-cell table:style-name="ce12" office:value-type="float" office:value="74.209" calcext:value-type="float">
            <text:p>74,209</text:p>
          </table:table-cell>
          <table:table-cell table:style-name="ce36" office:value-type="float" office:value="68.717" calcext:value-type="float">
            <text:p>68,717</text:p>
          </table:table-cell>
          <table:table-cell table:style-name="ce32" table:formula="of:=[.K16]+[.D17]-[.G17]" office:value-type="float" office:value="-1.27199999999999" calcext:value-type="float">
            <text:p>-1,272</text:p>
          </table:table-cell>
          <table:table-cell table:style-name="ce45" table:formula="of:=[.D17]-[.G17]" office:value-type="float" office:value="0.954000000000008" calcext:value-type="float">
            <text:p>0,954</text:p>
          </table:table-cell>
          <table:table-cell table:style-name="ce36" table:formula="of:=IF([.J17];[.M16]+[.G17]-[.J17];[.M16])" office:value-type="float" office:value="2.46799999999997" calcext:value-type="float">
            <text:p>2,468</text:p>
          </table:table-cell>
          <table:table-cell table:style-name="ce32" table:formula="of:=[.N16]+[.B17]-[.E17]" office:value-type="float" office:value="3.30700000000001" calcext:value-type="float">
            <text:p>3,307</text:p>
          </table:table-cell>
          <table:table-cell table:style-name="ce45" table:formula="of:=[.B17]-[.E17]" office:value-type="float" office:value="2.264" calcext:value-type="float">
            <text:p>2,264</text:p>
          </table:table-cell>
          <table:table-cell table:style-name="ce36" table:formula="of:=IF([.H17];[.P16]+[.E17]-[.H17];[.P16])" office:value-type="float" office:value="3.894" calcext:value-type="float">
            <text:p>3,894</text:p>
          </table:table-cell>
          <table:table-cell table:style-name="ce45" table:formula="of:=[.Q16]+[.C17]-[.F17]" office:value-type="float" office:value="-5.85299999999999" calcext:value-type="float">
            <text:p>-5,853</text:p>
          </table:table-cell>
          <table:table-cell table:style-name="ce45" table:formula="of:=[.C17]-[.F17]" office:value-type="float" office:value="-0.355999999999995" calcext:value-type="float">
            <text:p>-0,356</text:p>
          </table:table-cell>
          <table:table-cell table:style-name="ce36" table:formula="of:=IF([.I17];[.S16]+[.F17]-[.I17];[.S16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ormXY</text:p>
          </table:table-cell>
          <table:table-cell table:style-name="ce21" office:value-type="float" office:value="65.942" calcext:value-type="float">
            <text:p>65,942</text:p>
          </table:table-cell>
          <table:table-cell office:value-type="float" office:value="69.66" calcext:value-type="float">
            <text:p>69,660</text:p>
          </table:table-cell>
          <table:table-cell table:style-name="ce28" office:value-type="float" office:value="67.801" calcext:value-type="float">
            <text:p>67,801</text:p>
          </table:table-cell>
          <table:table-cell table:style-name="ce31" office:value-type="float" office:value="63.859" calcext:value-type="float">
            <text:p>63,859</text:p>
          </table:table-cell>
          <table:table-cell table:style-name="ce17" office:value-type="float" office:value="69.185" calcext:value-type="float">
            <text:p>69,185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21"/>
          <table:table-cell table:style-name="ce12"/>
          <table:table-cell table:style-name="ce36"/>
          <table:table-cell table:style-name="ce32" table:formula="of:=[.K17]+[.D18]-[.G18]" office:value-type="float" office:value="0.007000000000005" calcext:value-type="float">
            <text:p>0,007</text:p>
          </table:table-cell>
          <table:table-cell table:style-name="ce45" table:formula="of:=[.D18]-[.G18]" office:value-type="float" office:value="1.279" calcext:value-type="float">
            <text:p>1,279</text:p>
          </table:table-cell>
          <table:table-cell table:style-name="ce36" table:formula="of:=IF([.J18];[.M17]+[.G18]-[.J18];[.M17])" office:value-type="float" office:value="2.46799999999997" calcext:value-type="float">
            <text:p>2,468</text:p>
          </table:table-cell>
          <table:table-cell table:style-name="ce32" table:formula="of:=[.N17]+[.B18]-[.E18]" office:value-type="float" office:value="5.38999999999999" calcext:value-type="float">
            <text:p>5,390</text:p>
          </table:table-cell>
          <table:table-cell table:style-name="ce45" table:formula="of:=[.B18]-[.E18]" office:value-type="float" office:value="2.08299999999999" calcext:value-type="float">
            <text:p>2,083</text:p>
          </table:table-cell>
          <table:table-cell table:style-name="ce36" table:formula="of:=IF([.H18];[.P17]+[.E18]-[.H18];[.P17])" office:value-type="float" office:value="3.894" calcext:value-type="float">
            <text:p>3,894</text:p>
          </table:table-cell>
          <table:table-cell table:style-name="ce45" table:formula="of:=[.Q17]+[.C18]-[.F18]" office:value-type="float" office:value="-5.378" calcext:value-type="float">
            <text:p>-5,378</text:p>
          </table:table-cell>
          <table:table-cell table:style-name="ce45" table:formula="of:=[.C18]-[.F18]" office:value-type="float" office:value="0.474999999999994" calcext:value-type="float">
            <text:p>0,475</text:p>
          </table:table-cell>
          <table:table-cell table:style-name="ce36" table:formula="of:=IF([.I18];[.S17]+[.F18]-[.I18];[.S17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FRAME-norm-MIN_LOSS</text:p>
          </table:table-cell>
          <table:table-cell table:style-name="ce21" office:value-type="float" office:value="65.851" calcext:value-type="float">
            <text:p>65,851</text:p>
          </table:table-cell>
          <table:table-cell office:value-type="float" office:value="68.038" calcext:value-type="float">
            <text:p>68,038</text:p>
          </table:table-cell>
          <table:table-cell table:style-name="ce28" office:value-type="float" office:value="66.945" calcext:value-type="float">
            <text:p>66,945</text:p>
          </table:table-cell>
          <table:table-cell table:style-name="ce31" office:value-type="float" office:value="65.625" calcext:value-type="float">
            <text:p>65,625</text:p>
          </table:table-cell>
          <table:table-cell table:style-name="ce17" office:value-type="float" office:value="66.851" calcext:value-type="float">
            <text:p>66,851</text:p>
          </table:table-cell>
          <table:table-cell table:style-name="ce35" office:value-type="float" office:value="66.238" calcext:value-type="float">
            <text:p>66,238</text:p>
          </table:table-cell>
          <table:table-cell table:style-name="ce32" office:value-type="float" office:value="66.803" calcext:value-type="float">
            <text:p>66,803</text:p>
          </table:table-cell>
          <table:table-cell table:style-name="ce12" office:value-type="float" office:value="66.021" calcext:value-type="float">
            <text:p>66,021</text:p>
          </table:table-cell>
          <table:table-cell table:style-name="ce36" office:value-type="float" office:value="66.412" calcext:value-type="float">
            <text:p>66,412</text:p>
          </table:table-cell>
          <table:table-cell table:style-name="ce32" table:formula="of:=[.K18]+[.D19]-[.G19]" office:value-type="float" office:value="0.713999999999999" calcext:value-type="float">
            <text:p>0,714</text:p>
          </table:table-cell>
          <table:table-cell table:style-name="ce45" table:formula="of:=[.D19]-[.G19]" office:value-type="float" office:value="0.706999999999994" calcext:value-type="float">
            <text:p>0,707</text:p>
          </table:table-cell>
          <table:table-cell table:style-name="ce36" table:formula="of:=IF([.J19];[.M18]+[.G19]-[.J19];[.M18])" office:value-type="float" office:value="2.29399999999997" calcext:value-type="float">
            <text:p>2,294</text:p>
          </table:table-cell>
          <table:table-cell table:style-name="ce32" table:formula="of:=[.N18]+[.B19]-[.E19]" office:value-type="float" office:value="5.61599999999999" calcext:value-type="float">
            <text:p>5,616</text:p>
          </table:table-cell>
          <table:table-cell table:style-name="ce45" table:formula="of:=[.B19]-[.E19]" office:value-type="float" office:value="0.225999999999999" calcext:value-type="float">
            <text:p>0,226</text:p>
          </table:table-cell>
          <table:table-cell table:style-name="ce36" table:formula="of:=IF([.H19];[.P18]+[.E19]-[.H19];[.P18])" office:value-type="float" office:value="2.71600000000001" calcext:value-type="float">
            <text:p>2,716</text:p>
          </table:table-cell>
          <table:table-cell table:style-name="ce45" table:formula="of:=[.Q18]+[.C19]-[.F19]" office:value-type="float" office:value="-4.191" calcext:value-type="float">
            <text:p>-4,191</text:p>
          </table:table-cell>
          <table:table-cell table:style-name="ce45" table:formula="of:=[.C19]-[.F19]" office:value-type="float" office:value="1.187" calcext:value-type="float">
            <text:p>1,187</text:p>
          </table:table-cell>
          <table:table-cell table:style-name="ce36" table:formula="of:=IF([.I19];[.S18]+[.F19]-[.I19];[.S18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3">
          <table:table-cell table:style-name="ce59" office:value-type="string" calcext:value-type="string">
            <text:p>det-3L-cuda-HU_155-remove0-3BAR_ABS-norm</text:p>
          </table:table-cell>
          <table:table-cell table:style-name="ce21" office:value-type="float" office:value="69.022" calcext:value-type="float">
            <text:p>69,022</text:p>
          </table:table-cell>
          <table:table-cell office:value-type="float" office:value="64.794" calcext:value-type="float">
            <text:p>64,794</text:p>
          </table:table-cell>
          <table:table-cell table:style-name="ce28" office:value-type="float" office:value="66.908" calcext:value-type="float">
            <text:p>66,908</text:p>
          </table:table-cell>
          <table:table-cell table:style-name="ce31" office:value-type="float" office:value="64.357" calcext:value-type="float">
            <text:p>64,357</text:p>
          </table:table-cell>
          <table:table-cell table:style-name="ce17" office:value-type="float" office:value="63.331" calcext:value-type="float">
            <text:p>63,331</text:p>
          </table:table-cell>
          <table:table-cell table:style-name="ce35" office:value-type="float" office:value="63.844" calcext:value-type="float">
            <text:p>63,844</text:p>
          </table:table-cell>
          <table:table-cell table:style-name="ce32"/>
          <table:table-cell table:style-name="ce12"/>
          <table:table-cell table:style-name="ce36"/>
          <table:table-cell table:style-name="ce32" table:formula="of:=[.K19]+[.D20]-[.G20]" office:value-type="float" office:value="3.778" calcext:value-type="float">
            <text:p>3,778</text:p>
          </table:table-cell>
          <table:table-cell table:style-name="ce45" table:formula="of:=[.D20]-[.G20]" office:value-type="float" office:value="3.064" calcext:value-type="float">
            <text:p>3,064</text:p>
          </table:table-cell>
          <table:table-cell table:style-name="ce36" table:formula="of:=IF([.J20];[.M19]+[.G20]-[.J20];[.M19])" office:value-type="float" office:value="2.29399999999997" calcext:value-type="float">
            <text:p>2,294</text:p>
          </table:table-cell>
          <table:table-cell table:style-name="ce32" table:formula="of:=[.N19]+[.B20]-[.E20]" office:value-type="float" office:value="10.281" calcext:value-type="float">
            <text:p>10,281</text:p>
          </table:table-cell>
          <table:table-cell table:style-name="ce45" table:formula="of:=[.B20]-[.E20]" office:value-type="float" office:value="4.66500000000001" calcext:value-type="float">
            <text:p>4,665</text:p>
          </table:table-cell>
          <table:table-cell table:style-name="ce36" table:formula="of:=IF([.H20];[.P19]+[.E20]-[.H20];[.P19])" office:value-type="float" office:value="2.71600000000001" calcext:value-type="float">
            <text:p>2,716</text:p>
          </table:table-cell>
          <table:table-cell table:style-name="ce45" table:formula="of:=[.Q19]+[.C20]-[.F20]" office:value-type="float" office:value="-2.72800000000001" calcext:value-type="float">
            <text:p>-2,728</text:p>
          </table:table-cell>
          <table:table-cell table:style-name="ce45" table:formula="of:=[.C20]-[.F20]" office:value-type="float" office:value="1.46299999999999" calcext:value-type="float">
            <text:p>1,463</text:p>
          </table:table-cell>
          <table:table-cell table:style-name="ce36" table:formula="of:=IF([.I20];[.S19]+[.F20]-[.I20];[.S19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normXY-MIN_LOSS</text:p>
          </table:table-cell>
          <table:table-cell table:style-name="ce21" office:value-type="float" office:value="64.176" calcext:value-type="float">
            <text:p>64,176</text:p>
          </table:table-cell>
          <table:table-cell office:value-type="float" office:value="69.106" calcext:value-type="float">
            <text:p>69,106</text:p>
          </table:table-cell>
          <table:table-cell table:style-name="ce28" office:value-type="float" office:value="66.641" calcext:value-type="float">
            <text:p>66,641</text:p>
          </table:table-cell>
          <table:table-cell table:style-name="ce31" office:value-type="float" office:value="63.406" calcext:value-type="float">
            <text:p>63,406</text:p>
          </table:table-cell>
          <table:table-cell table:style-name="ce17" office:value-type="float" office:value="64.557" calcext:value-type="float">
            <text:p>64,557</text:p>
          </table:table-cell>
          <table:table-cell table:style-name="ce35" office:value-type="float" office:value="63.981" calcext:value-type="float">
            <text:p>63,981</text:p>
          </table:table-cell>
          <table:table-cell table:style-name="ce32"/>
          <table:table-cell table:style-name="ce12"/>
          <table:table-cell table:style-name="ce36"/>
          <table:table-cell table:style-name="ce32" table:formula="of:=[.K20]+[.D21]-[.G21]" office:value-type="float" office:value="6.43800000000001" calcext:value-type="float">
            <text:p>6,438</text:p>
          </table:table-cell>
          <table:table-cell table:style-name="ce45" table:formula="of:=[.D21]-[.G21]" office:value-type="float" office:value="2.66" calcext:value-type="float">
            <text:p>2,660</text:p>
          </table:table-cell>
          <table:table-cell table:style-name="ce36" table:formula="of:=IF([.J21];[.M20]+[.G21]-[.J21];[.M20])" office:value-type="float" office:value="2.29399999999997" calcext:value-type="float">
            <text:p>2,294</text:p>
          </table:table-cell>
          <table:table-cell table:style-name="ce32" table:formula="of:=[.N20]+[.B21]-[.E21]" office:value-type="float" office:value="11.051" calcext:value-type="float">
            <text:p>11,051</text:p>
          </table:table-cell>
          <table:table-cell table:style-name="ce45" table:formula="of:=[.B21]-[.E21]" office:value-type="float" office:value="0.770000000000003" calcext:value-type="float">
            <text:p>0,770</text:p>
          </table:table-cell>
          <table:table-cell table:style-name="ce36" table:formula="of:=IF([.H21];[.P20]+[.E21]-[.H21];[.P20])" office:value-type="float" office:value="2.71600000000001" calcext:value-type="float">
            <text:p>2,716</text:p>
          </table:table-cell>
          <table:table-cell table:style-name="ce45" table:formula="of:=[.Q20]+[.C21]-[.F21]" office:value-type="float" office:value="1.82099999999998" calcext:value-type="float">
            <text:p>1,821</text:p>
          </table:table-cell>
          <table:table-cell table:style-name="ce45" table:formula="of:=[.C21]-[.F21]" office:value-type="float" office:value="4.54899999999999" calcext:value-type="float">
            <text:p>4,549</text:p>
          </table:table-cell>
          <table:table-cell table:style-name="ce36" table:formula="of:=IF([.I21];[.S20]+[.F21]-[.I21];[.S20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VIDEO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9.146" calcext:value-type="float">
            <text:p>69,146</text:p>
          </table:table-cell>
          <table:table-cell table:style-name="ce28" office:value-type="float" office:value="66.412" calcext:value-type="float">
            <text:p>66,412</text:p>
          </table:table-cell>
          <table:table-cell table:style-name="ce31" office:value-type="float" office:value="65.172" calcext:value-type="float">
            <text:p>65,172</text:p>
          </table:table-cell>
          <table:table-cell table:style-name="ce17" office:value-type="float" office:value="70.174" calcext:value-type="float">
            <text:p>70,174</text:p>
          </table:table-cell>
          <table:table-cell table:style-name="ce35" office:value-type="float" office:value="67.673" calcext:value-type="float">
            <text:p>67,673</text:p>
          </table:table-cell>
          <table:table-cell table:style-name="ce21"/>
          <table:table-cell table:style-name="ce12"/>
          <table:table-cell table:style-name="ce36"/>
          <table:table-cell table:style-name="ce32" table:formula="of:=[.K21]+[.D22]-[.G22]" office:value-type="float" office:value="5.17700000000002" calcext:value-type="float">
            <text:p>5,177</text:p>
          </table:table-cell>
          <table:table-cell table:style-name="ce45" table:formula="of:=[.D22]-[.G22]" office:value-type="float" office:value="-1.261" calcext:value-type="float">
            <text:p>-1,261</text:p>
          </table:table-cell>
          <table:table-cell table:style-name="ce36" table:formula="of:=IF([.J22];[.M21]+[.G22]-[.J22];[.M21])" office:value-type="float" office:value="2.29399999999997" calcext:value-type="float">
            <text:p>2,294</text:p>
          </table:table-cell>
          <table:table-cell table:style-name="ce32" table:formula="of:=[.N21]+[.B22]-[.E22]" office:value-type="float" office:value="9.55699999999999" calcext:value-type="float">
            <text:p>9,557</text:p>
          </table:table-cell>
          <table:table-cell table:style-name="ce45" table:formula="of:=[.B22]-[.E22]" office:value-type="float" office:value="-1.494" calcext:value-type="float">
            <text:p>-1,494</text:p>
          </table:table-cell>
          <table:table-cell table:style-name="ce36" table:formula="of:=IF([.H22];[.P21]+[.E22]-[.H22];[.P21])" office:value-type="float" office:value="2.71600000000001" calcext:value-type="float">
            <text:p>2,716</text:p>
          </table:table-cell>
          <table:table-cell table:style-name="ce45" table:formula="of:=[.Q21]+[.C22]-[.F22]" office:value-type="float" office:value="0.792999999999978" calcext:value-type="float">
            <text:p>0,793</text:p>
          </table:table-cell>
          <table:table-cell table:style-name="ce45" table:formula="of:=[.C22]-[.F22]" office:value-type="float" office:value="-1.02800000000001" calcext:value-type="float">
            <text:p>-1,028</text:p>
          </table:table-cell>
          <table:table-cell table:style-name="ce36" table:formula="of:=IF([.I22];[.S21]+[.F22]-[.I22];[.S21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FRAME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8.275" calcext:value-type="float">
            <text:p>68,275</text:p>
          </table:table-cell>
          <table:table-cell table:style-name="ce28" office:value-type="float" office:value="65.976" calcext:value-type="float">
            <text:p>65,976</text:p>
          </table:table-cell>
          <table:table-cell table:style-name="ce31" office:value-type="float" office:value="58.65" calcext:value-type="float">
            <text:p>58,650</text:p>
          </table:table-cell>
          <table:table-cell table:style-name="ce17" office:value-type="float" office:value="70.134" calcext:value-type="float">
            <text:p>70,134</text:p>
          </table:table-cell>
          <table:table-cell table:style-name="ce35" office:value-type="float" office:value="64.392" calcext:value-type="float">
            <text:p>64,392</text:p>
          </table:table-cell>
          <table:table-cell table:style-name="ce36" office:value-type="float" office:value="65.082" calcext:value-type="float">
            <text:p>65,082</text:p>
          </table:table-cell>
          <table:table-cell table:style-name="ce12" office:value-type="float" office:value="70.293" calcext:value-type="float">
            <text:p>70,293</text:p>
          </table:table-cell>
          <table:table-cell table:style-name="ce32" office:value-type="float" office:value="67.687" calcext:value-type="float">
            <text:p>67,687</text:p>
          </table:table-cell>
          <table:table-cell table:style-name="ce32" table:formula="of:=[.K22]+[.D23]-[.G23]" office:value-type="float" office:value="6.76100000000002" calcext:value-type="float">
            <text:p>6,761</text:p>
          </table:table-cell>
          <table:table-cell table:style-name="ce45" table:formula="of:=[.D23]-[.G23]" office:value-type="float" office:value="1.584" calcext:value-type="float">
            <text:p>1,584</text:p>
          </table:table-cell>
          <table:table-cell table:style-name="ce36" table:formula="of:=IF([.J23];[.M22]+[.G23]-[.J23];[.M22])" office:value-type="float" office:value="-1.00100000000003" calcext:value-type="float">
            <text:p>-1,001</text:p>
          </table:table-cell>
          <table:table-cell table:style-name="ce32" table:formula="of:=[.N22]+[.B23]-[.E23]" office:value-type="float" office:value="14.585" calcext:value-type="float">
            <text:p>14,585</text:p>
          </table:table-cell>
          <table:table-cell table:style-name="ce45" table:formula="of:=[.B23]-[.E23]" office:value-type="float" office:value="5.028" calcext:value-type="float">
            <text:p>5,028</text:p>
          </table:table-cell>
          <table:table-cell table:style-name="ce36" table:formula="of:=IF([.H23];[.P22]+[.E23]-[.H23];[.P22])" office:value-type="float" office:value="-3.71599999999999" calcext:value-type="float">
            <text:p>-3,716</text:p>
          </table:table-cell>
          <table:table-cell table:style-name="ce45" table:formula="of:=[.Q22]+[.C23]-[.F23]" office:value-type="float" office:value="-1.06600000000002" calcext:value-type="float">
            <text:p>-1,066</text:p>
          </table:table-cell>
          <table:table-cell table:style-name="ce45" table:formula="of:=[.C23]-[.F23]" office:value-type="float" office:value="-1.85899999999999" calcext:value-type="float">
            <text:p>-1,859</text:p>
          </table:table-cell>
          <table:table-cell table:style-name="ce36" table:formula="of:=IF([.I23];[.S22]+[.F23]-[.I23];[.S22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17BAR-norm</text:p>
          </table:table-cell>
          <table:table-cell table:style-name="ce21" office:value-type="float" office:value="61.911" calcext:value-type="float">
            <text:p>61,911</text:p>
          </table:table-cell>
          <table:table-cell office:value-type="float" office:value="69.976" calcext:value-type="float">
            <text:p>69,976</text:p>
          </table:table-cell>
          <table:table-cell table:style-name="ce28" office:value-type="float" office:value="65.944" calcext:value-type="float">
            <text:p>65,944</text:p>
          </table:table-cell>
          <table:table-cell table:style-name="ce31" office:value-type="float" office:value="58.469" calcext:value-type="float">
            <text:p>58,469</text:p>
          </table:table-cell>
          <table:table-cell table:style-name="ce17" office:value-type="float" office:value="66.812" calcext:value-type="float">
            <text:p>66,812</text:p>
          </table:table-cell>
          <table:table-cell table:style-name="ce35" office:value-type="float" office:value="62.64" calcext:value-type="float">
            <text:p>62,640</text:p>
          </table:table-cell>
          <table:table-cell table:style-name="ce32"/>
          <table:table-cell table:style-name="ce12"/>
          <table:table-cell table:style-name="ce36"/>
          <table:table-cell table:style-name="ce32" table:formula="of:=[.K23]+[.D24]-[.G24]" office:value-type="float" office:value="10.065" calcext:value-type="float">
            <text:p>10,065</text:p>
          </table:table-cell>
          <table:table-cell table:style-name="ce45" table:formula="of:=[.D24]-[.G24]" office:value-type="float" office:value="3.304" calcext:value-type="float">
            <text:p>3,304</text:p>
          </table:table-cell>
          <table:table-cell table:style-name="ce36" table:formula="of:=IF([.J24];[.M23]+[.G24]-[.J24];[.M23])" office:value-type="float" office:value="-1.00100000000003" calcext:value-type="float">
            <text:p>-1,001</text:p>
          </table:table-cell>
          <table:table-cell table:style-name="ce32" table:formula="of:=[.N23]+[.B24]-[.E24]" office:value-type="float" office:value="18.027" calcext:value-type="float">
            <text:p>18,027</text:p>
          </table:table-cell>
          <table:table-cell table:style-name="ce45" table:formula="of:=[.B24]-[.E24]" office:value-type="float" office:value="3.442" calcext:value-type="float">
            <text:p>3,442</text:p>
          </table:table-cell>
          <table:table-cell table:style-name="ce36" table:formula="of:=IF([.H24];[.P23]+[.E24]-[.H24];[.P23])" office:value-type="float" office:value="-3.71599999999999" calcext:value-type="float">
            <text:p>-3,716</text:p>
          </table:table-cell>
          <table:table-cell table:style-name="ce45" table:formula="of:=[.Q23]+[.C24]-[.F24]" office:value-type="float" office:value="2.09799999999998" calcext:value-type="float">
            <text:p>2,098</text:p>
          </table:table-cell>
          <table:table-cell table:style-name="ce45" table:formula="of:=[.C24]-[.F24]" office:value-type="float" office:value="3.164" calcext:value-type="float">
            <text:p>3,164</text:p>
          </table:table-cell>
          <table:table-cell table:style-name="ce36" table:formula="of:=IF([.I24];[.S23]+[.F24]-[.I24];[.S23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_3-norm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7.366" calcext:value-type="float">
            <text:p>67,366</text:p>
          </table:table-cell>
          <table:table-cell table:style-name="ce28" office:value-type="float" office:value="65.522" calcext:value-type="float">
            <text:p>65,522</text:p>
          </table:table-cell>
          <table:table-cell table:style-name="ce31" office:value-type="float" office:value="61.639" calcext:value-type="float">
            <text:p>61,639</text:p>
          </table:table-cell>
          <table:table-cell table:style-name="ce17" office:value-type="float" office:value="16.97" calcext:value-type="float">
            <text:p>16,970</text:p>
          </table:table-cell>
          <table:table-cell table:style-name="ce35" office:value-type="float" office:value="39.305" calcext:value-type="float">
            <text:p>39,305</text:p>
          </table:table-cell>
          <table:table-cell table:style-name="ce21"/>
          <table:table-cell table:style-name="ce12"/>
          <table:table-cell table:style-name="ce36"/>
          <table:table-cell table:style-name="ce32" table:formula="of:=[.K24]+[.D25]-[.G25]" office:value-type="float" office:value="36.282" calcext:value-type="float">
            <text:p>36,282</text:p>
          </table:table-cell>
          <table:table-cell table:style-name="ce45" table:formula="of:=[.D25]-[.G25]" office:value-type="float" office:value="26.217" calcext:value-type="float">
            <text:p>26,217</text:p>
          </table:table-cell>
          <table:table-cell table:style-name="ce36" table:formula="of:=IF([.J25];[.M24]+[.G25]-[.J25];[.M24])" office:value-type="float" office:value="-1.00100000000003" calcext:value-type="float">
            <text:p>-1,001</text:p>
          </table:table-cell>
          <table:table-cell table:style-name="ce32" table:formula="of:=[.N24]+[.B25]-[.E25]" office:value-type="float" office:value="20.066" calcext:value-type="float">
            <text:p>20,066</text:p>
          </table:table-cell>
          <table:table-cell table:style-name="ce45" table:formula="of:=[.B25]-[.E25]" office:value-type="float" office:value="2.03899999999999" calcext:value-type="float">
            <text:p>2,039</text:p>
          </table:table-cell>
          <table:table-cell table:style-name="ce36" table:formula="of:=IF([.H25];[.P24]+[.E25]-[.H25];[.P24])" office:value-type="float" office:value="-3.71599999999999" calcext:value-type="float">
            <text:p>-3,716</text:p>
          </table:table-cell>
          <table:table-cell table:style-name="ce45" table:formula="of:=[.Q24]+[.C25]-[.F25]" office:value-type="float" office:value="52.494" calcext:value-type="float">
            <text:p>52,494</text:p>
          </table:table-cell>
          <table:table-cell table:style-name="ce45" table:formula="of:=[.C25]-[.F25]" office:value-type="float" office:value="50.396" calcext:value-type="float">
            <text:p>50,396</text:p>
          </table:table-cell>
          <table:table-cell table:style-name="ce36" table:formula="of:=IF([.I25];[.S24]+[.F25]-[.I25];[.S24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_7-norm</text:p>
          </table:table-cell>
          <table:table-cell table:style-name="ce21" office:value-type="float" office:value="61.821" calcext:value-type="float">
            <text:p>61,821</text:p>
          </table:table-cell>
          <table:table-cell office:value-type="float" office:value="67.722" calcext:value-type="float">
            <text:p>67,722</text:p>
          </table:table-cell>
          <table:table-cell table:style-name="ce28" office:value-type="float" office:value="64.771" calcext:value-type="float">
            <text:p>64,771</text:p>
          </table:table-cell>
          <table:table-cell table:style-name="ce31" office:value-type="float" office:value="63.587" calcext:value-type="float">
            <text:p>63,587</text:p>
          </table:table-cell>
          <table:table-cell table:style-name="ce17" office:value-type="float" office:value="68.394" calcext:value-type="float">
            <text:p>68,394</text:p>
          </table:table-cell>
          <table:table-cell table:style-name="ce35" office:value-type="float" office:value="65.99" calcext:value-type="float">
            <text:p>65,990</text:p>
          </table:table-cell>
          <table:table-cell table:style-name="ce21"/>
          <table:table-cell table:style-name="ce12"/>
          <table:table-cell table:style-name="ce36"/>
          <table:table-cell table:style-name="ce32" table:formula="of:=[.K25]+[.D26]-[.G26]" office:value-type="float" office:value="35.063" calcext:value-type="float">
            <text:p>35,063</text:p>
          </table:table-cell>
          <table:table-cell table:style-name="ce45" table:formula="of:=[.D26]-[.G26]" office:value-type="float" office:value="-1.21899999999999" calcext:value-type="float">
            <text:p>-1,219</text:p>
          </table:table-cell>
          <table:table-cell table:style-name="ce36" table:formula="of:=IF([.J26];[.M25]+[.G26]-[.J26];[.M25])" office:value-type="float" office:value="-1.00100000000003" calcext:value-type="float">
            <text:p>-1,001</text:p>
          </table:table-cell>
          <table:table-cell table:style-name="ce32" table:formula="of:=[.N25]+[.B26]-[.E26]" office:value-type="float" office:value="18.3" calcext:value-type="float">
            <text:p>18,300</text:p>
          </table:table-cell>
          <table:table-cell table:style-name="ce45" table:formula="of:=[.B26]-[.E26]" office:value-type="float" office:value="-1.76600000000001" calcext:value-type="float">
            <text:p>-1,766</text:p>
          </table:table-cell>
          <table:table-cell table:style-name="ce36" table:formula="of:=IF([.H26];[.P25]+[.E26]-[.H26];[.P25])" office:value-type="float" office:value="-3.71599999999999" calcext:value-type="float">
            <text:p>-3,716</text:p>
          </table:table-cell>
          <table:table-cell table:style-name="ce45" table:formula="of:=[.Q25]+[.C26]-[.F26]" office:value-type="float" office:value="51.822" calcext:value-type="float">
            <text:p>51,822</text:p>
          </table:table-cell>
          <table:table-cell table:style-name="ce45" table:formula="of:=[.C26]-[.F26]" office:value-type="float" office:value="-0.672000000000011" calcext:value-type="float">
            <text:p>-0,672</text:p>
          </table:table-cell>
          <table:table-cell table:style-name="ce36" table:formula="of:=IF([.I26];[.S25]+[.F26]-[.I26];[.S25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_15-norm</text:p>
          </table:table-cell>
          <table:table-cell table:style-name="ce21" office:value-type="float" office:value="59.964" calcext:value-type="float">
            <text:p>59,964</text:p>
          </table:table-cell>
          <table:table-cell office:value-type="float" office:value="69.343" calcext:value-type="float">
            <text:p>69,343</text:p>
          </table:table-cell>
          <table:table-cell table:style-name="ce28" office:value-type="float" office:value="64.654" calcext:value-type="float">
            <text:p>64,654</text:p>
          </table:table-cell>
          <table:table-cell table:style-name="ce31" office:value-type="float" office:value="60.054" calcext:value-type="float">
            <text:p>60,054</text:p>
          </table:table-cell>
          <table:table-cell table:style-name="ce17" office:value-type="float" office:value="68.275" calcext:value-type="float">
            <text:p>68,275</text:p>
          </table:table-cell>
          <table:table-cell table:style-name="ce35" office:value-type="float" office:value="64.165" calcext:value-type="float">
            <text:p>64,165</text:p>
          </table:table-cell>
          <table:table-cell table:style-name="ce32"/>
          <table:table-cell table:style-name="ce12"/>
          <table:table-cell table:style-name="ce36"/>
          <table:table-cell table:style-name="ce33" table:formula="of:=[.K26]+[.D27]-[.G27]" office:value-type="float" office:value="35.552" calcext:value-type="float">
            <text:p>35,552</text:p>
          </table:table-cell>
          <table:table-cell table:style-name="ce34" table:formula="of:=[.D27]-[.G27]" office:value-type="float" office:value="0.48899999999999" calcext:value-type="float">
            <text:p>0,489</text:p>
          </table:table-cell>
          <table:table-cell table:style-name="ce37" table:formula="of:=IF([.J27];[.M26]+[.G27]-[.J27];[.M26])" office:value-type="float" office:value="-1.00100000000003" calcext:value-type="float">
            <text:p>-1,001</text:p>
          </table:table-cell>
          <table:table-cell table:style-name="ce33" table:formula="of:=[.N26]+[.B27]-[.E27]" office:value-type="float" office:value="18.21" calcext:value-type="float">
            <text:p>18,210</text:p>
          </table:table-cell>
          <table:table-cell table:style-name="ce34" table:formula="of:=[.B27]-[.E27]" office:value-type="float" office:value="-0.0900000000000034" calcext:value-type="float">
            <text:p>-0,090</text:p>
          </table:table-cell>
          <table:table-cell table:style-name="ce37" table:formula="of:=IF([.H27];[.P26]+[.E27]-[.H27];[.P26])" office:value-type="float" office:value="-3.71599999999999" calcext:value-type="float">
            <text:p>-3,716</text:p>
          </table:table-cell>
          <table:table-cell table:style-name="ce34" table:formula="of:=[.Q26]+[.C27]-[.F27]" office:value-type="float" office:value="52.89" calcext:value-type="float">
            <text:p>52,890</text:p>
          </table:table-cell>
          <table:table-cell table:style-name="ce34" table:formula="of:=[.C27]-[.F27]" office:value-type="float" office:value="1.068" calcext:value-type="float">
            <text:p>1,068</text:p>
          </table:table-cell>
          <table:table-cell table:style-name="ce37" table:formula="of:=IF([.I27];[.S26]+[.F27]-[.I27];[.S26])" office:value-type="float" office:value="13.763" calcext:value-type="float">
            <text:p>13,76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5BAR-norm-MIN_LOSS</text:p>
          </table:table-cell>
          <table:table-cell table:style-name="ce21" office:value-type="float" office:value="58.786" calcext:value-type="float">
            <text:p>58,786</text:p>
          </table:table-cell>
          <table:table-cell office:value-type="float" office:value="69.502" calcext:value-type="float">
            <text:p>69,502</text:p>
          </table:table-cell>
          <table:table-cell table:style-name="ce28" office:value-type="float" office:value="64.144" calcext:value-type="float">
            <text:p>64,144</text:p>
          </table:table-cell>
          <table:table-cell table:style-name="ce31" office:value-type="float" office:value="62.953" calcext:value-type="float">
            <text:p>62,953</text:p>
          </table:table-cell>
          <table:table-cell table:style-name="ce17" office:value-type="float" office:value="67.524" calcext:value-type="float">
            <text:p>67,524</text:p>
          </table:table-cell>
          <table:table-cell table:style-name="ce35" office:value-type="float" office:value="65.238" calcext:value-type="float">
            <text:p>65,238</text:p>
          </table:table-cell>
          <table:table-cell table:style-name="ce32"/>
          <table:table-cell table:style-name="ce12" office:value-type="float" office:value="67.168" calcext:value-type="float">
            <text:p>67,168</text:p>
          </table:table-cell>
          <table:table-cell table:style-name="ce36" office:value-type="float" office:value="67.168" calcext:value-type="float">
            <text:p>67,168</text:p>
          </table:table-cell>
          <table:table-cell table:style-name="ce32" table:formula="of:=[.K27]+[.D28]-[.G28]" office:value-type="float" office:value="34.458" calcext:value-type="float">
            <text:p>34,458</text:p>
          </table:table-cell>
          <table:table-cell table:style-name="ce45" table:formula="of:=[.D28]-[.G28]" office:value-type="float" office:value="-1.09399999999999" calcext:value-type="float">
            <text:p>-1,094</text:p>
          </table:table-cell>
          <table:table-cell table:style-name="ce36" table:formula="of:=IF([.J28];[.M27]+[.G28]-[.J28];[.M27])" office:value-type="float" office:value="-2.93100000000004" calcext:value-type="float">
            <text:p>-2,931</text:p>
          </table:table-cell>
          <table:table-cell table:style-name="ce32" table:formula="of:=[.N27]+[.B28]-[.E28]" office:value-type="float" office:value="14.043" calcext:value-type="float">
            <text:p>14,043</text:p>
          </table:table-cell>
          <table:table-cell table:style-name="ce45" table:formula="of:=[.B28]-[.E28]" office:value-type="float" office:value="-4.167" calcext:value-type="float">
            <text:p>-4,167</text:p>
          </table:table-cell>
          <table:table-cell table:style-name="ce36" table:formula="of:=IF([.H28];[.P27]+[.E28]-[.H28];[.P27])" office:value-type="float" office:value="-3.71599999999999" calcext:value-type="float">
            <text:p>-3,716</text:p>
          </table:table-cell>
          <table:table-cell table:style-name="ce45" table:formula="of:=[.Q27]+[.C28]-[.F28]" office:value-type="float" office:value="54.868" calcext:value-type="float">
            <text:p>54,868</text:p>
          </table:table-cell>
          <table:table-cell table:style-name="ce45" table:formula="of:=[.C28]-[.F28]" office:value-type="float" office:value="1.97799999999999" calcext:value-type="float">
            <text:p>1,978</text:p>
          </table:table-cell>
          <table:table-cell table:style-name="ce36" table:formula="of:=IF([.I28];[.S27]+[.F28]-[.I28];[.S27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orm</text:p>
          </table:table-cell>
          <table:table-cell table:style-name="ce21" office:value-type="float" office:value="53.85" calcext:value-type="float">
            <text:p>53,850</text:p>
          </table:table-cell>
          <table:table-cell office:value-type="float" office:value="71.4" calcext:value-type="float">
            <text:p>71,400</text:p>
          </table:table-cell>
          <table:table-cell table:style-name="ce28" office:value-type="float" office:value="62.625" calcext:value-type="float">
            <text:p>62,625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70.253" calcext:value-type="float">
            <text:p>70,253</text:p>
          </table:table-cell>
          <table:table-cell table:style-name="ce35" office:value-type="float" office:value="62.98" calcext:value-type="float">
            <text:p>62,980</text:p>
          </table:table-cell>
          <table:table-cell table:style-name="ce21"/>
          <table:table-cell table:style-name="ce12"/>
          <table:table-cell table:style-name="ce36"/>
          <table:table-cell table:style-name="ce32" table:formula="of:=[.K28]+[.D29]-[.G29]" office:value-type="float" office:value="34.103" calcext:value-type="float">
            <text:p>34,103</text:p>
          </table:table-cell>
          <table:table-cell table:style-name="ce45" table:formula="of:=[.D29]-[.G29]" office:value-type="float" office:value="-0.354999999999997" calcext:value-type="float">
            <text:p>-0,355</text:p>
          </table:table-cell>
          <table:table-cell table:style-name="ce36" table:formula="of:=IF([.J29];[.M28]+[.G29]-[.J29];[.M28])" office:value-type="float" office:value="-2.93100000000004" calcext:value-type="float">
            <text:p>-2,931</text:p>
          </table:table-cell>
          <table:table-cell table:style-name="ce32" table:formula="of:=[.N28]+[.B29]-[.E29]" office:value-type="float" office:value="12.186" calcext:value-type="float">
            <text:p>12,186</text:p>
          </table:table-cell>
          <table:table-cell table:style-name="ce45" table:formula="of:=[.B29]-[.E29]" office:value-type="float" office:value="-1.857" calcext:value-type="float">
            <text:p>-1,857</text:p>
          </table:table-cell>
          <table:table-cell table:style-name="ce36" table:formula="of:=IF([.H29];[.P28]+[.E29]-[.H29];[.P28])" office:value-type="float" office:value="-3.71599999999999" calcext:value-type="float">
            <text:p>-3,716</text:p>
          </table:table-cell>
          <table:table-cell table:style-name="ce45" table:formula="of:=[.Q28]+[.C29]-[.F29]" office:value-type="float" office:value="56.015" calcext:value-type="float">
            <text:p>56,015</text:p>
          </table:table-cell>
          <table:table-cell table:style-name="ce45" table:formula="of:=[.C29]-[.F29]" office:value-type="float" office:value="1.14700000000001" calcext:value-type="float">
            <text:p>1,147</text:p>
          </table:table-cell>
          <table:table-cell table:style-name="ce36" table:formula="of:=IF([.I29];[.S28]+[.F29]-[.I29];[.S28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17BAR_ABS-norm</text:p>
          </table:table-cell>
          <table:table-cell table:style-name="ce21" office:value-type="float" office:value="59.149" calcext:value-type="float">
            <text:p>59,149</text:p>
          </table:table-cell>
          <table:table-cell office:value-type="float" office:value="65.902" calcext:value-type="float">
            <text:p>65,902</text:p>
          </table:table-cell>
          <table:table-cell table:style-name="ce28" office:value-type="float" office:value="62.525" calcext:value-type="float">
            <text:p>62,525</text:p>
          </table:table-cell>
          <table:table-cell table:style-name="ce31" office:value-type="float" office:value="59.33" calcext:value-type="float">
            <text:p>59,330</text:p>
          </table:table-cell>
          <table:table-cell table:style-name="ce17" office:value-type="float" office:value="63.568" calcext:value-type="float">
            <text:p>63,568</text:p>
          </table:table-cell>
          <table:table-cell table:style-name="ce35" office:value-type="float" office:value="61.449" calcext:value-type="float">
            <text:p>61,449</text:p>
          </table:table-cell>
          <table:table-cell table:style-name="ce32"/>
          <table:table-cell table:style-name="ce12"/>
          <table:table-cell table:style-name="ce36"/>
          <table:table-cell table:style-name="ce32" table:formula="of:=[.K29]+[.D30]-[.G30]" office:value-type="float" office:value="35.179" calcext:value-type="float">
            <text:p>35,179</text:p>
          </table:table-cell>
          <table:table-cell table:style-name="ce45" table:formula="of:=[.D30]-[.G30]" office:value-type="float" office:value="1.076" calcext:value-type="float">
            <text:p>1,076</text:p>
          </table:table-cell>
          <table:table-cell table:style-name="ce36" table:formula="of:=IF([.J30];[.M29]+[.G30]-[.J30];[.M29])" office:value-type="float" office:value="-2.93100000000004" calcext:value-type="float">
            <text:p>-2,931</text:p>
          </table:table-cell>
          <table:table-cell table:style-name="ce32" table:formula="of:=[.N29]+[.B30]-[.E30]" office:value-type="float" office:value="12.005" calcext:value-type="float">
            <text:p>12,005</text:p>
          </table:table-cell>
          <table:table-cell table:style-name="ce45" table:formula="of:=[.B30]-[.E30]" office:value-type="float" office:value="-0.180999999999997" calcext:value-type="float">
            <text:p>-0,181</text:p>
          </table:table-cell>
          <table:table-cell table:style-name="ce36" table:formula="of:=IF([.H30];[.P29]+[.E30]-[.H30];[.P29])" office:value-type="float" office:value="-3.71599999999999" calcext:value-type="float">
            <text:p>-3,716</text:p>
          </table:table-cell>
          <table:table-cell table:style-name="ce45" table:formula="of:=[.Q29]+[.C30]-[.F30]" office:value-type="float" office:value="58.349" calcext:value-type="float">
            <text:p>58,349</text:p>
          </table:table-cell>
          <table:table-cell table:style-name="ce45" table:formula="of:=[.C30]-[.F30]" office:value-type="float" office:value="2.334" calcext:value-type="float">
            <text:p>2,334</text:p>
          </table:table-cell>
          <table:table-cell table:style-name="ce36" table:formula="of:=IF([.I30];[.S29]+[.F30]-[.I30];[.S29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3BAR_ABS-norm-MIN_LOSS</text:p>
          </table:table-cell>
          <table:table-cell table:style-name="ce21" office:value-type="float" office:value="63.089" calcext:value-type="float">
            <text:p>63,089</text:p>
          </table:table-cell>
          <table:table-cell office:value-type="float" office:value="61.036" calcext:value-type="float">
            <text:p>61,036</text:p>
          </table:table-cell>
          <table:table-cell table:style-name="ce28" office:value-type="float" office:value="62.063" calcext:value-type="float">
            <text:p>62,063</text:p>
          </table:table-cell>
          <table:table-cell table:style-name="ce31" office:value-type="float" office:value="62.002" calcext:value-type="float">
            <text:p>62,002</text:p>
          </table:table-cell>
          <table:table-cell table:style-name="ce17" office:value-type="float" office:value="61.669" calcext:value-type="float">
            <text:p>61,669</text:p>
          </table:table-cell>
          <table:table-cell table:style-name="ce35" office:value-type="float" office:value="61.836" calcext:value-type="float">
            <text:p>61,836</text:p>
          </table:table-cell>
          <table:table-cell table:style-name="ce32"/>
          <table:table-cell table:style-name="ce12"/>
          <table:table-cell table:style-name="ce36"/>
          <table:table-cell table:style-name="ce32" table:formula="of:=[.K30]+[.D31]-[.G31]" office:value-type="float" office:value="35.406" calcext:value-type="float">
            <text:p>35,406</text:p>
          </table:table-cell>
          <table:table-cell table:style-name="ce45" table:formula="of:=[.D31]-[.G31]" office:value-type="float" office:value="0.227000000000004" calcext:value-type="float">
            <text:p>0,227</text:p>
          </table:table-cell>
          <table:table-cell table:style-name="ce36" table:formula="of:=IF([.J31];[.M30]+[.G31]-[.J31];[.M30])" office:value-type="float" office:value="-2.93100000000004" calcext:value-type="float">
            <text:p>-2,931</text:p>
          </table:table-cell>
          <table:table-cell table:style-name="ce32" table:formula="of:=[.N30]+[.B31]-[.E31]" office:value-type="float" office:value="13.092" calcext:value-type="float">
            <text:p>13,092</text:p>
          </table:table-cell>
          <table:table-cell table:style-name="ce45" table:formula="of:=[.B31]-[.E31]" office:value-type="float" office:value="1.087" calcext:value-type="float">
            <text:p>1,087</text:p>
          </table:table-cell>
          <table:table-cell table:style-name="ce36" table:formula="of:=IF([.H31];[.P30]+[.E31]-[.H31];[.P30])" office:value-type="float" office:value="-3.71599999999999" calcext:value-type="float">
            <text:p>-3,716</text:p>
          </table:table-cell>
          <table:table-cell table:style-name="ce45" table:formula="of:=[.Q30]+[.C31]-[.F31]" office:value-type="float" office:value="57.716" calcext:value-type="float">
            <text:p>57,716</text:p>
          </table:table-cell>
          <table:table-cell table:style-name="ce45" table:formula="of:=[.C31]-[.F31]" office:value-type="float" office:value="-0.632999999999996" calcext:value-type="float">
            <text:p>-0,633</text:p>
          </table:table-cell>
          <table:table-cell table:style-name="ce36" table:formula="of:=IF([.I31];[.S30]+[.F31]-[.I31];[.S30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_3-norm-MIN_LOSS</text:p>
          </table:table-cell>
          <table:table-cell table:style-name="ce21" office:value-type="float" office:value="59.556" calcext:value-type="float">
            <text:p>59,556</text:p>
          </table:table-cell>
          <table:table-cell office:value-type="float" office:value="63.172" calcext:value-type="float">
            <text:p>63,172</text:p>
          </table:table-cell>
          <table:table-cell table:style-name="ce28" office:value-type="float" office:value="61.364" calcext:value-type="float">
            <text:p>61,364</text:p>
          </table:table-cell>
          <table:table-cell table:style-name="ce31" office:value-type="float" office:value="59.013" calcext:value-type="float">
            <text:p>59,013</text:p>
          </table:table-cell>
          <table:table-cell table:style-name="ce17" office:value-type="float" office:value="16.179" calcext:value-type="float">
            <text:p>16,179</text:p>
          </table:table-cell>
          <table:table-cell table:style-name="ce35" office:value-type="float" office:value="37.596" calcext:value-type="float">
            <text:p>37,596</text:p>
          </table:table-cell>
          <table:table-cell table:style-name="ce21"/>
          <table:table-cell table:style-name="ce12"/>
          <table:table-cell table:style-name="ce36"/>
          <table:table-cell table:style-name="ce32" table:formula="of:=[.K31]+[.D32]-[.G32]" office:value-type="float" office:value="59.174" calcext:value-type="float">
            <text:p>59,174</text:p>
          </table:table-cell>
          <table:table-cell table:style-name="ce45" table:formula="of:=[.D32]-[.G32]" office:value-type="float" office:value="23.768" calcext:value-type="float">
            <text:p>23,768</text:p>
          </table:table-cell>
          <table:table-cell table:style-name="ce36" table:formula="of:=IF([.J32];[.M31]+[.G32]-[.J32];[.M31])" office:value-type="float" office:value="-2.93100000000004" calcext:value-type="float">
            <text:p>-2,931</text:p>
          </table:table-cell>
          <table:table-cell table:style-name="ce32" table:formula="of:=[.N31]+[.B32]-[.E32]" office:value-type="float" office:value="13.635" calcext:value-type="float">
            <text:p>13,635</text:p>
          </table:table-cell>
          <table:table-cell table:style-name="ce45" table:formula="of:=[.B32]-[.E32]" office:value-type="float" office:value="0.542999999999999" calcext:value-type="float">
            <text:p>0,543</text:p>
          </table:table-cell>
          <table:table-cell table:style-name="ce36" table:formula="of:=IF([.H32];[.P31]+[.E32]-[.H32];[.P31])" office:value-type="float" office:value="-3.71599999999999" calcext:value-type="float">
            <text:p>-3,716</text:p>
          </table:table-cell>
          <table:table-cell table:style-name="ce45" table:formula="of:=[.Q31]+[.C32]-[.F32]" office:value-type="float" office:value="104.709" calcext:value-type="float">
            <text:p>104,709</text:p>
          </table:table-cell>
          <table:table-cell table:style-name="ce45" table:formula="of:=[.C32]-[.F32]" office:value-type="float" office:value="46.993" calcext:value-type="float">
            <text:p>46,993</text:p>
          </table:table-cell>
          <table:table-cell table:style-name="ce36" table:formula="of:=IF([.I32];[.S31]+[.F32]-[.I32];[.S31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CUM_DIFF-norm</text:p>
          </table:table-cell>
          <table:table-cell table:style-name="ce21" office:value-type="float" office:value="56.793" calcext:value-type="float">
            <text:p>56,793</text:p>
          </table:table-cell>
          <table:table-cell office:value-type="float" office:value="65.625" calcext:value-type="float">
            <text:p>65,625</text:p>
          </table:table-cell>
          <table:table-cell table:style-name="ce28" office:value-type="float" office:value="61.209" calcext:value-type="float">
            <text:p>61,209</text:p>
          </table:table-cell>
          <table:table-cell table:style-name="ce31" office:value-type="float" office:value="55.978" calcext:value-type="float">
            <text:p>55,978</text:p>
          </table:table-cell>
          <table:table-cell table:style-name="ce17" office:value-type="float" office:value="63.172" calcext:value-type="float">
            <text:p>63,172</text:p>
          </table:table-cell>
          <table:table-cell table:style-name="ce35" office:value-type="float" office:value="59.575" calcext:value-type="float">
            <text:p>59,575</text:p>
          </table:table-cell>
          <table:table-cell table:style-name="ce32"/>
          <table:table-cell table:style-name="ce12"/>
          <table:table-cell table:style-name="ce36"/>
          <table:table-cell table:style-name="ce32" table:formula="of:=[.K32]+[.D33]-[.G33]" office:value-type="float" office:value="60.808" calcext:value-type="float">
            <text:p>60,808</text:p>
          </table:table-cell>
          <table:table-cell table:style-name="ce45" table:formula="of:=[.D33]-[.G33]" office:value-type="float" office:value="1.634" calcext:value-type="float">
            <text:p>1,634</text:p>
          </table:table-cell>
          <table:table-cell table:style-name="ce36" table:formula="of:=IF([.J33];[.M32]+[.G33]-[.J33];[.M32])" office:value-type="float" office:value="-2.93100000000004" calcext:value-type="float">
            <text:p>-2,931</text:p>
          </table:table-cell>
          <table:table-cell table:style-name="ce32" table:formula="of:=[.N32]+[.B33]-[.E33]" office:value-type="float" office:value="14.45" calcext:value-type="float">
            <text:p>14,450</text:p>
          </table:table-cell>
          <table:table-cell table:style-name="ce45" table:formula="of:=[.B33]-[.E33]" office:value-type="float" office:value="0.814999999999998" calcext:value-type="float">
            <text:p>0,815</text:p>
          </table:table-cell>
          <table:table-cell table:style-name="ce36" table:formula="of:=IF([.H33];[.P32]+[.E33]-[.H33];[.P32])" office:value-type="float" office:value="-3.71599999999999" calcext:value-type="float">
            <text:p>-3,716</text:p>
          </table:table-cell>
          <table:table-cell table:style-name="ce45" table:formula="of:=[.Q32]+[.C33]-[.F33]" office:value-type="float" office:value="107.162" calcext:value-type="float">
            <text:p>107,162</text:p>
          </table:table-cell>
          <table:table-cell table:style-name="ce45" table:formula="of:=[.C33]-[.F33]" office:value-type="float" office:value="2.453" calcext:value-type="float">
            <text:p>2,453</text:p>
          </table:table-cell>
          <table:table-cell table:style-name="ce36" table:formula="of:=IF([.I33];[.S32]+[.F33]-[.I33];[.S32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ormXY-MIN_LOSS</text:p>
          </table:table-cell>
          <table:table-cell table:style-name="ce21" office:value-type="float" office:value="55.933" calcext:value-type="float">
            <text:p>55,933</text:p>
          </table:table-cell>
          <table:table-cell office:value-type="float" office:value="65.823" calcext:value-type="float">
            <text:p>65,823</text:p>
          </table:table-cell>
          <table:table-cell table:style-name="ce28" office:value-type="float" office:value="60.878" calcext:value-type="float">
            <text:p>60,878</text:p>
          </table:table-cell>
          <table:table-cell table:style-name="ce31" office:value-type="float" office:value="64.312" calcext:value-type="float">
            <text:p>64,312</text:p>
          </table:table-cell>
          <table:table-cell table:style-name="ce17" office:value-type="float" office:value="64.201" calcext:value-type="float">
            <text:p>64,201</text:p>
          </table:table-cell>
          <table:table-cell table:style-name="ce35" office:value-type="float" office:value="64.256" calcext:value-type="float">
            <text:p>64,256</text:p>
          </table:table-cell>
          <table:table-cell table:style-name="ce12" table:number-columns-repeated="2"/>
          <table:table-cell table:style-name="ce36"/>
          <table:table-cell table:style-name="ce32" table:formula="of:=[.K33]+[.D34]-[.G34]" office:value-type="float" office:value="57.43" calcext:value-type="float">
            <text:p>57,430</text:p>
          </table:table-cell>
          <table:table-cell table:style-name="ce45" table:formula="of:=[.D34]-[.G34]" office:value-type="float" office:value="-3.378" calcext:value-type="float">
            <text:p>-3,378</text:p>
          </table:table-cell>
          <table:table-cell table:style-name="ce36" table:formula="of:=IF([.J34];[.M33]+[.G34]-[.J34];[.M33])" office:value-type="float" office:value="-2.93100000000004" calcext:value-type="float">
            <text:p>-2,931</text:p>
          </table:table-cell>
          <table:table-cell table:style-name="ce32" table:formula="of:=[.N33]+[.B34]-[.E34]" office:value-type="float" office:value="6.07099999999997" calcext:value-type="float">
            <text:p>6,071</text:p>
          </table:table-cell>
          <table:table-cell table:style-name="ce45" table:formula="of:=[.B34]-[.E34]" office:value-type="float" office:value="-8.379" calcext:value-type="float">
            <text:p>-8,379</text:p>
          </table:table-cell>
          <table:table-cell table:style-name="ce36" table:formula="of:=IF([.H34];[.P33]+[.E34]-[.H34];[.P33])" office:value-type="float" office:value="-3.71599999999999" calcext:value-type="float">
            <text:p>-3,716</text:p>
          </table:table-cell>
          <table:table-cell table:style-name="ce45" table:formula="of:=[.Q33]+[.C34]-[.F34]" office:value-type="float" office:value="108.784" calcext:value-type="float">
            <text:p>108,784</text:p>
          </table:table-cell>
          <table:table-cell table:style-name="ce45" table:formula="of:=[.C34]-[.F34]" office:value-type="float" office:value="1.622" calcext:value-type="float">
            <text:p>1,622</text:p>
          </table:table-cell>
          <table:table-cell table:style-name="ce36" table:formula="of:=IF([.I34];[.S33]+[.F34]-[.I34];[.S33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-norm</text:p>
          </table:table-cell>
          <table:table-cell table:style-name="ce21" office:value-type="float" office:value="59.601" calcext:value-type="float">
            <text:p>59,601</text:p>
          </table:table-cell>
          <table:table-cell office:value-type="float" office:value="61.551" calcext:value-type="float">
            <text:p>61,551</text:p>
          </table:table-cell>
          <table:table-cell table:style-name="ce28" office:value-type="float" office:value="60.576" calcext:value-type="float">
            <text:p>60,576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4.241" calcext:value-type="float">
            <text:p>14,241</text:p>
          </table:table-cell>
          <table:table-cell table:style-name="ce35" office:value-type="float" office:value="16.541" calcext:value-type="float">
            <text:p>16,541</text:p>
          </table:table-cell>
          <table:table-cell table:style-name="ce21"/>
          <table:table-cell table:style-name="ce12"/>
          <table:table-cell table:style-name="ce36"/>
          <table:table-cell table:style-name="ce32" table:formula="of:=[.K34]+[.D35]-[.G35]" office:value-type="float" office:value="101.465" calcext:value-type="float">
            <text:p>101,465</text:p>
          </table:table-cell>
          <table:table-cell table:style-name="ce45" table:formula="of:=[.D35]-[.G35]" office:value-type="float" office:value="44.035" calcext:value-type="float">
            <text:p>44,035</text:p>
          </table:table-cell>
          <table:table-cell table:style-name="ce36" table:formula="of:=IF([.J35];[.M34]+[.G35]-[.J35];[.M34])" office:value-type="float" office:value="-2.93100000000004" calcext:value-type="float">
            <text:p>-2,931</text:p>
          </table:table-cell>
          <table:table-cell table:style-name="ce32" table:formula="of:=[.N34]+[.B35]-[.E35]" office:value-type="float" office:value="46.831" calcext:value-type="float">
            <text:p>46,831</text:p>
          </table:table-cell>
          <table:table-cell table:style-name="ce45" table:formula="of:=[.B35]-[.E35]" office:value-type="float" office:value="40.76" calcext:value-type="float">
            <text:p>40,760</text:p>
          </table:table-cell>
          <table:table-cell table:style-name="ce36" table:formula="of:=IF([.H35];[.P34]+[.E35]-[.H35];[.P34])" office:value-type="float" office:value="-3.71599999999999" calcext:value-type="float">
            <text:p>-3,716</text:p>
          </table:table-cell>
          <table:table-cell table:style-name="ce45" table:formula="of:=[.Q34]+[.C35]-[.F35]" office:value-type="float" office:value="156.094" calcext:value-type="float">
            <text:p>156,094</text:p>
          </table:table-cell>
          <table:table-cell table:style-name="ce45" table:formula="of:=[.C35]-[.F35]" office:value-type="float" office:value="47.31" calcext:value-type="float">
            <text:p>47,310</text:p>
          </table:table-cell>
          <table:table-cell table:style-name="ce36" table:formula="of:=IF([.I35];[.S34]+[.F35]-[.I35];[.S34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norm</text:p>
          </table:table-cell>
          <table:table-cell table:style-name="ce21" office:value-type="float" office:value="54.982" calcext:value-type="float">
            <text:p>54,982</text:p>
          </table:table-cell>
          <table:table-cell office:value-type="float" office:value="65.071" calcext:value-type="float">
            <text:p>65,071</text:p>
          </table:table-cell>
          <table:table-cell table:style-name="ce28" office:value-type="float" office:value="60.027" calcext:value-type="float">
            <text:p>60,027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66.297" calcext:value-type="float">
            <text:p>66,297</text:p>
          </table:table-cell>
          <table:table-cell table:style-name="ce35" office:value-type="float" office:value="61.002" calcext:value-type="float">
            <text:p>61,002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313" calcext:value-type="float">
            <text:p>61,313</text:p>
          </table:table-cell>
          <table:table-cell table:style-name="ce36" office:value-type="float" office:value="61.313" calcext:value-type="float">
            <text:p>61,313</text:p>
          </table:table-cell>
          <table:table-cell table:style-name="ce32" table:formula="of:=[.K35]+[.D36]-[.G36]" office:value-type="float" office:value="100.49" calcext:value-type="float">
            <text:p>100,490</text:p>
          </table:table-cell>
          <table:table-cell table:style-name="ce45" table:formula="of:=[.D36]-[.G36]" office:value-type="float" office:value="-0.975000000000001" calcext:value-type="float">
            <text:p>-0,975</text:p>
          </table:table-cell>
          <table:table-cell table:style-name="ce36" table:formula="of:=IF([.J36];[.M35]+[.G36]-[.J36];[.M35])" office:value-type="float" office:value="-3.24200000000004" calcext:value-type="float">
            <text:p>-3,242</text:p>
          </table:table-cell>
          <table:table-cell table:style-name="ce32" table:formula="of:=[.N35]+[.B36]-[.E36]" office:value-type="float" office:value="46.106" calcext:value-type="float">
            <text:p>46,106</text:p>
          </table:table-cell>
          <table:table-cell table:style-name="ce45" table:formula="of:=[.B36]-[.E36]" office:value-type="float" office:value="-0.725000000000001" calcext:value-type="float">
            <text:p>-0,725</text:p>
          </table:table-cell>
          <table:table-cell table:style-name="ce36" table:formula="of:=IF([.H36];[.P35]+[.E36]-[.H36];[.P35])" office:value-type="float" office:value="-3.71599999999999" calcext:value-type="float">
            <text:p>-3,716</text:p>
          </table:table-cell>
          <table:table-cell table:style-name="ce45" table:formula="of:=[.Q35]+[.C36]-[.F36]" office:value-type="float" office:value="154.868" calcext:value-type="float">
            <text:p>154,868</text:p>
          </table:table-cell>
          <table:table-cell table:style-name="ce45" table:formula="of:=[.C36]-[.F36]" office:value-type="float" office:value="-1.226" calcext:value-type="float">
            <text:p>-1,226</text:p>
          </table:table-cell>
          <table:table-cell table:style-name="ce36" table:formula="of:=IF([.I36];[.S35]+[.F36]-[.I36];[.S35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5BAR_ABS-norm</text:p>
          </table:table-cell>
          <table:table-cell table:style-name="ce21" office:value-type="float" office:value="59.284" calcext:value-type="float">
            <text:p>59,284</text:p>
          </table:table-cell>
          <table:table-cell office:value-type="float" office:value="59.454" calcext:value-type="float">
            <text:p>59,454</text:p>
          </table:table-cell>
          <table:table-cell table:style-name="ce28" office:value-type="float" office:value="59.369" calcext:value-type="float">
            <text:p>59,369</text:p>
          </table:table-cell>
          <table:table-cell table:style-name="ce31" office:value-type="float" office:value="56.295" calcext:value-type="float">
            <text:p>56,295</text:p>
          </table:table-cell>
          <table:table-cell table:style-name="ce17" office:value-type="float" office:value="57.991" calcext:value-type="float">
            <text:p>57,991</text:p>
          </table:table-cell>
          <table:table-cell table:style-name="ce35" office:value-type="float" office:value="57.143" calcext:value-type="float">
            <text:p>57,143</text:p>
          </table:table-cell>
          <table:table-cell table:style-name="ce32"/>
          <table:table-cell table:style-name="ce12"/>
          <table:table-cell table:style-name="ce36"/>
          <table:table-cell table:style-name="ce32" table:formula="of:=[.K36]+[.D37]-[.G37]" office:value-type="float" office:value="102.716" calcext:value-type="float">
            <text:p>102,716</text:p>
          </table:table-cell>
          <table:table-cell table:style-name="ce45" table:formula="of:=[.D37]-[.G37]" office:value-type="float" office:value="2.226" calcext:value-type="float">
            <text:p>2,226</text:p>
          </table:table-cell>
          <table:table-cell table:style-name="ce36" table:formula="of:=IF([.J37];[.M36]+[.G37]-[.J37];[.M36])" office:value-type="float" office:value="-3.24200000000004" calcext:value-type="float">
            <text:p>-3,242</text:p>
          </table:table-cell>
          <table:table-cell table:style-name="ce32" table:formula="of:=[.N36]+[.B37]-[.E37]" office:value-type="float" office:value="49.095" calcext:value-type="float">
            <text:p>49,095</text:p>
          </table:table-cell>
          <table:table-cell table:style-name="ce45" table:formula="of:=[.B37]-[.E37]" office:value-type="float" office:value="2.989" calcext:value-type="float">
            <text:p>2,989</text:p>
          </table:table-cell>
          <table:table-cell table:style-name="ce36" table:formula="of:=IF([.H37];[.P36]+[.E37]-[.H37];[.P36])" office:value-type="float" office:value="-3.71599999999999" calcext:value-type="float">
            <text:p>-3,716</text:p>
          </table:table-cell>
          <table:table-cell table:style-name="ce45" table:formula="of:=[.Q36]+[.C37]-[.F37]" office:value-type="float" office:value="156.331" calcext:value-type="float">
            <text:p>156,331</text:p>
          </table:table-cell>
          <table:table-cell table:style-name="ce45" table:formula="of:=[.C37]-[.F37]" office:value-type="float" office:value="1.463" calcext:value-type="float">
            <text:p>1,463</text:p>
          </table:table-cell>
          <table:table-cell table:style-name="ce36" table:formula="of:=IF([.I37];[.S36]+[.F37]-[.I37];[.S36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CUM_DIFF-norm-MIN_LOSS</text:p>
          </table:table-cell>
          <table:table-cell table:style-name="ce21" office:value-type="float" office:value="54.529" calcext:value-type="float">
            <text:p>54,529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8.376" calcext:value-type="float">
            <text:p>58,376</text:p>
          </table:table-cell>
          <table:table-cell table:style-name="ce31" office:value-type="float" office:value="55.48" calcext:value-type="float">
            <text:p>55,480</text:p>
          </table:table-cell>
          <table:table-cell table:style-name="ce17" office:value-type="float" office:value="51.028" calcext:value-type="float">
            <text:p>51,028</text:p>
          </table:table-cell>
          <table:table-cell table:style-name="ce35" office:value-type="float" office:value="53.254" calcext:value-type="float">
            <text:p>53,254</text:p>
          </table:table-cell>
          <table:table-cell table:style-name="ce32"/>
          <table:table-cell table:style-name="ce12"/>
          <table:table-cell table:style-name="ce36"/>
          <table:table-cell table:style-name="ce32" table:formula="of:=[.K37]+[.D38]-[.G38]" office:value-type="float" office:value="107.838" calcext:value-type="float">
            <text:p>107,838</text:p>
          </table:table-cell>
          <table:table-cell table:style-name="ce45" table:formula="of:=[.D38]-[.G38]" office:value-type="float" office:value="5.122" calcext:value-type="float">
            <text:p>5,122</text:p>
          </table:table-cell>
          <table:table-cell table:style-name="ce36" table:formula="of:=IF([.J38];[.M37]+[.G38]-[.J38];[.M37])" office:value-type="float" office:value="-3.24200000000004" calcext:value-type="float">
            <text:p>-3,242</text:p>
          </table:table-cell>
          <table:table-cell table:style-name="ce32" table:formula="of:=[.N37]+[.B38]-[.E38]" office:value-type="float" office:value="48.144" calcext:value-type="float">
            <text:p>48,144</text:p>
          </table:table-cell>
          <table:table-cell table:style-name="ce45" table:formula="of:=[.B38]-[.E38]" office:value-type="float" office:value="-0.950999999999993" calcext:value-type="float">
            <text:p>-0,951</text:p>
          </table:table-cell>
          <table:table-cell table:style-name="ce36" table:formula="of:=IF([.H38];[.P37]+[.E38]-[.H38];[.P37])" office:value-type="float" office:value="-3.71599999999999" calcext:value-type="float">
            <text:p>-3,716</text:p>
          </table:table-cell>
          <table:table-cell table:style-name="ce45" table:formula="of:=[.Q37]+[.C38]-[.F38]" office:value-type="float" office:value="167.526" calcext:value-type="float">
            <text:p>167,526</text:p>
          </table:table-cell>
          <table:table-cell table:style-name="ce45" table:formula="of:=[.C38]-[.F38]" office:value-type="float" office:value="11.195" calcext:value-type="float">
            <text:p>11,195</text:p>
          </table:table-cell>
          <table:table-cell table:style-name="ce36" table:formula="of:=IF([.I38];[.S37]+[.F38]-[.I38];[.S37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norm-MIN_LOSS</text:p>
          </table:table-cell>
          <table:table-cell table:style-name="ce21" office:value-type="float" office:value="53.08" calcext:value-type="float">
            <text:p>53,080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7.651" calcext:value-type="float">
            <text:p>57,651</text:p>
          </table:table-cell>
          <table:table-cell table:style-name="ce31" office:value-type="float" office:value="55.661" calcext:value-type="float">
            <text:p>55,661</text:p>
          </table:table-cell>
          <table:table-cell table:style-name="ce17" office:value-type="float" office:value="54.984" calcext:value-type="float">
            <text:p>54,984</text:p>
          </table:table-cell>
          <table:table-cell table:style-name="ce35" office:value-type="float" office:value="55.323" calcext:value-type="float">
            <text:p>55,323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867" calcext:value-type="float">
            <text:p>61,867</text:p>
          </table:table-cell>
          <table:table-cell table:style-name="ce36" office:value-type="float" office:value="61.867" calcext:value-type="float">
            <text:p>61,867</text:p>
          </table:table-cell>
          <table:table-cell table:style-name="ce32" table:formula="of:=[.K38]+[.D39]-[.G39]" office:value-type="float" office:value="110.166" calcext:value-type="float">
            <text:p>110,166</text:p>
          </table:table-cell>
          <table:table-cell table:style-name="ce45" table:formula="of:=[.D39]-[.G39]" office:value-type="float" office:value="2.328" calcext:value-type="float">
            <text:p>2,328</text:p>
          </table:table-cell>
          <table:table-cell table:style-name="ce36" table:formula="of:=IF([.J39];[.M38]+[.G39]-[.J39];[.M38])" office:value-type="float" office:value="-9.78600000000004" calcext:value-type="float">
            <text:p>-9,786</text:p>
          </table:table-cell>
          <table:table-cell table:style-name="ce32" table:formula="of:=[.N38]+[.B39]-[.E39]" office:value-type="float" office:value="45.563" calcext:value-type="float">
            <text:p>45,563</text:p>
          </table:table-cell>
          <table:table-cell table:style-name="ce45" table:formula="of:=[.B39]-[.E39]" office:value-type="float" office:value="-2.581" calcext:value-type="float">
            <text:p>-2,581</text:p>
          </table:table-cell>
          <table:table-cell table:style-name="ce36" table:formula="of:=IF([.H39];[.P38]+[.E39]-[.H39];[.P38])" office:value-type="float" office:value="-3.71599999999999" calcext:value-type="float">
            <text:p>-3,716</text:p>
          </table:table-cell>
          <table:table-cell table:style-name="ce45" table:formula="of:=[.Q38]+[.C39]-[.F39]" office:value-type="float" office:value="174.765" calcext:value-type="float">
            <text:p>174,765</text:p>
          </table:table-cell>
          <table:table-cell table:style-name="ce45" table:formula="of:=[.C39]-[.F39]" office:value-type="float" office:value="7.239" calcext:value-type="float">
            <text:p>7,239</text:p>
          </table:table-cell>
          <table:table-cell table:style-name="ce36" table:formula="of:=IF([.I39];[.S38]+[.F39]-[.I39];[.S38])" office:value-type="float" office:value="12.22" calcext:value-type="float">
            <text:p>12,22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17BAR-norm-MIN_LOSS</text:p>
          </table:table-cell>
          <table:table-cell table:style-name="ce21" office:value-type="float" office:value="55.888" calcext:value-type="float">
            <text:p>55,888</text:p>
          </table:table-cell>
          <table:table-cell office:value-type="float" office:value="58.861" calcext:value-type="float">
            <text:p>58,861</text:p>
          </table:table-cell>
          <table:table-cell table:style-name="ce28" office:value-type="float" office:value="57.374" calcext:value-type="float">
            <text:p>57,374</text:p>
          </table:table-cell>
          <table:table-cell table:style-name="ce31" office:value-type="float" office:value="57.02" calcext:value-type="float">
            <text:p>57,020</text:p>
          </table:table-cell>
          <table:table-cell table:style-name="ce17" office:value-type="float" office:value="57.753" calcext:value-type="float">
            <text:p>57,753</text:p>
          </table:table-cell>
          <table:table-cell table:style-name="ce35" office:value-type="float" office:value="57.387" calcext:value-type="float">
            <text:p>57,387</text:p>
          </table:table-cell>
          <table:table-cell table:style-name="ce32"/>
          <table:table-cell table:style-name="ce12"/>
          <table:table-cell table:style-name="ce36"/>
          <table:table-cell table:style-name="ce32" table:formula="of:=[.K39]+[.D40]-[.G40]" office:value-type="float" office:value="110.153" calcext:value-type="float">
            <text:p>110,153</text:p>
          </table:table-cell>
          <table:table-cell table:style-name="ce45" table:formula="of:=[.D40]-[.G40]" office:value-type="float" office:value="-0.0129999999999981" calcext:value-type="float">
            <text:p>-0,013</text:p>
          </table:table-cell>
          <table:table-cell table:style-name="ce36"/>
          <table:table-cell table:style-name="ce32"/>
          <table:table-cell table:style-name="ce45" table:formula="of:=[.B40]-[.E40]" office:value-type="float" office:value="-1.13200000000001" calcext:value-type="float">
            <text:p>-1,132</text:p>
          </table:table-cell>
          <table:table-cell table:style-name="ce28"/>
          <table:table-cell table:style-name="ce12"/>
          <table:table-cell table:style-name="ce45" table:formula="of:=[.C40]-[.F40]" office:value-type="float" office:value="1.108" calcext:value-type="float">
            <text:p>1,108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_7-norm-MIN_LOSS</text:p>
          </table:table-cell>
          <table:table-cell table:style-name="ce21" office:value-type="float" office:value="57.428" calcext:value-type="float">
            <text:p>57,428</text:p>
          </table:table-cell>
          <table:table-cell office:value-type="float" office:value="57.12" calcext:value-type="float">
            <text:p>57,120</text:p>
          </table:table-cell>
          <table:table-cell table:style-name="ce28" office:value-type="float" office:value="57.274" calcext:value-type="float">
            <text:p>57,274</text:p>
          </table:table-cell>
          <table:table-cell table:style-name="ce31" office:value-type="float" office:value="58.514" calcext:value-type="float">
            <text:p>58,514</text:p>
          </table:table-cell>
          <table:table-cell table:style-name="ce17" office:value-type="float" office:value="53.006" calcext:value-type="float">
            <text:p>53,006</text:p>
          </table:table-cell>
          <table:table-cell table:style-name="ce35" office:value-type="float" office:value="55.76" calcext:value-type="float">
            <text:p>55,760</text:p>
          </table:table-cell>
          <table:table-cell table:style-name="ce21"/>
          <table:table-cell table:style-name="ce12"/>
          <table:table-cell table:style-name="ce36"/>
          <table:table-cell table:style-name="ce32" table:formula="of:=[.K40]+[.D41]-[.G41]" office:value-type="float" office:value="111.667" calcext:value-type="float">
            <text:p>111,667</text:p>
          </table:table-cell>
          <table:table-cell table:style-name="ce45" table:formula="of:=[.D41]-[.G41]" office:value-type="float" office:value="1.514" calcext:value-type="float">
            <text:p>1,514</text:p>
          </table:table-cell>
          <table:table-cell table:style-name="ce36"/>
          <table:table-cell table:style-name="ce32"/>
          <table:table-cell table:style-name="ce45" table:formula="of:=[.B41]-[.E41]" office:value-type="float" office:value="-1.08600000000001" calcext:value-type="float">
            <text:p>-1,086</text:p>
          </table:table-cell>
          <table:table-cell table:style-name="ce28"/>
          <table:table-cell table:style-name="ce12"/>
          <table:table-cell table:style-name="ce45" table:formula="of:=[.C41]-[.F41]" office:value-type="float" office:value="4.114" calcext:value-type="float">
            <text:p>4,114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_15-norm-MIN_LOSS</text:p>
          </table:table-cell>
          <table:table-cell table:style-name="ce21" office:value-type="float" office:value="57.473" calcext:value-type="float">
            <text:p>57,473</text:p>
          </table:table-cell>
          <table:table-cell office:value-type="float" office:value="56.804" calcext:value-type="float">
            <text:p>56,804</text:p>
          </table:table-cell>
          <table:table-cell table:style-name="ce28" office:value-type="float" office:value="57.138" calcext:value-type="float">
            <text:p>57,138</text:p>
          </table:table-cell>
          <table:table-cell table:style-name="ce31" office:value-type="float" office:value="56.476" calcext:value-type="float">
            <text:p>56,476</text:p>
          </table:table-cell>
          <table:table-cell table:style-name="ce17" office:value-type="float" office:value="54.47" calcext:value-type="float">
            <text:p>54,470</text:p>
          </table:table-cell>
          <table:table-cell table:style-name="ce35" office:value-type="float" office:value="55.473" calcext:value-type="float">
            <text:p>55,473</text:p>
          </table:table-cell>
          <table:table-cell table:style-name="ce32"/>
          <table:table-cell table:style-name="ce12"/>
          <table:table-cell table:style-name="ce36"/>
          <table:table-cell table:style-name="ce32" table:formula="of:=[.K41]+[.D42]-[.G42]" office:value-type="float" office:value="113.332" calcext:value-type="float">
            <text:p>113,332</text:p>
          </table:table-cell>
          <table:table-cell table:style-name="ce45" table:formula="of:=[.D42]-[.G42]" office:value-type="float" office:value="1.665" calcext:value-type="float">
            <text:p>1,665</text:p>
          </table:table-cell>
          <table:table-cell table:style-name="ce36"/>
          <table:table-cell table:style-name="ce32"/>
          <table:table-cell table:style-name="ce45" table:formula="of:=[.B42]-[.E42]" office:value-type="float" office:value="0.997" calcext:value-type="float">
            <text:p>0,997</text:p>
          </table:table-cell>
          <table:table-cell table:style-name="ce28"/>
          <table:table-cell table:style-name="ce12"/>
          <table:table-cell table:style-name="ce45" table:formula="of:=[.C42]-[.F42]" office:value-type="float" office:value="2.334" calcext:value-type="float">
            <text:p>2,334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17BAR_ABS-norm-MIN_LOSS</text:p>
          </table:table-cell>
          <table:table-cell table:style-name="ce21" office:value-type="float" office:value="53.351" calcext:value-type="float">
            <text:p>53,351</text:p>
          </table:table-cell>
          <table:table-cell office:value-type="float" office:value="60.087" calcext:value-type="float">
            <text:p>60,087</text:p>
          </table:table-cell>
          <table:table-cell table:style-name="ce28" office:value-type="float" office:value="56.719" calcext:value-type="float">
            <text:p>56,719</text:p>
          </table:table-cell>
          <table:table-cell table:style-name="ce31" office:value-type="float" office:value="53.986" calcext:value-type="float">
            <text:p>53,986</text:p>
          </table:table-cell>
          <table:table-cell table:style-name="ce17" office:value-type="float" office:value="55.498" calcext:value-type="float">
            <text:p>55,498</text:p>
          </table:table-cell>
          <table:table-cell table:style-name="ce35" office:value-type="float" office:value="54.742" calcext:value-type="float">
            <text:p>54,742</text:p>
          </table:table-cell>
          <table:table-cell table:style-name="ce32"/>
          <table:table-cell table:style-name="ce12"/>
          <table:table-cell table:style-name="ce36"/>
          <table:table-cell table:style-name="ce32" table:formula="of:=[.K42]+[.D43]-[.G43]" office:value-type="float" office:value="115.309" calcext:value-type="float">
            <text:p>115,309</text:p>
          </table:table-cell>
          <table:table-cell table:style-name="ce45" table:formula="of:=[.D43]-[.G43]" office:value-type="float" office:value="1.977" calcext:value-type="float">
            <text:p>1,977</text:p>
          </table:table-cell>
          <table:table-cell table:style-name="ce36"/>
          <table:table-cell table:style-name="ce32"/>
          <table:table-cell table:style-name="ce45" table:formula="of:=[.B43]-[.E43]" office:value-type="float" office:value="-0.634999999999998" calcext:value-type="float">
            <text:p>-0,635</text:p>
          </table:table-cell>
          <table:table-cell table:style-name="ce28"/>
          <table:table-cell table:style-name="ce12"/>
          <table:table-cell table:style-name="ce45" table:formula="of:=[.C43]-[.F43]" office:value-type="float" office:value="4.58900000000001" calcext:value-type="float">
            <text:p>4,589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5BAR_ABS-norm-MIN_LOSS</text:p>
          </table:table-cell>
          <table:table-cell table:style-name="ce21" office:value-type="float" office:value="52.038" calcext:value-type="float">
            <text:p>52,038</text:p>
          </table:table-cell>
          <table:table-cell office:value-type="float" office:value="58.07" calcext:value-type="float">
            <text:p>58,070</text:p>
          </table:table-cell>
          <table:table-cell table:style-name="ce28" office:value-type="float" office:value="55.054" calcext:value-type="float">
            <text:p>55,054</text:p>
          </table:table-cell>
          <table:table-cell table:style-name="ce31" office:value-type="float" office:value="53.034" calcext:value-type="float">
            <text:p>53,034</text:p>
          </table:table-cell>
          <table:table-cell table:style-name="ce17" office:value-type="float" office:value="53.877" calcext:value-type="float">
            <text:p>53,877</text:p>
          </table:table-cell>
          <table:table-cell table:style-name="ce35" office:value-type="float" office:value="53.456" calcext:value-type="float">
            <text:p>53,456</text:p>
          </table:table-cell>
          <table:table-cell table:style-name="ce32"/>
          <table:table-cell table:style-name="ce12"/>
          <table:table-cell table:style-name="ce36"/>
          <table:table-cell table:style-name="ce32" table:formula="of:=[.K43]+[.D44]-[.G44]" office:value-type="float" office:value="116.907" calcext:value-type="float">
            <text:p>116,907</text:p>
          </table:table-cell>
          <table:table-cell table:style-name="ce45" table:formula="of:=[.D44]-[.G44]" office:value-type="float" office:value="1.598" calcext:value-type="float">
            <text:p>1,598</text:p>
          </table:table-cell>
          <table:table-cell table:style-name="ce36"/>
          <table:table-cell table:style-name="ce32"/>
          <table:table-cell table:style-name="ce45" table:formula="of:=[.B44]-[.E44]" office:value-type="float" office:value="-0.996000000000002" calcext:value-type="float">
            <text:p>-0,996</text:p>
          </table:table-cell>
          <table:table-cell table:style-name="ce28"/>
          <table:table-cell table:style-name="ce12"/>
          <table:table-cell table:style-name="ce45" table:formula="of:=[.C44]-[.F44]" office:value-type="float" office:value="4.193" calcext:value-type="float">
            <text:p>4,193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orm-MIN_LOSS</text:p>
          </table:table-cell>
          <table:table-cell table:style-name="ce21" office:value-type="float" office:value="53.306" calcext:value-type="float">
            <text:p>53,306</text:p>
          </table:table-cell>
          <table:table-cell office:value-type="float" office:value="56.764" calcext:value-type="float">
            <text:p>56,764</text:p>
          </table:table-cell>
          <table:table-cell table:style-name="ce28" office:value-type="float" office:value="55.035" calcext:value-type="float">
            <text:p>55,035</text:p>
          </table:table-cell>
          <table:table-cell table:style-name="ce31" office:value-type="float" office:value="55.797" calcext:value-type="float">
            <text:p>55,797</text:p>
          </table:table-cell>
          <table:table-cell table:style-name="ce17" office:value-type="float" office:value="55.419" calcext:value-type="float">
            <text:p>55,419</text:p>
          </table:table-cell>
          <table:table-cell table:style-name="ce35" office:value-type="float" office:value="55.608" calcext:value-type="float">
            <text:p>55,608</text:p>
          </table:table-cell>
          <table:table-cell table:style-name="ce21"/>
          <table:table-cell table:style-name="ce12"/>
          <table:table-cell table:style-name="ce36"/>
          <table:table-cell table:style-name="ce32" table:formula="of:=[.K44]+[.D45]-[.G45]" office:value-type="float" office:value="116.334" calcext:value-type="float">
            <text:p>116,334</text:p>
          </table:table-cell>
          <table:table-cell table:style-name="ce45" table:formula="of:=[.D45]-[.G45]" office:value-type="float" office:value="-0.573" calcext:value-type="float">
            <text:p>-0,573</text:p>
          </table:table-cell>
          <table:table-cell table:style-name="ce36"/>
          <table:table-cell table:style-name="ce32"/>
          <table:table-cell table:style-name="ce45" table:formula="of:=[.B45]-[.E45]" office:value-type="float" office:value="-2.491" calcext:value-type="float">
            <text:p>-2,491</text:p>
          </table:table-cell>
          <table:table-cell table:style-name="ce28"/>
          <table:table-cell table:style-name="ce12"/>
          <table:table-cell table:style-name="ce45" table:formula="of:=[.C45]-[.F45]" office:value-type="float" office:value="1.34500000000001" calcext:value-type="float">
            <text:p>1,345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3L-cuda-HU_155-remove0-NEXT-norm-MIN_LOSS</text:p>
          </table:table-cell>
          <table:table-cell table:style-name="ce21" office:value-type="float" office:value="52.31" calcext:value-type="float">
            <text:p>52,310</text:p>
          </table:table-cell>
          <table:table-cell office:value-type="float" office:value="47.666" calcext:value-type="float">
            <text:p>47,666</text:p>
          </table:table-cell>
          <table:table-cell table:style-name="ce28" office:value-type="float" office:value="49.988" calcext:value-type="float">
            <text:p>49,988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35" office:value-type="float" office:value="15.67" calcext:value-type="float">
            <text:p>15,670</text:p>
          </table:table-cell>
          <table:table-cell table:style-name="ce21"/>
          <table:table-cell table:style-name="ce12"/>
          <table:table-cell table:style-name="ce36"/>
          <table:table-cell table:style-name="ce32" table:formula="of:=[.K45]+[.D46]-[.G46]" office:value-type="float" office:value="150.652" calcext:value-type="float">
            <text:p>150,652</text:p>
          </table:table-cell>
          <table:table-cell table:style-name="ce45" table:formula="of:=[.D46]-[.G46]" office:value-type="float" office:value="34.318" calcext:value-type="float">
            <text:p>34,318</text:p>
          </table:table-cell>
          <table:table-cell table:style-name="ce36"/>
          <table:table-cell table:style-name="ce32"/>
          <table:table-cell table:style-name="ce45" table:formula="of:=[.B46]-[.E46]" office:value-type="float" office:value="33.469" calcext:value-type="float">
            <text:p>33,469</text:p>
          </table:table-cell>
          <table:table-cell table:style-name="ce28"/>
          <table:table-cell table:style-name="ce12"/>
          <table:table-cell table:style-name="ce45" table:formula="of:=[.C46]-[.F46]" office:value-type="float" office:value="35.166" calcext:value-type="float">
            <text:p>35,166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2L-cuda-HU_256-MIN_LOSS</text:p>
          </table:table-cell>
          <table:table-cell table:style-name="ce21" office:value-type="float" office:value="41.486" calcext:value-type="float">
            <text:p>41,486</text:p>
          </table:table-cell>
          <table:table-cell office:value-type="float" office:value="43.631" calcext:value-type="float">
            <text:p>43,631</text:p>
          </table:table-cell>
          <table:table-cell table:style-name="ce28" office:value-type="float" office:value="42.558" calcext:value-type="float">
            <text:p>42,558</text:p>
          </table:table-cell>
          <table:table-cell table:style-name="ce32"/>
          <table:table-cell table:style-name="ce12"/>
          <table:table-cell table:style-name="ce36"/>
          <table:table-cell table:style-name="ce32"/>
          <table:table-cell table:style-name="ce12"/>
          <table:table-cell table:style-name="ce36"/>
          <table:table-cell table:style-name="ce32" table:formula="of:=[.K46]+[.D47]-[.G47]" office:value-type="float" office:value="193.21" calcext:value-type="float">
            <text:p>193,210</text:p>
          </table:table-cell>
          <table:table-cell table:style-name="ce45" table:formula="of:=[.D47]-[.G47]" office:value-type="float" office:value="42.558" calcext:value-type="float">
            <text:p>42,558</text:p>
          </table:table-cell>
          <table:table-cell table:style-name="ce36"/>
          <table:table-cell table:style-name="ce32"/>
          <table:table-cell table:style-name="ce45" table:formula="of:=[.B47]-[.E47]" office:value-type="float" office:value="41.486" calcext:value-type="float">
            <text:p>41,486</text:p>
          </table:table-cell>
          <table:table-cell table:style-name="ce49"/>
          <table:table-cell table:style-name="ce12"/>
          <table:table-cell table:style-name="ce45" table:formula="of:=[.C47]-[.F47]" office:value-type="float" office:value="43.631" calcext:value-type="float">
            <text:p>43,631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59" office:value-type="string" calcext:value-type="string">
            <text:p>det-2L-cuda-HU_256</text:p>
          </table:table-cell>
          <table:table-cell table:style-name="ce22" office:value-type="float" office:value="41.259" calcext:value-type="float">
            <text:p>41,259</text:p>
          </table:table-cell>
          <table:table-cell table:style-name="ce25" office:value-type="float" office:value="43.829" calcext:value-type="float">
            <text:p>43,829</text:p>
          </table:table-cell>
          <table:table-cell table:style-name="ce29" office:value-type="float" office:value="42.544" calcext:value-type="float">
            <text:p>42,544</text:p>
          </table:table-cell>
          <table:table-cell table:style-name="ce33"/>
          <table:table-cell table:style-name="ce34"/>
          <table:table-cell table:style-name="ce37"/>
          <table:table-cell table:style-name="ce33"/>
          <table:table-cell table:style-name="ce34"/>
          <table:table-cell table:style-name="ce37"/>
          <table:table-cell table:style-name="ce33" table:formula="of:=[.K47]+[.D48]-[.G48]" office:value-type="float" office:value="235.754" calcext:value-type="float">
            <text:p>235,754</text:p>
          </table:table-cell>
          <table:table-cell table:style-name="ce34" table:formula="of:=[.D48]-[.G48]" office:value-type="float" office:value="42.544" calcext:value-type="float">
            <text:p>42,544</text:p>
          </table:table-cell>
          <table:table-cell table:style-name="ce37"/>
          <table:table-cell table:style-name="ce33"/>
          <table:table-cell table:style-name="ce34" table:formula="of:=[.B48]-[.E48]" office:value-type="float" office:value="41.259" calcext:value-type="float">
            <text:p>41,259</text:p>
          </table:table-cell>
          <table:table-cell table:style-name="ce50"/>
          <table:table-cell table:style-name="ce34"/>
          <table:table-cell table:style-name="ce34" table:formula="of:=[.C48]-[.F48]" office:value-type="float" office:value="43.829" calcext:value-type="float">
            <text:p>43,829</text:p>
          </table:table-cell>
          <table:table-cell table:style-name="ce37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 table:number-rows-repeated="2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7"/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39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39" office:value-type="string" calcext:value-type="string">
            <text:p>AVG</text:p>
          </table:table-cell>
          <table:table-cell table:style-name="ce17" table:number-columns-repeated="6"/>
          <table:table-cell table:number-columns-repeated="1008"/>
        </table:table-row>
        <table:table-row table:style-name="ro1">
          <table:table-cell table:style-name="ce17" office:value-type="string" calcext:value-type="string">
            <text:p>mean first 28</text:p>
          </table:table-cell>
          <table:table-cell table:style-name="ce17" table:formula="of:=AVERAGE([.B7:.B28])" office:value-type="float" office:value="64.6184090909091" calcext:value-type="float">
            <text:p>64,618</text:p>
          </table:table-cell>
          <table:table-cell table:style-name="ce17" table:formula="of:=AVERAGE([.C7:.C28])" office:value-type="float" office:value="71.0443181818182" calcext:value-type="float">
            <text:p>71,044</text:p>
          </table:table-cell>
          <table:table-cell table:style-name="ce17" table:formula="of:=AVERAGE([.D7:.D28])" office:value-type="float" office:value="67.8314090909091" calcext:value-type="float">
            <text:p>67,831</text:p>
          </table:table-cell>
          <table:table-cell table:style-name="ce17" table:formula="of:=AVERAGE([.E7:.E28])" office:value-type="float" office:value="63.9800909090909" calcext:value-type="float">
            <text:p>63,980</text:p>
          </table:table-cell>
          <table:table-cell table:style-name="ce17" table:formula="of:=AVERAGE([.F7:.F28])" office:value-type="float" office:value="68.5503181818182" calcext:value-type="float">
            <text:p>68,550</text:p>
          </table:table-cell>
          <table:table-cell table:style-name="ce17" table:formula="of:=AVERAGE([.G7:.G28])" office:value-type="float" office:value="66.2651363636364" calcext:value-type="float">
            <text:p>66,265</text:p>
          </table:table-cell>
          <table:table-cell table:style-name="ce17" table:formula="of:=AVERAGE([.H7:.H28])" office:value-type="float" office:value="65.4757" calcext:value-type="float">
            <text:p>65,476</text:p>
          </table:table-cell>
          <table:table-cell table:style-name="ce17" table:formula="of:=AVERAGE([.I7:.I28])" office:value-type="float" office:value="71.4169166666667" calcext:value-type="float">
            <text:p>71,417</text:p>
          </table:table-cell>
          <table:table-cell table:style-name="ce17" table:formula="of:=AVERAGE([.J7:.J28])" office:value-type="float" office:value="68.8476666666667" calcext:value-type="float">
            <text:p>68,848</text:p>
          </table:table-cell>
          <table:table-cell table:style-name="ce17" table:number-columns-repeated="6"/>
          <table:table-cell table:number-columns-repeated="1008"/>
        </table:table-row>
        <table:table-row table:style-name="ro1">
          <table:table-cell table:style-name="ce17" office:value-type="string" calcext:value-type="string">
            <text:p>mean first 23</text:p>
          </table:table-cell>
          <table:table-cell table:style-name="ce17" table:formula="of:=AVERAGE([.B7:.B23])" office:value-type="float" office:value="65.6144117647059" calcext:value-type="float">
            <text:p>65,614</text:p>
          </table:table-cell>
          <table:table-cell table:style-name="ce17" table:formula="of:=AVERAGE([.C7:.C23])" office:value-type="float" office:value="71.7097647058824" calcext:value-type="float">
            <text:p>71,710</text:p>
          </table:table-cell>
          <table:table-cell table:style-name="ce17" table:formula="of:=AVERAGE([.D7:.D23])" office:value-type="float" office:value="68.6621176470588" calcext:value-type="float">
            <text:p>68,662</text:p>
          </table:table-cell>
          <table:table-cell table:style-name="ce17" table:formula="of:=AVERAGE([.E7:.E23])" office:value-type="float" office:value="64.7564705882353" calcext:value-type="float">
            <text:p>64,756</text:p>
          </table:table-cell>
          <table:table-cell table:style-name="ce17" table:formula="of:=AVERAGE([.F7:.F23])" office:value-type="float" office:value="71.7724705882353" calcext:value-type="float">
            <text:p>71,772</text:p>
          </table:table-cell>
          <table:table-cell table:style-name="ce17" table:formula="of:=AVERAGE([.G7:.G23])" office:value-type="float" office:value="68.2644117647059" calcext:value-type="float">
            <text:p>68,264</text:p>
          </table:table-cell>
          <table:table-cell table:style-name="ce17" table:formula="of:=AVERAGE([.H7:.H23])" office:value-type="float" office:value="65.4757" calcext:value-type="float">
            <text:p>65,476</text:p>
          </table:table-cell>
          <table:table-cell table:style-name="ce17" table:formula="of:=AVERAGE([.I7:.I23])" office:value-type="float" office:value="71.8031818181818" calcext:value-type="float">
            <text:p>71,803</text:p>
          </table:table-cell>
          <table:table-cell table:style-name="ce17" table:formula="of:=AVERAGE([.J7:.J23])" office:value-type="float" office:value="69.0003636363636" calcext:value-type="float">
            <text:p>69,000</text:p>
          </table:table-cell>
          <table:table-cell table:style-name="ce17" table:number-columns-repeated="6"/>
          <table:table-cell table:number-columns-repeated="1008"/>
        </table:table-row>
        <table:table-row table:style-name="ro1">
          <table:table-cell table:style-name="ce17" office:value-type="string" calcext:value-type="string">
            <text:p>mean first 5</text:p>
          </table:table-cell>
          <table:table-cell table:style-name="ce17" table:formula="of:=AVERAGE([.B1:.B7])" office:value-type="float" office:value="72.442" calcext:value-type="float">
            <text:p>72,442</text:p>
          </table:table-cell>
          <table:table-cell table:style-name="ce17" table:formula="of:=AVERAGE([.C1:.C7])" office:value-type="float" office:value="74.921" calcext:value-type="float">
            <text:p>74,921</text:p>
          </table:table-cell>
          <table:table-cell table:style-name="ce17" table:formula="of:=AVERAGE([.D1:.D7])" office:value-type="float" office:value="71.7" calcext:value-type="float">
            <text:p>71,700</text:p>
          </table:table-cell>
          <table:table-cell table:style-name="ce17" table:formula="of:=AVERAGE([.E1:.E7])" office:value-type="float" office:value="66.757" calcext:value-type="float">
            <text:p>66,757</text:p>
          </table:table-cell>
          <table:table-cell table:style-name="ce17" table:formula="of:=AVERAGE([.F1:.F7])" office:value-type="float" office:value="77.729" calcext:value-type="float">
            <text:p>77,729</text:p>
          </table:table-cell>
          <table:table-cell table:style-name="ce17" table:formula="of:=AVERAGE([.G1:.G7])" office:value-type="float" office:value="72.243" calcext:value-type="float">
            <text:p>72,243</text:p>
          </table:table-cell>
          <table:table-cell table:style-name="ce17" table:formula="of:=AVERAGE([.H1:.H7])" office:value-type="float" office:value="66.304" calcext:value-type="float">
            <text:p>66,304</text:p>
          </table:table-cell>
          <table:table-cell table:style-name="ce17" table:formula="of:=AVERAGE([.I1:.I7])" office:value-type="float" office:value="73.259" calcext:value-type="float">
            <text:p>73,259</text:p>
          </table:table-cell>
          <table:table-cell table:style-name="ce17" table:formula="of:=AVERAGE([.J1:.J7])" office:value-type="float" office:value="69.782" calcext:value-type="float">
            <text:p>69,782</text:p>
          </table:table-cell>
          <table:table-cell table:style-name="ce17" table:number-columns-repeated="6"/>
          <table:table-cell table:number-columns-repeated="1008"/>
        </table:table-row>
        <table:table-row table:style-name="ro1" table:number-rows-repeated="4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8" table:number-columns-repeated="16"/>
          <table:table-cell table:number-columns-repeated="1008"/>
        </table:table-row>
        <table:table-row table:style-name="ro1" table:number-rows-repeated="29">
          <table:table-cell table:style-name="ce17" table:number-columns-repeated="16"/>
          <table:table-cell table:number-columns-repeated="100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 levels" table:style-name="ta1">
        <office:forms form:automatic-focus="false" form:apply-design-mode="false"/>
        <table:table-column table:style-name="co16" table:default-cell-style-name="ce132"/>
        <table:table-column table:style-name="co6" table:number-columns-repeated="2" table:default-cell-style-name="ce132"/>
        <table:table-column table:style-name="co17" table:default-cell-style-name="ce132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18" table:default-cell-style-name="ce8"/>
        <table:table-column table:style-name="co19" table:default-cell-style-name="ce8"/>
        <table:table-column table:style-name="co21" table:default-cell-style-name="ce8"/>
        <table:table-column table:style-name="co19" table:default-cell-style-name="ce8"/>
        <table:table-column table:style-name="co6" table:default-cell-style-name="ce8"/>
        <table:table-column table:style-name="co22" table:default-cell-style-name="ce8"/>
        <table:table-column table:style-name="co18" table:default-cell-style-name="ce8"/>
        <table:table-column table:style-name="co19" table:default-cell-style-name="ce8"/>
        <table:table-column table:style-name="co21" table:default-cell-style-name="ce8"/>
        <table:table-column table:style-name="co6" table:number-columns-repeated="1007" table:default-cell-style-name="ce8"/>
        <table:table-row table:style-name="ro4">
          <table:table-cell/>
          <table:table-cell table:style-name="Default" table:number-columns-repeated="3"/>
          <table:table-cell table:style-name="ce199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99" office:value-type="string" calcext:value-type="string" table:number-columns-spanned="3" table:number-rows-spanned="1">
            <text:p>3 Layer</text:p>
          </table:table-cell>
          <table:covered-table-cell table:number-columns-repeated="2" table:style-name="ce150"/>
          <table:table-cell table:style-name="ce199" office:value-type="string" calcext:value-type="string" table:number-columns-spanned="3" table:number-rows-spanned="1">
            <text:p>2 Layer</text:p>
          </table:table-cell>
          <table:covered-table-cell table:style-name="ce150"/>
          <table:covered-table-cell table:style-name="Default"/>
          <table:table-cell table:style-name="ce199" office:value-type="string" calcext:value-type="string" table:number-columns-spanned="3" table:number-rows-spanned="1">
            <text:p>1 Layer</text:p>
          </table:table-cell>
          <table:covered-table-cell table:number-columns-repeated="2" table:style-name="ce15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5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5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5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5">
          <table:table-cell table:style-name="ce133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201" office:value-type="float" office:value="93.773" calcext:value-type="float">
            <text:p>93,773</text:p>
          </table:table-cell>
          <table:table-cell table:style-name="ce207" office:value-type="float" office:value="92.358" calcext:value-type="float">
            <text:p>92,358</text:p>
          </table:table-cell>
          <table:table-cell table:style-name="ce218" office:value-type="string" calcext:value-type="string">
            <text:p>PoseNet-relativeToNextFrame-norm-</text:p>
            <text:p>Detectron2-relativeToNextFrame-norm</text:p>
          </table:table-cell>
          <table:table-cell table:style-name="ce221" office:value-type="float" office:value="93.48" calcext:value-type="float">
            <text:p>93,48</text:p>
          </table:table-cell>
          <table:table-cell table:style-name="ce225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221" office:value-type="float" office:value="93.919" calcext:value-type="float">
            <text:p>93,919</text:p>
          </table:table-cell>
          <table:table-cell table:style-name="ce244" office:value-type="float" office:value="91.304" calcext:value-type="float">
            <text:p>91,304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ce201" office:value-type="float" office:value="91.722" calcext:value-type="float">
            <text:p>91,722</text:p>
          </table:table-cell>
          <table:table-cell table:style-name="ce253" office:value-type="float" office:value="89.328" calcext:value-type="float">
            <text:p>89,328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5">
          <table:covered-table-cell/>
          <table:table-cell table:style-name="Default" table:number-columns-repeated="3"/>
          <table:table-cell table:style-name="ce201" office:value-type="float" office:value="93.26" calcext:value-type="float">
            <text:p>93,26</text:p>
          </table:table-cell>
          <table:table-cell table:style-name="ce207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221" office:value-type="float" office:value="93.773" calcext:value-type="float">
            <text:p>93,773</text:p>
          </table:table-cell>
          <table:table-cell table:style-name="ce226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241" office:value-type="float" office:value="91.722" calcext:value-type="float">
            <text:p>91,722</text:p>
          </table:table-cell>
          <table:table-cell table:style-name="ce225" office:value-type="float" office:value="89.987" calcext:value-type="float">
            <text:p>89,987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201" office:value-type="float" office:value="90.842" calcext:value-type="float">
            <text:p>90,842</text:p>
          </table:table-cell>
          <table:table-cell table:style-name="ce253" office:value-type="float" office:value="88.933" calcext:value-type="float">
            <text:p>88,933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5">
          <table:covered-table-cell/>
          <table:table-cell table:style-name="Default" table:number-columns-repeated="3"/>
          <table:table-cell table:style-name="ce201" office:value-type="float" office:value="92.674" calcext:value-type="float">
            <text:p>92,674</text:p>
          </table:table-cell>
          <table:table-cell table:style-name="ce207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-</text:p>
            <text:p>Detectron2-relativeToVideoCenter-norm</text:p>
          </table:table-cell>
          <table:table-cell table:style-name="ce221" office:value-type="float" office:value="92.015" calcext:value-type="float">
            <text:p>92,015</text:p>
          </table:table-cell>
          <table:table-cell table:style-name="ce225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VideoCenter-norm-</text:p>
            <text:p>Detectron-relativeToVideoCenter-norm</text:p>
          </table:table-cell>
          <table:table-cell table:style-name="ce241" office:value-type="float" office:value="91.868" calcext:value-type="float">
            <text:p>91,868</text:p>
          </table:table-cell>
          <table:table-cell table:style-name="ce225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ce201" office:value-type="float" office:value="87.179" calcext:value-type="float">
            <text:p>87,179</text:p>
          </table:table-cell>
          <table:table-cell table:style-name="ce253" office:value-type="float" office:value="85.903" calcext:value-type="float">
            <text:p>85,903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5">
          <table:covered-table-cell/>
          <table:table-cell table:style-name="Default" table:number-columns-repeated="3"/>
          <table:table-cell table:number-columns-repeated="3"/>
          <table:table-cell table:style-name="ce221" office:value-type="float" office:value="22.93" calcext:value-type="float">
            <text:p>22,93</text:p>
          </table:table-cell>
          <table:table-cell table:style-name="ce230" office:value-type="float" office:value="23.057" calcext:value-type="float">
            <text:p>23,057</text:p>
          </table:table-cell>
          <table:table-cell table:style-name="ce239" office:value-type="string" calcext:value-type="string">
            <text:p>PoseNet-relativeToNextFrame-norm-</text:p>
            <text:p>Detectron-relativeToNextFrame-norm</text:p>
          </table:table-cell>
          <table:table-cell table:style-name="ce232" table:number-columns-repeated="3"/>
          <table:table-cell table:style-name="ce250" office:value-type="float" office:value="86.667" calcext:value-type="float">
            <text:p>86,667</text:p>
          </table:table-cell>
          <table:table-cell table:style-name="ce225" office:value-type="float" office:value="84.848" calcext:value-type="float">
            <text:p>84,848</text:p>
          </table:table-cell>
          <table:table-cell table:style-name="ce218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3"/>
          <table:table-cell table:style-name="ce222"/>
          <table:table-cell table:style-name="ce232" table:number-columns-repeated="5"/>
          <table:table-cell table:style-name="ce222"/>
          <table:table-cell table:style-name="ce232" table:number-columns-repeated="2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5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50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table-cell table:style-name="ce133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203" office:value-type="float" office:value="93.333" calcext:value-type="float">
            <text:p>93,333</text:p>
          </table:table-cell>
          <table:table-cell table:style-name="ce208" office:value-type="float" office:value="92.754" calcext:value-type="float">
            <text:p>92,754</text:p>
          </table:table-cell>
          <table:table-cell table:style-name="ce219" office:value-type="string" calcext:value-type="string">
            <text:p>Detectron2-relativeToUpperMiddleBottomCentersOfVideo-norm</text:p>
          </table:table-cell>
          <table:table-cell table:style-name="ce221" office:value-type="float" office:value="95.311" calcext:value-type="float">
            <text:p>95,311</text:p>
          </table:table-cell>
          <table:table-cell table:style-name="ce233" office:value-type="float" office:value="94.071" calcext:value-type="float">
            <text:p>94,071</text:p>
          </table:table-cell>
          <table:table-cell table:style-name="ce219" office:value-type="string" calcext:value-type="string">
            <text:p>Detectron-relativeToNextFrame-norm</text:p>
          </table:table-cell>
          <table:table-cell table:style-name="ce242" office:value-type="float" office:value="93.48" calcext:value-type="float">
            <text:p>93,48</text:p>
          </table:table-cell>
          <table:table-cell table:style-name="ce208" office:value-type="float" office:value="92.227" calcext:value-type="float">
            <text:p>92,227</text:p>
          </table:table-cell>
          <table:table-cell table:style-name="ce247" office:value-type="string" calcext:value-type="string">
            <text:p>Detectron2-relativeToUpperMiddleBottomCentersOfVideo-norm</text:p>
          </table:table-cell>
          <table:table-cell table:style-name="ce242" office:value-type="float" office:value="91.502" calcext:value-type="float">
            <text:p>91,502</text:p>
          </table:table-cell>
          <table:table-cell table:style-name="ce208" office:value-type="float" office:value="91.7" calcext:value-type="float">
            <text:p>91,7</text:p>
          </table:table-cell>
          <table:table-cell table:style-name="ce247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93.7" calcext:value-type="float">
            <text:p>93,7</text:p>
          </table:table-cell>
          <table:table-cell table:style-name="ce208" office:value-type="float" office:value="91.963" calcext:value-type="float">
            <text:p>91,963</text:p>
          </table:table-cell>
          <table:table-cell table:style-name="ce219" office:value-type="string" calcext:value-type="string">
            <text:p>Detectron2-relativeToVideoCenter-norm</text:p>
          </table:table-cell>
          <table:table-cell table:style-name="ce223" office:value-type="float" office:value="94.286" calcext:value-type="float">
            <text:p>94,286</text:p>
          </table:table-cell>
          <table:table-cell table:style-name="ce234" office:value-type="float" office:value="92.622" calcext:value-type="float">
            <text:p>92,622</text:p>
          </table:table-cell>
          <table:table-cell table:style-name="ce219" office:value-type="string" calcext:value-type="string">
            <text:p>Detectron-relativeToVideoCenter-norm</text:p>
          </table:table-cell>
          <table:table-cell table:style-name="ce242" office:value-type="float" office:value="93.333" calcext:value-type="float">
            <text:p>93,333</text:p>
          </table:table-cell>
          <table:table-cell table:style-name="ce208" office:value-type="float" office:value="91.436" calcext:value-type="float">
            <text:p>91,436</text:p>
          </table:table-cell>
          <table:table-cell table:style-name="ce247" office:value-type="string" calcext:value-type="string">
            <text:p>Detectron2-relativeToVideoCenter-norm</text:p>
          </table:table-cell>
          <table:table-cell table:style-name="ce242" office:value-type="float" office:value="91.282" calcext:value-type="float">
            <text:p>91,282</text:p>
          </table:table-cell>
          <table:table-cell table:style-name="ce208" office:value-type="float" office:value="90.514" calcext:value-type="float">
            <text:p>90,514</text:p>
          </table:table-cell>
          <table:table-cell table:style-name="ce247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91.575" calcext:value-type="float">
            <text:p>91,575</text:p>
          </table:table-cell>
          <table:table-cell table:style-name="ce208" office:value-type="float" office:value="88.274" calcext:value-type="float">
            <text:p>88,274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23" office:value-type="float" office:value="93.626" calcext:value-type="float">
            <text:p>93,626</text:p>
          </table:table-cell>
          <table:table-cell table:style-name="ce234" office:value-type="float" office:value="91.568" calcext:value-type="float">
            <text:p>91,568</text:p>
          </table:table-cell>
          <table:table-cell table:style-name="ce219" office:value-type="string" calcext:value-type="string">
            <text:p>Detectron-relativeToUpperMiddleBottomCentersOfVideo-norm</text:p>
          </table:table-cell>
          <table:table-cell table:style-name="ce242" office:value-type="float" office:value="89.963" calcext:value-type="float">
            <text:p>89,963</text:p>
          </table:table-cell>
          <table:table-cell table:style-name="ce208" office:value-type="float" office:value="88.011" calcext:value-type="float">
            <text:p>88,011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ce242" office:value-type="float" office:value="91.575" calcext:value-type="float">
            <text:p>91,575</text:p>
          </table:table-cell>
          <table:table-cell table:style-name="ce208" office:value-type="float" office:value="89.855" calcext:value-type="float">
            <text:p>89,855</text:p>
          </table:table-cell>
          <table:table-cell table:style-name="ce247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90.916" calcext:value-type="float">
            <text:p>90,916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23" office:value-type="float" office:value="90.916" calcext:value-type="float">
            <text:p>90,916</text:p>
          </table:table-cell>
          <table:table-cell table:style-name="ce234" office:value-type="float" office:value="88.933" calcext:value-type="float">
            <text:p>88,933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42" office:value-type="float" office:value="89.451" calcext:value-type="float">
            <text:p>89,451</text:p>
          </table:table-cell>
          <table:table-cell table:style-name="ce208" office:value-type="float" office:value="87.879" calcext:value-type="float">
            <text:p>87,879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ce242" office:value-type="float" office:value="91.062" calcext:value-type="float">
            <text:p>91,062</text:p>
          </table:table-cell>
          <table:table-cell table:style-name="ce208" office:value-type="float" office:value="89.723" calcext:value-type="float">
            <text:p>89,723</text:p>
          </table:table-cell>
          <table:table-cell table:style-name="ce247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90.256" calcext:value-type="float">
            <text:p>90,256</text:p>
          </table:table-cell>
          <table:table-cell table:style-name="ce208" office:value-type="float" office:value="85.771" calcext:value-type="float">
            <text:p>85,771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23" office:value-type="float" office:value="90.037" calcext:value-type="float">
            <text:p>90,037</text:p>
          </table:table-cell>
          <table:table-cell table:style-name="ce234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42" office:value-type="float" office:value="88.864" calcext:value-type="float">
            <text:p>88,864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ce242" office:value-type="float" office:value="88.791" calcext:value-type="float">
            <text:p>88,791</text:p>
          </table:table-cell>
          <table:table-cell table:style-name="ce208" office:value-type="float" office:value="89.46" calcext:value-type="float">
            <text:p>89,46</text:p>
          </table:table-cell>
          <table:table-cell table:style-name="ce247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23" office:value-type="float" office:value="89.377" calcext:value-type="float">
            <text:p>89,377</text:p>
          </table:table-cell>
          <table:table-cell table:style-name="ce234" office:value-type="float" office:value="86.166" calcext:value-type="float">
            <text:p>86,166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03" office:value-type="float" office:value="56.923" calcext:value-type="float">
            <text:p>56,923</text:p>
          </table:table-cell>
          <table:table-cell table:style-name="ce245" office:value-type="float" office:value="56.126" calcext:value-type="float">
            <text:p>56,126</text:p>
          </table:table-cell>
          <table:table-cell table:style-name="ce219" office:value-type="string" calcext:value-type="string">
            <text:p>Detectron2-removeZerosFromDataset-relativeToNextFrame-norm</text:p>
          </table:table-cell>
          <table:table-cell table:style-name="ce242" office:value-type="float" office:value="90.623" calcext:value-type="float">
            <text:p>90,623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19" office:value-type="string" calcext:value-type="string">
            <text:p>Detectron2-relativeToNextFrame-norm</text:p>
          </table:table-cell>
          <table:table-cell table:style-name="ce221" office:value-type="float" office:value="81.538" calcext:value-type="float">
            <text:p>81,538</text:p>
          </table:table-cell>
          <table:table-cell table:style-name="ce235" office:value-type="float" office:value="79.842" calcext:value-type="float">
            <text:p>79,842</text:p>
          </table:table-cell>
          <table:table-cell table:style-name="ce220" office:value-type="string" calcext:value-type="string">
            <text:p>PoseNet-removeZerosFromDataset-relativeToNextFrame-norm</text:p>
          </table:table-cell>
          <table:table-cell table:style-name="ce243" office:value-type="float" office:value="55.018" calcext:value-type="float">
            <text:p>55,018</text:p>
          </table:table-cell>
          <table:table-cell table:style-name="ce246" office:value-type="float" office:value="55.204" calcext:value-type="float">
            <text:p>55,204</text:p>
          </table:table-cell>
          <table:table-cell table:style-name="ce249" office:value-type="string" calcext:value-type="string">
            <text:p>Detectron2-relativeToNextFrame-norm</text:p>
          </table:table-cell>
          <table:table-cell table:style-name="ce242" office:value-type="float" office:value="90.916" calcext:value-type="float">
            <text:p>90,916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ce223" office:value-type="float" office:value="12.527" calcext:value-type="float">
            <text:p>12,527</text:p>
          </table:table-cell>
          <table:table-cell table:style-name="ce236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42" office:value-type="float" office:value="89.744" calcext:value-type="float">
            <text:p>89,744</text:p>
          </table:table-cell>
          <table:table-cell table:style-name="ce208" office:value-type="float" office:value="88.142" calcext:value-type="float">
            <text:p>88,142</text:p>
          </table:table-cell>
          <table:table-cell table:style-name="ce259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242" office:value-type="float" office:value="90.33" calcext:value-type="float">
            <text:p>90,33</text:p>
          </table:table-cell>
          <table:table-cell table:style-name="ce208" office:value-type="float" office:value="87.747" calcext:value-type="float">
            <text:p>87,747</text:p>
          </table:table-cell>
          <table:table-cell table:style-name="ce247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208"/>
          <table:table-cell table:style-name="ce242" office:value-type="float" office:value="90.183" calcext:value-type="float">
            <text:p>90,183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7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42" office:value-type="float" office:value="86.96" calcext:value-type="float">
            <text:p>86,96</text:p>
          </table:table-cell>
          <table:table-cell table:style-name="ce208" office:value-type="float" office:value="87.352" calcext:value-type="float">
            <text:p>87,352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Default" table:number-columns-repeated="2"/>
          <table:table-cell table:style-name="ce240" office:value-type="string" calcext:value-type="string">
            <text:p>Improving?</text:p>
          </table:table-cell>
          <table:table-cell table:number-columns-repeated="3"/>
          <table:table-cell table:style-name="ce242" office:value-type="float" office:value="86.3" calcext:value-type="float">
            <text:p>86,3</text:p>
          </table:table-cell>
          <table:table-cell table:style-name="ce208" office:value-type="float" office:value="86.825" calcext:value-type="float">
            <text:p>86,825</text:p>
          </table:table-cell>
          <table:table-cell table:style-name="ce247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242" office:value-type="float" office:value="88.132" calcext:value-type="float">
            <text:p>88,132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2"/>
          <table:table-cell office:value-type="string" calcext:value-type="string">
            <text:p>before</text:p>
          </table:table-cell>
          <table:table-cell table:style-name="ce224" office:value-type="float" office:value="85.421" calcext:value-type="float">
            <text:p>85,421</text:p>
          </table:table-cell>
          <table:table-cell table:style-name="ce237" office:value-type="float" office:value="83.794" calcext:value-type="float">
            <text:p>83,794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242" office:value-type="float" office:value="89.231" calcext:value-type="float">
            <text:p>89,231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3"/>
          <table:table-cell office:value-type="string" calcext:value-type="string">
            <text:p>after</text:p>
          </table:table-cell>
          <table:table-cell table:style-name="ce224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242" office:value-type="float" office:value="87.546" calcext:value-type="float">
            <text:p>87,546</text:p>
          </table:table-cell>
          <table:table-cell table:style-name="ce208" office:value-type="float" office:value="85.375" calcext:value-type="float">
            <text:p>85,375</text:p>
          </table:table-cell>
          <table:table-cell table:style-name="ce248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5"/>
          <table:table-cell office:value-type="string" calcext:value-type="string">
            <text:p>to be repeated</text:p>
          </table:table-cell>
          <table:table-cell table:style-name="ce224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242" office:value-type="float" office:value="87.399" calcext:value-type="float">
            <text:p>87,399</text:p>
          </table:table-cell>
          <table:table-cell table:style-name="ce208" office:value-type="float" office:value="84.321" calcext:value-type="float">
            <text:p>84,321</text:p>
          </table:table-cell>
          <table:table-cell table:style-name="ce248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22.491" calcext:value-type="float">
            <text:p>22,491</text:p>
          </table:table-cell>
          <table:table-cell table:style-name="ce238" office:value-type="float" office:value="22.134" calcext:value-type="float">
            <text:p>22,134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242" office:value-type="float" office:value="86.886" calcext:value-type="float">
            <text:p>86,886</text:p>
          </table:table-cell>
          <table:table-cell table:style-name="ce208" office:value-type="float" office:value="83.926" calcext:value-type="float">
            <text:p>83,926</text:p>
          </table:table-cell>
          <table:table-cell table:style-name="ce248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5"/>
          <table:table-cell table:style-name="ce216"/>
          <table:table-cell/>
          <table:table-cell table:style-name="ce224" office:value-type="float" office:value="21.905" calcext:value-type="float">
            <text:p>21,905</text:p>
          </table:table-cell>
          <table:table-cell table:style-name="ce238" office:value-type="float" office:value="21.871" calcext:value-type="float">
            <text:p>21,871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19.927" calcext:value-type="float">
            <text:p>19,927</text:p>
          </table:table-cell>
          <table:table-cell table:style-name="ce238" office:value-type="float" office:value="19.236" calcext:value-type="float">
            <text:p>19,236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ce224" office:value-type="float" office:value="12.674" calcext:value-type="float">
            <text:p>12,674</text:p>
          </table:table-cell>
          <table:table-cell table:style-name="ce238" office:value-type="float" office:value="12.78" calcext:value-type="float">
            <text:p>12,78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242" office:value-type="float" office:value="84.615" calcext:value-type="float">
            <text:p>84,615</text:p>
          </table:table-cell>
          <table:table-cell table:style-name="ce208" office:value-type="float" office:value="81.028" calcext:value-type="float">
            <text:p>81,028</text:p>
          </table:table-cell>
          <table:table-cell table:style-name="ce248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51" office:value-type="float" office:value="80.733" calcext:value-type="float">
            <text:p>80,733</text:p>
          </table:table-cell>
          <table:table-cell table:style-name="ce254" office:value-type="float" office:value="78.524" calcext:value-type="float">
            <text:p>78,524</text:p>
          </table:table-cell>
          <table:table-cell table:style-name="ce260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70.916" calcext:value-type="float">
            <text:p>70,916</text:p>
          </table:table-cell>
          <table:table-cell table:style-name="ce255" office:value-type="float" office:value="68.379" calcext:value-type="float">
            <text:p>68,379</text:p>
          </table:table-cell>
          <table:table-cell table:style-name="ce248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53.04" calcext:value-type="float">
            <text:p>53,04</text:p>
          </table:table-cell>
          <table:table-cell table:style-name="ce256" office:value-type="float" office:value="53.887" calcext:value-type="float">
            <text:p>53,887</text:p>
          </table:table-cell>
          <table:table-cell table:style-name="ce248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27.399" calcext:value-type="float">
            <text:p>27,399</text:p>
          </table:table-cell>
          <table:table-cell table:style-name="ce208" office:value-type="float" office:value="26.35" calcext:value-type="float">
            <text:p>26,35</text:p>
          </table:table-cell>
          <table:table-cell table:style-name="ce247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table-cell/>
          <table:table-cell table:style-name="Default" table:number-columns-repeated="3"/>
          <table:table-cell table:number-columns-repeated="9"/>
          <table:table-cell table:style-name="ce252" office:value-type="float" office:value="27.766" calcext:value-type="float">
            <text:p>27,766</text:p>
          </table:table-cell>
          <table:table-cell table:style-name="ce257" office:value-type="float" office:value="24.506" calcext:value-type="float">
            <text:p>24,506</text:p>
          </table:table-cell>
          <table:table-cell table:style-name="ce261" office:value-type="string" calcext:value-type="string">
            <text:p>PoseNet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7">
          <table:table-cell/>
          <table:table-cell table:style-name="ce198" table:number-columns-repeated="3"/>
          <table:table-cell table:number-columns-repeated="1019"/>
        </table:table-row>
        <table:table-row table:style-name="ro8">
          <table:table-cell table:number-columns-repeated="15"/>
          <table:table-cell table:style-name="ce240" office:value-type="string" calcext:value-type="string">
            <text:p>Improving?</text:p>
          </table:table-cell>
          <table:table-cell table:number-columns-repeated="1007"/>
        </table:table-row>
        <table:table-row table:style-name="ro6">
          <table:table-cell table:style-name="ce133" table:number-columns-spanned="1" table:number-rows-spanned="8"/>
          <table:table-cell table:style-name="ce133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03" office:value-type="float" office:value="88.278" calcext:value-type="float">
            <text:p>88,278</text:p>
          </table:table-cell>
          <table:table-cell table:style-name="ce208" office:value-type="float" office:value="87.484" calcext:value-type="float">
            <text:p>87,484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8.791" calcext:value-type="float">
            <text:p>88,791</text:p>
          </table:table-cell>
          <table:table-cell table:style-name="ce208" office:value-type="float" office:value="86.298" calcext:value-type="float">
            <text:p>86,298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9.817" calcext:value-type="float">
            <text:p>89,817</text:p>
          </table:table-cell>
          <table:table-cell table:style-name="ce208" office:value-type="float" office:value="85.903" calcext:value-type="float">
            <text:p>85,903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6.447" calcext:value-type="float">
            <text:p>86,447</text:p>
          </table:table-cell>
          <table:table-cell table:style-name="ce258" office:value-type="float" office:value="83.267" calcext:value-type="float">
            <text:p>83,26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5.861" calcext:value-type="float">
            <text:p>85,861</text:p>
          </table:table-cell>
          <table:table-cell table:style-name="ce258" office:value-type="float" office:value="82.345" calcext:value-type="float">
            <text:p>82,345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3.077" calcext:value-type="float">
            <text:p>83,077</text:p>
          </table:table-cell>
          <table:table-cell table:style-name="ce258" office:value-type="float" office:value="80.632" calcext:value-type="float">
            <text:p>80,632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12"/>
          <table:table-cell table:style-name="ce203" office:value-type="float" office:value="84.029" calcext:value-type="float">
            <text:p>84,029</text:p>
          </table:table-cell>
          <table:table-cell table:style-name="ce258" office:value-type="float" office:value="80.501" calcext:value-type="float">
            <text:p>80,501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12"/>
          <table:table-cell table:style-name="ce203" office:value-type="float" office:value="81.026" calcext:value-type="float">
            <text:p>81,026</text:p>
          </table:table-cell>
          <table:table-cell table:style-name="ce208" office:value-type="float" office:value="78.788" calcext:value-type="float">
            <text:p>78,788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lobalView" table:style-name="ta1">
        <office:forms form:automatic-focus="false" form:apply-design-mode="false"/>
        <table:table-column table:style-name="co23" table:default-cell-style-name="ce62"/>
        <table:table-column table:style-name="co24" table:default-cell-style-name="ce62"/>
        <table:table-column table:style-name="co25" table:default-cell-style-name="ce66"/>
        <table:table-column table:style-name="co23" table:default-cell-style-name="ce68"/>
        <table:table-column table:style-name="co24" table:default-cell-style-name="ce68"/>
        <table:table-column table:style-name="co26" table:default-cell-style-name="ce72"/>
        <table:table-column table:style-name="co23" table:default-cell-style-name="ce74"/>
        <table:table-column table:style-name="co24" table:default-cell-style-name="ce74"/>
        <table:table-column table:style-name="co27" table:default-cell-style-name="ce77"/>
        <table:table-column table:style-name="co23" table:default-cell-style-name="ce80"/>
        <table:table-column table:style-name="co24" table:default-cell-style-name="ce80"/>
        <table:table-column table:style-name="co28" table:default-cell-style-name="ce83"/>
        <table:table-column table:style-name="co23" table:default-cell-style-name="ce262"/>
        <table:table-column table:style-name="co24" table:default-cell-style-name="ce262"/>
        <table:table-column table:style-name="co29" table:default-cell-style-name="ce10"/>
        <table:table-column table:style-name="co23" table:default-cell-style-name="ce273"/>
        <table:table-column table:style-name="co24" table:default-cell-style-name="ce262"/>
        <table:table-column table:style-name="co30" table:default-cell-style-name="ce10"/>
        <table:table-column table:style-name="co23" table:default-cell-style-name="ce274"/>
        <table:table-column table:style-name="co24" table:default-cell-style-name="ce262"/>
        <table:table-column table:style-name="co31" table:default-cell-style-name="ce10"/>
        <table:table-column table:style-name="co23" table:default-cell-style-name="ce274"/>
        <table:table-column table:style-name="co24" table:default-cell-style-name="ce262"/>
        <table:table-column table:style-name="co31" table:default-cell-style-name="ce10"/>
        <table:table-column table:style-name="co23" table:default-cell-style-name="ce274"/>
        <table:table-column table:style-name="co24" table:default-cell-style-name="ce262"/>
        <table:table-column table:style-name="co31" table:default-cell-style-name="ce10"/>
        <table:table-column table:style-name="co23" table:default-cell-style-name="ce274"/>
        <table:table-column table:style-name="co24" table:default-cell-style-name="ce262"/>
        <table:table-column table:style-name="co31" table:default-cell-style-name="ce10"/>
        <table:table-column table:style-name="co6" table:number-columns-repeated="6" table:default-cell-style-name="Default"/>
        <table:table-column table:style-name="co6" table:number-columns-repeated="3" table:default-cell-style-name="ce10"/>
        <table:table-column table:style-name="co6" table:number-columns-repeated="983" table:default-cell-style-name="ce262"/>
        <table:table-column table:style-name="co6" table:number-columns-repeated="2" table:default-cell-style-name="Default"/>
        <table:table-row table:style-name="ro7">
          <table:table-cell table:style-name="ce61" office:value-type="string" calcext:value-type="string">
            <text:p>val_acc %</text:p>
          </table:table-cell>
          <table:table-cell table:style-name="ce63" office:value-type="string" calcext:value-type="string">
            <text:p>test_acc %</text:p>
          </table:table-cell>
          <table:table-cell table:style-name="ce64" office:value-type="string" calcext:value-type="string">
            <text:p>CrossVIEW</text:p>
          </table:table-cell>
          <table:table-cell table:style-name="ce67" office:value-type="string" calcext:value-type="string">
            <text:p>val_acc %</text:p>
          </table:table-cell>
          <table:table-cell table:style-name="ce69" office:value-type="string" calcext:value-type="string">
            <text:p>test_acc %</text:p>
          </table:table-cell>
          <table:table-cell table:style-name="ce70" office:value-type="string" calcext:value-type="string">
            <text:p>CrossSUBJECT</text:p>
          </table:table-cell>
          <table:table-cell table:style-name="ce73" office:value-type="string" calcext:value-type="string">
            <text:p>val_acc %</text:p>
          </table:table-cell>
          <table:table-cell table:style-name="ce75" office:value-type="string" calcext:value-type="string">
            <text:p>test_acc %</text:p>
          </table:table-cell>
          <table:table-cell table:style-name="ce76" office:value-type="string" calcext:value-type="string">
            <text:p>CrossVIEW_tough</text:p>
          </table:table-cell>
          <table:table-cell table:style-name="ce79" office:value-type="string" calcext:value-type="string">
            <text:p>val_acc %</text:p>
          </table:table-cell>
          <table:table-cell table:style-name="ce81" office:value-type="string" calcext:value-type="string">
            <text:p>test_acc %</text:p>
          </table:table-cell>
          <table:table-cell table:style-name="ce82" office:value-type="string" calcext:value-type="string">
            <text:p>CrossSUBJECT_tough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VIEW_mini</text:p>
          </table:table-cell>
          <table:table-cell table:style-name="ce271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SUBJECT_mini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VIEW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SUBJECT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-models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Senesi</text:p>
          </table:table-cell>
          <table:table-cell table:style-name="ce262" table:number-columns-repeated="9"/>
          <table:table-cell table:number-columns-repeated="983"/>
          <table:table-cell table:style-name="ce262" table:number-columns-repeated="2"/>
        </table:table-row>
        <table:table-row table:style-name="ro1">
          <table:table-cell office:value-type="float" office:value="86.379" calcext:value-type="float">
            <text:p>86,379</text:p>
          </table:table-cell>
          <table:table-cell office:value-type="float" office:value="90.359" calcext:value-type="float">
            <text:p>90,359</text:p>
          </table:table-cell>
          <table:table-cell table:style-name="ce65" office:value-type="string" calcext:value-type="string">
            <text:p>det-4L-CUDA-3BAR-norm-drop-0,15-reg-0</text:p>
          </table:table-cell>
          <table:table-cell office:value-type="float" office:value="90.005" calcext:value-type="float">
            <text:p>90,005</text:p>
          </table:table-cell>
          <table:table-cell office:value-type="float" office:value="80.882" calcext:value-type="float">
            <text:p>80,882</text:p>
          </table:table-cell>
          <table:table-cell table:style-name="ce71" office:value-type="string" calcext:value-type="string">
            <text:p>det-3L-3BAR-norm-drop-0,05-rec_drop-0,05</text:p>
          </table:table-cell>
          <table:table-cell office:value-type="float" office:value="78.708" calcext:value-type="float">
            <text:p>78,708</text:p>
          </table:table-cell>
          <table:table-cell office:value-type="float" office:value="84.968" calcext:value-type="float">
            <text:p>84,968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4.005" calcext:value-type="float">
            <text:p>84,005</text:p>
          </table:table-cell>
          <table:table-cell office:value-type="float" office:value="70.894" calcext:value-type="float">
            <text:p>70,894</text:p>
          </table:table-cell>
          <table:table-cell office:value-type="string" calcext:value-type="string">
            <text:p>det-3L-3BAR-norm-drop-0,15-rec_drop-0,15</text:p>
          </table:table-cell>
          <table:table-cell table:style-name="ce267" office:value-type="float" office:value="94.595" calcext:value-type="float">
            <text:p>94,595</text:p>
          </table:table-cell>
          <table:table-cell table:style-name="ce267" office:value-type="float" office:value="95.939" calcext:value-type="float">
            <text:p>95,939</text:p>
          </table:table-cell>
          <table:table-cell table:style-name="ce269" office:value-type="string" calcext:value-type="string">
            <text:p>det-2L-3BAR-norm-drop-0,05-rec_drop-0,05</text:p>
          </table:table-cell>
          <table:table-cell table:style-name="ce272" office:value-type="float" office:value="96.032" calcext:value-type="float">
            <text:p>96,032</text:p>
          </table:table-cell>
          <table:table-cell table:style-name="ce267" office:value-type="float" office:value="90.7" calcext:value-type="float">
            <text:p>90,7</text:p>
          </table:table-cell>
          <table:table-cell table:style-name="ce269" office:value-type="string" calcext:value-type="string">
            <text:p>det-2L-3BAR-norm-drop-0,05-rec_drop-0,05</text:p>
          </table:table-cell>
          <table:table-cell office:value-type="float" office:value="96.533" calcext:value-type="float">
            <text:p>96,533</text:p>
          </table:table-cell>
          <table:table-cell office:value-type="float" office:value="97.541" calcext:value-type="float">
            <text:p>97,541</text:p>
          </table:table-cell>
          <table:table-cell office:value-type="string" calcext:value-type="string">
            <text:p>det-2L-3BAR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-2L-NEXT-drop-0,15-rec_drop-0,15-norm</text:p>
          </table:table-cell>
          <table:table-cell table:style-name="ce275" office:value-type="float" office:value="96.117" calcext:value-type="float">
            <text:p>96,117</text:p>
          </table:table-cell>
          <table:table-cell table:style-name="ce280" office:value-type="float" office:value="95.652" calcext:value-type="float">
            <text:p>95,652</text:p>
          </table:table-cell>
          <table:table-cell table:style-name="ce286" office:value-type="string" calcext:value-type="string">
            <text:p>det-2L-5BAR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996" calcext:value-type="float">
            <text:p>97,996</text:p>
          </table:table-cell>
          <table:table-cell office:value-type="string" calcext:value-type="string">
            <text:p>det-2L-5BAR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6.432" calcext:value-type="float">
            <text:p>86,432</text:p>
          </table:table-cell>
          <table:table-cell office:value-type="float" office:value="90.327" calcext:value-type="float">
            <text:p>90,327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0.203" calcext:value-type="float">
            <text:p>90,203</text:p>
          </table:table-cell>
          <table:table-cell office:value-type="float" office:value="79.511" calcext:value-type="float">
            <text:p>79,511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4.546" calcext:value-type="float">
            <text:p>84,546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85.431" calcext:value-type="float">
            <text:p>85,431</text:p>
          </table:table-cell>
          <table:table-cell office:value-type="float" office:value="70.773" calcext:value-type="float">
            <text:p>70,773</text:p>
          </table:table-cell>
          <table:table-cell office:value-type="string" calcext:value-type="string">
            <text:p>det-3L-3BAR-norm-drop-0,1-rec_drop-0,1</text:p>
          </table:table-cell>
          <table:table-cell table:style-name="ce267" office:value-type="float" office:value="94.529" calcext:value-type="float">
            <text:p>94,529</text:p>
          </table:table-cell>
          <table:table-cell table:style-name="ce267" office:value-type="float" office:value="95.121" calcext:value-type="float">
            <text:p>95,121</text:p>
          </table:table-cell>
          <table:table-cell table:style-name="ce269" office:value-type="string" calcext:value-type="string">
            <text:p>det-2L-3BAR-norm-drop-0,2-rec_drop-0,2</text:p>
          </table:table-cell>
          <table:table-cell table:style-name="ce272" office:value-type="float" office:value="95.164" calcext:value-type="float">
            <text:p>95,164</text:p>
          </table:table-cell>
          <table:table-cell table:style-name="ce267" office:value-type="float" office:value="90.64" calcext:value-type="float">
            <text:p>90,64</text:p>
          </table:table-cell>
          <table:table-cell table:style-name="ce269" office:value-type="string" calcext:value-type="string">
            <text:p>det-2L-3BAR-normXY-drop-0,2-rec_drop-0,2</text:p>
          </table:table-cell>
          <table:table-cell office:value-type="float" office:value="96.472" calcext:value-type="float">
            <text:p>96,472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-2L-NEXT-drop-0,05-rec_drop-0,05-norm</text:p>
          </table:table-cell>
          <table:table-cell table:style-name="ce275" office:value-type="float" office:value="96.19" calcext:value-type="float">
            <text:p>96,19</text:p>
          </table:table-cell>
          <table:table-cell table:style-name="ce280" office:value-type="float" office:value="95.52" calcext:value-type="float">
            <text:p>95,52</text:p>
          </table:table-cell>
          <table:table-cell table:style-name="ce286" office:value-type="string" calcext:value-type="string">
            <text:p>det-2L-5BAR-drop-0-rec_drop-0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574" calcext:value-type="float">
            <text:p>97,574</text:p>
          </table:table-cell>
          <table:table-cell office:value-type="string" calcext:value-type="string">
            <text:p>det-2L-5BAR-drop-0,2-rec_drop-0,2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7.184" calcext:value-type="float">
            <text:p>87,184</text:p>
          </table:table-cell>
          <table:table-cell office:value-type="float" office:value="89.393" calcext:value-type="float">
            <text:p>89,393</text:p>
          </table:table-cell>
          <table:table-cell office:value-type="string" calcext:value-type="string">
            <text:p>det-3L-3BAR-norm-drop-0,05-rec_drop-0,05</text:p>
          </table:table-cell>
          <table:table-cell office:value-type="float" office:value="90.253" calcext:value-type="float">
            <text:p>90,253</text:p>
          </table:table-cell>
          <table:table-cell office:value-type="float" office:value="79.45" calcext:value-type="float">
            <text:p>79,4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78.312" calcext:value-type="float">
            <text:p>78,312</text:p>
          </table:table-cell>
          <table:table-cell office:value-type="float" office:value="83.94" calcext:value-type="float">
            <text:p>83,94</text:p>
          </table:table-cell>
          <table:table-cell office:value-type="string" calcext:value-type="string">
            <text:p>det-5L-CUDA-3BAR-norm-drop-0,15-reg-1e-05</text:p>
          </table:table-cell>
          <table:table-cell office:value-type="float" office:value="84.687" calcext:value-type="float">
            <text:p>84,687</text:p>
          </table:table-cell>
          <table:table-cell office:value-type="float" office:value="70.441" calcext:value-type="float">
            <text:p>70,441</text:p>
          </table:table-cell>
          <table:table-cell table:style-name="ce84" office:value-type="string" calcext:value-type="string">
            <text:p>det-3L-3BAR-norm-drop-0,05-rec_drop-0,05</text:p>
          </table:table-cell>
          <table:table-cell table:style-name="ce267" office:value-type="float" office:value="94.858" calcext:value-type="float">
            <text:p>94,858</text:p>
          </table:table-cell>
          <table:table-cell table:style-name="ce267" office:value-type="float" office:value="94.989" calcext:value-type="float">
            <text:p>94,989</text:p>
          </table:table-cell>
          <table:table-cell table:style-name="ce269" office:value-type="string" calcext:value-type="string">
            <text:p>det-2L-3BAR-norm-drop-0,1-rec_drop-0,1</text:p>
          </table:table-cell>
          <table:table-cell table:style-name="ce272" office:value-type="float" office:value="95.846" calcext:value-type="float">
            <text:p>95,846</text:p>
          </table:table-cell>
          <table:table-cell table:style-name="ce267" office:value-type="float" office:value="90.429" calcext:value-type="float">
            <text:p>90,429</text:p>
          </table:table-cell>
          <table:table-cell table:style-name="ce269" office:value-type="string" calcext:value-type="string">
            <text:p>det-2L-normXY-drop-0,05-rec_drop-0,05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-2L-3BAR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-2L-NEXT-drop-0,2-rec_drop-0,2-norm</text:p>
          </table:table-cell>
          <table:table-cell table:style-name="ce275" office:value-type="float" office:value="95.751" calcext:value-type="float">
            <text:p>95,751</text:p>
          </table:table-cell>
          <table:table-cell table:style-name="ce280" office:value-type="float" office:value="95.389" calcext:value-type="float">
            <text:p>95,389</text:p>
          </table:table-cell>
          <table:table-cell table:style-name="ce286" office:value-type="string" calcext:value-type="string">
            <text:p>det-2L-5BAR-drop-0,1-rec_drop-0,1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_ABS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6.564" calcext:value-type="float">
            <text:p>86,564</text:p>
          </table:table-cell>
          <table:table-cell office:value-type="float" office:value="89.082" calcext:value-type="float">
            <text:p>89,082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9.211" calcext:value-type="float">
            <text:p>89,211</text:p>
          </table:table-cell>
          <table:table-cell office:value-type="float" office:value="79.191" calcext:value-type="float">
            <text:p>79,19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3.65" calcext:value-type="float">
            <text:p>83,65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82.765" calcext:value-type="float">
            <text:p>82,765</text:p>
          </table:table-cell>
          <table:table-cell office:value-type="float" office:value="69.867" calcext:value-type="float">
            <text:p>69,867</text:p>
          </table:table-cell>
          <table:table-cell office:value-type="string" calcext:value-type="string">
            <text:p>det-4L-3BAR-norm-drop-0,2-rec_drop-0,2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-2L-3BAR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-2L-NEXT-drop-0,1-rec_drop-0,1-norm</text:p>
          </table:table-cell>
          <table:table-cell table:style-name="ce276" office:value-type="float" office:value="96.85" calcext:value-type="float">
            <text:p>96,85</text:p>
          </table:table-cell>
          <table:table-cell table:style-name="ce281" office:value-type="float" office:value="95.257" calcext:value-type="float">
            <text:p>95,257</text:p>
          </table:table-cell>
          <table:table-cell table:style-name="ce287" office:value-type="string" calcext:value-type="string">
            <text:p>det-2L-3BAR-drop-0,05-rec_drop-0,05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,05-rec_drop-0,0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3.9" calcext:value-type="float">
            <text:p>83,9</text:p>
          </table:table-cell>
          <table:table-cell office:value-type="float" office:value="89.008" calcext:value-type="float">
            <text:p>89,008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327" calcext:value-type="float">
            <text:p>90,327</text:p>
          </table:table-cell>
          <table:table-cell office:value-type="float" office:value="79.082" calcext:value-type="float">
            <text:p>79,082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77.39" calcext:value-type="float">
            <text:p>77,39</text:p>
          </table:table-cell>
          <table:table-cell office:value-type="float" office:value="83.623" calcext:value-type="float">
            <text:p>83,623</text:p>
          </table:table-cell>
          <table:table-cell office:value-type="string" calcext:value-type="string">
            <text:p>det-5L-CUDA-3BAR-norm-drop-0,1-reg-1e-05</text:p>
          </table:table-cell>
          <table:table-cell office:value-type="float" office:value="82.455" calcext:value-type="float">
            <text:p>82,455</text:p>
          </table:table-cell>
          <table:table-cell office:value-type="float" office:value="69.716" calcext:value-type="float">
            <text:p>69,716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office:value-type="string" calcext:value-type="string">
            <text:p>det-2L-NEXT_5-norm-drop-0,2-rec_drop-0,2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5.255" calcext:value-type="float">
            <text:p>95,255</text:p>
          </table:table-cell>
          <table:table-cell office:value-type="float" office:value="96.616" calcext:value-type="float">
            <text:p>96,616</text:p>
          </table:table-cell>
          <table:table-cell office:value-type="string" calcext:value-type="string">
            <text:p>det-2L-5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611" calcext:value-type="float">
            <text:p>91,611</text:p>
          </table:table-cell>
          <table:table-cell office:value-type="string" calcext:value-type="string">
            <text:p>det-2L-5BAR-drop-0,05-rec_drop-0,05-norm</text:p>
          </table:table-cell>
          <table:table-cell table:style-name="ce277" office:value-type="float" office:value="94.725" calcext:value-type="float">
            <text:p>94,725</text:p>
          </table:table-cell>
          <table:table-cell table:style-name="ce282" office:value-type="float" office:value="94.598" calcext:value-type="float">
            <text:p>94,598</text:p>
          </table:table-cell>
          <table:table-cell table:style-name="ce288" office:value-type="string" calcext:value-type="string">
            <text:p>det-2L-5BAR-drop-0,2-rec_drop-0,2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-rec_drop-0-norm</text:p>
          </table:table-cell>
          <table:table-cell table:number-columns-repeated="11"/>
          <table:table-cell table:style-name="ce10"/>
          <table:table-cell table:number-columns-repeated="982"/>
        </table:table-row>
        <table:table-row table:style-name="ro1">
          <table:table-cell office:value-type="float" office:value="84.322" calcext:value-type="float">
            <text:p>84,322</text:p>
          </table:table-cell>
          <table:table-cell office:value-type="float" office:value="87.827" calcext:value-type="float">
            <text:p>87,827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9.683" calcext:value-type="float">
            <text:p>89,683</text:p>
          </table:table-cell>
          <table:table-cell office:value-type="float" office:value="78.81" calcext:value-type="float">
            <text:p>78,81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3.149" calcext:value-type="float">
            <text:p>83,149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81.773" calcext:value-type="float">
            <text:p>81,773</text:p>
          </table:table-cell>
          <table:table-cell office:value-type="float" office:value="69.656" calcext:value-type="float">
            <text:p>69,656</text:p>
          </table:table-cell>
          <table:table-cell office:value-type="string" calcext:value-type="string">
            <text:p>det-4L-CUDA-3BAR-norm-drop-0,05-reg-0,0001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office:value-type="string" calcext:value-type="string">
            <text:p>det-2L-3BAR-norm-drop-0,2-rec_drop-0,2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6.453" calcext:value-type="float">
            <text:p>96,453</text:p>
          </table:table-cell>
          <table:table-cell office:value-type="float" office:value="91.472" calcext:value-type="float">
            <text:p>91,472</text:p>
          </table:table-cell>
          <table:table-cell office:value-type="string" calcext:value-type="string">
            <text:p>det-2L-5BAR-drop-0,2-rec_drop-0,2-norm</text:p>
          </table:table-cell>
          <table:table-cell table:style-name="ce275" office:value-type="float" office:value="95.604" calcext:value-type="float">
            <text:p>95,604</text:p>
          </table:table-cell>
          <table:table-cell table:style-name="ce280" office:value-type="float" office:value="94.203" calcext:value-type="float">
            <text:p>94,203</text:p>
          </table:table-cell>
          <table:table-cell table:style-name="ce286" office:value-type="string" calcext:value-type="string">
            <text:p>det-2L-3BAR_ABS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NEXT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4.322" calcext:value-type="float">
            <text:p>84,322</text:p>
          </table:table-cell>
          <table:table-cell office:value-type="float" office:value="85.496" calcext:value-type="float">
            <text:p>85,496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88.157" calcext:value-type="float">
            <text:p>88,157</text:p>
          </table:table-cell>
          <table:table-cell office:value-type="float" office:value="78.569" calcext:value-type="float">
            <text:p>78,569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79.499" calcext:value-type="float">
            <text:p>79,499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82.641" calcext:value-type="float">
            <text:p>82,641</text:p>
          </table:table-cell>
          <table:table-cell office:value-type="float" office:value="69.203" calcext:value-type="float">
            <text:p>69,203</text:p>
          </table:table-cell>
          <table:table-cell office:value-type="string" calcext:value-type="string">
            <text:p>det-4L-CUDA-3BAR-norm-drop-0,05-reg-1e-05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3BAR-normXY-drop-0,2-rec_drop-0,2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3BAR-norm-drop-0,1-rec_drop-0,1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1.444" calcext:value-type="float">
            <text:p>91,444</text:p>
          </table:table-cell>
          <table:table-cell office:value-type="string" calcext:value-type="string">
            <text:p>det-2L-5BAR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4L-BEST-NEXT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3BAR_ABS-drop-0,05-rec_drop-0,05-norm</text:p>
          </table:table-cell>
          <table:table-cell table:number-columns-repeated="11"/>
          <table:table-cell table:style-name="ce10"/>
          <table:table-cell table:number-columns-repeated="982"/>
        </table:table-row>
        <table:table-row table:style-name="ro1">
          <table:table-cell office:value-type="float" office:value="81.21" calcext:value-type="float">
            <text:p>81,21</text:p>
          </table:table-cell>
          <table:table-cell office:value-type="float" office:value="85.338" calcext:value-type="float">
            <text:p>85,338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5.925" calcext:value-type="float">
            <text:p>85,925</text:p>
          </table:table-cell>
          <table:table-cell office:value-type="float" office:value="76.208" calcext:value-type="float">
            <text:p>76,208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5.555" calcext:value-type="float">
            <text:p>85,555</text:p>
          </table:table-cell>
          <table:table-cell office:value-type="float" office:value="68.992" calcext:value-type="float">
            <text:p>68,992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NEXT_11-norm-drop-0,2-rec_drop-0,2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97.597" calcext:value-type="float">
            <text:p>97,597</text:p>
          </table:table-cell>
          <table:table-cell office:value-type="float" office:value="91.416" calcext:value-type="float">
            <text:p>91,416</text:p>
          </table:table-cell>
          <table:table-cell office:value-type="string" calcext:value-type="string">
            <text:p>det-2L-3BAR-drop-0,05-rec_drop-0,05-norm</text:p>
          </table:table-cell>
          <table:table-cell table:style-name="ce275" office:value-type="float" office:value="96.63" calcext:value-type="float">
            <text:p>96,63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3BAR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79.378" calcext:value-type="float">
            <text:p>79,378</text:p>
          </table:table-cell>
          <table:table-cell office:value-type="float" office:value="84.984" calcext:value-type="float">
            <text:p>84,984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83.42" calcext:value-type="float">
            <text:p>83,42</text:p>
          </table:table-cell>
          <table:table-cell office:value-type="float" office:value="75.338" calcext:value-type="float">
            <text:p>75,338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2.621" calcext:value-type="float">
            <text:p>82,621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3.509" calcext:value-type="float">
            <text:p>83,509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CUDA-NEXT-norm-drop-0,4-reg-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-2L-3BAR_ABS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5BAR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3BAR_ABS-drop-0,1-rec_drop-0,1-norm</text:p>
          </table:table-cell>
          <table:table-cell table:number-columns-repeated="11"/>
          <table:table-cell table:style-name="ce10"/>
          <table:table-cell table:number-columns-repeated="982"/>
        </table:table-row>
        <table:table-row table:style-name="ro1">
          <table:table-cell office:value-type="float" office:value="80.657" calcext:value-type="float">
            <text:p>80,657</text:p>
          </table:table-cell>
          <table:table-cell office:value-type="float" office:value="83.344" calcext:value-type="float">
            <text:p>83,344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379" calcext:value-type="float">
            <text:p>85,379</text:p>
          </table:table-cell>
          <table:table-cell office:value-type="float" office:value="74.843" calcext:value-type="float">
            <text:p>74,843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78.51" calcext:value-type="float">
            <text:p>78,51</text:p>
          </table:table-cell>
          <table:table-cell office:value-type="float" office:value="82.516" calcext:value-type="float">
            <text:p>82,516</text:p>
          </table:table-cell>
          <table:table-cell table:style-name="ce78" office:value-type="string" calcext:value-type="string">
            <text:p>det-4L-CUDA-3BAR-norm-drop-0,15-reg-0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-drop-0,2-rec_drop-0,2-norm</text:p>
          </table:table-cell>
          <table:table-cell table:style-name="ce277" office:value-type="float" office:value="95.897" calcext:value-type="float">
            <text:p>95,897</text:p>
          </table:table-cell>
          <table:table-cell table:style-name="ce282" office:value-type="float" office:value="93.939" calcext:value-type="float">
            <text:p>93,939</text:p>
          </table:table-cell>
          <table:table-cell table:style-name="ce288" office:value-type="string" calcext:value-type="string">
            <text:p>det-2L-3BAR-drop-0,15-rec_drop-0,15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table:style-name="ce269" office:value-type="string" calcext:value-type="string">
            <text:p>det-2L-3BAR-drop-0,15-rec_drop-0,15-norm</text:p>
          </table:table-cell>
          <table:table-cell table:number-columns-repeated="11"/>
          <table:table-cell table:style-name="ce10"/>
          <table:table-cell table:number-columns-repeated="982"/>
        </table:table-row>
        <table:table-row table:style-name="ro1">
          <table:table-cell office:value-type="float" office:value="77.189" calcext:value-type="float">
            <text:p>77,189</text:p>
          </table:table-cell>
          <table:table-cell office:value-type="float" office:value="83.339" calcext:value-type="float">
            <text:p>83,339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82.316" calcext:value-type="float">
            <text:p>82,316</text:p>
          </table:table-cell>
          <table:table-cell office:value-type="float" office:value="73.098" calcext:value-type="float">
            <text:p>73,098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78.444" calcext:value-type="float">
            <text:p>78,444</text:p>
          </table:table-cell>
          <table:table-cell office:value-type="float" office:value="82.331" calcext:value-type="float">
            <text:p>82,331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4.873" calcext:value-type="float">
            <text:p>84,873</text:p>
          </table:table-cell>
          <table:table-cell office:value-type="float" office:value="68.81" calcext:value-type="float">
            <text:p>68,81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office:value-type="string" calcext:value-type="string">
            <text:p>det-2L-NEXT-normXY-drop-0,2-rec_drop-0,2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-rec_drop-0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_ABS-drop-0,2-rec_drop-0,2-norm</text:p>
          </table:table-cell>
          <table:table-cell table:style-name="ce277" office:value-type="float" office:value="94.652" calcext:value-type="float">
            <text:p>94,652</text:p>
          </table:table-cell>
          <table:table-cell table:style-name="ce282" office:value-type="float" office:value="93.676" calcext:value-type="float">
            <text:p>93,676</text:p>
          </table:table-cell>
          <table:table-cell table:style-name="ce288" office:value-type="string" calcext:value-type="string">
            <text:p>det-2L-3BAR-drop-0,2-rec_drop-0,2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3BAR-drop-0,05-rec_drop-0,05-norm</text:p>
          </table:table-cell>
          <table:table-cell table:number-columns-repeated="994"/>
        </table:table-row>
        <table:table-row table:style-name="ro1">
          <table:table-cell office:value-type="float" office:value="76.622" calcext:value-type="float">
            <text:p>76,622</text:p>
          </table:table-cell>
          <table:table-cell office:value-type="float" office:value="81.957" calcext:value-type="float">
            <text:p>81,957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9.7" calcext:value-type="float">
            <text:p>79,7</text:p>
          </table:table-cell>
          <table:table-cell office:value-type="float" office:value="72.736" calcext:value-type="float">
            <text:p>72,736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1.936" calcext:value-type="float">
            <text:p>81,936</text:p>
          </table:table-cell>
          <table:table-cell office:value-type="string" calcext:value-type="string">
            <text:p>det-5L-CUDA-3BAR-norm-drop-0,2-reg-1e-06</text:p>
          </table:table-cell>
          <table:table-cell office:value-type="float" office:value="85.183" calcext:value-type="float">
            <text:p>85,183</text:p>
          </table:table-cell>
          <table:table-cell office:value-type="float" office:value="68.75" calcext:value-type="float">
            <text:p>68,75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276" calcext:value-type="float">
            <text:p>91,276</text:p>
          </table:table-cell>
          <table:table-cell office:value-type="string" calcext:value-type="string">
            <text:p>det-2L-5BAR-drop-0-rec_drop-0-norm</text:p>
          </table:table-cell>
          <table:table-cell table:style-name="ce277" office:value-type="float" office:value="95.604" calcext:value-type="float">
            <text:p>95,604</text:p>
          </table:table-cell>
          <table:table-cell table:style-name="ce282" office:value-type="float" office:value="93.544" calcext:value-type="float">
            <text:p>93,544</text:p>
          </table:table-cell>
          <table:table-cell table:style-name="ce288" office:value-type="string" calcext:value-type="string">
            <text:p>det-2L-3BAR_ABS-drop-0,1-rec_drop-0,1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5BAR-drop-0,15-rec_drop-0,15-norm</text:p>
          </table:table-cell>
          <table:table-cell table:number-columns-repeated="994"/>
        </table:table-row>
        <table:table-row table:style-name="ro1">
          <table:table-cell office:value-type="float" office:value="79.813" calcext:value-type="float">
            <text:p>79,813</text:p>
          </table:table-cell>
          <table:table-cell office:value-type="float" office:value="81.925" calcext:value-type="float">
            <text:p>81,925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3.668" calcext:value-type="float">
            <text:p>83,668</text:p>
          </table:table-cell>
          <table:table-cell office:value-type="float" office:value="72.627" calcext:value-type="float">
            <text:p>72,627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77.785" calcext:value-type="float">
            <text:p>77,785</text:p>
          </table:table-cell>
          <table:table-cell office:value-type="float" office:value="81.909" calcext:value-type="float">
            <text:p>81,909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85.431" calcext:value-type="float">
            <text:p>85,431</text:p>
          </table:table-cell>
          <table:table-cell office:value-type="float" office:value="68.569" calcext:value-type="float">
            <text:p>68,569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-2L-17BAR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-2L-3BAR-drop-0,1-rec_drop-0,1-norm</text:p>
          </table:table-cell>
          <table:table-cell table:style-name="ce277" office:value-type="float" office:value="93.846" calcext:value-type="float">
            <text:p>93,846</text:p>
          </table:table-cell>
          <table:table-cell table:style-name="ce282" office:value-type="float" office:value="93.017" calcext:value-type="float">
            <text:p>93,017</text:p>
          </table:table-cell>
          <table:table-cell table:style-name="ce288" office:value-type="string" calcext:value-type="string">
            <text:p>pos-101-2L-3BAR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2-rec_drop-0,2-norm</text:p>
          </table:table-cell>
          <table:table-cell table:number-columns-repeated="994"/>
        </table:table-row>
        <table:table-row table:style-name="ro1">
          <table:table-cell office:value-type="float" office:value="79.299" calcext:value-type="float">
            <text:p>79,299</text:p>
          </table:table-cell>
          <table:table-cell office:value-type="float" office:value="79.146" calcext:value-type="float">
            <text:p>79,146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83.011" calcext:value-type="float">
            <text:p>83,011</text:p>
          </table:table-cell>
          <table:table-cell office:value-type="float" office:value="72.597" calcext:value-type="float">
            <text:p>72,597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1.725" calcext:value-type="float">
            <text:p>81,72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6.733" calcext:value-type="float">
            <text:p>86,733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office:value-type="string" calcext:value-type="string">
            <text:p>det-2L-CUDA-NEXT-norm-drop-0,3-reg-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5.594" calcext:value-type="float">
            <text:p>95,594</text:p>
          </table:table-cell>
          <table:table-cell office:value-type="string" calcext:value-type="string">
            <text:p>det-2L-5BAR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1.193" calcext:value-type="float">
            <text:p>91,193</text:p>
          </table:table-cell>
          <table:table-cell office:value-type="string" calcext:value-type="string">
            <text:p>det-2L-3BAR-drop-0,15-rec_drop-0,15-norm</text:p>
          </table:table-cell>
          <table:table-cell table:style-name="ce277" office:value-type="float" office:value="93.993" calcext:value-type="float">
            <text:p>93,993</text:p>
          </table:table-cell>
          <table:table-cell table:style-name="ce282" office:value-type="float" office:value="92.885" calcext:value-type="float">
            <text:p>92,885</text:p>
          </table:table-cell>
          <table:table-cell table:style-name="ce288" office:value-type="string" calcext:value-type="string">
            <text:p>det-4L-smooth-29-5-3BAR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994"/>
        </table:table-row>
        <table:table-row table:style-name="ro1">
          <table:table-cell office:value-type="float" office:value="75.831" calcext:value-type="float">
            <text:p>75,831</text:p>
          </table:table-cell>
          <table:table-cell office:value-type="float" office:value="76.867" calcext:value-type="float">
            <text:p>76,867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9.191" calcext:value-type="float">
            <text:p>79,191</text:p>
          </table:table-cell>
          <table:table-cell office:value-type="float" office:value="70.55" calcext:value-type="float">
            <text:p>70,55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7.126" calcext:value-type="float">
            <text:p>77,126</text:p>
          </table:table-cell>
          <table:table-cell office:value-type="float" office:value="81.646" calcext:value-type="float">
            <text:p>81,646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83.943" calcext:value-type="float">
            <text:p>83,943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-2L-17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026" calcext:value-type="float">
            <text:p>91,026</text:p>
          </table:table-cell>
          <table:table-cell office:value-type="string" calcext:value-type="string">
            <text:p>det-2L-5BAR-drop-0,1-rec_drop-0,1-norm</text:p>
          </table:table-cell>
          <table:table-cell table:style-name="ce278" office:value-type="float" office:value="93.407" calcext:value-type="float">
            <text:p>93,407</text:p>
          </table:table-cell>
          <table:table-cell table:style-name="ce283" office:value-type="float" office:value="92.754" calcext:value-type="float">
            <text:p>92,754</text:p>
          </table:table-cell>
          <table:table-cell table:style-name="ce289" office:value-type="string" calcext:value-type="string">
            <text:p>pos-101-2L-3BAR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05-rec_drop-0,05-norm</text:p>
          </table:table-cell>
          <table:table-cell table:number-columns-repeated="994"/>
        </table:table-row>
        <table:table-row table:style-name="ro1">
          <table:table-cell office:value-type="float" office:value="76.398" calcext:value-type="float">
            <text:p>76,398</text:p>
          </table:table-cell>
          <table:table-cell office:value-type="float" office:value="73.597" calcext:value-type="float">
            <text:p>73,597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9.849" calcext:value-type="float">
            <text:p>79,849</text:p>
          </table:table-cell>
          <table:table-cell office:value-type="float" office:value="69.529" calcext:value-type="float">
            <text:p>69,529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6.796" calcext:value-type="float">
            <text:p>76,796</text:p>
          </table:table-cell>
          <table:table-cell office:value-type="float" office:value="81.619" calcext:value-type="float">
            <text:p>81,619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-2L-3BAR_ABS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-2L-3BAR_ABS-drop-0,1-rec_drop-0,1-norm</text:p>
          </table:table-cell>
          <table:table-cell table:style-name="ce278" office:value-type="float" office:value="93.846" calcext:value-type="float">
            <text:p>93,846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3L-smooth-29-9-3BAR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_ABS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86.113" calcext:value-type="float">
            <text:p>86,113</text:p>
          </table:table-cell>
          <table:table-cell office:value-type="float" office:value="68.388" calcext:value-type="float">
            <text:p>68,388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-2L-3BAR_ABS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-2L-3BAR_ABS-drop-0,05-rec_drop-0,05-norm</text:p>
          </table:table-cell>
          <table:table-cell table:style-name="ce278" office:value-type="float" office:value="94.652" calcext:value-type="float">
            <text:p>94,652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4L-NEXT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7.917" calcext:value-type="float">
            <text:p>77,917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327" calcext:value-type="float">
            <text:p>68,327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office:value-type="string" calcext:value-type="string">
            <text:p>det-2L-normXY-drop-0,05-rec_drop-0,05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-2L-17BAR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-2L-17BAR-drop-0,05-rec_drop-0,05-norm</text:p>
          </table:table-cell>
          <table:table-cell table:style-name="ce278" office:value-type="float" office:value="94.579" calcext:value-type="float">
            <text:p>94,57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2L-DIST_REL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461" calcext:value-type="float">
            <text:p>81,461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83.137" calcext:value-type="float">
            <text:p>83,137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-2L-17BAR-drop-0,1-rec_drop-0,1-norm</text:p>
          </table:table-cell>
          <table:table-cell table:style-name="ce278" office:value-type="float" office:value="93.919" calcext:value-type="float">
            <text:p>93,91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pos-101-2L-3BAR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-2L-3BAR_ABS-drop-0,3-rec_drop-0,3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276" calcext:value-type="float">
            <text:p>81,276</text:p>
          </table:table-cell>
          <table:table-cell office:value-type="string" calcext:value-type="string">
            <text:p>det-5L-CUDA-3BAR-norm-drop-0,1-reg-1e-06</text:p>
          </table:table-cell>
          <table:table-cell office:value-type="float" office:value="84.935" calcext:value-type="float">
            <text:p>84,935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office:value-type="string" calcext:value-type="string">
            <text:p>det-2L-CUDA-3BAR-norm-drop-0,3-reg-0,001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-2L-3BAR_ABS-drop-0,05-rec_drop-0,0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-2L-17BAR-drop-0,15-rec_drop-0,15-norm</text:p>
          </table:table-cell>
          <table:table-cell table:style-name="ce278" office:value-type="float" office:value="94.212" calcext:value-type="float">
            <text:p>94,212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DIST_REL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9.565" calcext:value-type="float">
            <text:p>79,565</text:p>
          </table:table-cell>
          <table:table-cell office:value-type="float" office:value="81.197" calcext:value-type="float">
            <text:p>81,197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80.099" calcext:value-type="float">
            <text:p>80,099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-101-2L-3BAR-drop-0,1-rec_drop-0,1-norm</text:p>
          </table:table-cell>
          <table:table-cell table:style-name="ce278" office:value-type="float" office:value="92.674" calcext:value-type="float">
            <text:p>92,674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3BAR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444" calcext:value-type="float">
            <text:p>78,444</text:p>
          </table:table-cell>
          <table:table-cell office:value-type="float" office:value="81.145" calcext:value-type="float">
            <text:p>81,145</text:p>
          </table:table-cell>
          <table:table-cell office:value-type="string" calcext:value-type="string">
            <text:p>det-5L-CUDA-3BAR-norm-drop-0,15-reg-1e-06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207" calcext:value-type="float">
            <text:p>68,207</text:p>
          </table:table-cell>
          <table:table-cell office:value-type="string" calcext:value-type="string">
            <text:p>det-4L-CUDA-3BAR-norm-drop-0,05-reg-1e-06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-101-2L-17BAR-drop-0,1-rec_drop-0,1-norm</text:p>
          </table:table-cell>
          <table:table-cell table:style-name="ce278" office:value-type="float" office:value="95.311" calcext:value-type="float">
            <text:p>95,311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3BAR_ABS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576" calcext:value-type="float">
            <text:p>78,576</text:p>
          </table:table-cell>
          <table:table-cell office:value-type="float" office:value="80.986" calcext:value-type="float">
            <text:p>80,986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85.803" calcext:value-type="float">
            <text:p>85,803</text:p>
          </table:table-cell>
          <table:table-cell office:value-type="float" office:value="68.176" calcext:value-type="float">
            <text:p>68,176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office:value-type="string" calcext:value-type="string">
            <text:p>det-2L-CUDA-3BAR-norm-drop-0,3-reg-0,01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94.465" calcext:value-type="float">
            <text:p>94,465</text:p>
          </table:table-cell>
          <table:table-cell office:value-type="float" office:value="94.499" calcext:value-type="float">
            <text:p>94,499</text:p>
          </table:table-cell>
          <table:table-cell office:value-type="string" calcext:value-type="string">
            <text:p>det-2L-5BAR-drop-0,2-rec_drop-0,2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15-rec_drop-0,1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17BAR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-2L-3BAR-drop-0,3-rec_drop-0,3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0.934" calcext:value-type="float">
            <text:p>80,934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83.757" calcext:value-type="float">
            <text:p>83,757</text:p>
          </table:table-cell>
          <table:table-cell office:value-type="float" office:value="68.146" calcext:value-type="float">
            <text:p>68,146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-101-2L-3BAR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05-rec_drop-0,0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358" calcext:value-type="float">
            <text:p>92,358</text:p>
          </table:table-cell>
          <table:table-cell table:style-name="ce289" office:value-type="string" calcext:value-type="string">
            <text:p>det-2L-17BAR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-2L-17BAR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312" calcext:value-type="float">
            <text:p>78,312</text:p>
          </table:table-cell>
          <table:table-cell office:value-type="float" office:value="80.828" calcext:value-type="float">
            <text:p>80,828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5.493" calcext:value-type="float">
            <text:p>85,493</text:p>
          </table:table-cell>
          <table:table-cell office:value-type="float" office:value="68.116" calcext:value-type="float">
            <text:p>68,116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-101-2L-3BAR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2.227" calcext:value-type="float">
            <text:p>92,227</text:p>
          </table:table-cell>
          <table:table-cell table:style-name="ce290" office:value-type="string" calcext:value-type="string">
            <text:p>det-3L-smooth-29-7-3BAR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-4L-smooth-29-8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0.749" calcext:value-type="float">
            <text:p>80,749</text:p>
          </table:table-cell>
          <table:table-cell office:value-type="string" calcext:value-type="string">
            <text:p>det-5L-CUDA-3BAR-norm-drop-0,05-reg-1e-06</text:p>
          </table:table-cell>
          <table:table-cell office:value-type="float" office:value="85.989" calcext:value-type="float">
            <text:p>85,989</text:p>
          </table:table-cell>
          <table:table-cell office:value-type="float" office:value="67.965" calcext:value-type="float">
            <text:p>67,965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office:value-type="string" calcext:value-type="string">
            <text:p>det-2L-CUDA-3BAR-norm-drop-0-reg-0,01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-101-2L-3BAR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39" calcext:value-type="float">
            <text:p>94,139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4L-smooth-29-7-3BAR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181" calcext:value-type="float">
            <text:p>78,181</text:p>
          </table:table-cell>
          <table:table-cell office:value-type="float" office:value="80.696" calcext:value-type="float">
            <text:p>80,696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84.315" calcext:value-type="float">
            <text:p>84,315</text:p>
          </table:table-cell>
          <table:table-cell office:value-type="float" office:value="67.935" calcext:value-type="float">
            <text:p>67,93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office:value-type="string" calcext:value-type="string">
            <text:p>det-2L-CUDA-3BAR-norm-drop-0,2-reg-0,01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4.945" calcext:value-type="float">
            <text:p>94,945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3BAR_ABS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247" calcext:value-type="float">
            <text:p>78,247</text:p>
          </table:table-cell>
          <table:table-cell office:value-type="float" office:value="80.116" calcext:value-type="float">
            <text:p>80,116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85.369" calcext:value-type="float">
            <text:p>85,369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4.066" calcext:value-type="float">
            <text:p>94,066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DIST_REL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17BAR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4.489" calcext:value-type="float">
            <text:p>74,489</text:p>
          </table:table-cell>
          <table:table-cell office:value-type="float" office:value="79.14" calcext:value-type="float">
            <text:p>79,14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0.223" calcext:value-type="float">
            <text:p>80,223</text:p>
          </table:table-cell>
          <table:table-cell office:value-type="float" office:value="67.603" calcext:value-type="float">
            <text:p>67,603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92.454" calcext:value-type="float">
            <text:p>92,454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3L-smooth-29-5-3BAR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-2L-17BARAbs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5.808" calcext:value-type="float">
            <text:p>75,808</text:p>
          </table:table-cell>
          <table:table-cell office:value-type="float" office:value="78.903" calcext:value-type="float">
            <text:p>78,903</text:p>
          </table:table-cell>
          <table:table-cell office:value-type="string" calcext:value-type="string">
            <text:p>det-5L-CUDA-3BAR-norm-drop-0-reg-1e-06</text:p>
          </table:table-cell>
          <table:table-cell office:value-type="float" office:value="79.603" calcext:value-type="float">
            <text:p>79,603</text:p>
          </table:table-cell>
          <table:table-cell office:value-type="float" office:value="67.452" calcext:value-type="float">
            <text:p>67,452</text:p>
          </table:table-cell>
          <table:table-cell office:value-type="string" calcext:value-type="string">
            <text:p>det-4L-CUDA-3BAR-norm-drop-0,4-reg-0,0001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office:value-type="string" calcext:value-type="string">
            <text:p>det-2L-CUDA-3BAR-norm-drop-0,1-reg-0,01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359" calcext:value-type="float">
            <text:p>94,359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2L-DIST_REL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-4L-smooth-29-9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599" calcext:value-type="float">
            <text:p>76,599</text:p>
          </table:table-cell>
          <table:table-cell office:value-type="float" office:value="78.877" calcext:value-type="float">
            <text:p>78,877</text:p>
          </table:table-cell>
          <table:table-cell office:value-type="string" calcext:value-type="string">
            <text:p>det-5L-CUDA-3BAR-norm-drop-0,05-reg-1e-05</text:p>
          </table:table-cell>
          <table:table-cell office:value-type="float" office:value="77.185" calcext:value-type="float">
            <text:p>77,185</text:p>
          </table:table-cell>
          <table:table-cell office:value-type="float" office:value="67.271" calcext:value-type="float">
            <text:p>67,271</text:p>
          </table:table-cell>
          <table:table-cell office:value-type="string" calcext:value-type="string">
            <text:p>det-4L-CUDA-NEXT_11-norm-drop-0,05-reg-1e-06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1.502" calcext:value-type="float">
            <text:p>91,502</text:p>
          </table:table-cell>
          <table:table-cell table:style-name="ce284" office:value-type="float" office:value="91.7" calcext:value-type="float">
            <text:p>91,7</text:p>
          </table:table-cell>
          <table:table-cell table:style-name="ce290" office:value-type="string" calcext:value-type="string">
            <text:p>det-2L-smooth-29-8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3BAR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5.939" calcext:value-type="float">
            <text:p>75,939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5L-CUDA-3BAR-norm-drop-0-reg-1e-05</text:p>
          </table:table-cell>
          <table:table-cell office:value-type="float" office:value="79.479" calcext:value-type="float">
            <text:p>79,479</text:p>
          </table:table-cell>
          <table:table-cell office:value-type="float" office:value="67.21" calcext:value-type="float">
            <text:p>67,21</text:p>
          </table:table-cell>
          <table:table-cell office:value-type="string" calcext:value-type="string">
            <text:p>det-4L-CUDA-3BAR-norm-drop-0,3-reg-1e-06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4L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NEXT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3.962" calcext:value-type="float">
            <text:p>73,962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5L-CUDA-3BAR-norm-drop-0,3-reg-1e-06</text:p>
          </table:table-cell>
          <table:table-cell office:value-type="float" office:value="81.959" calcext:value-type="float">
            <text:p>81,959</text:p>
          </table:table-cell>
          <table:table-cell office:value-type="float" office:value="66.486" calcext:value-type="float">
            <text:p>66,486</text:p>
          </table:table-cell>
          <table:table-cell office:value-type="string" calcext:value-type="string">
            <text:p>det-4L-CUDA-3BAR-norm-drop-0,3-reg-1e-05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2.308" calcext:value-type="float">
            <text:p>92,30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3BAR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3-rec_drop-0,3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071" calcext:value-type="float">
            <text:p>76,071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6.304" calcext:value-type="float">
            <text:p>66,304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3.48" calcext:value-type="float">
            <text:p>93,4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DIST_REL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664" calcext:value-type="float">
            <text:p>76,664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0.409" calcext:value-type="float">
            <text:p>80,409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office:value-type="string" calcext:value-type="string">
            <text:p>det-2L-CUDA-3BAR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3.919" calcext:value-type="float">
            <text:p>93,919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17BAR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-101-2L-3BAR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4.16" calcext:value-type="float">
            <text:p>74,16</text:p>
          </table:table-cell>
          <table:table-cell office:value-type="float" office:value="78.217" calcext:value-type="float">
            <text:p>78,217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79.417" calcext:value-type="float">
            <text:p>79,417</text:p>
          </table:table-cell>
          <table:table-cell office:value-type="float" office:value="65.67" calcext:value-type="float">
            <text:p>65,67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-3L-smooth-29-4-3BAR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-4L-smooth-29-4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4.423" calcext:value-type="float">
            <text:p>74,423</text:p>
          </table:table-cell>
          <table:table-cell office:value-type="float" office:value="77.927" calcext:value-type="float">
            <text:p>77,927</text:p>
          </table:table-cell>
          <table:table-cell office:value-type="string" calcext:value-type="string">
            <text:p>det-5L-CUDA-3BAR-norm-drop-0,3-reg-0,0001</text:p>
          </table:table-cell>
          <table:table-cell office:value-type="float" office:value="80.533" calcext:value-type="float">
            <text:p>80,533</text:p>
          </table:table-cell>
          <table:table-cell office:value-type="float" office:value="64.553" calcext:value-type="float">
            <text:p>64,553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3L-smooth-29-8-3BAR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203" calcext:value-type="float">
            <text:p>76,203</text:p>
          </table:table-cell>
          <table:table-cell office:value-type="float" office:value="77.611" calcext:value-type="float">
            <text:p>77,611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80.719" calcext:value-type="float">
            <text:p>80,719</text:p>
          </table:table-cell>
          <table:table-cell office:value-type="float" office:value="64.463" calcext:value-type="float">
            <text:p>64,463</text:p>
          </table:table-cell>
          <table:table-cell office:value-type="string" calcext:value-type="string">
            <text:p>det-4L-CUDA-3BAR-norm-drop-0,3-reg-0,0001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4-DIST_REL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_ABS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1.589" calcext:value-type="float">
            <text:p>71,589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1.153" calcext:value-type="float">
            <text:p>81,153</text:p>
          </table:table-cell>
          <table:table-cell office:value-type="float" office:value="64.281" calcext:value-type="float">
            <text:p>64,281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5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NEXT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137" calcext:value-type="float">
            <text:p>76,137</text:p>
          </table:table-cell>
          <table:table-cell office:value-type="float" office:value="76.345" calcext:value-type="float">
            <text:p>76,345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5.387" calcext:value-type="float">
            <text:p>75,387</text:p>
          </table:table-cell>
          <table:table-cell office:value-type="float" office:value="63.738" calcext:value-type="float">
            <text:p>63,738</text:p>
          </table:table-cell>
          <table:table-cell office:value-type="string" calcext:value-type="string">
            <text:p>det-4L-CUDA-3BAR-norm-drop-0,4-reg-1e-06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2L-smooth-29-9-DIST_REL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-4L-smooth-29-2-NEXT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3.896" calcext:value-type="float">
            <text:p>73,896</text:p>
          </table:table-cell>
          <table:table-cell office:value-type="float" office:value="76.266" calcext:value-type="float">
            <text:p>76,266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75.635" calcext:value-type="float">
            <text:p>75,635</text:p>
          </table:table-cell>
          <table:table-cell office:value-type="float" office:value="63.617" calcext:value-type="float">
            <text:p>63,617</text:p>
          </table:table-cell>
          <table:table-cell office:value-type="string" calcext:value-type="string">
            <text:p>det-4L-CUDA-cumulativeDifferences-norm-drop-0,2-reg-0,0001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3L-smooth-29-6-3BAR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-101-2L-3BAR_ABS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1.523" calcext:value-type="float">
            <text:p>71,523</text:p>
          </table:table-cell>
          <table:table-cell office:value-type="float" office:value="75.87" calcext:value-type="float">
            <text:p>75,87</text:p>
          </table:table-cell>
          <table:table-cell office:value-type="string" calcext:value-type="string">
            <text:p>det-5L-CUDA-3BAR-norm-drop-0,4-reg-0</text:p>
          </table:table-cell>
          <table:table-cell office:value-type="float" office:value="77.743" calcext:value-type="float">
            <text:p>77,743</text:p>
          </table:table-cell>
          <table:table-cell office:value-type="float" office:value="63.557" calcext:value-type="float">
            <text:p>63,557</text:p>
          </table:table-cell>
          <table:table-cell office:value-type="string" calcext:value-type="string">
            <text:p>det-4L-CUDA-3BAR-norm-drop-0,4-reg-1e-05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2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-101-2L-3BAR_ABS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3.566" calcext:value-type="float">
            <text:p>73,566</text:p>
          </table:table-cell>
          <table:table-cell office:value-type="float" office:value="75.448" calcext:value-type="float">
            <text:p>75,448</text:p>
          </table:table-cell>
          <table:table-cell office:value-type="string" calcext:value-type="string">
            <text:p>det-5L-CUDA-3BAR-norm-drop-0,3-reg-1e-05</text:p>
          </table:table-cell>
          <table:table-cell office:value-type="float" office:value="74.458" calcext:value-type="float">
            <text:p>74,458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4L-CUDA-cumulativeDifferences-norm-drop-0,15-reg-0,0001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3-DIST_REL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0.007" calcext:value-type="float">
            <text:p>70,007</text:p>
          </table:table-cell>
          <table:table-cell office:value-type="float" office:value="71.941" calcext:value-type="float">
            <text:p>71,941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76.441" calcext:value-type="float">
            <text:p>76,441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-2L-smooth-29-9-3BAR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9.018" calcext:value-type="float">
            <text:p>69,018</text:p>
          </table:table-cell>
          <table:table-cell office:value-type="float" office:value="71.282" calcext:value-type="float">
            <text:p>71,282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75.573" calcext:value-type="float">
            <text:p>75,573</text:p>
          </table:table-cell>
          <table:table-cell office:value-type="float" office:value="62.53" calcext:value-type="float">
            <text:p>62,53</text:p>
          </table:table-cell>
          <table:table-cell office:value-type="string" calcext:value-type="string">
            <text:p>det-4L-CUDA-cumulativeDifferences-norm-drop-0,1-reg-1e-06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15-rec_drop-0,15-norm</text:p>
          </table:table-cell>
          <table:table-cell table:style-name="ce279" office:value-type="float" office:value="91.355" calcext:value-type="float">
            <text:p>91,355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smooth-29-3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DIST_REL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7.106" calcext:value-type="float">
            <text:p>67,106</text:p>
          </table:table-cell>
          <table:table-cell office:value-type="float" office:value="69.805" calcext:value-type="float">
            <text:p>69,805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77.805" calcext:value-type="float">
            <text:p>77,805</text:p>
          </table:table-cell>
          <table:table-cell office:value-type="float" office:value="62.409" calcext:value-type="float">
            <text:p>62,409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-101-2L-17BARAbs-drop-0,1-rec_drop-0,1-norm</text:p>
          </table:table-cell>
          <table:table-cell table:style-name="ce279" office:value-type="float" office:value="92.821" calcext:value-type="float">
            <text:p>92,821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DIST_REL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6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4.272" calcext:value-type="float">
            <text:p>64,272</text:p>
          </table:table-cell>
          <table:table-cell office:value-type="float" office:value="65.796" calcext:value-type="float">
            <text:p>65,796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72.97" calcext:value-type="float">
            <text:p>72,97</text:p>
          </table:table-cell>
          <table:table-cell office:value-type="float" office:value="62.168" calcext:value-type="float">
            <text:p>62,168</text:p>
          </table:table-cell>
          <table:table-cell office:value-type="string" calcext:value-type="string">
            <text:p>det-4L-CUDA-cumulativeDifferences-norm-drop-0,2-reg-1e-06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-2L-smooth-29-9-NEXT-drop-0,5-rec_drop-0,5-norm</text:p>
          </table:table-cell>
          <table:table-cell table:style-name="ce279" office:value-type="float" office:value="91.648" calcext:value-type="float">
            <text:p>91,648</text:p>
          </table:table-cell>
          <table:table-cell table:style-name="ce285" office:value-type="float" office:value="90.514" calcext:value-type="float">
            <text:p>90,514</text:p>
          </table:table-cell>
          <table:table-cell table:style-name="ce291" office:value-type="string" calcext:value-type="string">
            <text:p>pos-101-2L-3BAR_ABS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7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4.338" calcext:value-type="float">
            <text:p>64,338</text:p>
          </table:table-cell>
          <table:table-cell office:value-type="float" office:value="65.243" calcext:value-type="float">
            <text:p>65,243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72.412" calcext:value-type="float">
            <text:p>72,412</text:p>
          </table:table-cell>
          <table:table-cell office:value-type="float" office:value="61.987" calcext:value-type="float">
            <text:p>61,987</text:p>
          </table:table-cell>
          <table:table-cell office:value-type="string" calcext:value-type="string">
            <text:p>det-4L-CUDA-3BAR-norm-drop-0,5-reg-0,0001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-101-2L-17BARAbs-drop-0,05-rec_drop-0,05-norm</text:p>
          </table:table-cell>
          <table:table-cell table:style-name="ce279" office:value-type="float" office:value="93.48" calcext:value-type="float">
            <text:p>93,48</text:p>
          </table:table-cell>
          <table:table-cell table:style-name="ce285" office:value-type="float" office:value="90.382" calcext:value-type="float">
            <text:p>90,382</text:p>
          </table:table-cell>
          <table:table-cell table:style-name="ce291" office:value-type="string" calcext:value-type="string">
            <text:p>det-2L-3BAR_ABS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-101-2L-17BARAbs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875" calcext:value-type="float">
            <text:p>16,875</text:p>
          </table:table-cell>
          <table:table-cell office:value-type="float" office:value="16.693" calcext:value-type="float">
            <text:p>16,693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72.474" calcext:value-type="float">
            <text:p>72,474</text:p>
          </table:table-cell>
          <table:table-cell office:value-type="float" office:value="61.836" calcext:value-type="float">
            <text:p>61,836</text:p>
          </table:table-cell>
          <table:table-cell office:value-type="string" calcext:value-type="string">
            <text:p>det-4L-CUDA-cumulativeDifferences-norm-drop-0,15-reg-1e-06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1.282" calcext:value-type="float">
            <text:p>91,282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4L-NEXT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744" calcext:value-type="float">
            <text:p>16,744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0.056" calcext:value-type="float">
            <text:p>70,056</text:p>
          </table:table-cell>
          <table:table-cell office:value-type="float" office:value="61.443" calcext:value-type="float">
            <text:p>61,443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office:value-type="string" calcext:value-type="string">
            <text:p>det-2L-CUDA-normXY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-2L-DIST_REL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2L-smooth-29-9-3BAR-drop-0,4-rec_drop-0,4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678" calcext:value-type="float">
            <text:p>16,67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4.086" calcext:value-type="float">
            <text:p>74,086</text:p>
          </table:table-cell>
          <table:table-cell office:value-type="float" office:value="61.292" calcext:value-type="float">
            <text:p>61,292</text:p>
          </table:table-cell>
          <table:table-cell office:value-type="string" calcext:value-type="string">
            <text:p>det-4L-CUDA-cumulativeDifferences-norm-drop-0,2-reg-1e-05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DIST_REL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smooth-29-5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48" calcext:value-type="float">
            <text:p>16,4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0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1.081" calcext:value-type="float">
            <text:p>61,081</text:p>
          </table:table-cell>
          <table:table-cell office:value-type="string" calcext:value-type="string">
            <text:p>det-4L-CUDA-cumulativeDifferences-norm-drop-0,05-reg-1e-06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2L-CUDA-normXY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1.502" calcext:value-type="float">
            <text:p>91,50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2L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612" calcext:value-type="float">
            <text:p>16,612</text:p>
          </table:table-cell>
          <table:table-cell office:value-type="float" office:value="16.535" calcext:value-type="float">
            <text:p>16,535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71.854" calcext:value-type="float">
            <text:p>71,854</text:p>
          </table:table-cell>
          <table:table-cell office:value-type="float" office:value="61.051" calcext:value-type="float">
            <text:p>61,051</text:p>
          </table:table-cell>
          <table:table-cell office:value-type="string" calcext:value-type="string">
            <text:p>det-4L-CUDA-3BAR-norm-drop-0,5-reg-1e-06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-2L-3BAR_ABS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4L-smooth-29-3-3BAR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5.689" calcext:value-type="float">
            <text:p>15,689</text:p>
          </table:table-cell>
          <table:table-cell office:value-type="float" office:value="15.928" calcext:value-type="float">
            <text:p>15,928</text:p>
          </table:table-cell>
          <table:table-cell office:value-type="string" calcext:value-type="string">
            <text:p>det-5L-CUDA-3BAR-norm-drop-0-reg-0,0001</text:p>
          </table:table-cell>
          <table:table-cell office:value-type="float" office:value="70.986" calcext:value-type="float">
            <text:p>70,986</text:p>
          </table:table-cell>
          <table:table-cell office:value-type="float" office:value="60.93" calcext:value-type="float">
            <text:p>60,93</text:p>
          </table:table-cell>
          <table:table-cell office:value-type="string" calcext:value-type="string">
            <text:p>det-4L-CUDA-cumulativeDifferences-norm-drop-0,05-reg-0,0001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-2L-smooth-29-9-3BAR-drop-0,5-rec_drop-0,5-norm</text:p>
          </table:table-cell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-101-2L-3BAR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4.832" calcext:value-type="float">
            <text:p>14,832</text:p>
          </table:table-cell>
          <table:table-cell office:value-type="float" office:value="14.478" calcext:value-type="float">
            <text:p>14,478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1.978" calcext:value-type="float">
            <text:p>71,978</text:p>
          </table:table-cell>
          <table:table-cell office:value-type="float" office:value="60.87" calcext:value-type="float">
            <text:p>60,87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3BAR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8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2.722" calcext:value-type="float">
            <text:p>12,722</text:p>
          </table:table-cell>
          <table:table-cell office:value-type="float" office:value="13.318" calcext:value-type="float">
            <text:p>13,318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0.417" calcext:value-type="float">
            <text:p>60,417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-2L-smooth-29-9-DIST_REL-drop-0,5-rec_drop-0,5-norm</text:p>
          </table:table-cell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smooth-29-1-DIST_REL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6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72.102" calcext:value-type="float">
            <text:p>72,102</text:p>
          </table:table-cell>
          <table:table-cell office:value-type="float" office:value="59.36" calcext:value-type="float">
            <text:p>59,36</text:p>
          </table:table-cell>
          <table:table-cell office:value-type="string" calcext:value-type="string">
            <text:p>det-4L-CUDA-3BAR-norm-drop-0,5-reg-1e-05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9-DIST_REL-drop-0,4-rec_drop-0,4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41.104" calcext:value-type="float">
            <text:p>41,104</text:p>
          </table:table-cell>
          <table:table-cell office:value-type="float" office:value="35.477" calcext:value-type="float">
            <text:p>35,477</text:p>
          </table:table-cell>
          <table:table-cell office:value-type="string" calcext:value-type="string">
            <text:p>det-4L-CUDA-NEXT_11-norm-drop-0,2-reg-1e-05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2L-CUDA-NEXT-norm-drop-0,2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-2L-smooth-29-9-3BAR_ABS-drop-0,5-rec_drop-0,5-norm</text:p>
          </table:table-cell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-2L-smooth-29-6-DIST_REL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-101-2L-17BAR-drop-0,1-rec_drop-0,1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-2L-3BAR-drop-0,5-rec_drop-0,5-norm</text:p>
          </table:table-cell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4L-smooth-29-2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7.917" calcext:value-type="float">
            <text:p>17,917</text:p>
          </table:table-cell>
          <table:table-cell office:value-type="float" office:value="16.546" calcext:value-type="float">
            <text:p>16,546</text:p>
          </table:table-cell>
          <table:table-cell office:value-type="string" calcext:value-type="string">
            <text:p>det-4L-CUDA-NEXT_11-norm-drop-0,05-reg-0,0001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DIST_REL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2L-DIST_REL-drop-0,05-rec_drop-0,05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516" calcext:value-type="float">
            <text:p>16,516</text:p>
          </table:table-cell>
          <table:table-cell office:value-type="string" calcext:value-type="string">
            <text:p>det-4L-CUDA-cumulativeDifferences-norm-drop-0,15-reg-1e-05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3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-101-2L-3BAR_ABS-drop-0,2-rec_drop-0,2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7.359" calcext:value-type="float">
            <text:p>17,359</text:p>
          </table:table-cell>
          <table:table-cell office:value-type="float" office:value="16.395" calcext:value-type="float">
            <text:p>16,395</text:p>
          </table:table-cell>
          <table:table-cell office:value-type="string" calcext:value-type="string">
            <text:p>det-4L-CUDA-NEXT_11-norm-drop-0,1-reg-1e-05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5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4L-smooth-29-3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8.537" calcext:value-type="float">
            <text:p>18,537</text:p>
          </table:table-cell>
          <table:table-cell office:value-type="float" office:value="16.365" calcext:value-type="float">
            <text:p>16,365</text:p>
          </table:table-cell>
          <table:table-cell office:value-type="string" calcext:value-type="string">
            <text:p>det-4L-CUDA-NEXT_11-norm-drop-0,2-reg-1e-06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4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3BAR-smooth-29-8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933" calcext:value-type="float">
            <text:p>15,933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NEXT_11-norm-drop-0,2-reg-0,0001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office:value-type="string" calcext:value-type="string">
            <text:p>det-2L-CUDA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smooth-29-3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smooth-29-8-3BAR-smooth-29-8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615" calcext:value-type="float">
            <text:p>16,615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cumulativeDifferences-norm-drop-0,1-reg-0,0001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office:value-type="string" calcext:value-type="string">
            <text:p>det-2L-CUDA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4L-smooth-29-4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5.821" calcext:value-type="float">
            <text:p>15,821</text:p>
          </table:table-cell>
          <table:table-cell office:value-type="string" calcext:value-type="string">
            <text:p>det-4L-CUDA-NEXT-norm-drop-0,4-reg-1e-06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4L-smooth-29-1-DIST_REL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smooth-29-2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243" calcext:value-type="float">
            <text:p>16,243</text:p>
          </table:table-cell>
          <table:table-cell office:value-type="float" office:value="15.761" calcext:value-type="float">
            <text:p>15,761</text:p>
          </table:table-cell>
          <table:table-cell office:value-type="string" calcext:value-type="string">
            <text:p>det-4L-CUDA-NEXT_11-norm-drop-0,15-reg-0,0001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2L-smooth-29-4-3BAR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3BAR_ABS-drop-0,4-rec_drop-0,4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925" calcext:value-type="float">
            <text:p>16,925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det-4L-CUDA-cumulativeDifferences-norm-drop-0,05-reg-1e-05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5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429" calcext:value-type="float">
            <text:p>16,429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cumulativeDifferences-norm-drop-0,1-reg-1e-05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3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NEXT-norm-drop-0,4-reg-1e-05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3-3BAR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-101-2L-17BARAbs-drop-0,05-rec_drop-0,05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057" calcext:value-type="float">
            <text:p>16,057</text:p>
          </table:table-cell>
          <table:table-cell office:value-type="float" office:value="14.946" calcext:value-type="float">
            <text:p>14,946</text:p>
          </table:table-cell>
          <table:table-cell office:value-type="string" calcext:value-type="string">
            <text:p>det-4L-CUDA-NEXT_11-norm-drop-0,1-reg-0,0001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2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4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4.402" calcext:value-type="float">
            <text:p>14,402</text:p>
          </table:table-cell>
          <table:table-cell office:value-type="string" calcext:value-type="string">
            <text:p>det-4L-CUDA-NEXT-norm-drop-0,3-reg-1e-06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1</text:p>
          </table:table-cell>
          <table:table-cell table:number-columns-repeated="6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9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4.221" calcext:value-type="float">
            <text:p>14,221</text:p>
          </table:table-cell>
          <table:table-cell office:value-type="string" calcext:value-type="string">
            <text:p>det-4L-CUDA-NEXT_11-norm-drop-0,1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1</text:p>
          </table:table-cell>
          <table:table-cell table:number-columns-repeated="6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8-3BAR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4L-smooth-29-1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375" calcext:value-type="float">
            <text:p>15,375</text:p>
          </table:table-cell>
          <table:table-cell office:value-type="float" office:value="14.191" calcext:value-type="float">
            <text:p>14,191</text:p>
          </table:table-cell>
          <table:table-cell office:value-type="string" calcext:value-type="string">
            <text:p>det-4L-CUDA-NEXT_11-norm-drop-0,15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2-3BAR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5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4.693" calcext:value-type="float">
            <text:p>14,693</text:p>
          </table:table-cell>
          <table:table-cell office:value-type="float" office:value="13.738" calcext:value-type="float">
            <text:p>13,738</text:p>
          </table:table-cell>
          <table:table-cell office:value-type="string" calcext:value-type="string">
            <text:p>det-4L-CUDA-NEXT_11-norm-drop-0,15-reg-1e-05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office:value-type="string" calcext:value-type="string">
            <text:p>det-2L-CUDA-NEXT-norm-drop-0,1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4L-smooth-29-3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4.941" calcext:value-type="float">
            <text:p>14,941</text:p>
          </table:table-cell>
          <table:table-cell office:value-type="float" office:value="13.678" calcext:value-type="float">
            <text:p>13,678</text:p>
          </table:table-cell>
          <table:table-cell office:value-type="string" calcext:value-type="string">
            <text:p>det-4L-CUDA-NEXT_11-norm-drop-0,05-reg-1e-05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0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smooth-29-5-DIST_REL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8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4.755" calcext:value-type="float">
            <text:p>14,755</text:p>
          </table:table-cell>
          <table:table-cell office:value-type="float" office:value="13.436" calcext:value-type="float">
            <text:p>13,436</text:p>
          </table:table-cell>
          <table:table-cell office:value-type="string" calcext:value-type="string">
            <text:p>det-4L-CUDA-NEXT-norm-drop-0,5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0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6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2.771" calcext:value-type="float">
            <text:p>12,771</text:p>
          </table:table-cell>
          <table:table-cell office:value-type="float" office:value="13.104" calcext:value-type="float">
            <text:p>13,104</text:p>
          </table:table-cell>
          <table:table-cell office:value-type="string" calcext:value-type="string">
            <text:p>det-4L-CUDA-NEXT-norm-drop-0,5-reg-1e-06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DIST_REL-drop-0,4-rec_drop-0,4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3.081" calcext:value-type="float">
            <text:p>13,081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det-4L-CUDA-NEXT-norm-drop-0,3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smooth-29-6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5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3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4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3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table:number-columns-repeated="6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-2L-smooth-29-9-NEXT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7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table:number-columns-repeated="6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-2L-3BAR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DIST_REL-drop-0,1-rec_drop-0,1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table:number-columns-repeated="6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-2L-3BAR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17BAR-drop-0,05-rec_drop-0,05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-2L-smooth-29-7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-2L-smooth-29-5-3BAR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-101-2L-17BARAbs-drop-0,1-rec_drop-0,1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2L-3BAR_ABS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-101-2L-DIST_REL-drop-0,2-rec_drop-0,2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-101-2L-DIST_REL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1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9-3BAR_ABS-drop-0,4-rec_drop-0,4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2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-101-2L-DIST_REL-drop-0,15-rec_drop-0,15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-101-2L-smooth-29-7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001</text:p>
          </table:table-cell>
          <table:table-cell table:number-columns-repeated="6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8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3BAR-drop-0,4-rec_drop-0,4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table:number-columns-repeated="6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-2L-3BAR_AB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table:number-columns-repeated="6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-2L-smooth-29-4-NEXT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DIST_REL-drop-0,05-rec_drop-0,05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table:number-columns-repeated="6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-101-2L-smooth-29-5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-2L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-101-2L-smooth-29-7-3BAR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1</text:p>
          </table:table-cell>
          <table:table-cell table:number-columns-repeated="6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01</text:p>
          </table:table-cell>
          <table:table-cell table:number-columns-repeated="6"/>
          <table:table-cell office:value-type="float" office:value="86.3" calcext:value-type="float">
            <text:p>86,3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5BAR-drop-0,5-rec_drop-0,5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-101-2L-smooth-29-5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</text:p>
          </table:table-cell>
          <table:table-cell table:number-columns-repeated="6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-101-2L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2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table:number-columns-repeated="6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-2L-smooth-29-2-NEXT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3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-2L-smooth-29-6-3BAR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1</text:p>
          </table:table-cell>
          <table:table-cell table:number-columns-repeated="6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2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1</text:p>
          </table:table-cell>
          <table:table-cell table:number-columns-repeated="6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-101-2L-smooth-29-9-3BAR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-2L-smooth-29-5-3BAR_ABS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4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01</text:p>
          </table:table-cell>
          <table:table-cell table:number-columns-repeated="6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-2L-smooth-29-1-NEXT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9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</text:p>
          </table:table-cell>
          <table:table-cell table:number-columns-repeated="6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-101-2L-3BAR_ABS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-4L-smooth-29-1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table:number-columns-repeated="6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-101-2L-smooth-29-7-3BAR_ABS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-101-2L-17BARAbs-drop-0,2-rec_drop-0,2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1</text:p>
          </table:table-cell>
          <table:table-cell table:number-columns-repeated="6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-101-2L-smooth-29-9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1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1</text:p>
          </table:table-cell>
          <table:table-cell table:number-columns-repeated="6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-101-2L-smooth-29-5-3BAR_ABS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-101-2L-smooth-29-5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1</text:p>
          </table:table-cell>
          <table:table-cell table:number-columns-repeated="6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-101-2L-3BAR_ABS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9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0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-101-2L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5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01</text:p>
          </table:table-cell>
          <table:table-cell table:number-columns-repeated="6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-101-2L-smooth-29-3-NEXT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-101-2L-smooth-29-5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</text:p>
          </table:table-cell>
          <table:table-cell table:number-columns-repeated="6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-2L-smooth-29-9-3BAR-smooth-29-9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-101-2L-smooth-29-7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table:number-columns-repeated="6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-2L-smooth-29-7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-2L-smooth-29-4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1</text:p>
          </table:table-cell>
          <table:table-cell table:number-columns-repeated="6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-2L-smooth-29-9-3BAR_ABS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-101-2L-smooth-29-7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table:number-columns-repeated="6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-2L-smooth-29-1-3BAR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-101-2L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1</text:p>
          </table:table-cell>
          <table:table-cell table:number-columns-repeated="6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-101-2L-smooth-29-9-NEXT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-2L-smooth-29-1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table:number-columns-repeated="6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-2L-3BAR_ABS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-101-2L-3BAR_ABS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1</text:p>
          </table:table-cell>
          <table:table-cell table:number-columns-repeated="6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-101-2L-DIST_REL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-101-2L-smooth-29-9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table:number-columns-repeated="6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-2L-NEXT-drop-0,3-rec_drop-0,3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-101-2L-smooth-29-9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01</text:p>
          </table:table-cell>
          <table:table-cell table:number-columns-repeated="6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-101-2L-smooth-29-9-3BAR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-normXY-drop-0,2-rec_drop-0,2</text:p>
          </table:table-cell>
          <table:table-cell table:number-columns-repeated="6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-101-2L-smooth-29-7-NEXT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-101-2L-smooth-29-7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5-normXY-drop-0,2-rec_drop-0,2</text:p>
          </table:table-cell>
          <table:table-cell table:number-columns-repeated="6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-2L-DIST_REL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smooth-29-5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1-norm-drop-0,2-rec_drop-0,2</text:p>
          </table:table-cell>
          <table:table-cell table:number-columns-repeated="6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7-norm-drop-0,5-rec_drop-0,5</text:p>
          </table:table-cell>
          <table:table-cell table:number-columns-repeated="6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-101-2L-smooth-29-9-3BAR_ABS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-101-2L-DIST_REL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-2L-DIST_REL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-2L-NEXT-drop-0,5-rec_drop-0,5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-2L-NEXT-norm</text:p>
          </table:table-cell>
          <table:table-cell office:value-type="float" office:value="19.566" calcext:value-type="float">
            <text:p>19,566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det-2L-5BAR-drop-0,5-rec_drop-0,5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-101-2L-NEXT-drop-0,15-rec_drop-0,15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-2L-smooth-29-9-NEXT-drop-0,4-rec_drop-0,4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-101-2L-NEXT-drop-0,2-rec_drop-0,2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-2L-smooth-29-8-NEXT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-2L-NEXT-drop-0,3-rec_drop-0,3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-2L-smooth-29-6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-2L-smooth-29-5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-101-2L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-4L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7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vided by tests" table:style-name="ta1">
        <table:table-column table:style-name="co32" table:default-cell-style-name="ce262"/>
        <table:table-column table:style-name="co33" table:default-cell-style-name="ce379"/>
        <table:table-column table:style-name="co34" table:default-cell-style-name="ce382"/>
        <table:table-column table:style-name="co18" table:default-cell-style-name="ce308"/>
        <table:table-column table:style-name="co19" table:default-cell-style-name="ce316"/>
        <table:table-column table:style-name="co35" table:default-cell-style-name="ce321"/>
        <table:table-column table:style-name="co18" table:default-cell-style-name="ce326"/>
        <table:table-column table:style-name="co19" table:default-cell-style-name="ce326"/>
        <table:table-column table:style-name="co36" table:default-cell-style-name="ce326"/>
        <table:table-column table:style-name="co18" table:default-cell-style-name="ce400"/>
        <table:table-column table:style-name="co19" table:default-cell-style-name="ce400"/>
        <table:table-column table:style-name="co37" table:default-cell-style-name="ce400"/>
        <table:table-column table:style-name="co38" table:number-columns-repeated="2" table:default-cell-style-name="ce400"/>
        <table:table-column table:style-name="co39" table:default-cell-style-name="ce400"/>
        <table:table-column table:style-name="co6" table:number-columns-repeated="2" table:default-cell-style-name="Default"/>
        <table:table-column table:style-name="co40" table:default-cell-style-name="Default"/>
        <table:table-column table:style-name="co6" table:number-columns-repeated="2" table:default-cell-style-name="Default"/>
        <table:table-column table:style-name="co37" table:default-cell-style-name="Default"/>
        <table:table-column table:style-name="co6" table:number-columns-repeated="1000" table:default-cell-style-name="Default"/>
        <table:table-row table:style-name="ro8">
          <table:table-cell table:style-name="ce292"/>
          <table:table-cell table:style-name="ce295"/>
          <table:table-cell table:style-name="ce292"/>
          <table:table-cell table:style-name="ce302" office:value-type="string" calcext:value-type="string" table:number-columns-spanned="3" table:number-rows-spanned="1">
            <text:p>relativeToNextFrame</text:p>
          </table:table-cell>
          <table:covered-table-cell table:style-name="ce309"/>
          <table:covered-table-cell table:style-name="ce317"/>
          <table:table-cell table:style-name="ce32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344"/>
          <table:table-cell table:style-name="ce396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401"/>
          <table:table-cell table:style-name="ce500" table:number-columns-repeated="3"/>
          <table:table-cell table:style-name="ce292" table:number-columns-repeated="1006"/>
        </table:table-row>
        <table:table-row table:style-name="ro7">
          <table:table-cell table:style-name="ce293"/>
          <table:table-cell table:style-name="ce240"/>
          <table:table-cell table:style-name="ce293"/>
          <table:table-cell table:style-name="ce271" office:value-type="string" calcext:value-type="string">
            <text:p>val_acc %</text:p>
          </table:table-cell>
          <table:table-cell table:style-name="ce310" office:value-type="string" calcext:value-type="string">
            <text:p>test_acc %</text:p>
          </table:table-cell>
          <table:table-cell table:style-name="ce318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394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498"/>
          <table:table-cell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Top-model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Senesi</text:p>
          </table:table-cell>
          <table:table-cell table:number-columns-repeated="1000"/>
        </table:table-row>
        <table:table-row table:style-name="ro4">
          <table:table-cell table:style-name="ce294" office:value-type="string" calcext:value-type="string" table:number-columns-spanned="1" table:number-rows-spanned="43">
            <text:p>Top-models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3" office:value-type="float" office:value="95.311" calcext:value-type="float">
            <text:p>95,311</text:p>
          </table:table-cell>
          <table:table-cell table:style-name="ce311" office:value-type="float" office:value="94.071" calcext:value-type="float">
            <text:p>94,071</text:p>
          </table:table-cell>
          <table:table-cell table:style-name="ce319" office:value-type="string" calcext:value-type="string">
            <text:p>Detectron2-4L-BEST-relativeToNextFrame</text:p>
          </table:table-cell>
          <table:table-cell table:style-name="ce304" office:value-type="float" office:value="94.212" calcext:value-type="float">
            <text:p>94,212</text:p>
          </table:table-cell>
          <table:table-cell table:style-name="ce388" office:value-type="float" office:value="92.49" calcext:value-type="float">
            <text:p>92,49</text:p>
          </table:table-cell>
          <table:table-cell table:style-name="ce395" office:value-type="string" calcext:value-type="string">
            <text:p>Detectron2-4L-smooth-29-9-relativeToPointDistances</text:p>
          </table:table-cell>
          <table:table-cell table:style-name="ce304" office:value-type="float" office:value="93.993" calcext:value-type="float">
            <text:p>93,993</text:p>
          </table:table-cell>
          <table:table-cell table:style-name="ce402" office:value-type="float" office:value="92.885" calcext:value-type="float">
            <text:p>92,885</text:p>
          </table:table-cell>
          <table:table-cell table:style-name="ce499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286" office:value-type="float" office:value="95.311" calcext:value-type="float">
            <text:p>95,311</text:p>
          </table:table-cell>
          <table:table-cell table:style-name="ce286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2-4L-BEST-relativeToNextFrame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5.675" calcext:value-type="float">
            <text:p>95,675</text:p>
          </table:table-cell>
          <table:table-cell table:style-name="ce10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4" office:value-type="float" office:value="94.652" calcext:value-type="float">
            <text:p>94,652</text:p>
          </table:table-cell>
          <table:table-cell table:style-name="ce312" office:value-type="float" office:value="92.622" calcext:value-type="float">
            <text:p>92,622</text:p>
          </table:table-cell>
          <table:table-cell table:style-name="ce320" office:value-type="string" calcext:value-type="string">
            <text:p>Detectron2-4L-relativeToNextFrame</text:p>
          </table:table-cell>
          <table:table-cell table:style-name="ce324" office:value-type="float" office:value="93.26" calcext:value-type="float">
            <text:p>93,26</text:p>
          </table:table-cell>
          <table:table-cell table:style-name="ce389" office:value-type="float" office:value="91.436" calcext:value-type="float">
            <text:p>91,436</text:p>
          </table:table-cell>
          <table:table-cell table:style-name="ce389" office:value-type="string" calcext:value-type="string">
            <text:p>Detectron2-4L-relativeToPointDistances</text:p>
          </table:table-cell>
          <table:table-cell table:style-name="ce304" office:value-type="float" office:value="92.674" calcext:value-type="float">
            <text:p>92,674</text:p>
          </table:table-cell>
          <table:table-cell table:style-name="ce402" office:value-type="float" office:value="92.49" calcext:value-type="float">
            <text:p>92,49</text:p>
          </table:table-cell>
          <table:table-cell table:style-name="ce402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286" office:value-type="float" office:value="93.993" calcext:value-type="float">
            <text:p>93,993</text:p>
          </table:table-cell>
          <table:table-cell table:style-name="ce286" office:value-type="float" office:value="92.885" calcext:value-type="float">
            <text:p>92,885</text:p>
          </table:table-cell>
          <table:table-cell table:style-name="ce286" office:value-type="string" calcext:value-type="string">
            <text:p>Detectron2-4L-smooth-29-5-relativeToUpperMiddleBottomCentersOfVideo-norm</text:p>
          </table:table-cell>
          <table:table-cell table:style-name="ce251" office:value-type="float" office:value="96.778" calcext:value-type="float">
            <text:p>96,778</text:p>
          </table:table-cell>
          <table:table-cell table:style-name="ce262" office:value-type="float" office:value="95.042" calcext:value-type="float">
            <text:p>95,042</text:p>
          </table:table-cell>
          <table:table-cell table:style-name="ce10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4" office:value-type="float" office:value="92.015" calcext:value-type="float">
            <text:p>92,015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4-relativeToPointDistances</text:p>
          </table:table-cell>
          <table:table-cell table:style-name="ce304" office:value-type="float" office:value="94.139" calcext:value-type="float">
            <text:p>94,139</text:p>
          </table:table-cell>
          <table:table-cell table:style-name="ce402" office:value-type="float" office:value="92.095" calcext:value-type="float">
            <text:p>92,095</text:p>
          </table:table-cell>
          <table:table-cell table:style-name="ce402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286" office:value-type="float" office:value="93.846" calcext:value-type="float">
            <text:p>93,846</text:p>
          </table:table-cell>
          <table:table-cell table:style-name="ce286" office:value-type="float" office:value="92.622" calcext:value-type="float">
            <text:p>92,622</text:p>
          </table:table-cell>
          <table:table-cell table:style-name="ce286" office:value-type="string" calcext:value-type="string">
            <text:p>Detectron2-3L-removeZerosFromDataset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10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2.674" calcext:value-type="float">
            <text:p>92,674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5-relativeToPointDistances</text:p>
          </table:table-cell>
          <table:table-cell table:style-name="ce305" office:value-type="float" office:value="92.527" calcext:value-type="float">
            <text:p>92,527</text:p>
          </table:table-cell>
          <table:table-cell table:style-name="ce409" office:value-type="float" office:value="89.723" calcext:value-type="float">
            <text:p>89,723</text:p>
          </table:table-cell>
          <table:table-cell table:style-name="ce409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287" office:value-type="float" office:value="94.652" calcext:value-type="float">
            <text:p>94,652</text:p>
          </table:table-cell>
          <table:table-cell table:style-name="ce287" office:value-type="float" office:value="92.622" calcext:value-type="float">
            <text:p>92,622</text:p>
          </table:table-cell>
          <table:table-cell table:style-name="ce287" office:value-type="string" calcext:value-type="string">
            <text:p>Detectron2-4L-relativeToNextFrame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4.726" calcext:value-type="float">
            <text:p>94,726</text:p>
          </table:table-cell>
          <table:table-cell table:style-name="ce10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2-relativeToPointDistances</text:p>
          </table:table-cell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288" office:value-type="float" office:value="94.212" calcext:value-type="float">
            <text:p>94,212</text:p>
          </table:table-cell>
          <table:table-cell table:style-name="ce288" office:value-type="float" office:value="92.49" calcext:value-type="float">
            <text:p>92,49</text:p>
          </table:table-cell>
          <table:table-cell table:style-name="ce288" office:value-type="string" calcext:value-type="string">
            <text:p>Detectron2-4L-smooth-29-9-relativeToPointDistances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10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83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3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2.674" calcext:value-type="float">
            <text:p>92,674</text:p>
          </table:table-cell>
          <table:table-cell table:style-name="ce286" office:value-type="float" office:value="92.49" calcext:value-type="float">
            <text:p>92,49</text:p>
          </table:table-cell>
          <table:table-cell table:style-name="ce286" office:value-type="string" calcext:value-type="string">
            <text:p>Detectron2-4L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10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 office:value-type="float" office:value="90.403" calcext:value-type="float">
            <text:p>90,403</text:p>
          </table:table-cell>
          <table:table-cell table:style-name="ce390" office:value-type="float" office:value="89.065" calcext:value-type="float">
            <text:p>89,065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3.26" calcext:value-type="float">
            <text:p>93,26</text:p>
          </table:table-cell>
          <table:table-cell table:style-name="ce286" office:value-type="float" office:value="92.227" calcext:value-type="float">
            <text:p>92,227</text:p>
          </table:table-cell>
          <table:table-cell table:style-name="ce286" office:value-type="string" calcext:value-type="string">
            <text:p>Detectron2-3L-removeZerosFromDataset-smooth-29-7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10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846" calcext:value-type="float">
            <text:p>93,846</text:p>
          </table:table-cell>
          <table:table-cell table:style-name="ce501" office:value-type="float" office:value="92.622" calcext:value-type="float">
            <text:p>92,622</text:p>
          </table:table-cell>
          <table:table-cell table:style-name="ce504" office:value-type="string" calcext:value-type="string">
            <text:p>Detectron2-3L-smooth-29-9-relativeToUpperMiddleBottomCentersOfVideo</text:p>
          </table:table-cell>
          <table:table-cell table:style-name="ce286" office:value-type="float" office:value="94.139" calcext:value-type="float">
            <text:p>94,139</text:p>
          </table:table-cell>
          <table:table-cell table:style-name="ce286" office:value-type="float" office:value="92.095" calcext:value-type="float">
            <text:p>92,095</text:p>
          </table:table-cell>
          <table:table-cell table:style-name="ce286" office:value-type="string" calcext:value-type="string">
            <text:p>Detectron2-4L-smooth-29-7-relativeToUpperMiddleBottomCentersOfVideo-norm</text:p>
          </table:table-cell>
          <table:table-cell table:style-name="ce251" office:value-type="float" office:value="95.958" calcext:value-type="float">
            <text:p>95,958</text:p>
          </table:table-cell>
          <table:table-cell table:style-name="ce262" office:value-type="float" office:value="94.198" calcext:value-type="float">
            <text:p>94,198</text:p>
          </table:table-cell>
          <table:table-cell table:style-name="ce10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38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26" calcext:value-type="float">
            <text:p>93,26</text:p>
          </table:table-cell>
          <table:table-cell table:style-name="ce501" office:value-type="float" office:value="92.227" calcext:value-type="float">
            <text:p>92,227</text:p>
          </table:table-cell>
          <table:table-cell table:style-name="ce504" office:value-type="string" calcext:value-type="string">
            <text:p>Detectron2-3L-smooth-29-7-relativeToUpperMiddleBottomCentersOfVideo</text:p>
          </table:table-cell>
          <table:table-cell table:style-name="ce286" office:value-type="float" office:value="92.454" calcext:value-type="float">
            <text:p>92,454</text:p>
          </table:table-cell>
          <table:table-cell table:style-name="ce286" office:value-type="float" office:value="91.831" calcext:value-type="float">
            <text:p>91,831</text:p>
          </table:table-cell>
          <table:table-cell table:style-name="ce286" office:value-type="string" calcext:value-type="string">
            <text:p>Detectron2-3L-removeZerosFromDataset-smooth-29-5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10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8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2" office:value-type="float" office:value="92.454" calcext:value-type="float">
            <text:p>92,454</text:p>
          </table:table-cell>
          <table:table-cell table:style-name="ce502" office:value-type="float" office:value="91.831" calcext:value-type="float">
            <text:p>91,831</text:p>
          </table:table-cell>
          <table:table-cell table:style-name="ce505" office:value-type="string" calcext:value-type="string">
            <text:p>Detectron2-3L-smooth-29-5-relativeToUpperMiddleBottomCentersOfVideo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10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6">
          <table:covered-table-cell table:number-columns-repeated="2"/>
          <table:table-cell table:style-name="ce38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ce501" office:value-type="float" office:value="93.48" calcext:value-type="float">
            <text:p>93,48</text:p>
          </table:table-cell>
          <table:table-cell table:style-name="ce501" office:value-type="float" office:value="91.173" calcext:value-type="float">
            <text:p>91,173</text:p>
          </table:table-cell>
          <table:table-cell table:style-name="ce504" office:value-type="string" calcext:value-type="string">
            <text:p>Detectron2-3L-smooth-29-4-relativeToUpperMiddleBottomCentersOfVideo</text:p>
          </table:table-cell>
          <table:table-cell table:style-name="ce288" office:value-type="float" office:value="93.26" calcext:value-type="float">
            <text:p>93,26</text:p>
          </table:table-cell>
          <table:table-cell table:style-name="ce288" office:value-type="float" office:value="91.436" calcext:value-type="float">
            <text:p>91,436</text:p>
          </table:table-cell>
          <table:table-cell table:style-name="ce288" office:value-type="string" calcext:value-type="string">
            <text:p>Detectron2-4L-relativeToPointDistances-norm</text:p>
          </table:table-cell>
          <table:table-cell table:style-name="ce251" office:value-type="float" office:value="96.134" calcext:value-type="float">
            <text:p>96,134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10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9.196" calcext:value-type="float">
            <text:p>89,196</text:p>
          </table:table-cell>
          <table:table-cell table:style-name="ce263" office:value-type="string" calcext:value-type="string">
            <text:p>Detectron2-2L-smooth-29-3-relativeToNextFrame-norm</text:p>
          </table:table-cell>
          <table:table-cell table:style-name="ce263" office:value-type="float" office:value="91.502" calcext:value-type="float">
            <text:p>91,502</text:p>
          </table:table-cell>
          <table:table-cell table:style-name="ce263" office:value-type="float" office:value="91.7" calcext:value-type="float">
            <text:p>91,7</text:p>
          </table:table-cell>
          <table:table-cell table:style-name="ce263" office:value-type="string" calcext:value-type="string">
            <text:p>Detectron2-2L-smooth-29-8-relativeToPointDistances-norm</text:p>
          </table:table-cell>
          <table:table-cell table:style-name="ce325" office:value-type="float" office:value="90.476" calcext:value-type="float">
            <text:p>90,476</text:p>
          </table:table-cell>
          <table:table-cell table:style-name="ce413" office:value-type="float" office:value="90.777" calcext:value-type="float">
            <text:p>90,777</text:p>
          </table:table-cell>
          <table:table-cell table:style-name="ce413" office:value-type="string" calcext:value-type="string">
            <text:p>Detectron2-2L-smooth-29-9-relativeToUpperMiddleBottomCentersOfVideo</text:p>
          </table:table-cell>
          <table:table-cell table:style-name="ce501" office:value-type="float" office:value="93.114" calcext:value-type="float">
            <text:p>93,114</text:p>
          </table:table-cell>
          <table:table-cell table:style-name="ce501" office:value-type="float" office:value="91.041" calcext:value-type="float">
            <text:p>91,041</text:p>
          </table:table-cell>
          <table:table-cell table:style-name="ce504" office:value-type="string" calcext:value-type="string">
            <text:p>Detectron2-3L-smooth-29-8-relativeToUpperMiddleBottomCentersOfVideo</text:p>
          </table:table-cell>
          <table:table-cell table:style-name="ce288" office:value-type="float" office:value="93.48" calcext:value-type="float">
            <text:p>93,48</text:p>
          </table:table-cell>
          <table:table-cell table:style-name="ce288" office:value-type="float" office:value="91.173" calcext:value-type="float">
            <text:p>91,173</text:p>
          </table:table-cell>
          <table:table-cell table:style-name="ce288" office:value-type="string" calcext:value-type="string">
            <text:p>Detectron2-3L-removeZerosFromDataset-smooth-29-4-relativeToUpperMiddleBottomCentersOfVideo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10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90.037" calcext:value-type="float">
            <text:p>90,037</text:p>
          </table:table-cell>
          <table:table-cell table:style-name="ce263" office:value-type="float" office:value="88.142" calcext:value-type="float">
            <text:p>88,142</text:p>
          </table:table-cell>
          <table:table-cell table:style-name="ce263" office:value-type="string" calcext:value-type="string">
            <text:p>Detectron2-2L-smooth-29-9-relativeToNextFrame-norm</text:p>
          </table:table-cell>
          <table:table-cell table:style-name="ce325" office:value-type="float" office:value="91.429" calcext:value-type="float">
            <text:p>91,429</text:p>
          </table:table-cell>
          <table:table-cell table:style-name="ce392" office:value-type="float" office:value="90.909" calcext:value-type="float">
            <text:p>90,909</text:p>
          </table:table-cell>
          <table:table-cell table:style-name="ce392" office:value-type="string" calcext:value-type="string">
            <text:p>Detectron2-2L-smooth-29-9-relativeToPointDistances</text:p>
          </table:table-cell>
          <table:table-cell table:style-name="ce307" office:value-type="float" office:value="91.062" calcext:value-type="float">
            <text:p>91,062</text:p>
          </table:table-cell>
          <table:table-cell table:style-name="ce478" office:value-type="float" office:value="89.592" calcext:value-type="float">
            <text:p>89,592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style-name="ce503" office:value-type="float" office:value="92.674" calcext:value-type="float">
            <text:p>92,674</text:p>
          </table:table-cell>
          <table:table-cell table:style-name="ce503" office:value-type="float" office:value="90.909" calcext:value-type="float">
            <text:p>90,909</text:p>
          </table:table-cell>
          <table:table-cell table:style-name="ce506" office:value-type="string" calcext:value-type="string">
            <text:p>Detectron2-3L-smooth-29-6-relativeToUpperMiddleBottomCentersOfVideo</text:p>
          </table:table-cell>
          <table:table-cell table:style-name="ce288" office:value-type="float" office:value="93.114" calcext:value-type="float">
            <text:p>93,114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3L-removeZerosFromDataset-smooth-29-8-relativeToUpperMiddleBottomCentersOfVideo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10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7.747" calcext:value-type="float">
            <text:p>87,747</text:p>
          </table:table-cell>
          <table:table-cell table:style-name="ce263" office:value-type="string" calcext:value-type="string">
            <text:p>Detectron2-2L-smooth-29-7-relativeToNextFrame-norm</text:p>
          </table:table-cell>
          <table:table-cell table:style-name="ce263" office:value-type="float" office:value="92.015" calcext:value-type="float">
            <text:p>92,015</text:p>
          </table:table-cell>
          <table:table-cell table:style-name="ce263" office:value-type="float" office:value="89.855" calcext:value-type="float">
            <text:p>89,855</text:p>
          </table:table-cell>
          <table:table-cell table:style-name="ce263" office:value-type="string" calcext:value-type="string">
            <text:p>Detectron2-2L-relativeToPointDistances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288" office:value-type="float" office:value="92.015" calcext:value-type="float">
            <text:p>92,015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4L-smooth-29-4-relativeToPointDistances-norm</text:p>
          </table:table-cell>
          <table:table-cell table:style-name="ce251" office:value-type="float" office:value="94.142" calcext:value-type="float">
            <text:p>94,142</text:p>
          </table:table-cell>
          <table:table-cell table:style-name="ce262" office:value-type="float" office:value="93.882" calcext:value-type="float">
            <text:p>93,882</text:p>
          </table:table-cell>
          <table:table-cell table:style-name="ce10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86.227" calcext:value-type="float">
            <text:p>86,227</text:p>
          </table:table-cell>
          <table:table-cell table:style-name="ce263" office:value-type="float" office:value="85.507" calcext:value-type="float">
            <text:p>85,507</text:p>
          </table:table-cell>
          <table:table-cell table:style-name="ce263" office:value-type="string" calcext:value-type="string">
            <text:p>Detectron2-2L-smooth-29-4-relativeToNextFrame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393" office:value-type="float" office:value="89.328" calcext:value-type="float">
            <text:p>89,328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1.429" calcext:value-type="float">
            <text:p>91,429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1.041" calcext:value-type="float">
            <text:p>91,041</text:p>
          </table:table-cell>
          <table:table-cell table:style-name="ce289" office:value-type="string" calcext:value-type="string">
            <text:p>Detectron2-4L-smooth-29-5-relativeToPointDistances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671" calcext:value-type="float">
            <text:p>93,671</text:p>
          </table:table-cell>
          <table:table-cell table:style-name="ce10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87.253" calcext:value-type="float">
            <text:p>87,253</text:p>
          </table:table-cell>
          <table:table-cell table:style-name="ce263" office:value-type="float" office:value="84.058" calcext:value-type="float">
            <text:p>84,058</text:p>
          </table:table-cell>
          <table:table-cell table:style-name="ce263" office:value-type="string" calcext:value-type="string">
            <text:p>Detectron2-2L-smooth-29-2-relativeToNextFrame-norm</text:p>
          </table:table-cell>
          <table:table-cell table:style-name="ce307" office:value-type="float" office:value="90.256" calcext:value-type="float">
            <text:p>90,256</text:p>
          </table:table-cell>
          <table:table-cell table:style-name="ce393" office:value-type="float" office:value="88.669" calcext:value-type="float">
            <text:p>88,66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89.524" calcext:value-type="float">
            <text:p>89,524</text:p>
          </table:table-cell>
          <table:table-cell table:style-name="ce478" office:value-type="float" office:value="89.065" calcext:value-type="float">
            <text:p>89,065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289" office:value-type="float" office:value="91.429" calcext:value-type="float">
            <text:p>91,429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2L-smooth-29-9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10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263" office:value-type="float" office:value="84.835" calcext:value-type="float">
            <text:p>84,835</text:p>
          </table:table-cell>
          <table:table-cell table:style-name="ce263" office:value-type="float" office:value="82.477" calcext:value-type="float">
            <text:p>82,477</text:p>
          </table:table-cell>
          <table:table-cell table:style-name="ce263" office:value-type="string" calcext:value-type="string">
            <text:p>Detectron2-2L-smooth-29-1-relativeToNextFrame-norm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307" office:value-type="float" office:value="90.183" calcext:value-type="float">
            <text:p>90,183</text:p>
          </table:table-cell>
          <table:table-cell table:style-name="ce478" office:value-type="float" office:value="88.933" calcext:value-type="float">
            <text:p>88,933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3L-removeZerosFromDataset-smooth-29-6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10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307" office:value-type="float" office:value="23.15" calcext:value-type="float">
            <text:p>23,15</text:p>
          </table:table-cell>
          <table:table-cell table:style-name="ce315" office:value-type="float" office:value="23.188" calcext:value-type="float">
            <text:p>23,188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307" office:value-type="float" office:value="89.67" calcext:value-type="float">
            <text:p>89,67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2-relativeToPointDistances-norm</text:p>
          </table:table-cell>
          <table:table-cell table:style-name="ce251" office:value-type="float" office:value="95.372" calcext:value-type="float">
            <text:p>95,372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10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263" office:value-type="float" office:value="22.418" calcext:value-type="float">
            <text:p>22,418</text:p>
          </table:table-cell>
          <table:table-cell table:style-name="ce263" office:value-type="float" office:value="22.134" calcext:value-type="float">
            <text:p>22,134</text:p>
          </table:table-cell>
          <table:table-cell table:style-name="ce263" office:value-type="string" calcext:value-type="string">
            <text:p>Detectron2-2L-smooth-29-8-relativeToNextFrame-norm</text:p>
          </table:table-cell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307" office:value-type="float" office:value="89.744" calcext:value-type="float">
            <text:p>89,744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3-relativeToPointDistances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10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383"/>
          <table:table-cell table:style-name="ce263" office:value-type="float" office:value="22.344" calcext:value-type="float">
            <text:p>22,344</text:p>
          </table:table-cell>
          <table:table-cell table:style-name="ce263" office:value-type="float" office:value="21.739" calcext:value-type="float">
            <text:p>21,739</text:p>
          </table:table-cell>
          <table:table-cell table:style-name="ce263" office:value-type="string" calcext:value-type="string">
            <text:p>Detectron2-2L-smooth-29-6-relativeToNextFrame-norm</text:p>
          </table:table-cell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307" office:value-type="float" office:value="86.96" calcext:value-type="float">
            <text:p>86,96</text:p>
          </table:table-cell>
          <table:table-cell table:style-name="ce478" office:value-type="float" office:value="83.926" calcext:value-type="float">
            <text:p>83,926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89" office:value-type="float" office:value="90.476" calcext:value-type="float">
            <text:p>90,476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9-relativeToUpperMiddleBottomCentersOfVideo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10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83"/>
          <table:table-cell table:style-name="ce263" office:value-type="float" office:value="21.465" calcext:value-type="float">
            <text:p>21,465</text:p>
          </table:table-cell>
          <table:table-cell table:style-name="ce263" office:value-type="float" office:value="20.817" calcext:value-type="float">
            <text:p>20,817</text:p>
          </table:table-cell>
          <table:table-cell table:style-name="ce263" office:value-type="string" calcext:value-type="string">
            <text:p>Detectron2-2L-smooth-29-5-relativeToNextFrame-norm</text:p>
          </table:table-cell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307" office:value-type="float" office:value="75.751" calcext:value-type="float">
            <text:p>75,751</text:p>
          </table:table-cell>
          <table:table-cell table:style-name="ce478" office:value-type="float" office:value="75.362" calcext:value-type="float">
            <text:p>75,362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89" office:value-type="float" office:value="91.355" calcext:value-type="float">
            <text:p>91,355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3-relativeToPointDistances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10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8">
          <table:covered-table-cell/>
          <table:table-cell/>
          <table:table-cell table:style-name="ce383"/>
          <table:table-cell table:style-name="ce306"/>
          <table:table-cell table:style-name="ce314" table:number-columns-repeated="2"/>
          <table:table-cell table:style-name="Default" table:number-columns-repeated="3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89" office:value-type="float" office:value="92.015" calcext:value-type="float">
            <text:p>92,015</text:p>
          </table:table-cell>
          <table:table-cell table:style-name="ce289" office:value-type="float" office:value="89.855" calcext:value-type="float">
            <text:p>89,855</text:p>
          </table:table-cell>
          <table:table-cell table:style-name="ce289" office:value-type="string" calcext:value-type="string">
            <text:p>Detectron2-2L-relativeToPointDistances-norm</text:p>
          </table:table-cell>
          <table:table-cell table:style-name="ce251" office:value-type="float" office:value="94.552" calcext:value-type="float">
            <text:p>94,552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10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1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style-name="ce251" office:value-type="float" office:value="94.318" calcext:value-type="float">
            <text:p>94,318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10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1.062" calcext:value-type="float">
            <text:p>91,062</text:p>
          </table:table-cell>
          <table:table-cell table:style-name="ce289" office:value-type="float" office:value="89.592" calcext:value-type="float">
            <text:p>89,592</text:p>
          </table:table-cell>
          <table:table-cell table:style-name="ce289" office:value-type="string" calcext:value-type="string">
            <text:p>Detectron2-2L-relativeToUpperMiddleBottomCentersOfVideo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10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251" office:value-type="float" office:value="93.849" calcext:value-type="float">
            <text:p>93,849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10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251" office:value-type="float" office:value="93.673" calcext:value-type="float">
            <text:p>93,67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10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PointDistances-norm</text:p>
          </table:table-cell>
          <table:table-cell table:style-name="ce251" office:value-type="float" office:value="95.782" calcext:value-type="float">
            <text:p>95,782</text:p>
          </table:table-cell>
          <table:table-cell table:style-name="ce262" office:value-type="float" office:value="93.038" calcext:value-type="float">
            <text:p>93,038</text:p>
          </table:table-cell>
          <table:table-cell table:style-name="ce10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38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1.429" calcext:value-type="float">
            <text:p>91,429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10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5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10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251" office:value-type="float" office:value="95.021" calcext:value-type="float">
            <text:p>95,021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10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8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7.399" calcext:value-type="float">
            <text:p>87,399</text:p>
          </table:table-cell>
          <table:table-cell table:style-name="ce290" office:value-type="float" office:value="89.196" calcext:value-type="float">
            <text:p>89,196</text:p>
          </table:table-cell>
          <table:table-cell table:style-name="ce290" office:value-type="string" calcext:value-type="string">
            <text:p>Detectron2-2L-smooth-29-3-relativeToNextFrame-norm</text:p>
          </table:table-cell>
          <table:table-cell table:style-name="ce251" office:value-type="float" office:value="94.903" calcext:value-type="float">
            <text:p>94,903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10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8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403" calcext:value-type="float">
            <text:p>90,403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4L-smooth-29-1-relativeToPointDistances-norm</text:p>
          </table:table-cell>
          <table:table-cell table:style-name="ce251" office:value-type="float" office:value="93.966" calcext:value-type="float">
            <text:p>93,966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10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6">
          <table:covered-table-cell table:number-columns-repeated="2"/>
          <table:table-cell table:style-name="ce38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90" office:value-type="float" office:value="89.524" calcext:value-type="float">
            <text:p>89,524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2L-smooth-29-4-relativeToUpperMiddleBottomCentersOfVideo-norm</text:p>
          </table:table-cell>
          <table:table-cell table:style-name="ce251" office:value-type="float" office:value="93.907" calcext:value-type="float">
            <text:p>93,907</text:p>
          </table:table-cell>
          <table:table-cell table:style-name="ce262" office:value-type="float" office:value="92.511" calcext:value-type="float">
            <text:p>92,511</text:p>
          </table:table-cell>
          <table:table-cell table:style-name="ce10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10" office:value-type="float" office:value="81.905" calcext:value-type="float">
            <text:p>81,905</text:p>
          </table:table-cell>
          <table:table-cell table:style-name="ce10" office:value-type="float" office:value="80.237" calcext:value-type="float">
            <text:p>80,237</text:p>
          </table:table-cell>
          <table:table-cell table:style-name="ce10" office:value-type="string" calcext:value-type="string">
            <text:p>PoseNet-2L-smooth-29-3-relativeToNextFrame-norm</text:p>
          </table:table-cell>
          <table:table-cell table:style-name="ce307" office:value-type="float" office:value="88.132" calcext:value-type="float">
            <text:p>88,132</text:p>
          </table:table-cell>
          <table:table-cell table:style-name="ce393" office:value-type="float" office:value="86.825" calcext:value-type="float">
            <text:p>86,825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290" office:value-type="float" office:value="90.183" calcext:value-type="float">
            <text:p>90,183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3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10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10" office:value-type="float" office:value="73.333" calcext:value-type="float">
            <text:p>73,333</text:p>
          </table:table-cell>
          <table:table-cell table:style-name="ce10" office:value-type="float" office:value="72.596" calcext:value-type="float">
            <text:p>72,596</text:p>
          </table:table-cell>
          <table:table-cell table:style-name="ce10" office:value-type="string" calcext:value-type="string">
            <text:p>PoseNet-2L-smooth-29-9-relativeToNextFrame-norm</text:p>
          </table:table-cell>
          <table:table-cell table:style-name="ce10" office:value-type="float" office:value="87.912" calcext:value-type="float">
            <text:p>87,912</text:p>
          </table:table-cell>
          <table:table-cell table:style-name="ce10" office:value-type="float" office:value="86.561" calcext:value-type="float">
            <text:p>86,561</text:p>
          </table:table-cell>
          <table:table-cell table:style-name="ce10" office:value-type="string" calcext:value-type="string">
            <text:p>PoseNet-2L-smooth-29-9-relativeToPointDistances-norm</text:p>
          </table:table-cell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251" office:value-type="float" office:value="93.556" calcext:value-type="float">
            <text:p>93,556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10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10" office:value-type="float" office:value="29.158" calcext:value-type="float">
            <text:p>29,158</text:p>
          </table:table-cell>
          <table:table-cell table:style-name="ce10" office:value-type="float" office:value="26.877" calcext:value-type="float">
            <text:p>26,877</text:p>
          </table:table-cell>
          <table:table-cell table:style-name="ce10" office:value-type="string" calcext:value-type="string">
            <text:p>PoseNet-2L-smooth-29-7-relativeToNextFrame-norm</text:p>
          </table:table-cell>
          <table:table-cell table:style-name="ce10" office:value-type="float" office:value="87.326" calcext:value-type="float">
            <text:p>87,326</text:p>
          </table:table-cell>
          <table:table-cell table:style-name="ce10" office:value-type="float" office:value="86.166" calcext:value-type="float">
            <text:p>86,166</text:p>
          </table:table-cell>
          <table:table-cell table:style-name="ce10" office:value-type="string" calcext:value-type="string">
            <text:p>PoseNet-2L-smooth-29-7-relativeToPointDistances-norm</text:p>
          </table:table-cell>
          <table:table-cell table:style-name="ce10" office:value-type="float" office:value="87.766" calcext:value-type="float">
            <text:p>87,766</text:p>
          </table:table-cell>
          <table:table-cell table:style-name="ce10" office:value-type="float" office:value="83.531" calcext:value-type="float">
            <text:p>83,531</text:p>
          </table:table-cell>
          <table:table-cell table:style-name="ce10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10" office:value-type="float" office:value="89.744" calcext:value-type="float">
            <text:p>89,744</text:p>
          </table:table-cell>
          <table:table-cell table:style-name="ce10" office:value-type="float" office:value="88.801" calcext:value-type="float">
            <text:p>88,801</text:p>
          </table:table-cell>
          <table:table-cell table:style-name="ce10" office:value-type="string" calcext:value-type="string">
            <text:p>Detectron2-2L-smooth-29-8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194" calcext:value-type="float">
            <text:p>92,194</text:p>
          </table:table-cell>
          <table:table-cell table:style-name="ce10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10" office:value-type="float" office:value="16.923" calcext:value-type="float">
            <text:p>16,923</text:p>
          </table:table-cell>
          <table:table-cell table:style-name="ce10" office:value-type="float" office:value="17.128" calcext:value-type="float">
            <text:p>17,128</text:p>
          </table:table-cell>
          <table:table-cell table:style-name="ce10" office:value-type="string" calcext:value-type="string">
            <text:p>PoseNet-2L-relativeToNextFrame-norm</text:p>
          </table:table-cell>
          <table:table-cell table:style-name="ce10" office:value-type="float" office:value="86.081" calcext:value-type="float">
            <text:p>86,081</text:p>
          </table:table-cell>
          <table:table-cell table:style-name="ce10" office:value-type="float" office:value="84.585" calcext:value-type="float">
            <text:p>84,585</text:p>
          </table:table-cell>
          <table:table-cell table:style-name="ce10" office:value-type="string" calcext:value-type="string">
            <text:p>PoseNet-2L-smooth-29-5-relativeToPointDistances-norm</text:p>
          </table:table-cell>
          <table:table-cell table:style-name="ce10" office:value-type="float" office:value="88.425" calcext:value-type="float">
            <text:p>88,425</text:p>
          </table:table-cell>
          <table:table-cell table:style-name="ce10" office:value-type="float" office:value="81.159" calcext:value-type="float">
            <text:p>81,159</text:p>
          </table:table-cell>
          <table:table-cell table:style-name="ce10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10" office:value-type="float" office:value="89.67" calcext:value-type="float">
            <text:p>89,67</text:p>
          </table:table-cell>
          <table:table-cell table:style-name="ce10" office:value-type="float" office:value="88.801" calcext:value-type="float">
            <text:p>88,801</text:p>
          </table:table-cell>
          <table:table-cell table:style-name="ce10" office:value-type="string" calcext:value-type="string">
            <text:p>Detectron2-2L-smooth-29-2-relativeToUpperMiddleBottomCentersOfVideo-norm</text:p>
          </table:table-cell>
          <table:table-cell table:style-name="ce251" office:value-type="float" office:value="92.853" calcext:value-type="float">
            <text:p>92,853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10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90.256" calcext:value-type="float">
            <text:p>90,256</text:p>
          </table:table-cell>
          <table:table-cell table:style-name="ce10" office:value-type="float" office:value="88.669" calcext:value-type="float">
            <text:p>88,669</text:p>
          </table:table-cell>
          <table:table-cell table:style-name="ce10" office:value-type="string" calcext:value-type="string">
            <text:p>Detectron2-2L-smooth-29-5-relativeToPointDistances-norm</text:p>
          </table:table-cell>
          <table:table-cell table:style-name="ce251" office:value-type="float" office:value="93.497" calcext:value-type="float">
            <text:p>93,497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10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90.037" calcext:value-type="float">
            <text:p>90,037</text:p>
          </table:table-cell>
          <table:table-cell table:style-name="ce10" office:value-type="float" office:value="88.142" calcext:value-type="float">
            <text:p>88,142</text:p>
          </table:table-cell>
          <table:table-cell table:style-name="ce10" office:value-type="string" calcext:value-type="string">
            <text:p>Detectron2-2L-smooth-29-9-relativeToNextFrame-norm</text:p>
          </table:table-cell>
          <table:table-cell table:style-name="ce251" office:value-type="float" office:value="93.146" calcext:value-type="float">
            <text:p>93,146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10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87.399" calcext:value-type="float">
            <text:p>87,399</text:p>
          </table:table-cell>
          <table:table-cell table:style-name="ce10" office:value-type="float" office:value="87.747" calcext:value-type="float">
            <text:p>87,747</text:p>
          </table:table-cell>
          <table:table-cell table:style-name="ce10" office:value-type="string" calcext:value-type="string">
            <text:p>Detectron2-2L-smooth-29-7-relativeToNextFrame-norm</text:p>
          </table:table-cell>
          <table:table-cell table:style-name="ce251" office:value-type="float" office:value="93.087" calcext:value-type="float">
            <text:p>93,087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10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88.132" calcext:value-type="float">
            <text:p>88,132</text:p>
          </table:table-cell>
          <table:table-cell table:style-name="ce10" office:value-type="float" office:value="86.825" calcext:value-type="float">
            <text:p>86,825</text:p>
          </table:table-cell>
          <table:table-cell table:style-name="ce10" office:value-type="string" calcext:value-type="string">
            <text:p>PoseNet-2L-relativeToPointDistances-norm</text:p>
          </table:table-cell>
          <table:table-cell table:style-name="ce251" office:value-type="float" office:value="94.2" calcext:value-type="float">
            <text:p>94,2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10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8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87.912" calcext:value-type="float">
            <text:p>87,912</text:p>
          </table:table-cell>
          <table:table-cell table:style-name="ce10" office:value-type="float" office:value="86.561" calcext:value-type="float">
            <text:p>86,561</text:p>
          </table:table-cell>
          <table:table-cell table:style-name="ce10" office:value-type="string" calcext:value-type="string">
            <text:p>PoseNet-2L-smooth-29-9-relativeToPointDistances-norm</text:p>
          </table:table-cell>
          <table:table-cell table:style-name="ce251" office:value-type="float" office:value="93.029" calcext:value-type="float">
            <text:p>93,02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10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8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88.352" calcext:value-type="float">
            <text:p>88,352</text:p>
          </table:table-cell>
          <table:table-cell table:style-name="ce10" office:value-type="float" office:value="86.298" calcext:value-type="float">
            <text:p>86,298</text:p>
          </table:table-cell>
          <table:table-cell table:style-name="ce10" office:value-type="string" calcext:value-type="string">
            <text:p>PoseNet-2L-removeZerosFromDataset-smooth-29-9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10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8">
          <table:table-cell table:number-columns-repeated="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10" office:value-type="float" office:value="87.326" calcext:value-type="float">
            <text:p>87,326</text:p>
          </table:table-cell>
          <table:table-cell table:style-name="ce10" office:value-type="float" office:value="86.166" calcext:value-type="float">
            <text:p>86,166</text:p>
          </table:table-cell>
          <table:table-cell table:style-name="ce10" office:value-type="string" calcext:value-type="string">
            <text:p>PoseNet-2L-smooth-29-7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10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4">
          <table:table-cell table:style-name="ce294" office:value-type="string" calcext:value-type="string" table:number-columns-spanned="1" table:number-rows-spanned="43">
            <text:p>Senesi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 office:value-type="float" office:value="95.899" calcext:value-type="float">
            <text:p>95,899</text:p>
          </table:table-cell>
          <table:table-cell table:style-name="ce313" office:value-type="float" office:value="94.726" calcext:value-type="float">
            <text:p>94,726</text:p>
          </table:table-cell>
          <table:table-cell table:style-name="ce313" office:value-type="string" calcext:value-type="string">
            <text:p>Detectron2-4L-smooth-29-2-relativeToNextFrame</text:p>
          </table:table-cell>
          <table:table-cell table:style-name="ce305" office:value-type="float" office:value="95.723" calcext:value-type="float">
            <text:p>95,723</text:p>
          </table:table-cell>
          <table:table-cell table:style-name="ce390" office:value-type="float" office:value="94.304" calcext:value-type="float">
            <text:p>94,304</text:p>
          </table:table-cell>
          <table:table-cell table:style-name="ce390" office:value-type="string" calcext:value-type="string">
            <text:p>Detectron2-4L-relativeToPointDistances</text:p>
          </table:table-cell>
          <table:table-cell table:style-name="ce305" office:value-type="float" office:value="95.841" calcext:value-type="float">
            <text:p>95,841</text:p>
          </table:table-cell>
          <table:table-cell table:style-name="ce497" office:value-type="float" office:value="95.675" calcext:value-type="float">
            <text:p>95,675</text:p>
          </table:table-cell>
          <table:table-cell table:style-name="ce409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507" office:value-type="float" office:value="87.399" calcext:value-type="float">
            <text:p>87,399</text:p>
          </table:table-cell>
          <table:table-cell table:style-name="ce507" office:value-type="float" office:value="85.771" calcext:value-type="float">
            <text:p>85,771</text:p>
          </table:table-cell>
          <table:table-cell table:style-name="ce507" office:value-type="string" calcext:value-type="string">
            <text:p>PoseNet-2L-removeZerosFromDataset-smooth-29-7-relativeToPointDistances-norm</text:p>
          </table:table-cell>
          <table:table-cell table:style-name="ce251" office:value-type="float" office:value="94.259" calcext:value-type="float">
            <text:p>94,25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10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5.958" calcext:value-type="float">
            <text:p>95,958</text:p>
          </table:table-cell>
          <table:table-cell table:style-name="ce313" office:value-type="float" office:value="94.198" calcext:value-type="float">
            <text:p>94,198</text:p>
          </table:table-cell>
          <table:table-cell table:style-name="ce313" office:value-type="string" calcext:value-type="string">
            <text:p>Detectron2-4L-relativeToNextFrame</text:p>
          </table:table-cell>
          <table:table-cell table:style-name="ce305" office:value-type="float" office:value="94.142" calcext:value-type="float">
            <text:p>94,142</text:p>
          </table:table-cell>
          <table:table-cell table:style-name="ce390" office:value-type="float" office:value="93.882" calcext:value-type="float">
            <text:p>93,882</text:p>
          </table:table-cell>
          <table:table-cell table:style-name="ce390" office:value-type="string" calcext:value-type="string">
            <text:p>Detectron2-4L-smooth-29-2-relativeToPointDistances</text:p>
          </table:table-cell>
          <table:table-cell table:style-name="ce305" office:value-type="float" office:value="96.778" calcext:value-type="float">
            <text:p>96,778</text:p>
          </table:table-cell>
          <table:table-cell table:style-name="ce409" office:value-type="float" office:value="95.042" calcext:value-type="float">
            <text:p>95,042</text:p>
          </table:table-cell>
          <table:table-cell table:style-name="ce409" office:value-type="string" calcext:value-type="string">
            <text:p>Detectron2-4L-smooth-29-9-relativeToUpperMiddleBottomCentersOfVideo</text:p>
          </table:table-cell>
          <table:table-cell table:style-name="ce10" office:value-type="float" office:value="16.923" calcext:value-type="float">
            <text:p>16,923</text:p>
          </table:table-cell>
          <table:table-cell table:style-name="ce10" office:value-type="float" office:value="17.128" calcext:value-type="float">
            <text:p>17,128</text:p>
          </table:table-cell>
          <table:table-cell table:style-name="ce10" office:value-type="string" calcext:value-type="string">
            <text:p>PoseNet-2L-relativeToNextFrame-norm</text:p>
          </table:table-cell>
          <table:table-cell table:style-name="ce508" office:value-type="float" office:value="86.227" calcext:value-type="float">
            <text:p>86,227</text:p>
          </table:table-cell>
          <table:table-cell table:style-name="ce508" office:value-type="float" office:value="85.507" calcext:value-type="float">
            <text:p>85,507</text:p>
          </table:table-cell>
          <table:table-cell table:style-name="ce508" office:value-type="string" calcext:value-type="string">
            <text:p>Detectron2-2L-smooth-29-4-relativeToNextFrame-norm</text:p>
          </table:table-cell>
          <table:table-cell table:style-name="ce251" office:value-type="float" office:value="93.204" calcext:value-type="float">
            <text:p>93,204</text:p>
          </table:table-cell>
          <table:table-cell table:style-name="ce262" office:value-type="float" office:value="91.456" calcext:value-type="float">
            <text:p>91,456</text:p>
          </table:table-cell>
          <table:table-cell table:style-name="ce10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5.489" calcext:value-type="float">
            <text:p>95,489</text:p>
          </table:table-cell>
          <table:table-cell table:style-name="ce313" office:value-type="float" office:value="93.565" calcext:value-type="float">
            <text:p>93,565</text:p>
          </table:table-cell>
          <table:table-cell table:style-name="ce313" office:value-type="string" calcext:value-type="string">
            <text:p>Detectron2-4L-smooth-29-4-relativeToNextFrame</text:p>
          </table:table-cell>
          <table:table-cell table:style-name="ce305" office:value-type="float" office:value="94.962" calcext:value-type="float">
            <text:p>94,962</text:p>
          </table:table-cell>
          <table:table-cell table:style-name="ce390" office:value-type="float" office:value="93.671" calcext:value-type="float">
            <text:p>93,671</text:p>
          </table:table-cell>
          <table:table-cell table:style-name="ce390" office:value-type="string" calcext:value-type="string">
            <text:p>Detectron2-4L-smooth-29-3-relativeToPointDistances</text:p>
          </table:table-cell>
          <table:table-cell table:style-name="ce262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62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1.35" calcext:value-type="float">
            <text:p>91,35</text:p>
          </table:table-cell>
          <table:table-cell table:style-name="ce10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4.552" calcext:value-type="float">
            <text:p>94,552</text:p>
          </table:table-cell>
          <table:table-cell table:style-name="ce313" office:value-type="float" office:value="93.249" calcext:value-type="float">
            <text:p>93,249</text:p>
          </table:table-cell>
          <table:table-cell table:style-name="ce313" office:value-type="string" calcext:value-type="string">
            <text:p>Detectron2-4L-smooth-29-1-relativeToNextFrame</text:p>
          </table:table-cell>
          <table:table-cell table:style-name="ce305" office:value-type="float" office:value="93.204" calcext:value-type="float">
            <text:p>93,204</text:p>
          </table:table-cell>
          <table:table-cell table:style-name="ce390" office:value-type="float" office:value="91.456" calcext:value-type="float">
            <text:p>91,456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 office:value-type="float" office:value="96.075" calcext:value-type="float">
            <text:p>96,075</text:p>
          </table:table-cell>
          <table:table-cell table:style-name="ce409" office:value-type="float" office:value="94.304" calcext:value-type="float">
            <text:p>94,304</text:p>
          </table:table-cell>
          <table:table-cell table:style-name="ce409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0.928" calcext:value-type="float">
            <text:p>90,928</text:p>
          </table:table-cell>
          <table:table-cell table:style-name="ce10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5.723" calcext:value-type="float">
            <text:p>95,723</text:p>
          </table:table-cell>
          <table:table-cell table:style-name="ce313" office:value-type="float" office:value="93.143" calcext:value-type="float">
            <text:p>93,143</text:p>
          </table:table-cell>
          <table:table-cell table:style-name="ce313" office:value-type="string" calcext:value-type="string">
            <text:p>Detectron2-4L-smooth-29-3-relativeToNextFrame</text:p>
          </table:table-cell>
          <table:table-cell table:style-name="ce305"/>
          <table:table-cell table:style-name="ce390" table:number-columns-repeated="2"/>
          <table:table-cell table:style-name="ce262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62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10" office:value-type="float" office:value="86.081" calcext:value-type="float">
            <text:p>86,081</text:p>
          </table:table-cell>
          <table:table-cell table:style-name="ce10" office:value-type="float" office:value="84.585" calcext:value-type="float">
            <text:p>84,585</text:p>
          </table:table-cell>
          <table:table-cell table:style-name="ce10" office:value-type="string" calcext:value-type="string">
            <text:p>PoseNet-2L-smooth-29-5-relativeToPointDistances-norm</text:p>
          </table:table-cell>
          <table:table-cell table:style-name="ce251" office:value-type="float" office:value="92.267" calcext:value-type="float">
            <text:p>92,267</text:p>
          </table:table-cell>
          <table:table-cell table:style-name="ce262" office:value-type="float" office:value="90.612" calcext:value-type="float">
            <text:p>90,612</text:p>
          </table:table-cell>
          <table:table-cell table:style-name="ce10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8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5.841" calcext:value-type="float">
            <text:p>95,841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10" office:value-type="float" office:value="87.106" calcext:value-type="float">
            <text:p>87,106</text:p>
          </table:table-cell>
          <table:table-cell table:style-name="ce10" office:value-type="float" office:value="84.453" calcext:value-type="float">
            <text:p>84,453</text:p>
          </table:table-cell>
          <table:table-cell table:style-name="ce10" office:value-type="string" calcext:value-type="string">
            <text:p>PoseNet-2L-removeZerosFromDataset-smooth-29-5-relativeToPointDistances-norm</text:p>
          </table:table-cell>
          <table:table-cell table:style-name="ce251" office:value-type="float" office:value="91.037" calcext:value-type="float">
            <text:p>91,037</text:p>
          </table:table-cell>
          <table:table-cell table:style-name="ce262" office:value-type="float" office:value="90.401" calcext:value-type="float">
            <text:p>90,401</text:p>
          </table:table-cell>
          <table:table-cell table:style-name="ce10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6.134" calcext:value-type="float">
            <text:p>96,134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10" office:value-type="float" office:value="87.253" calcext:value-type="float">
            <text:p>87,253</text:p>
          </table:table-cell>
          <table:table-cell table:style-name="ce10" office:value-type="float" office:value="84.058" calcext:value-type="float">
            <text:p>84,058</text:p>
          </table:table-cell>
          <table:table-cell table:style-name="ce10" office:value-type="string" calcext:value-type="string">
            <text:p>Detectron2-2L-smooth-29-2-relativeToNextFrame-norm</text:p>
          </table:table-cell>
          <table:table-cell table:style-name="ce251" office:value-type="float" office:value="89.69" calcext:value-type="float">
            <text:p>89,69</text:p>
          </table:table-cell>
          <table:table-cell table:style-name="ce262" office:value-type="float" office:value="89.135" calcext:value-type="float">
            <text:p>89,135</text:p>
          </table:table-cell>
          <table:table-cell table:style-name="ce10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10" office:value-type="float" office:value="86.96" calcext:value-type="float">
            <text:p>86,96</text:p>
          </table:table-cell>
          <table:table-cell table:style-name="ce10" office:value-type="float" office:value="83.926" calcext:value-type="float">
            <text:p>83,926</text:p>
          </table:table-cell>
          <table:table-cell table:style-name="ce10" office:value-type="string" calcext:value-type="string">
            <text:p>Detectron2-2L-smooth-29-6-relativeToUpperMiddleBottomCentersOfVideo-norm</text:p>
          </table:table-cell>
          <table:table-cell table:style-name="ce251" office:value-type="float" office:value="89.924" calcext:value-type="float">
            <text:p>89,924</text:p>
          </table:table-cell>
          <table:table-cell table:style-name="ce262" office:value-type="float" office:value="88.502" calcext:value-type="float">
            <text:p>88,502</text:p>
          </table:table-cell>
          <table:table-cell table:style-name="ce10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38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10" office:value-type="float" office:value="87.766" calcext:value-type="float">
            <text:p>87,766</text:p>
          </table:table-cell>
          <table:table-cell table:style-name="ce10" office:value-type="float" office:value="83.531" calcext:value-type="float">
            <text:p>83,531</text:p>
          </table:table-cell>
          <table:table-cell table:style-name="ce10" office:value-type="string" calcext:value-type="string">
            <text:p>PoseNet-2L-smooth-29-9-relativeToUpperMiddleBottomCentersOfVideo-norm</text:p>
          </table:table-cell>
          <table:table-cell table:style-name="ce251" office:value-type="float" office:value="90.1" calcext:value-type="float">
            <text:p>90,1</text:p>
          </table:table-cell>
          <table:table-cell table:style-name="ce262" office:value-type="float" office:value="87.342" calcext:value-type="float">
            <text:p>87,342</text:p>
          </table:table-cell>
          <table:table-cell table:style-name="ce10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38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3"/>
          <table:table-cell table:style-name="ce10" office:value-type="float" office:value="84.835" calcext:value-type="float">
            <text:p>84,835</text:p>
          </table:table-cell>
          <table:table-cell table:style-name="ce10" office:value-type="float" office:value="82.477" calcext:value-type="float">
            <text:p>82,477</text:p>
          </table:table-cell>
          <table:table-cell table:style-name="ce10" office:value-type="string" calcext:value-type="string">
            <text:p>Detectron2-2L-smooth-29-1-relativeToNextFrame-norm</text:p>
          </table:table-cell>
          <table:table-cell table:style-name="ce251" office:value-type="float" office:value="44.347" calcext:value-type="float">
            <text:p>44,347</text:p>
          </table:table-cell>
          <table:table-cell table:style-name="ce262" office:value-type="float" office:value="40.19" calcext:value-type="float">
            <text:p>40,19</text:p>
          </table:table-cell>
          <table:table-cell table:style-name="ce10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6">
          <table:covered-table-cell table:number-columns-repeated="2"/>
          <table:table-cell table:style-name="ce38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3"/>
          <table:table-cell table:style-name="ce10" office:value-type="float" office:value="88.425" calcext:value-type="float">
            <text:p>88,425</text:p>
          </table:table-cell>
          <table:table-cell table:style-name="ce10" office:value-type="float" office:value="81.159" calcext:value-type="float">
            <text:p>81,159</text:p>
          </table:table-cell>
          <table:table-cell table:style-name="ce10" office:value-type="string" calcext:value-type="string">
            <text:p>PoseNet-2L-relativeToUpperMiddleBottomCentersOfVideo-norm</text:p>
          </table:table-cell>
          <table:table-cell table:style-name="ce251" office:value-type="float" office:value="42.472" calcext:value-type="float">
            <text:p>42,472</text:p>
          </table:table-cell>
          <table:table-cell table:style-name="ce262" office:value-type="float" office:value="38.819" calcext:value-type="float">
            <text:p>38,819</text:p>
          </table:table-cell>
          <table:table-cell table:style-name="ce10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95.138" calcext:value-type="float">
            <text:p>95,138</text:p>
          </table:table-cell>
          <table:table-cell table:style-name="ce263" office:value-type="float" office:value="93.987" calcext:value-type="float">
            <text:p>93,987</text:p>
          </table:table-cell>
          <table:table-cell table:style-name="ce263" office:value-type="string" calcext:value-type="string">
            <text:p>Detectron2-2L-removeZerosFromDataset-smooth-29-6-relativeToNextFrame-norm</text:p>
          </table:table-cell>
          <table:table-cell table:style-name="ce263" office:value-type="float" office:value="93.673" calcext:value-type="float">
            <text:p>93,673</text:p>
          </table:table-cell>
          <table:table-cell table:style-name="ce263" office:value-type="float" office:value="93.143" calcext:value-type="float">
            <text:p>93,143</text:p>
          </table:table-cell>
          <table:table-cell table:style-name="ce263" office:value-type="string" calcext:value-type="string">
            <text:p>Detectron2-2L-removeZerosFromDataset-smooth-29-6-relativeToPointDistances-norm</text:p>
          </table:table-cell>
          <table:table-cell table:style-name="ce307" office:value-type="float" office:value="95.489" calcext:value-type="float">
            <text:p>95,489</text:p>
          </table:table-cell>
          <table:table-cell table:style-name="ce478" office:value-type="float" office:value="94.093" calcext:value-type="float">
            <text:p>94,093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10" office:value-type="float" office:value="81.905" calcext:value-type="float">
            <text:p>81,905</text:p>
          </table:table-cell>
          <table:table-cell table:style-name="ce10" office:value-type="float" office:value="80.237" calcext:value-type="float">
            <text:p>80,237</text:p>
          </table:table-cell>
          <table:table-cell table:style-name="ce10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7" office:value-type="float" office:value="94.318" calcext:value-type="float">
            <text:p>94,318</text:p>
          </table:table-cell>
          <table:table-cell table:style-name="ce315" office:value-type="float" office:value="93.143" calcext:value-type="float">
            <text:p>93,143</text:p>
          </table:table-cell>
          <table:table-cell table:style-name="ce315" office:value-type="string" calcext:value-type="string">
            <text:p>Detectron2-2L-smooth-29-5-relativeToNextFrame</text:p>
          </table:table-cell>
          <table:table-cell table:style-name="ce307" office:value-type="float" office:value="93.907" calcext:value-type="float">
            <text:p>93,907</text:p>
          </table:table-cell>
          <table:table-cell table:style-name="ce393" office:value-type="float" office:value="92.511" calcext:value-type="float">
            <text:p>92,511</text:p>
          </table:table-cell>
          <table:table-cell table:style-name="ce393" office:value-type="string" calcext:value-type="string">
            <text:p>Detectron2-2L-smooth-29-9-relativeToPointDistances</text:p>
          </table:table-cell>
          <table:table-cell table:style-name="ce307" office:value-type="float" office:value="95.899" calcext:value-type="float">
            <text:p>95,899</text:p>
          </table:table-cell>
          <table:table-cell table:style-name="ce478" office:value-type="float" office:value="93.987" calcext:value-type="float">
            <text:p>93,987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10" office:value-type="float" office:value="75.751" calcext:value-type="float">
            <text:p>75,751</text:p>
          </table:table-cell>
          <table:table-cell table:style-name="ce10" office:value-type="float" office:value="75.362" calcext:value-type="float">
            <text:p>75,362</text:p>
          </table:table-cell>
          <table:table-cell table:style-name="ce10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7" office:value-type="float" office:value="94.083" calcext:value-type="float">
            <text:p>94,083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smooth-29-3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2.405" calcext:value-type="float">
            <text:p>92,405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4.962" calcext:value-type="float">
            <text:p>94,962</text:p>
          </table:table-cell>
          <table:table-cell table:style-name="ce478" office:value-type="float" office:value="93.565" calcext:value-type="float">
            <text:p>93,565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10" office:value-type="float" office:value="73.333" calcext:value-type="float">
            <text:p>73,333</text:p>
          </table:table-cell>
          <table:table-cell table:style-name="ce10" office:value-type="float" office:value="72.596" calcext:value-type="float">
            <text:p>72,596</text:p>
          </table:table-cell>
          <table:table-cell table:style-name="ce10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7" office:value-type="float" office:value="94.962" calcext:value-type="float">
            <text:p>94,962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307" office:value-type="float" office:value="94.083" calcext:value-type="float">
            <text:p>94,083</text:p>
          </table:table-cell>
          <table:table-cell table:style-name="ce393" office:value-type="float" office:value="92.194" calcext:value-type="float">
            <text:p>92,194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5.372" calcext:value-type="float">
            <text:p>95,372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10" office:value-type="float" office:value="46.886" calcext:value-type="float">
            <text:p>46,886</text:p>
          </table:table-cell>
          <table:table-cell table:style-name="ce10" office:value-type="float" office:value="42.292" calcext:value-type="float">
            <text:p>42,292</text:p>
          </table:table-cell>
          <table:table-cell table:style-name="ce10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263" office:value-type="float" office:value="95.021" calcext:value-type="float">
            <text:p>95,021</text:p>
          </table:table-cell>
          <table:table-cell table:style-name="ce263" office:value-type="float" office:value="92.932" calcext:value-type="float">
            <text:p>92,932</text:p>
          </table:table-cell>
          <table:table-cell table:style-name="ce263" office:value-type="string" calcext:value-type="string">
            <text:p>Detectron2-2L-removeZerosFromDataset-smooth-29-7-relativeToNextFrame-norm</text:p>
          </table:table-cell>
          <table:table-cell table:style-name="ce307" office:value-type="float" office:value="92.853" calcext:value-type="float">
            <text:p>92,853</text:p>
          </table:table-cell>
          <table:table-cell table:style-name="ce393" office:value-type="float" office:value="92.089" calcext:value-type="float">
            <text:p>92,08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95.138" calcext:value-type="float">
            <text:p>95,138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10" office:value-type="float" office:value="29.158" calcext:value-type="float">
            <text:p>29,158</text:p>
          </table:table-cell>
          <table:table-cell table:style-name="ce10" office:value-type="float" office:value="26.877" calcext:value-type="float">
            <text:p>26,877</text:p>
          </table:table-cell>
          <table:table-cell table:style-name="ce10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/>
          <table:table-cell table:style-name="ce263" office:value-type="float" office:value="93.556" calcext:value-type="float">
            <text:p>93,556</text:p>
          </table:table-cell>
          <table:table-cell table:style-name="ce263" office:value-type="float" office:value="92.405" calcext:value-type="float">
            <text:p>92,405</text:p>
          </table:table-cell>
          <table:table-cell table:style-name="ce263" office:value-type="string" calcext:value-type="string">
            <text:p>Detectron2-2L-removeZerosFromDataset-smooth-29-8-relativeToNextFrame-norm</text:p>
          </table:table-cell>
          <table:table-cell table:style-name="ce307" office:value-type="float" office:value="93.146" calcext:value-type="float">
            <text:p>93,146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2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10" office:value-type="float" office:value="28.205" calcext:value-type="float">
            <text:p>28,205</text:p>
          </table:table-cell>
          <table:table-cell table:style-name="ce10" office:value-type="float" office:value="25.428" calcext:value-type="float">
            <text:p>25,428</text:p>
          </table:table-cell>
          <table:table-cell table:style-name="ce10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/>
          <table:table-cell table:style-name="ce307" office:value-type="float" office:value="93.029" calcext:value-type="float">
            <text:p>93,029</text:p>
          </table:table-cell>
          <table:table-cell table:style-name="ce315" office:value-type="float" office:value="91.772" calcext:value-type="float">
            <text:p>91,772</text:p>
          </table:table-cell>
          <table:table-cell table:style-name="ce315" office:value-type="string" calcext:value-type="string">
            <text:p>Detectron2-2L-smooth-29-2-relativeToNextFrame</text:p>
          </table:table-cell>
          <table:table-cell table:style-name="ce307" office:value-type="float" office:value="93.087" calcext:value-type="float">
            <text:p>93,087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3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10" office:value-type="float" office:value="23.15" calcext:value-type="float">
            <text:p>23,15</text:p>
          </table:table-cell>
          <table:table-cell table:style-name="ce10" office:value-type="float" office:value="23.188" calcext:value-type="float">
            <text:p>23,188</text:p>
          </table:table-cell>
          <table:table-cell table:style-name="ce10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/>
          <table:table-cell table:style-name="ce307" office:value-type="float" office:value="93.79" calcext:value-type="float">
            <text:p>93,7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4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0.928" calcext:value-type="float">
            <text:p>90,928</text:p>
          </table:table-cell>
          <table:table-cell table:style-name="ce393" office:value-type="string" calcext:value-type="string">
            <text:p>Detectron2-2L-smooth-29-4-relativeToPointDistances</text:p>
          </table:table-cell>
          <table:table-cell table:style-name="ce307" office:value-type="float" office:value="95.782" calcext:value-type="float">
            <text:p>95,782</text:p>
          </table:table-cell>
          <table:table-cell table:style-name="ce478" office:value-type="float" office:value="93.038" calcext:value-type="float">
            <text:p>93,038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10" office:value-type="float" office:value="22.418" calcext:value-type="float">
            <text:p>22,418</text:p>
          </table:table-cell>
          <table:table-cell table:style-name="ce10" office:value-type="float" office:value="22.134" calcext:value-type="float">
            <text:p>22,134</text:p>
          </table:table-cell>
          <table:table-cell table:style-name="ce10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 table:style-name="ce383"/>
          <table:table-cell table:style-name="ce307" office:value-type="float" office:value="94.259" calcext:value-type="float">
            <text:p>94,25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9-relativeToNextFrame</text:p>
          </table:table-cell>
          <table:table-cell table:style-name="ce307" office:value-type="float" office:value="92.267" calcext:value-type="float">
            <text:p>92,267</text:p>
          </table:table-cell>
          <table:table-cell table:style-name="ce393" office:value-type="float" office:value="90.612" calcext:value-type="float">
            <text:p>90,612</text:p>
          </table:table-cell>
          <table:table-cell table:style-name="ce393" office:value-type="string" calcext:value-type="string">
            <text:p>Detectron2-2L-smooth-29-1-relativeToPointDistances</text:p>
          </table:table-cell>
          <table:table-cell table:style-name="ce307" office:value-type="float" office:value="94.903" calcext:value-type="float">
            <text:p>94,903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10" office:value-type="float" office:value="22.344" calcext:value-type="float">
            <text:p>22,344</text:p>
          </table:table-cell>
          <table:table-cell table:style-name="ce10" office:value-type="float" office:value="21.739" calcext:value-type="float">
            <text:p>21,739</text:p>
          </table:table-cell>
          <table:table-cell table:style-name="ce10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1">
          <table:covered-table-cell table:number-columns-repeated="2"/>
          <table:covered-table-cell table:style-name="ce383"/>
          <table:table-cell table:style-name="ce307" office:value-type="float" office:value="93.38" calcext:value-type="float">
            <text:p>93,38</text:p>
          </table:table-cell>
          <table:table-cell table:style-name="ce315" office:value-type="float" office:value="91.35" calcext:value-type="float">
            <text:p>91,35</text:p>
          </table:table-cell>
          <table:table-cell table:style-name="ce315" office:value-type="string" calcext:value-type="string">
            <text:p>Detectron2-2L-smooth-29-1-relativeToNextFrame</text:p>
          </table:table-cell>
          <table:table-cell table:style-name="ce307" office:value-type="float" office:value="42.472" calcext:value-type="float">
            <text:p>42,472</text:p>
          </table:table-cell>
          <table:table-cell table:style-name="ce393" office:value-type="float" office:value="38.819" calcext:value-type="float">
            <text:p>38,819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3.966" calcext:value-type="float">
            <text:p>93,966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10" office:value-type="float" office:value="21.465" calcext:value-type="float">
            <text:p>21,465</text:p>
          </table:table-cell>
          <table:table-cell table:style-name="ce10" office:value-type="float" office:value="20.817" calcext:value-type="float">
            <text:p>20,817</text:p>
          </table:table-cell>
          <table:table-cell table:style-name="ce10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8">
          <table:covered-table-cell/>
          <table:table-cell/>
          <table:table-cell table:style-name="ce38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10" office:value-type="float" office:value="16.923" calcext:value-type="float">
            <text:p>16,923</text:p>
          </table:table-cell>
          <table:table-cell table:style-name="ce10" office:value-type="float" office:value="17.128" calcext:value-type="float">
            <text:p>17,128</text:p>
          </table:table-cell>
          <table:table-cell table:style-name="ce10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1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10" office:value-type="float" office:value="12.527" calcext:value-type="float">
            <text:p>12,527</text:p>
          </table:table-cell>
          <table:table-cell table:style-name="ce10" office:value-type="float" office:value="12.516" calcext:value-type="float">
            <text:p>12,516</text:p>
          </table:table-cell>
          <table:table-cell table:style-name="ce10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/>
          <table:covered-table-cell table:style-name="ce298"/>
          <table:covered-table-cell table:style-name="ce38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38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38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6">
          <table:covered-table-cell table:number-columns-repeated="2"/>
          <table:table-cell table:style-name="ce38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1009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307"/>
          <table:table-cell table:style-name="ce315" table:number-columns-repeated="2"/>
          <table:table-cell table:style-name="ce307" office:value-type="float" office:value="91.037" calcext:value-type="float">
            <text:p>91,037</text:p>
          </table:table-cell>
          <table:table-cell table:style-name="ce393" office:value-type="float" office:value="90.401" calcext:value-type="float">
            <text:p>90,401</text:p>
          </table:table-cell>
          <table:table-cell table:style-name="ce393" office:value-type="string" calcext:value-type="string">
            <text:p>PoseNet-2L-smooth-29-9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89.69" calcext:value-type="float">
            <text:p>89,69</text:p>
          </table:table-cell>
          <table:table-cell table:style-name="ce393" office:value-type="float" office:value="89.135" calcext:value-type="float">
            <text:p>89,135</text:p>
          </table:table-cell>
          <table:table-cell table:style-name="ce393" office:value-type="string" calcext:value-type="string">
            <text:p>PoseNet-2L-smooth-29-7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/>
          <table:covered-table-cell table:style-name="ce298"/>
          <table:covered-table-cell/>
          <table:table-cell table:style-name="ce307"/>
          <table:table-cell table:style-name="ce315" table:number-columns-repeated="2"/>
          <table:table-cell table:style-name="ce307" office:value-type="float" office:value="89.924" calcext:value-type="float">
            <text:p>89,924</text:p>
          </table:table-cell>
          <table:table-cell table:style-name="ce393" office:value-type="float" office:value="88.502" calcext:value-type="float">
            <text:p>88,502</text:p>
          </table:table-cell>
          <table:table-cell table:style-name="ce393" office:value-type="string" calcext:value-type="string">
            <text:p>PoseNet-2L-smooth-29-5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90.1" calcext:value-type="float">
            <text:p>90,1</text:p>
          </table:table-cell>
          <table:table-cell table:style-name="ce393" office:value-type="float" office:value="87.342" calcext:value-type="float">
            <text:p>87,342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44.347" calcext:value-type="float">
            <text:p>44,347</text:p>
          </table:table-cell>
          <table:table-cell table:style-name="ce393" office:value-type="float" office:value="40.19" calcext:value-type="float">
            <text:p>40,19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38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38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8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8" table:number-rows-repeated="1048483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crossView crossSubject" table:style-name="ta1">
        <table:table-column table:style-name="co6" table:number-columns-repeated="2" table:default-cell-style-name="ce262"/>
        <table:table-column table:style-name="co37" table:default-cell-style-name="ce262"/>
        <table:table-column table:style-name="co6" table:number-columns-repeated="2" table:default-cell-style-name="ce262"/>
        <table:table-column table:style-name="co37" table:default-cell-style-name="ce262"/>
        <table:table-column table:style-name="co6" table:number-columns-repeated="1018" table:default-cell-style-name="ce262"/>
        <table:table-row table:style-name="ro7"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view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subject</text:p>
          </table:table-cell>
          <table:table-cell table:number-columns-repeated="1018"/>
        </table:table-row>
        <table:table-row table:style-name="ro1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" table:style-name="ta1">
        <office:forms form:automatic-focus="false" form:apply-design-mode="false"/>
        <table:shapes>
          <draw:frame draw:z-index="0" draw:style-name="gr1" draw:text-style-name="P1" svg:width="225.32mm" svg:height="109.22mm" svg:x="184.74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5.94mm" svg:height="91.16mm" svg:x="188.34mm" svg:y="107.95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1" table:default-cell-style-name="ce358"/>
        <table:table-column table:style-name="co6" table:number-columns-repeated="2" table:default-cell-style-name="Default"/>
        <table:table-column table:style-name="co6" table:default-cell-style-name="ce363"/>
        <table:table-column table:style-name="co42" table:default-cell-style-name="Default"/>
        <table:table-column table:style-name="co43" table:default-cell-style-name="ce358"/>
        <table:table-column table:style-name="co41" table:default-cell-style-name="Default"/>
        <table:table-column table:style-name="co6" table:default-cell-style-name="Default"/>
        <table:table-column table:style-name="co6" table:default-cell-style-name="ce363"/>
        <table:table-column table:style-name="co43" table:default-cell-style-name="Default"/>
        <table:table-row table:style-name="ro1">
          <table:table-cell table:style-name="ce356" office:value-type="string" calcext:value-type="string" table:number-columns-spanned="4" table:number-rows-spanned="1">
            <text:p>FRAME</text:p>
          </table:table-cell>
          <table:covered-table-cell table:number-columns-repeated="2" table:style-name="ce360"/>
          <table:covered-table-cell table:style-name="ce362"/>
          <table:table-cell/>
          <table:table-cell table:style-name="ce365" office:value-type="string" calcext:value-type="string" table:number-columns-spanned="4" table:number-rows-spanned="1">
            <text:p>3BAR</text:p>
          </table:table-cell>
          <table:covered-table-cell table:number-columns-repeated="2" table:style-name="ce360"/>
          <table:covered-table-cell table:style-name="ce362"/>
          <table:table-cell/>
        </table:table-row>
        <table:table-row table:style-name="ro1">
          <table:table-cell table:style-name="ce357"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.753" calcext:value-type="float">
            <text:p>58,753</text:p>
          </table:table-cell>
          <table:table-cell office:value-type="float" office:value="62.025" calcext:value-type="float">
            <text:p>62,025</text:p>
          </table:table-cell>
          <table:table-cell office:value-type="float" office:value="55.48" calcext:value-type="float">
            <text:p>55,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.486" calcext:value-type="float">
            <text:p>61,486</text:p>
          </table:table-cell>
          <table:table-cell office:value-type="float" office:value="62.737" calcext:value-type="float">
            <text:p>62,737</text:p>
          </table:table-cell>
          <table:table-cell office:value-type="float" office:value="60.236" calcext:value-type="float">
            <text:p>60,2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.236" calcext:value-type="float">
            <text:p>57,236</text:p>
          </table:table-cell>
          <table:table-cell office:value-type="float" office:value="61.392" calcext:value-type="float">
            <text:p>61,392</text:p>
          </table:table-cell>
          <table:table-cell office:value-type="float" office:value="53.08" calcext:value-type="float">
            <text:p>53,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.311" calcext:value-type="float">
            <text:p>57,311</text:p>
          </table:table-cell>
          <table:table-cell office:value-type="float" office:value="60.047" calcext:value-type="float">
            <text:p>60,047</text:p>
          </table:table-cell>
          <table:table-cell office:value-type="float" office:value="54.574" calcext:value-type="float">
            <text:p>54,5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.669" calcext:value-type="float">
            <text:p>66,669</text:p>
          </table:table-cell>
          <table:table-cell office:value-type="float" office:value="69.66" calcext:value-type="float">
            <text:p>69,66</text:p>
          </table:table-cell>
          <table:table-cell office:value-type="float" office:value="63.678" calcext:value-type="float">
            <text:p>63,6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3.206" calcext:value-type="float">
            <text:p>63,206</text:p>
          </table:table-cell>
          <table:table-cell office:value-type="float" office:value="64.003" calcext:value-type="float">
            <text:p>64,003</text:p>
          </table:table-cell>
          <table:table-cell office:value-type="float" office:value="62.409" calcext:value-type="float">
            <text:p>62,40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.252" calcext:value-type="float">
            <text:p>63,252</text:p>
          </table:table-cell>
          <table:table-cell office:value-type="float" office:value="63.687" calcext:value-type="float">
            <text:p>63,687</text:p>
          </table:table-cell>
          <table:table-cell office:value-type="float" office:value="62.817" calcext:value-type="float">
            <text:p>62,8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.172" calcext:value-type="float">
            <text:p>60,172</text:p>
          </table:table-cell>
          <table:table-cell office:value-type="float" office:value="63.37" calcext:value-type="float">
            <text:p>63,37</text:p>
          </table:table-cell>
          <table:table-cell office:value-type="float" office:value="56.975" calcext:value-type="float">
            <text:p>56,9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.343" calcext:value-type="float">
            <text:p>68,343</text:p>
          </table:table-cell>
          <table:table-cell office:value-type="float" office:value="71.242" calcext:value-type="float">
            <text:p>71,242</text:p>
          </table:table-cell>
          <table:table-cell office:value-type="float" office:value="65.444" calcext:value-type="float">
            <text:p>65,4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6.105" calcext:value-type="float">
            <text:p>66,105</text:p>
          </table:table-cell>
          <table:table-cell office:value-type="float" office:value="67.128" calcext:value-type="float">
            <text:p>67,128</text:p>
          </table:table-cell>
          <table:table-cell office:value-type="float" office:value="65.082" calcext:value-type="float">
            <text:p>65,08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.157" calcext:value-type="float">
            <text:p>65,157</text:p>
          </table:table-cell>
          <table:table-cell office:value-type="float" office:value="70.214" calcext:value-type="float">
            <text:p>70,214</text:p>
          </table:table-cell>
          <table:table-cell office:value-type="float" office:value="60.1" calcext:value-type="float">
            <text:p>60,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3.609" calcext:value-type="float">
            <text:p>63,609</text:p>
          </table:table-cell>
          <table:table-cell office:value-type="float" office:value="63.449" calcext:value-type="float">
            <text:p>63,449</text:p>
          </table:table-cell>
          <table:table-cell office:value-type="float" office:value="63.768" calcext:value-type="float">
            <text:p>63,76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.19" calcext:value-type="float">
            <text:p>67,19</text:p>
          </table:table-cell>
          <table:table-cell office:value-type="float" office:value="69.66" calcext:value-type="float">
            <text:p>69,66</text:p>
          </table:table-cell>
          <table:table-cell office:value-type="float" office:value="64.719" calcext:value-type="float">
            <text:p>64,7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.677" calcext:value-type="float">
            <text:p>67,677</text:p>
          </table:table-cell>
          <table:table-cell office:value-type="float" office:value="69.502" calcext:value-type="float">
            <text:p>69,502</text:p>
          </table:table-cell>
          <table:table-cell office:value-type="float" office:value="65.851" calcext:value-type="float">
            <text:p>65,85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66.456" calcext:value-type="float">
            <text:p>66,456</text:p>
          </table:table-cell>
          <table:table-cell office:value-type="float" office:value="62.545" calcext:value-type="float">
            <text:p>62,54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3.777" calcext:value-type="float">
            <text:p>63,777</text:p>
          </table:table-cell>
          <table:table-cell office:value-type="float" office:value="64.873" calcext:value-type="float">
            <text:p>64,873</text:p>
          </table:table-cell>
          <table:table-cell office:value-type="float" office:value="62.681" calcext:value-type="float">
            <text:p>62,6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.107" calcext:value-type="float">
            <text:p>69,107</text:p>
          </table:table-cell>
          <table:table-cell office:value-type="float" office:value="71.954" calcext:value-type="float">
            <text:p>71,954</text:p>
          </table:table-cell>
          <table:table-cell office:value-type="float" office:value="66.259" calcext:value-type="float">
            <text:p>66,2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.356" calcext:value-type="float">
            <text:p>67,356</text:p>
          </table:table-cell>
          <table:table-cell office:value-type="float" office:value="70.174" calcext:value-type="float">
            <text:p>70,174</text:p>
          </table:table-cell>
          <table:table-cell office:value-type="float" office:value="64.538" calcext:value-type="float">
            <text:p>64,5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.27" calcext:value-type="float">
            <text:p>62,27</text:p>
          </table:table-cell>
          <table:table-cell office:value-type="float" office:value="63.172" calcext:value-type="float">
            <text:p>63,172</text:p>
          </table:table-cell>
          <table:table-cell office:value-type="float" office:value="61.368" calcext:value-type="float">
            <text:p>61,3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.281" calcext:value-type="float">
            <text:p>59,281</text:p>
          </table:table-cell>
          <table:table-cell office:value-type="float" office:value="54.114" calcext:value-type="float">
            <text:p>54,114</text:p>
          </table:table-cell>
          <table:table-cell office:value-type="float" office:value="64.447" calcext:value-type="float">
            <text:p>64,44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.275" calcext:value-type="float">
            <text:p>69,275</text:p>
          </table:table-cell>
          <table:table-cell office:value-type="float" office:value="73.062" calcext:value-type="float">
            <text:p>73,062</text:p>
          </table:table-cell>
          <table:table-cell office:value-type="float" office:value="65.489" calcext:value-type="float">
            <text:p>65,48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.142" calcext:value-type="float">
            <text:p>69,142</text:p>
          </table:table-cell>
          <table:table-cell office:value-type="float" office:value="70.53" calcext:value-type="float">
            <text:p>70,53</text:p>
          </table:table-cell>
          <table:table-cell office:value-type="float" office:value="67.754" calcext:value-type="float">
            <text:p>67,75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.645" calcext:value-type="float">
            <text:p>66,645</text:p>
          </table:table-cell>
          <table:table-cell office:value-type="float" office:value="70.293" calcext:value-type="float">
            <text:p>70,293</text:p>
          </table:table-cell>
          <table:table-cell office:value-type="float" office:value="62.998" calcext:value-type="float">
            <text:p>62,99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2.693" calcext:value-type="float">
            <text:p>62,693</text:p>
          </table:table-cell>
          <table:table-cell office:value-type="float" office:value="64.834" calcext:value-type="float">
            <text:p>64,834</text:p>
          </table:table-cell>
          <table:table-cell office:value-type="float" office:value="60.553" calcext:value-type="float">
            <text:p>60,55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8.906" calcext:value-type="float">
            <text:p>68,906</text:p>
          </table:table-cell>
          <table:table-cell office:value-type="float" office:value="71.282" calcext:value-type="float">
            <text:p>71,282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1.174" calcext:value-type="float">
            <text:p>71,174</text:p>
          </table:table-cell>
          <table:table-cell office:value-type="float" office:value="74.367" calcext:value-type="float">
            <text:p>74,367</text:p>
          </table:table-cell>
          <table:table-cell office:value-type="float" office:value="67.98" calcext:value-type="float">
            <text:p>67,9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5.938" calcext:value-type="float">
            <text:p>65,938</text:p>
          </table:table-cell>
          <table:table-cell office:value-type="float" office:value="66.614" calcext:value-type="float">
            <text:p>66,614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.409" calcext:value-type="float">
            <text:p>67,409</text:p>
          </table:table-cell>
          <table:table-cell office:value-type="float" office:value="71.005" calcext:value-type="float">
            <text:p>71,005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8.342" calcext:value-type="float">
            <text:p>68,342</text:p>
          </table:table-cell>
          <table:table-cell office:value-type="float" office:value="69.699" calcext:value-type="float">
            <text:p>69,699</text:p>
          </table:table-cell>
          <table:table-cell office:value-type="float" office:value="66.984" calcext:value-type="float">
            <text:p>66,9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.225" calcext:value-type="float">
            <text:p>69,225</text:p>
          </table:table-cell>
          <table:table-cell office:value-type="float" office:value="72.508" calcext:value-type="float">
            <text:p>72,508</text:p>
          </table:table-cell>
          <table:table-cell office:value-type="float" office:value="65.942" calcext:value-type="float">
            <text:p>65,94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.259" calcext:value-type="float">
            <text:p>65,259</text:p>
          </table:table-cell>
          <table:table-cell office:value-type="float" office:value="66.93" calcext:value-type="float">
            <text:p>66,93</text:p>
          </table:table-cell>
          <table:table-cell office:value-type="float" office:value="63.587" calcext:value-type="float">
            <text:p>63,5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3.628" calcext:value-type="float">
            <text:p>63,628</text:p>
          </table:table-cell>
          <table:table-cell office:value-type="float" office:value="63.805" calcext:value-type="float">
            <text:p>63,805</text:p>
          </table:table-cell>
          <table:table-cell office:value-type="float" office:value="63.451" calcext:value-type="float">
            <text:p>63,45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9.453" calcext:value-type="float">
            <text:p>69,453</text:p>
          </table:table-cell>
          <table:table-cell office:value-type="float" office:value="73.734" calcext:value-type="float">
            <text:p>73,734</text:p>
          </table:table-cell>
          <table:table-cell office:value-type="float" office:value="65.172" calcext:value-type="float">
            <text:p>65,1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9.445" calcext:value-type="float">
            <text:p>69,445</text:p>
          </table:table-cell>
          <table:table-cell office:value-type="float" office:value="73.22" calcext:value-type="float">
            <text:p>73,22</text:p>
          </table:table-cell>
          <table:table-cell office:value-type="float" office:value="65.67" calcext:value-type="float">
            <text:p>65,6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5.851" calcext:value-type="float">
            <text:p>65,851</text:p>
          </table:table-cell>
          <table:table-cell office:value-type="float" office:value="68.75" calcext:value-type="float">
            <text:p>68,75</text:p>
          </table:table-cell>
          <table:table-cell office:value-type="float" office:value="62.953" calcext:value-type="float">
            <text:p>62,9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7.044" calcext:value-type="float">
            <text:p>67,044</text:p>
          </table:table-cell>
          <table:table-cell office:value-type="float" office:value="71.361" calcext:value-type="float">
            <text:p>71,361</text:p>
          </table:table-cell>
          <table:table-cell office:value-type="float" office:value="62.726" calcext:value-type="float">
            <text:p>62,72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0.455" calcext:value-type="float">
            <text:p>70,455</text:p>
          </table:table-cell>
          <table:table-cell office:value-type="float" office:value="73.972" calcext:value-type="float">
            <text:p>73,972</text:p>
          </table:table-cell>
          <table:table-cell office:value-type="float" office:value="66.938" calcext:value-type="float">
            <text:p>66,9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1.694" calcext:value-type="float">
            <text:p>71,694</text:p>
          </table:table-cell>
          <table:table-cell office:value-type="float" office:value="75.316" calcext:value-type="float">
            <text:p>75,316</text:p>
          </table:table-cell>
          <table:table-cell office:value-type="float" office:value="68.071" calcext:value-type="float">
            <text:p>68,07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8.661" calcext:value-type="float">
            <text:p>68,661</text:p>
          </table:table-cell>
          <table:table-cell office:value-type="float" office:value="72.785" calcext:value-type="float">
            <text:p>72,785</text:p>
          </table:table-cell>
          <table:table-cell office:value-type="float" office:value="64.538" calcext:value-type="float">
            <text:p>64,5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6.361" calcext:value-type="float">
            <text:p>66,361</text:p>
          </table:table-cell>
          <table:table-cell office:value-type="float" office:value="68.908" calcext:value-type="float">
            <text:p>68,908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1.098" calcext:value-type="float">
            <text:p>71,098</text:p>
          </table:table-cell>
          <table:table-cell office:value-type="float" office:value="76.028" calcext:value-type="float">
            <text:p>76,028</text:p>
          </table:table-cell>
          <table:table-cell office:value-type="float" office:value="66.168" calcext:value-type="float">
            <text:p>66,16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0.607" calcext:value-type="float">
            <text:p>70,607</text:p>
          </table:table-cell>
          <table:table-cell office:value-type="float" office:value="75" calcext:value-type="float">
            <text:p>75</text:p>
          </table:table-cell>
          <table:table-cell office:value-type="float" office:value="66.214" calcext:value-type="float">
            <text:p>66,21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7.757" calcext:value-type="float">
            <text:p>67,757</text:p>
          </table:table-cell>
          <table:table-cell office:value-type="float" office:value="71.519" calcext:value-type="float">
            <text:p>71,519</text:p>
          </table:table-cell>
          <table:table-cell office:value-type="float" office:value="63.995" calcext:value-type="float">
            <text:p>63,99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8.591" calcext:value-type="float">
            <text:p>68,591</text:p>
          </table:table-cell>
          <table:table-cell office:value-type="float" office:value="72.191" calcext:value-type="float">
            <text:p>72,191</text:p>
          </table:table-cell>
          <table:table-cell office:value-type="float" office:value="64.991" calcext:value-type="float">
            <text:p>64,99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.73" calcext:value-type="float">
            <text:p>70,73</text:p>
          </table:table-cell>
          <table:table-cell office:value-type="float" office:value="73.616" calcext:value-type="float">
            <text:p>73,616</text:p>
          </table:table-cell>
          <table:table-cell office:value-type="float" office:value="67.844" calcext:value-type="float">
            <text:p>67,84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70.645" calcext:value-type="float">
            <text:p>70,645</text:p>
          </table:table-cell>
          <table:table-cell office:value-type="float" office:value="73.853" calcext:value-type="float">
            <text:p>73,853</text:p>
          </table:table-cell>
          <table:table-cell office:value-type="float" office:value="67.437" calcext:value-type="float">
            <text:p>67,43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.037" calcext:value-type="float">
            <text:p>67,037</text:p>
          </table:table-cell>
          <table:table-cell office:value-type="float" office:value="68.948" calcext:value-type="float">
            <text:p>68,948</text:p>
          </table:table-cell>
          <table:table-cell office:value-type="float" office:value="65.127" calcext:value-type="float">
            <text:p>65,12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7.496" calcext:value-type="float">
            <text:p>67,496</text:p>
          </table:table-cell>
          <table:table-cell office:value-type="float" office:value="69.185" calcext:value-type="float">
            <text:p>69,185</text:p>
          </table:table-cell>
          <table:table-cell office:value-type="float" office:value="65.806" calcext:value-type="float">
            <text:p>65,80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0.975" calcext:value-type="float">
            <text:p>70,975</text:p>
          </table:table-cell>
          <table:table-cell office:value-type="float" office:value="74.604" calcext:value-type="float">
            <text:p>74,604</text:p>
          </table:table-cell>
          <table:table-cell office:value-type="float" office:value="67.346" calcext:value-type="float">
            <text:p>67,3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237" calcext:value-type="float">
            <text:p>75,237</text:p>
          </table:table-cell>
          <table:table-cell office:value-type="float" office:value="67.255" calcext:value-type="float">
            <text:p>67,25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5.939" calcext:value-type="float">
            <text:p>65,939</text:p>
          </table:table-cell>
          <table:table-cell office:value-type="float" office:value="65.348" calcext:value-type="float">
            <text:p>65,348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7.877" calcext:value-type="float">
            <text:p>67,877</text:p>
          </table:table-cell>
          <table:table-cell office:value-type="float" office:value="69.858" calcext:value-type="float">
            <text:p>69,858</text:p>
          </table:table-cell>
          <table:table-cell office:value-type="float" office:value="65.897" calcext:value-type="float">
            <text:p>65,89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.393" calcext:value-type="float">
            <text:p>70,393</text:p>
          </table:table-cell>
          <table:table-cell office:value-type="float" office:value="73.259" calcext:value-type="float">
            <text:p>73,259</text:p>
          </table:table-cell>
          <table:table-cell office:value-type="float" office:value="67.527" calcext:value-type="float">
            <text:p>67,5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1.023" calcext:value-type="float">
            <text:p>71,023</text:p>
          </table:table-cell>
          <table:table-cell office:value-type="float" office:value="74.565" calcext:value-type="float">
            <text:p>74,565</text:p>
          </table:table-cell>
          <table:table-cell office:value-type="float" office:value="67.482" calcext:value-type="float">
            <text:p>67,48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9.319" calcext:value-type="float">
            <text:p>69,319</text:p>
          </table:table-cell>
          <table:table-cell office:value-type="float" office:value="72.152" calcext:value-type="float">
            <text:p>72,15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8.582" calcext:value-type="float">
            <text:p>68,582</text:p>
          </table:table-cell>
          <table:table-cell office:value-type="float" office:value="70.134" calcext:value-type="float">
            <text:p>70,134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1.856" calcext:value-type="float">
            <text:p>71,856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1.705" calcext:value-type="float">
            <text:p>71,705</text:p>
          </table:table-cell>
          <table:table-cell office:value-type="float" office:value="74.842" calcext:value-type="float">
            <text:p>74,842</text:p>
          </table:table-cell>
          <table:table-cell office:value-type="float" office:value="68.569" calcext:value-type="float">
            <text:p>68,56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5.888" calcext:value-type="float">
            <text:p>65,888</text:p>
          </table:table-cell>
          <table:table-cell office:value-type="float" office:value="68.552" calcext:value-type="float">
            <text:p>68,552</text:p>
          </table:table-cell>
          <table:table-cell office:value-type="float" office:value="63.225" calcext:value-type="float">
            <text:p>63,22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69.441" calcext:value-type="float">
            <text:p>69,441</text:p>
          </table:table-cell>
          <table:table-cell office:value-type="float" office:value="71.717" calcext:value-type="float">
            <text:p>71,717</text:p>
          </table:table-cell>
          <table:table-cell office:value-type="float" office:value="67.165" calcext:value-type="float">
            <text:p>67,16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2.029" calcext:value-type="float">
            <text:p>72,029</text:p>
          </table:table-cell>
          <table:table-cell office:value-type="float" office:value="76.938" calcext:value-type="float">
            <text:p>76,938</text:p>
          </table:table-cell>
          <table:table-cell office:value-type="float" office:value="67.12" calcext:value-type="float">
            <text:p>67,1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72.081" calcext:value-type="float">
            <text:p>72,081</text:p>
          </table:table-cell>
          <table:table-cell office:value-type="float" office:value="75.91" calcext:value-type="float">
            <text:p>75,91</text:p>
          </table:table-cell>
          <table:table-cell office:value-type="float" office:value="68.252" calcext:value-type="float">
            <text:p>68,25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5.607" calcext:value-type="float">
            <text:p>65,607</text:p>
          </table:table-cell>
          <table:table-cell office:value-type="float" office:value="67.128" calcext:value-type="float">
            <text:p>67,128</text:p>
          </table:table-cell>
          <table:table-cell office:value-type="float" office:value="64.085" calcext:value-type="float">
            <text:p>64,08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66.198" calcext:value-type="float">
            <text:p>66,198</text:p>
          </table:table-cell>
          <table:table-cell office:value-type="float" office:value="70.847" calcext:value-type="float">
            <text:p>70,847</text:p>
          </table:table-cell>
          <table:table-cell office:value-type="float" office:value="61.549" calcext:value-type="float">
            <text:p>61,54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0.912" calcext:value-type="float">
            <text:p>70,912</text:p>
          </table:table-cell>
          <table:table-cell office:value-type="float" office:value="75.158" calcext:value-type="float">
            <text:p>75,158</text:p>
          </table:table-cell>
          <table:table-cell office:value-type="float" office:value="66.667" calcext:value-type="float">
            <text:p>66,66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71.202" calcext:value-type="float">
            <text:p>71,202</text:p>
          </table:table-cell>
          <table:table-cell office:value-type="float" office:value="73.972" calcext:value-type="float">
            <text:p>73,972</text:p>
          </table:table-cell>
          <table:table-cell office:value-type="float" office:value="68.433" calcext:value-type="float">
            <text:p>68,43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7.932" calcext:value-type="float">
            <text:p>67,932</text:p>
          </table:table-cell>
          <table:table-cell office:value-type="float" office:value="71.915" calcext:value-type="float">
            <text:p>71,915</text:p>
          </table:table-cell>
          <table:table-cell office:value-type="float" office:value="63.949" calcext:value-type="float">
            <text:p>63,94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67.558" calcext:value-type="float">
            <text:p>67,558</text:p>
          </table:table-cell>
          <table:table-cell office:value-type="float" office:value="69.581" calcext:value-type="float">
            <text:p>69,581</text:p>
          </table:table-cell>
          <table:table-cell office:value-type="float" office:value="65.534" calcext:value-type="float">
            <text:p>65,53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1.554" calcext:value-type="float">
            <text:p>71,554</text:p>
          </table:table-cell>
          <table:table-cell office:value-type="float" office:value="76.622" calcext:value-type="float">
            <text:p>76,62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70.916" calcext:value-type="float">
            <text:p>70,916</text:p>
          </table:table-cell>
          <table:table-cell office:value-type="float" office:value="74.802" calcext:value-type="float">
            <text:p>74,802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7.752" calcext:value-type="float">
            <text:p>67,752</text:p>
          </table:table-cell>
          <table:table-cell office:value-type="float" office:value="70.649" calcext:value-type="float">
            <text:p>70,649</text:p>
          </table:table-cell>
          <table:table-cell office:value-type="float" office:value="64.855" calcext:value-type="float">
            <text:p>64,8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8.835" calcext:value-type="float">
            <text:p>68,835</text:p>
          </table:table-cell>
          <table:table-cell office:value-type="float" office:value="72.271" calcext:value-type="float">
            <text:p>72,271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2.015" calcext:value-type="float">
            <text:p>72,015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893" calcext:value-type="float">
            <text:p>66,89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1.895" calcext:value-type="float">
            <text:p>71,895</text:p>
          </table:table-cell>
          <table:table-cell office:value-type="float" office:value="75.04" calcext:value-type="float">
            <text:p>75,04</text:p>
          </table:table-cell>
          <table:table-cell office:value-type="float" office:value="68.75" calcext:value-type="float">
            <text:p>68,7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7.784" calcext:value-type="float">
            <text:p>67,784</text:p>
          </table:table-cell>
          <table:table-cell office:value-type="float" office:value="69.897" calcext:value-type="float">
            <text:p>69,897</text:p>
          </table:table-cell>
          <table:table-cell office:value-type="float" office:value="65.67" calcext:value-type="float">
            <text:p>65,6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68.186" calcext:value-type="float">
            <text:p>68,186</text:p>
          </table:table-cell>
          <table:table-cell office:value-type="float" office:value="69.343" calcext:value-type="float">
            <text:p>69,343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0.847" calcext:value-type="float">
            <text:p>70,847</text:p>
          </table:table-cell>
          <table:table-cell office:value-type="float" office:value="75.119" calcext:value-type="float">
            <text:p>75,119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71.455" calcext:value-type="float">
            <text:p>71,455</text:p>
          </table:table-cell>
          <table:table-cell office:value-type="float" office:value="76.108" calcext:value-type="float">
            <text:p>76,108</text:p>
          </table:table-cell>
          <table:table-cell office:value-type="float" office:value="66.803" calcext:value-type="float">
            <text:p>66,80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8.7" calcext:value-type="float">
            <text:p>68,7</text:p>
          </table:table-cell>
          <table:table-cell office:value-type="float" office:value="71.005" calcext:value-type="float">
            <text:p>71,005</text:p>
          </table:table-cell>
          <table:table-cell office:value-type="float" office:value="66.395" calcext:value-type="float">
            <text:p>66,395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67.258" calcext:value-type="float">
            <text:p>67,258</text:p>
          </table:table-cell>
          <table:table-cell office:value-type="float" office:value="69.027" calcext:value-type="float">
            <text:p>69,027</text:p>
          </table:table-cell>
          <table:table-cell office:value-type="float" office:value="65.489" calcext:value-type="float">
            <text:p>65,489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1.181" calcext:value-type="float">
            <text:p>51,181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72.037" calcext:value-type="float">
            <text:p>72,037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938" calcext:value-type="float">
            <text:p>66,938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0.887" calcext:value-type="float">
            <text:p>50,887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69.583" calcext:value-type="float">
            <text:p>69,583</text:p>
          </table:table-cell>
          <table:table-cell office:value-type="float" office:value="74.13" calcext:value-type="float">
            <text:p>74,13</text:p>
          </table:table-cell>
          <table:table-cell office:value-type="float" office:value="65.036" calcext:value-type="float">
            <text:p>65,036</text:p>
          </table:table-cell>
          <table:table-cell/>
        </table:table-row>
        <table:table-row table:style-name="ro1">
          <table:table-cell table:style-name="ce357" office:value-type="float" office:value="880" calcext:value-type="float">
            <text:p>880</text:p>
          </table:table-cell>
          <table:table-cell office:value-type="float" office:value="72.091" calcext:value-type="float">
            <text:p>72,091</text:p>
          </table:table-cell>
          <table:table-cell office:value-type="float" office:value="77.65" calcext:value-type="float">
            <text:p>77,65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0.065" calcext:value-type="float">
            <text:p>70,065</text:p>
          </table:table-cell>
          <table:table-cell office:value-type="float" office:value="73.101" calcext:value-type="float">
            <text:p>73,101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9.19" calcext:value-type="float">
            <text:p>69,19</text:p>
          </table:table-cell>
          <table:table-cell office:value-type="float" office:value="73.299" calcext:value-type="float">
            <text:p>73,299</text:p>
          </table:table-cell>
          <table:table-cell office:value-type="float" office:value="65.082" calcext:value-type="float">
            <text:p>65,08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66.28" calcext:value-type="float">
            <text:p>66,28</text:p>
          </table:table-cell>
          <table:table-cell office:value-type="float" office:value="67.84" calcext:value-type="float">
            <text:p>67,84</text:p>
          </table:table-cell>
          <table:table-cell office:value-type="float" office:value="64.719" calcext:value-type="float">
            <text:p>64,719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1.967" calcext:value-type="float">
            <text:p>71,967</text:p>
          </table:table-cell>
          <table:table-cell office:value-type="float" office:value="76.543" calcext:value-type="float">
            <text:p>76,543</text:p>
          </table:table-cell>
          <table:table-cell office:value-type="float" office:value="67.391" calcext:value-type="float">
            <text:p>67,391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24.153" calcext:value-type="float">
            <text:p>24,153</text:p>
          </table:table-cell>
          <table:table-cell office:value-type="float" office:value="32.002" calcext:value-type="float">
            <text:p>32,002</text:p>
          </table:table-cell>
          <table:table-cell office:value-type="float" office:value="16.304" calcext:value-type="float">
            <text:p>16,304</text:p>
          </table:table-cell>
          <table:table-cell/>
        </table:table-row>
        <table:table-row table:style-name="ro1"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68.372" calcext:value-type="float">
            <text:p>68,372</text:p>
          </table:table-cell>
          <table:table-cell table:style-name="ce361" office:value-type="float" office:value="73.339" calcext:value-type="float">
            <text:p>73,339</text:p>
          </table:table-cell>
          <table:table-cell table:style-name="ce364" office:value-type="float" office:value="63.406" calcext:value-type="float">
            <text:p>63,406</text:p>
          </table:table-cell>
          <table:table-cell/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20.672" calcext:value-type="float">
            <text:p>20,672</text:p>
          </table:table-cell>
          <table:table-cell table:style-name="ce361" office:value-type="float" office:value="25.04" calcext:value-type="float">
            <text:p>25,04</text:p>
          </table:table-cell>
          <table:table-cell table:style-name="ce364" office:value-type="float" office:value="16.304" calcext:value-type="float">
            <text:p>16,304</text:p>
          </table:table-cell>
          <table:table-cell/>
        </table:table-row>
      </table:table>
      <table:table table:name="number HU" table:style-name="ta1">
        <office:forms form:automatic-focus="false" form:apply-design-mode="false"/>
        <table:table-column table:style-name="co44" table:default-cell-style-name="ce262"/>
        <table:table-column table:style-name="co45" table:default-cell-style-name="ce262"/>
        <table:table-column table:style-name="co6" table:number-columns-repeated="2" table:default-cell-style-name="ce262"/>
        <table:table-column table:style-name="co6" table:default-cell-style-name="Default"/>
        <table:table-column table:style-name="co6" table:number-columns-repeated="1018" table:default-cell-style-name="ce262"/>
        <table:table-column table:style-name="co6" table:default-cell-style-name="Default"/>
        <table:table-row table:style-name="ro8">
          <table:table-cell table:style-name="ce472" office:value-type="string" calcext:value-type="string">
            <text:p>AZIONI</text:p>
          </table:table-cell>
          <table:table-cell table:style-name="ce479" office:value-type="float" office:value="8" calcext:value-type="float" table:number-columns-spanned="2" table:number-rows-spanned="1">
            <text:p>8</text:p>
          </table:table-cell>
          <table:covered-table-cell table:style-name="ce472"/>
          <table:table-cell table:style-name="ce479" office:value-type="float" office:value="60" calcext:value-type="float" table:number-columns-spanned="2" table:number-rows-spanned="1">
            <text:p>60</text:p>
          </table:table-cell>
          <table:covered-table-cell table:style-name="ce493"/>
          <table:table-cell table:style-name="Default"/>
          <table:table-cell table:style-name="ce240" table:number-columns-repeated="1017"/>
          <table:table-cell table:style-name="ce496"/>
        </table:table-row>
        <table:table-row table:style-name="ro1">
          <table:table-cell table:style-name="ce473"/>
          <table:table-cell table:style-name="ce206" office:value-type="string" calcext:value-type="string" table:number-columns-spanned="4" table:number-rows-spanned="1">
            <text:p>1L</text:p>
          </table:table-cell>
          <table:covered-table-cell table:style-name="ce473" office:value-type="string" calcext:value-type="string">
            <text:p>1L</text:p>
          </table:covered-table-cell>
          <table:covered-table-cell table:style-name="ce206" office:value-type="string" calcext:value-type="string">
            <text:p>1L</text:p>
          </table:covered-table-cell>
          <table:covered-table-cell table:style-name="ce473" office:value-type="string" calcext:value-type="string">
            <text:p>1L</text:p>
          </table:covered-table-cell>
          <table:table-cell table:style-name="Default"/>
          <table:table-cell table:style-name="ce350" table:number-columns-repeated="1017"/>
          <table:table-cell table:style-name="ce355"/>
        </table:table-row>
        <table:table-row table:style-name="ro1">
          <table:table-cell table:style-name="ce474" office:value-type="string" calcext:value-type="string">
            <text:p>input neurons</text:p>
          </table:table-cell>
          <table:table-cell table:style-name="ce480" table:formula="of:=34+(34*(11/60))" office:value-type="float" office:value="40.2333333333333" calcext:value-type="float">
            <text:p>40,233</text:p>
          </table:table-cell>
          <table:table-cell table:style-name="ce482" table:formula="of:=34+(34*(11/60))" office:value-type="float" office:value="40.2333333333333" calcext:value-type="float">
            <text:p>40,233</text:p>
          </table:table-cell>
          <table:table-cell table:style-name="ce356" table:formula="of:=34+(34*(11/60))" office:value-type="float" office:value="40.2333333333333" calcext:value-type="float" table:number-columns-spanned="2" table:number-rows-spanned="1">
            <text:p>40,2333333333333</text:p>
          </table:table-cell>
          <table:covered-table-cell table:style-name="ce494" table:formula="of:=34+(34*(11/60))" office:value-type="float" office:value="40.2333333333333" calcext:value-type="float">
            <text:p>40,2333333333333</text:p>
          </table:covered-table-cell>
          <table:table-cell table:style-name="Default"/>
          <table:table-cell table:number-columns-repeated="1018"/>
        </table:table-row>
        <table:table-row table:style-name="ro1">
          <table:table-cell table:style-name="ce474" office:value-type="string" calcext:value-type="string">
            <text:p>Output Neurons</text:p>
          </table:table-cell>
          <table:table-cell table:style-name="ce474" office:value-type="float" office:value="8" calcext:value-type="float">
            <text:p>8</text:p>
          </table:table-cell>
          <table:table-cell table:style-name="ce483" office:value-type="float" office:value="8" calcext:value-type="float">
            <text:p>8</text:p>
          </table:table-cell>
          <table:table-cell table:style-name="ce487" office:value-type="float" office:value="60" calcext:value-type="float" table:number-columns-spanned="2" table:number-rows-spanned="1">
            <text:p>60</text:p>
          </table:table-cell>
          <table:covered-table-cell table:style-name="ce483" office:value-type="float" office:value="60" calcext:value-type="float">
            <text:p>60</text:p>
          </table:covered-table-cell>
          <table:table-cell table:style-name="Default"/>
          <table:table-cell table:number-columns-repeated="1018"/>
        </table:table-row>
        <table:table-row table:style-name="ro1">
          <table:table-cell table:style-name="ce474" office:value-type="string" calcext:value-type="string">
            <text:p>alfa</text:p>
          </table:table-cell>
          <table:table-cell table:style-name="ce474" office:value-type="float" office:value="0.33172" calcext:value-type="float">
            <text:p>0,33172</text:p>
          </table:table-cell>
          <table:table-cell table:style-name="ce483" office:value-type="float" office:value="0.43" calcext:value-type="float">
            <text:p>0,43</text:p>
          </table:table-cell>
          <table:table-cell table:style-name="ce474" office:value-type="float" office:value="0.33172" calcext:value-type="float">
            <text:p>0,33172</text:p>
          </table:table-cell>
          <table:table-cell table:style-name="ce483" office:value-type="float" office:value="0.85" calcext:value-type="float">
            <text:p>0,85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74" office:value-type="string" calcext:value-type="string">
            <text:p>trianing samples</text:p>
          </table:table-cell>
          <table:table-cell table:style-name="ce474" office:value-type="float" office:value="4096" calcext:value-type="float">
            <text:p>4096</text:p>
          </table:table-cell>
          <table:table-cell table:style-name="ce483" office:value-type="float" office:value="4096" calcext:value-type="float">
            <text:p>4096</text:p>
          </table:table-cell>
          <table:table-cell table:style-name="ce487" table:formula="of:=39000*0.8" office:value-type="float" office:value="31200" calcext:value-type="float" table:number-columns-spanned="2" table:number-rows-spanned="1">
            <text:p>31200</text:p>
          </table:table-cell>
          <table:covered-table-cell table:style-name="ce483" table:formula="of:=39000*0.8" office:value-type="float" office:value="31200" calcext:value-type="float">
            <text:p>31200</text:p>
          </table:covered-table-cell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474" table:number-columns-repeated="2"/>
          <table:table-cell table:style-name="ce483"/>
          <table:table-cell table:style-name="ce474"/>
          <table:table-cell table:style-name="ce483"/>
          <table:table-cell table:style-name="Default"/>
          <table:table-cell table:number-columns-repeated="1018"/>
        </table:table-row>
        <table:table-row table:style-name="ro1">
          <table:table-cell table:style-name="ce474" office:value-type="string" calcext:value-type="string">
            <text:p>hidden units</text:p>
          </table:table-cell>
          <table:table-cell table:style-name="ce88" table:formula="of:=[.B6]/([.B5]*([.B3]+[.B4]))" office:value-type="float" office:value="256.000618668162" calcext:value-type="float">
            <text:p>256,00</text:p>
          </table:table-cell>
          <table:table-cell table:style-name="ce97" table:formula="of:=[.C6]/([.C5]*([.C3]+[.C4]))" office:value-type="float" office:value="197.489593545588" calcext:value-type="float">
            <text:p>197,49</text:p>
          </table:table-cell>
          <table:table-cell table:style-name="ce88" table:formula="of:=[.D6]/([.D5]*([.D3]+[.D4]))" office:value-type="float" office:value="938.362759894905" calcext:value-type="float">
            <text:p>938,36</text:p>
          </table:table-cell>
          <table:table-cell table:style-name="ce97" table:formula="of:=[.E6]/([.E5]*([.E3]+[.E4]))" office:value-type="float" office:value="366.204346720397" calcext:value-type="float">
            <text:p>366,20</text:p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475" office:value-type="string" calcext:value-type="string">
            <text:p>Number </text:p>
            <text:p>of parameters</text:p>
          </table:table-cell>
          <table:table-cell table:style-name="ce475" office:value-type="float" office:value="335880" calcext:value-type="float">
            <text:p>335880</text:p>
          </table:table-cell>
          <table:table-cell table:style-name="ce484"/>
          <table:table-cell table:style-name="ce491" office:value-type="float" office:value="4603764" calcext:value-type="float">
            <text:p>4603764</text:p>
          </table:table-cell>
          <table:table-cell table:style-name="ce495" office:value-type="float" office:value="967164" calcext:value-type="float">
            <text:p>96716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76"/>
          <table:table-cell table:style-name="ce206" office:value-type="string" calcext:value-type="string" table:number-columns-spanned="4" table:number-rows-spanned="1">
            <text:p>2L</text:p>
          </table:table-cell>
          <table:covered-table-cell table:style-name="ce485"/>
          <table:covered-table-cell table:style-name="ce492" office:value-type="string" calcext:value-type="string">
            <text:p>2L</text:p>
          </table:covered-table-cell>
          <table:covered-table-cell table:style-name="ce485" office:value-type="string" calcext:value-type="string">
            <text:p>2L</text:p>
          </table:covered-table-cell>
          <table:table-cell table:style-name="Default"/>
          <table:table-cell table:number-columns-repeated="1018"/>
        </table:table-row>
        <table:table-row table:style-name="ro1">
          <table:table-cell table:style-name="ce474" office:value-type="string" calcext:value-type="string">
            <text:p>hidden units</text:p>
          </table:table-cell>
          <table:table-cell table:style-name="ce474" office:value-type="float" office:value="155" calcext:value-type="float">
            <text:p>155</text:p>
          </table:table-cell>
          <table:table-cell table:style-name="ce483"/>
          <table:table-cell table:style-name="ce474" office:value-type="float" office:value="573" calcext:value-type="float">
            <text:p>573</text:p>
          </table:table-cell>
          <table:table-cell table:style-name="ce483" office:value-type="float" office:value="240" calcext:value-type="float">
            <text:p>240</text:p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475" office:value-type="string" calcext:value-type="string">
            <text:p>Number </text:p>
            <text:p>of parameters</text:p>
          </table:table-cell>
          <table:table-cell table:style-name="ce475" office:value-type="float" office:value="334188" calcext:value-type="float">
            <text:p>334188</text:p>
          </table:table-cell>
          <table:table-cell table:style-name="ce484"/>
          <table:table-cell table:style-name="ce475" office:value-type="float" office:value="4606980" calcext:value-type="float">
            <text:p>4606980</text:p>
          </table:table-cell>
          <table:table-cell table:style-name="ce484" office:value-type="float" office:value="970620" calcext:value-type="float">
            <text:p>97062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76"/>
          <table:table-cell table:style-name="ce206" office:value-type="string" calcext:value-type="string" table:number-columns-spanned="4" table:number-rows-spanned="1">
            <text:p>3L</text:p>
          </table:table-cell>
          <table:covered-table-cell table:style-name="ce483"/>
          <table:covered-table-cell table:style-name="ce474"/>
          <table:covered-table-cell table:style-name="ce485"/>
          <table:table-cell table:number-columns-repeated="1019"/>
        </table:table-row>
        <table:table-row table:style-name="ro1">
          <table:table-cell table:style-name="ce474" office:value-type="string" calcext:value-type="string">
            <text:p>hidden units</text:p>
          </table:table-cell>
          <table:table-cell table:style-name="ce474"/>
          <table:table-cell table:style-name="ce483"/>
          <table:table-cell table:style-name="ce474"/>
          <table:table-cell table:style-name="ce483" office:value-type="float" office:value="193" calcext:value-type="float">
            <text:p>193</text:p>
          </table:table-cell>
          <table:table-cell table:number-columns-repeated="1019"/>
        </table:table-row>
        <table:table-row table:style-name="ro9">
          <table:table-cell table:style-name="ce477" office:value-type="string" calcext:value-type="string">
            <text:p>Number </text:p>
            <text:p>of parameters</text:p>
          </table:table-cell>
          <table:table-cell table:style-name="ce481"/>
          <table:table-cell table:style-name="ce486"/>
          <table:table-cell table:style-name="ce481"/>
          <table:table-cell table:style-name="ce486" office:value-type="float" office:value="971236" calcext:value-type="float">
            <text:p>971236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up" table:style-name="ta1">
        <table:table-column table:style-name="co3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6" table:default-cell-style-name="Default"/>
        <table:table-column table:style-name="co6" table:number-columns-repeated="2" table:default-cell-style-name="Default"/>
        <table:table-column table:style-name="co46" table:default-cell-style-name="Default"/>
        <table:table-column table:style-name="co6" table:number-columns-repeated="2" table:default-cell-style-name="Default"/>
        <table:table-column table:style-name="co47" table:default-cell-style-name="Default"/>
        <table:table-row table:style-name="ro7">
          <table:table-cell table:style-name="ce528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nome</text:p>
          </table:table-cell>
          <table:table-cell table:number-columns-repeated="6"/>
        </table:table-row>
        <table:table-row table:style-name="ro1">
          <table:table-cell table:style-name="ce528" office:value-type="string" calcext:value-type="string" table:number-columns-spanned="1" table:number-rows-spanned="19">
            <text:p>Top-models</text:p>
          </table:table-cell>
          <table:table-cell table:style-name="ce510" office:value-type="float" office:value="95.311" calcext:value-type="float">
            <text:p>95,311</text:p>
          </table:table-cell>
          <table:table-cell table:style-name="ce512" office:value-type="float" office:value="94.071" calcext:value-type="float">
            <text:p>94,071</text:p>
          </table:table-cell>
          <table:table-cell table:style-name="ce517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4.652" calcext:value-type="float">
            <text:p>94,652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846" calcext:value-type="float">
            <text:p>93,846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9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26" calcext:value-type="float">
            <text:p>93,26</text:p>
          </table:table-cell>
          <table:table-cell table:style-name="ce513" office:value-type="float" office:value="92.227" calcext:value-type="float">
            <text:p>92,227</text:p>
          </table:table-cell>
          <table:table-cell table:style-name="ce520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1">
          <table:covered-table-cell table:style-name="ce198"/>
          <table:table-cell table:style-name="ce511" office:value-type="float" office:value="92.454" calcext:value-type="float">
            <text:p>92,454</text:p>
          </table:table-cell>
          <table:table-cell table:style-name="ce513" office:value-type="float" office:value="91.831" calcext:value-type="float">
            <text:p>91,831</text:p>
          </table:table-cell>
          <table:table-cell table:style-name="ce519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48" calcext:value-type="float">
            <text:p>93,48</text:p>
          </table:table-cell>
          <table:table-cell table:style-name="ce513" office:value-type="float" office:value="91.173" calcext:value-type="float">
            <text:p>91,173</text:p>
          </table:table-cell>
          <table:table-cell table:style-name="ce519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114" calcext:value-type="float">
            <text:p>93,114</text:p>
          </table:table-cell>
          <table:table-cell table:style-name="ce513" office:value-type="float" office:value="91.041" calcext:value-type="float">
            <text:p>91,041</text:p>
          </table:table-cell>
          <table:table-cell table:style-name="ce519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2.674" calcext:value-type="float">
            <text:p>92,674</text:p>
          </table:table-cell>
          <table:table-cell table:style-name="ce513" office:value-type="float" office:value="90.909" calcext:value-type="float">
            <text:p>90,909</text:p>
          </table:table-cell>
          <table:table-cell table:style-name="ce519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0" office:value-type="float" office:value="91.429" calcext:value-type="float">
            <text:p>91,429</text:p>
          </table:table-cell>
          <table:table-cell table:style-name="ce512" office:value-type="float" office:value="90.909" calcext:value-type="float">
            <text:p>90,909</text:p>
          </table:table-cell>
          <table:table-cell table:style-name="ce521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91.355" calcext:value-type="float">
            <text:p>91,355</text:p>
          </table:table-cell>
          <table:table-cell table:style-name="ce8" office:value-type="float" office:value="89.592" calcext:value-type="float">
            <text:p>89,592</text:p>
          </table:table-cell>
          <table:table-cell table:style-name="ce522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0.842" calcext:value-type="float">
            <text:p>90,842</text:p>
          </table:table-cell>
          <table:table-cell table:style-name="ce513" office:value-type="float" office:value="89.328" calcext:value-type="float">
            <text:p>89,328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0.256" calcext:value-type="float">
            <text:p>90,256</text:p>
          </table:table-cell>
          <table:table-cell table:style-name="ce513" office:value-type="float" office:value="88.669" calcext:value-type="float">
            <text:p>88,66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88.132" calcext:value-type="float">
            <text:p>88,132</text:p>
          </table:table-cell>
          <table:table-cell table:style-name="ce513" office:value-type="float" office:value="86.825" calcext:value-type="float">
            <text:p>86,825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88.352" calcext:value-type="float">
            <text:p>88,352</text:p>
          </table:table-cell>
          <table:table-cell table:style-name="ce513" office:value-type="float" office:value="86.298" calcext:value-type="float">
            <text:p>86,298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87.399" calcext:value-type="float">
            <text:p>87,399</text:p>
          </table:table-cell>
          <table:table-cell table:style-name="ce8" office:value-type="float" office:value="85.771" calcext:value-type="float">
            <text:p>85,771</text:p>
          </table:table-cell>
          <table:table-cell table:style-name="ce522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87.106" calcext:value-type="float">
            <text:p>87,106</text:p>
          </table:table-cell>
          <table:table-cell table:style-name="ce8" office:value-type="float" office:value="84.453" calcext:value-type="float">
            <text:p>84,453</text:p>
          </table:table-cell>
          <table:table-cell table:style-name="ce522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46.886" calcext:value-type="float">
            <text:p>46,886</text:p>
          </table:table-cell>
          <table:table-cell table:style-name="ce8" office:value-type="float" office:value="42.292" calcext:value-type="float">
            <text:p>42,292</text:p>
          </table:table-cell>
          <table:table-cell table:style-name="ce522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28.205" calcext:value-type="float">
            <text:p>28,205</text:p>
          </table:table-cell>
          <table:table-cell table:style-name="ce8" office:value-type="float" office:value="25.428" calcext:value-type="float">
            <text:p>25,428</text:p>
          </table:table-cell>
          <table:table-cell table:style-name="ce522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12.527" calcext:value-type="float">
            <text:p>12,527</text:p>
          </table:table-cell>
          <table:table-cell table:style-name="ce8" office:value-type="float" office:value="12.516" calcext:value-type="float">
            <text:p>12,516</text:p>
          </table:table-cell>
          <table:table-cell table:style-name="ce524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layers</text:p>
          </table:table-cell>
          <table:table-cell table:style-name="ce514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layers</text:p>
          </table:table-cell>
          <table:table-cell table:style-name="ce515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 layers</text:p>
          </table:table-cell>
          <table:table-cell table:style-name="ce516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7">
          <table:table-cell table:style-name="ce528" office:value-type="string" calcext:value-type="string" table:number-columns-spanned="1" table:number-rows-spanned="20">
            <text:p>Senesi’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/>
          <table:table-cell table:number-columns-repeated="6"/>
        </table:table-row>
        <table:table-row table:style-name="ro1">
          <table:covered-table-cell/>
          <table:table-cell table:style-name="ce511" office:value-type="float" office:value="96.016" calcext:value-type="float">
            <text:p>96,016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18" office:value-type="string" calcext:value-type="string">
            <text:p>Detectron2-removeZerosFromDataset-smooth-29-4-relativeToUpperMiddleBottomCentersOfVideo-norm</text:p>
          </table:table-cell>
          <table:table-cell table:style-name="ce527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1">
          <table:covered-table-cell/>
          <table:table-cell table:style-name="ce511" office:value-type="float" office:value="96.895" calcext:value-type="float">
            <text:p>96,895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25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6.192" calcext:value-type="float">
            <text:p>96,192</text:p>
          </table:table-cell>
          <table:table-cell table:style-name="ce513" office:value-type="float" office:value="95.042" calcext:value-type="float">
            <text:p>95,042</text:p>
          </table:table-cell>
          <table:table-cell table:style-name="ce518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6.309" calcext:value-type="float">
            <text:p>96,309</text:p>
          </table:table-cell>
          <table:table-cell table:style-name="ce513" office:value-type="float" office:value="94.515" calcext:value-type="float">
            <text:p>94,515</text:p>
          </table:table-cell>
          <table:table-cell table:style-name="ce518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6.075" calcext:value-type="float">
            <text:p>96,075</text:p>
          </table:table-cell>
          <table:table-cell table:style-name="ce513" office:value-type="float" office:value="94.304" calcext:value-type="float">
            <text:p>94,304</text:p>
          </table:table-cell>
          <table:table-cell table:style-name="ce518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5.958" calcext:value-type="float">
            <text:p>95,958</text:p>
          </table:table-cell>
          <table:table-cell table:style-name="ce513" office:value-type="float" office:value="94.198" calcext:value-type="float">
            <text:p>94,198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5.841" calcext:value-type="float">
            <text:p>95,841</text:p>
          </table:table-cell>
          <table:table-cell table:style-name="ce513" office:value-type="float" office:value="94.093" calcext:value-type="float">
            <text:p>94,093</text:p>
          </table:table-cell>
          <table:table-cell table:style-name="ce518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4.2" calcext:value-type="float">
            <text:p>94,2</text:p>
          </table:table-cell>
          <table:table-cell table:style-name="ce513" office:value-type="float" office:value="92.722" calcext:value-type="float">
            <text:p>92,722</text:p>
          </table:table-cell>
          <table:table-cell table:style-name="ce526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907" calcext:value-type="float">
            <text:p>93,907</text:p>
          </table:table-cell>
          <table:table-cell table:style-name="ce513" office:value-type="float" office:value="92.511" calcext:value-type="float">
            <text:p>92,511</text:p>
          </table:table-cell>
          <table:table-cell table:style-name="ce523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38" calcext:value-type="float">
            <text:p>93,38</text:p>
          </table:table-cell>
          <table:table-cell table:style-name="ce513" office:value-type="float" office:value="92.405" calcext:value-type="float">
            <text:p>92,405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2.853" calcext:value-type="float">
            <text:p>92,853</text:p>
          </table:table-cell>
          <table:table-cell table:style-name="ce513" office:value-type="float" office:value="92.089" calcext:value-type="float">
            <text:p>92,08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1.037" calcext:value-type="float">
            <text:p>91,037</text:p>
          </table:table-cell>
          <table:table-cell table:style-name="ce513" office:value-type="float" office:value="90.401" calcext:value-type="float">
            <text:p>90,401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89.69" calcext:value-type="float">
            <text:p>89,69</text:p>
          </table:table-cell>
          <table:table-cell table:style-name="ce513" office:value-type="float" office:value="89.135" calcext:value-type="float">
            <text:p>89,135</text:p>
          </table:table-cell>
          <table:table-cell table:style-name="ce523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89.924" calcext:value-type="float">
            <text:p>89,924</text:p>
          </table:table-cell>
          <table:table-cell table:style-name="ce513" office:value-type="float" office:value="88.502" calcext:value-type="float">
            <text:p>88,502</text:p>
          </table:table-cell>
          <table:table-cell table:style-name="ce523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0.1" calcext:value-type="float">
            <text:p>90,1</text:p>
          </table:table-cell>
          <table:table-cell table:style-name="ce513" office:value-type="float" office:value="87.342" calcext:value-type="float">
            <text:p>87,342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44.347" calcext:value-type="float">
            <text:p>44,347</text:p>
          </table:table-cell>
          <table:table-cell table:style-name="ce513" office:value-type="float" office:value="40.19" calcext:value-type="float">
            <text:p>40,19</text:p>
          </table:table-cell>
          <table:table-cell table:style-name="ce523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42.472" calcext:value-type="float">
            <text:p>42,472</text:p>
          </table:table-cell>
          <table:table-cell table:style-name="ce513" office:value-type="float" office:value="38.819" calcext:value-type="float">
            <text:p>38,819</text:p>
          </table:table-cell>
          <table:table-cell table:style-name="ce523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528" table:number-columns-spanned="1" table:number-rows-spanned="20"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</table:table>
      <table:table table:name="OLD MINI SPLITTING" table:style-name="ta1">
        <office:forms form:automatic-focus="false" form:apply-design-mode="false"/>
        <table:table-column table:style-name="co48" table:default-cell-style-name="ce262"/>
        <table:table-column table:style-name="co49" table:default-cell-style-name="ce262"/>
        <table:table-column table:style-name="co50" table:default-cell-style-name="ce262"/>
        <table:table-column table:style-name="co51" table:default-cell-style-name="ce262"/>
        <table:table-column table:style-name="co52" table:default-cell-style-name="ce262"/>
        <table:table-column table:style-name="co6" table:number-columns-repeated="2" table:default-cell-style-name="ce262"/>
        <table:table-column table:style-name="co53" table:default-cell-style-name="ce262"/>
        <table:table-column table:style-name="co6" table:number-columns-repeated="1016" table:default-cell-style-name="ce262"/>
        <table:table-row table:style-name="ro7">
          <table:table-cell table:style-name="ce341" office:value-type="string" calcext:value-type="string" table:number-columns-spanned="4" table:number-rows-spanned="1">
            <text:p>Cross view mini</text:p>
          </table:table-cell>
          <table:covered-table-cell table:number-columns-repeated="3"/>
          <table:table-cell table:style-name="ce341" office:value-type="string" calcext:value-type="string" table:number-columns-spanned="4" table:number-rows-spanned="1">
            <text:p>Cross subject mini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595" calcext:value-type="float">
            <text:p>94,595</text:p>
          </table:table-cell>
          <table:table-cell office:value-type="float" office:value="95.939" calcext:value-type="float">
            <text:p>95,939</text:p>
          </table:table-cell>
          <table:table-cell table:style-name="ce10" office:value-type="string" calcext:value-type="string">
            <text:p>det-2L-3BAR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90.7" calcext:value-type="float">
            <text:p>90,7</text:p>
          </table:table-cell>
          <table:table-cell table:style-name="ce10" office:value-type="string" calcext:value-type="string">
            <text:p>det-2L-3BAR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529" calcext:value-type="float">
            <text:p>94,529</text:p>
          </table:table-cell>
          <table:table-cell office:value-type="float" office:value="95.121" calcext:value-type="float">
            <text:p>95,121</text:p>
          </table:table-cell>
          <table:table-cell table:style-name="ce10" office:value-type="string" calcext:value-type="string">
            <text:p>det-2L-3BAR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164" calcext:value-type="float">
            <text:p>95,164</text:p>
          </table:table-cell>
          <table:table-cell office:value-type="float" office:value="90.64" calcext:value-type="float">
            <text:p>90,64</text:p>
          </table:table-cell>
          <table:table-cell table:style-name="ce10" office:value-type="string" calcext:value-type="string">
            <text:p>det-2L-3BAR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858" calcext:value-type="float">
            <text:p>94,858</text:p>
          </table:table-cell>
          <table:table-cell office:value-type="float" office:value="94.989" calcext:value-type="float">
            <text:p>94,989</text:p>
          </table:table-cell>
          <table:table-cell table:style-name="ce10" office:value-type="string" calcext:value-type="string">
            <text:p>det-2L-3BAR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5.846" calcext:value-type="float">
            <text:p>95,846</text:p>
          </table:table-cell>
          <table:table-cell office:value-type="float" office:value="90.429" calcext:value-type="float">
            <text:p>90,429</text:p>
          </table:table-cell>
          <table:table-cell table:style-name="ce10" office:value-type="string" calcext:value-type="string">
            <text:p>det-2L-normXY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table:style-name="ce10" office:value-type="string" calcext:value-type="string">
            <text:p>det-2L-3BAR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table:style-name="ce10" office:value-type="string" calcext:value-type="string">
            <text:p>det-2L-3BAR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table:style-name="ce10" office:value-type="string" calcext:value-type="string">
            <text:p>det-2L-NEXT_5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table:style-name="ce10" office:value-type="string" calcext:value-type="string">
            <text:p>det-2L-normXY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table:style-name="ce1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table:style-name="ce10" office:value-type="string" calcext:value-type="string">
            <text:p>det-2L-3BAR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table:style-name="ce10" office:value-type="string" calcext:value-type="string">
            <text:p>det-2L-3BAR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table:style-name="ce10" office:value-type="string" calcext:value-type="string">
            <text:p>det-2L-3BAR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table:style-name="ce10" office:value-type="string" calcext:value-type="string">
            <text:p>det-2L-NEXT_11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table:style-name="ce10" office:value-type="string" calcext:value-type="string">
            <text:p>det-2L-normXY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table:style-name="ce10" office:value-type="string" calcext:value-type="string">
            <text:p>det-2L-CUDA-NEXT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table:style-name="ce10" office:value-type="string" calcext:value-type="string">
            <text:p>det-2L-NEXT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table:style-name="ce10" office:value-type="string" calcext:value-type="string">
            <text:p>det-2L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table:style-name="ce10" office:value-type="string" calcext:value-type="string">
            <text:p>det-2L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table:style-name="ce10" office:value-type="string" calcext:value-type="string">
            <text:p>det-2L-NEXT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table:style-name="ce10" office:value-type="string" calcext:value-type="string">
            <text:p>det-2L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table:style-name="ce10" office:value-type="string" calcext:value-type="string">
            <text:p>det-2L-CUDA-3BAR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table:style-name="ce10" office:value-type="string" calcext:value-type="string">
            <text:p>det-2L-CUDA-3BAR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table:style-name="ce10" office:value-type="string" calcext:value-type="string">
            <text:p>det-2L-NEXT_11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table:style-name="ce10" office:value-type="string" calcext:value-type="string">
            <text:p>det-2L-CUDA-3BAR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table:style-name="ce10" office:value-type="string" calcext:value-type="string">
            <text:p>det-2L-CUDA-NEXT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table:style-name="ce10" office:value-type="string" calcext:value-type="string">
            <text:p>det-2L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table:style-name="ce10" office:value-type="string" calcext:value-type="string">
            <text:p>det-2L-NEXT_17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table:style-name="ce10" office:value-type="string" calcext:value-type="string">
            <text:p>det-2L-CUDA-3BAR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table:style-name="ce10" office:value-type="string" calcext:value-type="string">
            <text:p>det-2L-CUDA-3BAR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table:style-name="ce10" office:value-type="string" calcext:value-type="string">
            <text:p>det-2L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table:style-name="ce10" office:value-type="string" calcext:value-type="string">
            <text:p>det-2L-normXY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table:style-name="ce10" office:value-type="string" calcext:value-type="string">
            <text:p>det-2L-CUDA-3BAR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table:style-name="ce10" office:value-type="string" calcext:value-type="string">
            <text:p>det-2L-normXY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table:style-name="ce10" office:value-type="string" calcext:value-type="string">
            <text:p>det-2L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table:style-name="ce10" office:value-type="string" calcext:value-type="string">
            <text:p>det-2L-CUDA-3BAR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table:style-name="ce10" office:value-type="string" calcext:value-type="string">
            <text:p>det-2L-CUDA-3BAR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table:style-name="ce10" office:value-type="string" calcext:value-type="string">
            <text:p>det-2L-CUDA-3BAR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table:style-name="ce10" office:value-type="string" calcext:value-type="string">
            <text:p>det-2L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table:style-name="ce10" office:value-type="string" calcext:value-type="string">
            <text:p>det-2L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table:style-name="ce10" office:value-type="string" calcext:value-type="string">
            <text:p>det-2L-3BAR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table:style-name="ce10" office:value-type="string" calcext:value-type="string">
            <text:p>det-2L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table:style-name="ce10" office:value-type="string" calcext:value-type="string">
            <text:p>det-2L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table:style-name="ce10" office:value-type="string" calcext:value-type="string">
            <text:p>det-2L-CUDA-3BAR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table:style-name="ce10" office:value-type="string" calcext:value-type="string">
            <text:p>det-2L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table:style-name="ce10" office:value-type="string" calcext:value-type="string">
            <text:p>det-2L-normXY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table:style-name="ce10" office:value-type="string" calcext:value-type="string">
            <text:p>det-2L-NEXT_11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table:style-name="ce10" office:value-type="string" calcext:value-type="string">
            <text:p>det-2L-CUDA-3BAR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table:style-name="ce1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table:style-name="ce10" office:value-type="string" calcext:value-type="string">
            <text:p>det-2L-CUDA-3BAR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table:style-name="ce10" office:value-type="string" calcext:value-type="string">
            <text:p>det-2L-NEXT_17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table:style-name="ce10" office:value-type="string" calcext:value-type="string">
            <text:p>det-2L-CUDA-3BAR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table:style-name="ce10" office:value-type="string" calcext:value-type="string">
            <text:p>det-2L-normXY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table:style-name="ce10" office:value-type="string" calcext:value-type="string">
            <text:p>det-2L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table:style-name="ce10" office:value-type="string" calcext:value-type="string">
            <text:p>det-2L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table:style-name="ce10" office:value-type="string" calcext:value-type="string">
            <text:p>det-2L-CUDA-3BAR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table:style-name="ce1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table:style-name="ce10" office:value-type="string" calcext:value-type="string">
            <text:p>det-2L-CUDA-3BAR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table:style-name="ce10" office:value-type="string" calcext:value-type="string">
            <text:p>det-2L-NEXT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table:style-name="ce10" office:value-type="string" calcext:value-type="string">
            <text:p>det-2L-CUDA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table:style-name="ce10" office:value-type="string" calcext:value-type="string">
            <text:p>det-2L-NEXT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table:style-name="ce1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10" office:value-type="string" calcext:value-type="string">
            <text:p>det-2L-CUDA-3BAR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table:style-name="ce10" office:value-type="string" calcext:value-type="string">
            <text:p>det-2L-CUDA-3BAR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10" office:value-type="string" calcext:value-type="string">
            <text:p>det-2L-NEXT_17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table:style-name="ce10" office:value-type="string" calcext:value-type="string">
            <text:p>det-2L-NEXT_11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table:style-name="ce1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table:style-name="ce10" office:value-type="string" calcext:value-type="string">
            <text:p>det-2L-CUDA-3BAR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10" office:value-type="string" calcext:value-type="string">
            <text:p>det-2L-CUDA-3BAR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table:style-name="ce1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10" office:value-type="string" calcext:value-type="string">
            <text:p>det-2L-CUDA-NEXT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table:style-name="ce10" office:value-type="string" calcext:value-type="string">
            <text:p>det-2L-CUDA-3BAR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1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table:style-name="ce1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1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table:style-name="ce10" office:value-type="string" calcext:value-type="string">
            <text:p>det-2LCUDA-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10" office:value-type="string" calcext:value-type="string">
            <text:p>det-2L-CUDA-NEXT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table:style-name="ce1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10" office:value-type="string" calcext:value-type="string">
            <text:p>det-2L-NEXT_11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table:style-name="ce1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10" office:value-type="string" calcext:value-type="string">
            <text:p>det-2L-NEXT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table:style-name="ce10" office:value-type="string" calcext:value-type="string">
            <text:p>det-2L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10" office:value-type="string" calcext:value-type="string">
            <text:p>det-2L-CUDA-NEXT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table:style-name="ce1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10" office:value-type="string" calcext:value-type="string">
            <text:p>det-2L-CUDA-NEXT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table:style-name="ce10" office:value-type="string" calcext:value-type="string">
            <text:p>det-2L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10" office:value-type="string" calcext:value-type="string">
            <text:p>det-2L-CUDA-NEXT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table:style-name="ce10" office:value-type="string" calcext:value-type="string">
            <text:p>det-2L-NEXT_17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CUDA-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table:style-name="ce1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CUDA-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table:style-name="ce10" office:value-type="string" calcext:value-type="string">
            <text:p>det-2L-CUDA-3BAR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table:style-name="ce10" office:value-type="string" calcext:value-type="string">
            <text:p>det-2L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table:style-name="ce10" office:value-type="string" calcext:value-type="string">
            <text:p>det-2L-3BAR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table:style-name="ce10" office:value-type="string" calcext:value-type="string">
            <text:p>det-2L-CUDA-normXY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table:style-name="ce10" office:value-type="string" calcext:value-type="string">
            <text:p>det-2L-CUDA-normXY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table:style-name="ce10" office:value-type="string" calcext:value-type="string">
            <text:p>det-2L-CUDA-normXY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table:style-name="ce1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table:style-name="ce1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table:style-name="ce1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table:style-name="ce10" office:value-type="string" calcext:value-type="string">
            <text:p>det-2LCUDA-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table:style-name="ce1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table:style-name="ce10" office:value-type="string" calcext:value-type="string">
            <text:p>det-2L-CUDA-NEXT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table:style-name="ce10" office:value-type="string" calcext:value-type="string">
            <text:p>det-2L-normXY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table:style-name="ce1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table:style-name="ce10" office:value-type="string" calcext:value-type="string">
            <text:p>det-2L-CUDA-NEXT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table:style-name="ce10" office:value-type="string" calcext:value-type="string">
            <text:p>det-2L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table:style-name="ce10" office:value-type="string" calcext:value-type="string">
            <text:p>det-2L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table:style-name="ce10" office:value-type="string" calcext:value-type="string">
            <text:p>det-2L-CUDA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table:style-name="ce10" office:value-type="string" calcext:value-type="string">
            <text:p>det-2L-CUDA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table:style-name="ce1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table:style-name="ce10" office:value-type="string" calcext:value-type="string">
            <text:p>det-2L-CUDA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table:style-name="ce1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table:style-name="ce1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table:style-name="ce1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table:style-name="ce1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table:style-name="ce10" office:value-type="string" calcext:value-type="string">
            <text:p>det-2L-NEXT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table:style-name="ce10" office:value-type="string" calcext:value-type="string">
            <text:p>det-2L-NEXT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table:style-name="ce10" office:value-type="string" calcext:value-type="string">
            <text:p>det-2L-NEXT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table:style-name="ce10" office:value-type="string" calcext:value-type="string">
            <text:p>det-2L-CUDA-NEXT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table:style-name="ce10" office:value-type="string" calcext:value-type="string">
            <text:p>det-2L-NEXT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3BAR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3BAR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NEXT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NEXT_5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NEXT_11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NEXT_17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edule LR" table:style-name="ta1">
        <office:forms form:automatic-focus="false" form:apply-design-mode="false"/>
        <table:shapes>
          <draw:frame draw:z-index="0" draw:style-name="gr2" draw:text-style-name="P1" svg:width="159.9mm" svg:height="90.06mm" svg:x="23.11mm" svg:y="86.31mm">
            <draw:object draw:notify-on-update-of-ranges="'schedule LR'.C13:'schedule LR'.C13 'schedule LR'.D19:'schedule LR'.N19 'schedule LR'.C15:'schedule LR'.C15 'schedule LR'.D15:'schedule LR'.N15 'schedule LR'.C18:'schedule LR'.C18 'schedule LR'.D18:'schedule LR'.N18 'schedule LR'.D19:'schedule LR'.N19 'schedule LR'.C17:'schedule LR'.C17 'schedule LR'.D17:'schedule LR'.N17 'schedule LR'.D19:'schedule LR'.N19 'schedule LR'.C13:'schedule LR'.C13 'schedule LR'.D19:'schedule LR'.N19 'schedule LR'.C16:'schedule LR'.C16 'schedule LR'.D16:'schedule LR'.N16 'schedule LR'.C13:'schedule LR'.C13 'schedule LR'.D19:'schedule LR'.N19 'schedule LR'.C13:'schedule LR'.C13 'schedule LR'.D13:'schedule LR'.N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54" table:default-cell-style-name="Default"/>
        <table:table-column table:style-name="co6" table:default-cell-style-name="Default"/>
        <table:table-column table:style-name="co49" table:default-cell-style-name="Default"/>
        <table:table-column table:style-name="co41" table:default-cell-style-name="Default"/>
        <table:table-column table:style-name="co5" table:number-columns-repeated="2" table:default-cell-style-name="Default"/>
        <table:table-column table:style-name="co55" table:number-columns-repeated="3" table:default-cell-style-name="Default"/>
        <table:table-column table:style-name="co6" table:number-columns-repeated="9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550" office:value-type="string" calcext:value-type="string" table:number-columns-spanned="1" table:number-rows-spanned="6">
            <text:p>linear</text:p>
          </table:table-cell>
          <table:table-cell table:style-name="ce355" office:value-type="float" office:value="0.01" calcext:value-type="float">
            <text:p>0,01</text:p>
          </table:table-cell>
          <table:table-cell table:style-name="ce355"/>
          <table:table-cell table:number-columns-repeated="16"/>
        </table:table-row>
        <table:table-row table:style-name="ro1">
          <table:table-cell/>
          <table:covered-table-cell/>
          <table:table-cell table:style-name="ce488" office:value-type="float" office:value="0.5" calcext:value-type="float">
            <text:p>0,50</text:p>
          </table:table-cell>
          <table:table-cell table:style-name="ce488"/>
          <table:table-cell table:style-name="ce489" table:formula="of:=[.$C$4]*[.C5]" office:value-type="float" office:value="0.005" calcext:value-type="float">
            <text:p>0,0050</text:p>
          </table:table-cell>
          <table:table-cell table:style-name="ce490" table:formula="of:=[.E5]*[.$C5]" office:value-type="float" office:value="0.0025" calcext:value-type="float">
            <text:p>0,00250</text:p>
          </table:table-cell>
          <table:table-cell table:style-name="ce490" table:formula="of:=[.F5]*[.$C5]" office:value-type="float" office:value="0.00125" calcext:value-type="float">
            <text:p>0,00125</text:p>
          </table:table-cell>
          <table:table-cell table:style-name="ce490" table:formula="of:=[.G5]*[.$C5]" office:value-type="float" office:value="0.000625" calcext:value-type="float">
            <text:p>0,00063</text:p>
          </table:table-cell>
          <table:table-cell table:style-name="ce490" table:formula="of:=[.H5]*[.$C5]" office:value-type="float" office:value="0.0003125" calcext:value-type="float">
            <text:p>0,00031</text:p>
          </table:table-cell>
          <table:table-cell table:style-name="ce490" table:formula="of:=[.I5]*[.$C5]" office:value-type="float" office:value="0.00015625" calcext:value-type="float">
            <text:p>0,00016</text:p>
          </table:table-cell>
          <table:table-cell table:style-name="ce490" table:formula="of:=[.J5]*[.$C5]" office:value-type="float" office:value="0.000078125" calcext:value-type="float">
            <text:p>0,00008</text:p>
          </table:table-cell>
          <table:table-cell table:style-name="ce490" table:formula="of:=[.K5]*[.$C5]" office:value-type="float" office:value="0.0000390625" calcext:value-type="float">
            <text:p>0,00004</text:p>
          </table:table-cell>
          <table:table-cell table:style-name="ce490" table:formula="of:=[.L5]*[.$C5]" office:value-type="float" office:value="0.00001953125" calcext:value-type="float">
            <text:p>0,00002</text:p>
          </table:table-cell>
          <table:table-cell table:style-name="ce490" table:formula="of:=[.M5]*[.$C5]" office:value-type="float" office:value="0.000009765625" calcext:value-type="float">
            <text:p>0,00001</text:p>
          </table:table-cell>
          <table:table-cell table:style-name="ce490" table:formula="of:=[.N5]*[.$C5]" office:value-type="float" office:value="0.0000048828125" calcext:value-type="float">
            <text:p>0,00000</text:p>
          </table:table-cell>
          <table:table-cell table:style-name="ce490" table:formula="of:=[.O5]*[.$C5]" office:value-type="float" office:value="0.00000244140625" calcext:value-type="float">
            <text:p>0,00000</text:p>
          </table:table-cell>
          <table:table-cell table:style-name="ce490" table:formula="of:=[.P5]*[.$C5]" office:value-type="float" office:value="0.000001220703125" calcext:value-type="float">
            <text:p>0,00000</text:p>
          </table:table-cell>
          <table:table-cell table:style-name="ce490" table:formula="of:=[.Q5]*[.$C5]" office:value-type="float" office:value="0.0000006103515625" calcext:value-type="float">
            <text:p>0,00000</text:p>
          </table:table-cell>
          <table:table-cell table:style-name="ce490" table:formula="of:=[.R5]*[.$C5]" office:value-type="float" office:value="0.00000030517578125" calcext:value-type="float">
            <text:p>0,00000</text:p>
          </table:table-cell>
          <table:table-cell table:style-name="ce490" table:formula="of:=[.S5]*[.$C5]" office:value-type="float" office:value="0.000000152587890625" calcext:value-type="float">
            <text:p>0,00000</text:p>
          </table:table-cell>
        </table:table-row>
        <table:table-row table:style-name="ro1">
          <table:table-cell/>
          <table:covered-table-cell/>
          <table:table-cell table:style-name="ce488" office:value-type="float" office:value="0.6" calcext:value-type="float">
            <text:p>0,60</text:p>
          </table:table-cell>
          <table:table-cell table:style-name="ce488"/>
          <table:table-cell table:style-name="ce489" table:formula="of:=[.$C$4]*[.C6]" office:value-type="float" office:value="0.006" calcext:value-type="float">
            <text:p>0,0060</text:p>
          </table:table-cell>
          <table:table-cell table:style-name="ce490" table:formula="of:=[.E6]*[.$C6]" office:value-type="float" office:value="0.0036" calcext:value-type="float">
            <text:p>0,00360</text:p>
          </table:table-cell>
          <table:table-cell table:style-name="ce490" table:formula="of:=[.F6]*[.$C6]" office:value-type="float" office:value="0.00216" calcext:value-type="float">
            <text:p>0,00216</text:p>
          </table:table-cell>
          <table:table-cell table:style-name="ce490" table:formula="of:=[.G6]*[.$C6]" office:value-type="float" office:value="0.001296" calcext:value-type="float">
            <text:p>0,00130</text:p>
          </table:table-cell>
          <table:table-cell table:style-name="ce490" table:formula="of:=[.H6]*[.$C6]" office:value-type="float" office:value="0.000777600000000001" calcext:value-type="float">
            <text:p>0,00078</text:p>
          </table:table-cell>
          <table:table-cell table:style-name="ce490" table:formula="of:=[.I6]*[.$C6]" office:value-type="float" office:value="0.00046656" calcext:value-type="float">
            <text:p>0,00047</text:p>
          </table:table-cell>
          <table:table-cell table:style-name="ce490" table:formula="of:=[.J6]*[.$C6]" office:value-type="float" office:value="0.000279936" calcext:value-type="float">
            <text:p>0,00028</text:p>
          </table:table-cell>
          <table:table-cell table:style-name="ce490" table:formula="of:=[.K6]*[.$C6]" office:value-type="float" office:value="0.0001679616" calcext:value-type="float">
            <text:p>0,00017</text:p>
          </table:table-cell>
          <table:table-cell table:style-name="ce490" table:formula="of:=[.L6]*[.$C6]" office:value-type="float" office:value="0.00010077696" calcext:value-type="float">
            <text:p>0,00010</text:p>
          </table:table-cell>
          <table:table-cell table:style-name="ce490" table:formula="of:=[.M6]*[.$C6]" office:value-type="float" office:value="0.0000604661760000001" calcext:value-type="float">
            <text:p>0,00006</text:p>
          </table:table-cell>
          <table:table-cell table:style-name="ce490" table:formula="of:=[.N6]*[.$C6]" office:value-type="float" office:value="0.0000362797056000001" calcext:value-type="float">
            <text:p>0,00004</text:p>
          </table:table-cell>
          <table:table-cell table:style-name="ce490" table:formula="of:=[.O6]*[.$C6]" office:value-type="float" office:value="0.00002176782336" calcext:value-type="float">
            <text:p>0,00002</text:p>
          </table:table-cell>
          <table:table-cell table:style-name="ce490" table:formula="of:=[.P6]*[.$C6]" office:value-type="float" office:value="0.000013060694016" calcext:value-type="float">
            <text:p>0,00001</text:p>
          </table:table-cell>
          <table:table-cell table:style-name="ce490" table:formula="of:=[.Q6]*[.$C6]" office:value-type="float" office:value="0.00000783641640960002" calcext:value-type="float">
            <text:p>0,00001</text:p>
          </table:table-cell>
          <table:table-cell table:style-name="ce490" table:formula="of:=[.R6]*[.$C6]" office:value-type="float" office:value="0.00000470184984576001" calcext:value-type="float">
            <text:p>0,00000</text:p>
          </table:table-cell>
          <table:table-cell table:style-name="ce490" table:formula="of:=[.S6]*[.$C6]" office:value-type="float" office:value="0.00000282110990745601" calcext:value-type="float">
            <text:p>0,00000</text:p>
          </table:table-cell>
        </table:table-row>
        <table:table-row table:style-name="ro1">
          <table:table-cell/>
          <table:covered-table-cell/>
          <table:table-cell table:style-name="ce488" office:value-type="float" office:value="0.7" calcext:value-type="float">
            <text:p>0,70</text:p>
          </table:table-cell>
          <table:table-cell table:style-name="ce488"/>
          <table:table-cell table:style-name="ce489" table:formula="of:=[.$C$4]*[.C7]" office:value-type="float" office:value="0.007" calcext:value-type="float">
            <text:p>0,0070</text:p>
          </table:table-cell>
          <table:table-cell table:style-name="ce490" table:formula="of:=[.E7]*[.$C7]" office:value-type="float" office:value="0.0049" calcext:value-type="float">
            <text:p>0,00490</text:p>
          </table:table-cell>
          <table:table-cell table:style-name="ce490" table:formula="of:=[.F7]*[.$C7]" office:value-type="float" office:value="0.00343" calcext:value-type="float">
            <text:p>0,00343</text:p>
          </table:table-cell>
          <table:table-cell table:style-name="ce490" table:formula="of:=[.G7]*[.$C7]" office:value-type="float" office:value="0.002401" calcext:value-type="float">
            <text:p>0,00240</text:p>
          </table:table-cell>
          <table:table-cell table:style-name="ce490" table:formula="of:=[.H7]*[.$C7]" office:value-type="float" office:value="0.0016807" calcext:value-type="float">
            <text:p>0,00168</text:p>
          </table:table-cell>
          <table:table-cell table:style-name="ce490" table:formula="of:=[.I7]*[.$C7]" office:value-type="float" office:value="0.00117649" calcext:value-type="float">
            <text:p>0,00118</text:p>
          </table:table-cell>
          <table:table-cell table:style-name="ce490" table:formula="of:=[.J7]*[.$C7]" office:value-type="float" office:value="0.000823543" calcext:value-type="float">
            <text:p>0,00082</text:p>
          </table:table-cell>
          <table:table-cell table:style-name="ce490" table:formula="of:=[.K7]*[.$C7]" office:value-type="float" office:value="0.0005764801" calcext:value-type="float">
            <text:p>0,00058</text:p>
          </table:table-cell>
          <table:table-cell table:style-name="ce490" table:formula="of:=[.L7]*[.$C7]" office:value-type="float" office:value="0.00040353607" calcext:value-type="float">
            <text:p>0,00040</text:p>
          </table:table-cell>
          <table:table-cell table:style-name="ce490" table:formula="of:=[.M7]*[.$C7]" office:value-type="float" office:value="0.000282475249" calcext:value-type="float">
            <text:p>0,00028</text:p>
          </table:table-cell>
          <table:table-cell table:style-name="ce490" table:formula="of:=[.N7]*[.$C7]" office:value-type="float" office:value="0.0001977326743" calcext:value-type="float">
            <text:p>0,00020</text:p>
          </table:table-cell>
          <table:table-cell table:style-name="ce490" table:formula="of:=[.O7]*[.$C7]" office:value-type="float" office:value="0.00013841287201" calcext:value-type="float">
            <text:p>0,00014</text:p>
          </table:table-cell>
          <table:table-cell table:style-name="ce490" table:formula="of:=[.P7]*[.$C7]" office:value-type="float" office:value="0.0000968890104070001" calcext:value-type="float">
            <text:p>0,00010</text:p>
          </table:table-cell>
          <table:table-cell table:style-name="ce490" table:formula="of:=[.Q7]*[.$C7]" office:value-type="float" office:value="0.0000678223072849001" calcext:value-type="float">
            <text:p>0,00007</text:p>
          </table:table-cell>
          <table:table-cell table:style-name="ce490" table:formula="of:=[.R7]*[.$C7]" office:value-type="float" office:value="0.00004747561509943" calcext:value-type="float">
            <text:p>0,00005</text:p>
          </table:table-cell>
          <table:table-cell table:style-name="ce490" table:formula="of:=[.S7]*[.$C7]" office:value-type="float" office:value="0.000033232930569601" calcext:value-type="float">
            <text:p>0,00003</text:p>
          </table:table-cell>
        </table:table-row>
        <table:table-row table:style-name="ro1">
          <table:table-cell/>
          <table:covered-table-cell/>
          <table:table-cell table:style-name="ce488" office:value-type="float" office:value="0.8" calcext:value-type="float">
            <text:p>0,80</text:p>
          </table:table-cell>
          <table:table-cell table:style-name="ce488"/>
          <table:table-cell table:style-name="ce489" table:formula="of:=[.$C$4]*[.C8]" office:value-type="float" office:value="0.008" calcext:value-type="float">
            <text:p>0,0080</text:p>
          </table:table-cell>
          <table:table-cell table:style-name="ce490" table:formula="of:=[.E8]*[.$C8]" office:value-type="float" office:value="0.0064" calcext:value-type="float">
            <text:p>0,00640</text:p>
          </table:table-cell>
          <table:table-cell table:style-name="ce490" table:formula="of:=[.F8]*[.$C8]" office:value-type="float" office:value="0.00512" calcext:value-type="float">
            <text:p>0,00512</text:p>
          </table:table-cell>
          <table:table-cell table:style-name="ce490" table:formula="of:=[.G8]*[.$C8]" office:value-type="float" office:value="0.004096" calcext:value-type="float">
            <text:p>0,00410</text:p>
          </table:table-cell>
          <table:table-cell table:style-name="ce490" table:formula="of:=[.H8]*[.$C8]" office:value-type="float" office:value="0.0032768" calcext:value-type="float">
            <text:p>0,00328</text:p>
          </table:table-cell>
          <table:table-cell table:style-name="ce490" table:formula="of:=[.I8]*[.$C8]" office:value-type="float" office:value="0.00262144" calcext:value-type="float">
            <text:p>0,00262</text:p>
          </table:table-cell>
          <table:table-cell table:style-name="ce490" table:formula="of:=[.J8]*[.$C8]" office:value-type="float" office:value="0.002097152" calcext:value-type="float">
            <text:p>0,00210</text:p>
          </table:table-cell>
          <table:table-cell table:style-name="ce490" table:formula="of:=[.K8]*[.$C8]" office:value-type="float" office:value="0.0016777216" calcext:value-type="float">
            <text:p>0,00168</text:p>
          </table:table-cell>
          <table:table-cell table:style-name="ce490" table:formula="of:=[.L8]*[.$C8]" office:value-type="float" office:value="0.00134217728" calcext:value-type="float">
            <text:p>0,00134</text:p>
          </table:table-cell>
          <table:table-cell table:style-name="ce490" table:formula="of:=[.M8]*[.$C8]" office:value-type="float" office:value="0.001073741824" calcext:value-type="float">
            <text:p>0,00107</text:p>
          </table:table-cell>
          <table:table-cell table:style-name="ce490" table:formula="of:=[.N8]*[.$C8]" office:value-type="float" office:value="0.000858993459200001" calcext:value-type="float">
            <text:p>0,00086</text:p>
          </table:table-cell>
          <table:table-cell table:style-name="ce490" table:formula="of:=[.O8]*[.$C8]" office:value-type="float" office:value="0.000687194767360001" calcext:value-type="float">
            <text:p>0,00069</text:p>
          </table:table-cell>
          <table:table-cell table:style-name="ce490" table:formula="of:=[.P8]*[.$C8]" office:value-type="float" office:value="0.000549755813888" calcext:value-type="float">
            <text:p>0,00055</text:p>
          </table:table-cell>
          <table:table-cell table:style-name="ce490" table:formula="of:=[.Q8]*[.$C8]" office:value-type="float" office:value="0.0004398046511104" calcext:value-type="float">
            <text:p>0,00044</text:p>
          </table:table-cell>
          <table:table-cell table:style-name="ce490" table:formula="of:=[.R8]*[.$C8]" office:value-type="float" office:value="0.00035184372088832" calcext:value-type="float">
            <text:p>0,00035</text:p>
          </table:table-cell>
          <table:table-cell table:style-name="ce490" table:formula="of:=[.S8]*[.$C8]" office:value-type="float" office:value="0.000281474976710656" calcext:value-type="float">
            <text:p>0,00028</text:p>
          </table:table-cell>
        </table:table-row>
        <table:table-row table:style-name="ro1">
          <table:table-cell/>
          <table:covered-table-cell/>
          <table:table-cell table:style-name="ce488" office:value-type="float" office:value="0.9" calcext:value-type="float">
            <text:p>0,90</text:p>
          </table:table-cell>
          <table:table-cell table:style-name="ce488"/>
          <table:table-cell table:style-name="ce489" table:formula="of:=[.$C$4]*[.C9]" office:value-type="float" office:value="0.009" calcext:value-type="float">
            <text:p>0,0090</text:p>
          </table:table-cell>
          <table:table-cell table:style-name="ce490" table:formula="of:=[.E9]*[.$C9]" office:value-type="float" office:value="0.0081" calcext:value-type="float">
            <text:p>0,00810</text:p>
          </table:table-cell>
          <table:table-cell table:style-name="ce490" table:formula="of:=[.F9]*[.$C9]" office:value-type="float" office:value="0.00729" calcext:value-type="float">
            <text:p>0,00729</text:p>
          </table:table-cell>
          <table:table-cell table:style-name="ce490" table:formula="of:=[.G9]*[.$C9]" office:value-type="float" office:value="0.006561" calcext:value-type="float">
            <text:p>0,00656</text:p>
          </table:table-cell>
          <table:table-cell table:style-name="ce490" table:formula="of:=[.H9]*[.$C9]" office:value-type="float" office:value="0.0059049" calcext:value-type="float">
            <text:p>0,00590</text:p>
          </table:table-cell>
          <table:table-cell table:style-name="ce490" table:formula="of:=[.I9]*[.$C9]" office:value-type="float" office:value="0.00531441" calcext:value-type="float">
            <text:p>0,00531</text:p>
          </table:table-cell>
          <table:table-cell table:style-name="ce490" table:formula="of:=[.J9]*[.$C9]" office:value-type="float" office:value="0.004782969" calcext:value-type="float">
            <text:p>0,00478</text:p>
          </table:table-cell>
          <table:table-cell table:style-name="ce490" table:formula="of:=[.K9]*[.$C9]" office:value-type="float" office:value="0.0043046721" calcext:value-type="float">
            <text:p>0,00430</text:p>
          </table:table-cell>
          <table:table-cell table:style-name="ce490" table:formula="of:=[.L9]*[.$C9]" office:value-type="float" office:value="0.00387420489" calcext:value-type="float">
            <text:p>0,00387</text:p>
          </table:table-cell>
          <table:table-cell table:style-name="ce490" table:formula="of:=[.M9]*[.$C9]" office:value-type="float" office:value="0.003486784401" calcext:value-type="float">
            <text:p>0,00349</text:p>
          </table:table-cell>
          <table:table-cell table:style-name="ce490" table:formula="of:=[.N9]*[.$C9]" office:value-type="float" office:value="0.0031381059609" calcext:value-type="float">
            <text:p>0,00314</text:p>
          </table:table-cell>
          <table:table-cell table:style-name="ce490" table:formula="of:=[.O9]*[.$C9]" office:value-type="float" office:value="0.00282429536481" calcext:value-type="float">
            <text:p>0,00282</text:p>
          </table:table-cell>
          <table:table-cell table:style-name="ce490" table:formula="of:=[.P9]*[.$C9]" office:value-type="float" office:value="0.002541865828329" calcext:value-type="float">
            <text:p>0,00254</text:p>
          </table:table-cell>
          <table:table-cell table:style-name="ce490" table:formula="of:=[.Q9]*[.$C9]" office:value-type="float" office:value="0.0022876792454961" calcext:value-type="float">
            <text:p>0,00229</text:p>
          </table:table-cell>
          <table:table-cell table:style-name="ce490" table:formula="of:=[.R9]*[.$C9]" office:value-type="float" office:value="0.00205891132094649" calcext:value-type="float">
            <text:p>0,00206</text:p>
          </table:table-cell>
          <table:table-cell table:style-name="ce490" table:formula="of:=[.S9]*[.$C9]" office:value-type="float" office:value="0.00185302018885184" calcext:value-type="float">
            <text:p>0,00185</text:p>
          </table:table-cell>
        </table:table-row>
        <table:table-row table:style-name="ro1">
          <table:table-cell/>
          <table:table-cell office:value-type="string" calcext:value-type="string">
            <text:p>itera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0]+([.E10]-[.C10])" office:value-type="float" office:value="40" calcext:value-type="float">
            <text:p>40</text:p>
          </table:table-cell>
          <table:table-cell table:formula="of:=[.F10]+([.F10]-[.E10])" office:value-type="float" office:value="60" calcext:value-type="float">
            <text:p>60</text:p>
          </table:table-cell>
          <table:table-cell table:formula="of:=[.G10]+([.G10]-[.F10])" office:value-type="float" office:value="80" calcext:value-type="float">
            <text:p>80</text:p>
          </table:table-cell>
          <table:table-cell table:formula="of:=[.H10]+([.H10]-[.G10])" office:value-type="float" office:value="100" calcext:value-type="float">
            <text:p>100</text:p>
          </table:table-cell>
          <table:table-cell table:formula="of:=[.I10]+([.I10]-[.H10])" office:value-type="float" office:value="120" calcext:value-type="float">
            <text:p>120</text:p>
          </table:table-cell>
          <table:table-cell table:formula="of:=[.J10]+([.J10]-[.I10])" office:value-type="float" office:value="140" calcext:value-type="float">
            <text:p>140</text:p>
          </table:table-cell>
          <table:table-cell table:formula="of:=[.K10]+([.K10]-[.J10])" office:value-type="float" office:value="160" calcext:value-type="float">
            <text:p>160</text:p>
          </table:table-cell>
          <table:table-cell table:formula="of:=[.L10]+([.L10]-[.K10])" office:value-type="float" office:value="180" calcext:value-type="float">
            <text:p>180</text:p>
          </table:table-cell>
          <table:table-cell table:formula="of:=[.M10]+([.M10]-[.L10])" office:value-type="float" office:value="200" calcext:value-type="float">
            <text:p>200</text:p>
          </table:table-cell>
          <table:table-cell table:formula="of:=[.N10]+([.N10]-[.M10])" office:value-type="float" office:value="220" calcext:value-type="float">
            <text:p>220</text:p>
          </table:table-cell>
          <table:table-cell table:formula="of:=[.O10]+([.O10]-[.N10])" office:value-type="float" office:value="240" calcext:value-type="float">
            <text:p>240</text:p>
          </table:table-cell>
          <table:table-cell table:formula="of:=[.P10]+([.P10]-[.O10])" office:value-type="float" office:value="260" calcext:value-type="float">
            <text:p>260</text:p>
          </table:table-cell>
          <table:table-cell table:formula="of:=[.Q10]+([.Q10]-[.P10])" office:value-type="float" office:value="280" calcext:value-type="float">
            <text:p>280</text:p>
          </table:table-cell>
          <table:table-cell table:formula="of:=[.R10]+([.R10]-[.Q10])" office:value-type="float" office:value="300" calcext:value-type="float">
            <text:p>300</text:p>
          </table:table-cell>
          <table:table-cell table:formula="of:=[.S10]+([.S10]-[.R10])" office:value-type="float" office:value="320" calcext:value-type="float">
            <text:p>32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62" table:number-columns-repeated="3"/>
          <table:table-cell table:style-name="ce262" office:value-type="string" calcext:value-type="string">
            <text:p>epochs</text:p>
          </table:table-cell>
          <table:table-cell table:style-name="ce262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/>
          <table:table-cell table:style-name="ce550" office:value-type="string" calcext:value-type="string" table:number-columns-spanned="1" table:number-rows-spanned="5">
            <text:p>Polinomial </text:p>
          </table:table-cell>
          <table:table-cell office:value-type="float" office:value="2" calcext:value-type="float">
            <text:p>2</text:p>
          </table:table-cell>
          <table:table-cell table:formula="of:=0.0075" office:value-type="float" office:value="0.0075" calcext:value-type="float">
            <text:p>0,0075</text:p>
          </table:table-cell>
          <table:table-cell table:style-name="ce490" table:formula="of:=[.$D$13]*(1-[.E$19]/[.$F$12])^[.$C13]" office:value-type="float" office:value="0.006075" calcext:value-type="float">
            <text:p>0,00608</text:p>
          </table:table-cell>
          <table:table-cell table:style-name="ce490" table:formula="of:=[.$D$13]*(1-[.F$19]/[.$F$12])^[.$C13]" office:value-type="float" office:value="0.0048" calcext:value-type="float">
            <text:p>0,00480</text:p>
          </table:table-cell>
          <table:table-cell table:style-name="ce490" table:formula="of:=[.$D$13]*(1-[.G$19]/[.$F$12])^[.$C13]" office:value-type="float" office:value="0.003675" calcext:value-type="float">
            <text:p>0,00368</text:p>
          </table:table-cell>
          <table:table-cell table:style-name="ce490" table:formula="of:=[.$D$13]*(1-[.H$19]/[.$F$12])^[.$C13]" office:value-type="float" office:value="0.0027" calcext:value-type="float">
            <text:p>0,00270</text:p>
          </table:table-cell>
          <table:table-cell table:style-name="ce490" table:formula="of:=[.$D$13]*(1-[.I$19]/[.$F$12])^[.$C13]" office:value-type="float" office:value="0.001875" calcext:value-type="float">
            <text:p>0,00188</text:p>
          </table:table-cell>
          <table:table-cell table:style-name="ce490" table:formula="of:=[.$D$13]*(1-[.J$19]/[.$F$12])^[.$C13]" office:value-type="float" office:value="0.0012" calcext:value-type="float">
            <text:p>0,00120</text:p>
          </table:table-cell>
          <table:table-cell table:style-name="ce490" table:formula="of:=[.$D$13]*(1-[.K$19]/[.$F$12])^[.$C13]" office:value-type="float" office:value="0.000675" calcext:value-type="float">
            <text:p>0,00068</text:p>
          </table:table-cell>
          <table:table-cell table:style-name="ce490" table:formula="of:=[.$D$13]*(1-[.L$19]/[.$F$12])^[.$C13]" office:value-type="float" office:value="0.0003" calcext:value-type="float">
            <text:p>0,00030</text:p>
          </table:table-cell>
          <table:table-cell table:style-name="ce490" table:formula="of:=[.$D$13]*(1-[.M$19]/[.$F$12])^[.$C13]" office:value-type="float" office:value="0.000075" calcext:value-type="float">
            <text:p>0,00007</text:p>
          </table:table-cell>
          <table:table-cell table:style-name="ce490" table:formula="of:=[.$D$13]*(1-[.N$19]/[.$F$12])^[.$C13]" office:value-type="float" office:value="0" calcext:value-type="float">
            <text:p>0,00000</text:p>
          </table:table-cell>
          <table:table-cell table:style-name="ce490" table:number-columns-repeated="2"/>
          <table:table-cell table:number-columns-repeated="4"/>
        </table:table-row>
        <table:table-row table:style-name="ro1">
          <table:table-cell table:style-name="ce262" office:value-type="string" calcext:value-type="string">
            <text:p>starting lr</text:p>
          </table:table-cell>
          <table:covered-table-cell table:style-name="ce550"/>
          <table:table-cell office:value-type="float" office:value="2" calcext:value-type="float">
            <text:p>2</text:p>
          </table:table-cell>
          <table:table-cell table:formula="of:=[.$A$15]" office:value-type="float" office:value="0.007" calcext:value-type="float">
            <text:p>0,007</text:p>
          </table:table-cell>
          <table:table-cell table:style-name="ce490" table:formula="of:=[.$D$14]*(1-[.E$19]/[.$F$12])^[.$C14]" office:value-type="float" office:value="0.00567" calcext:value-type="float">
            <text:p>0,00567</text:p>
          </table:table-cell>
          <table:table-cell table:style-name="ce490" table:formula="of:=[.$D$14]*(1-[.F$19]/[.$F$12])^[.$C14]" office:value-type="float" office:value="0.00448" calcext:value-type="float">
            <text:p>0,00448</text:p>
          </table:table-cell>
          <table:table-cell table:style-name="ce490" table:formula="of:=[.$D$14]*(1-[.G$19]/[.$F$12])^[.$C14]" office:value-type="float" office:value="0.00343" calcext:value-type="float">
            <text:p>0,00343</text:p>
          </table:table-cell>
          <table:table-cell table:style-name="ce490" table:formula="of:=[.$D$14]*(1-[.H$19]/[.$F$12])^[.$C14]" office:value-type="float" office:value="0.00252" calcext:value-type="float">
            <text:p>0,00252</text:p>
          </table:table-cell>
          <table:table-cell table:style-name="ce490" table:formula="of:=[.$D$14]*(1-[.I$19]/[.$F$12])^[.$C14]" office:value-type="float" office:value="0.00175" calcext:value-type="float">
            <text:p>0,00175</text:p>
          </table:table-cell>
          <table:table-cell table:style-name="ce490" table:formula="of:=[.$D$14]*(1-[.J$19]/[.$F$12])^[.$C14]" office:value-type="float" office:value="0.00112" calcext:value-type="float">
            <text:p>0,00112</text:p>
          </table:table-cell>
          <table:table-cell table:style-name="ce490" table:formula="of:=[.$D$14]*(1-[.K$19]/[.$F$12])^[.$C14]" office:value-type="float" office:value="0.00063" calcext:value-type="float">
            <text:p>0,00063</text:p>
          </table:table-cell>
          <table:table-cell table:style-name="ce490" table:formula="of:=[.$D$14]*(1-[.L$19]/[.$F$12])^[.$C14]" office:value-type="float" office:value="0.00028" calcext:value-type="float">
            <text:p>0,00028</text:p>
          </table:table-cell>
          <table:table-cell table:style-name="ce490" table:formula="of:=[.$D$14]*(1-[.M$19]/[.$F$12])^[.$C14]" office:value-type="float" office:value="0.00007" calcext:value-type="float">
            <text:p>0,00007</text:p>
          </table:table-cell>
          <table:table-cell table:style-name="ce490" table:formula="of:=[.$D$14]*(1-[.N$19]/[.$F$12])^[.$C14]" office:value-type="float" office:value="0" calcext:value-type="float">
            <text:p>0,00000</text:p>
          </table:table-cell>
          <table:table-cell table:style-name="ce490" table:number-columns-repeated="2"/>
          <table:table-cell table:number-columns-repeated="4"/>
        </table:table-row>
        <table:table-row table:style-name="ro1">
          <table:table-cell table:style-name="ce350" office:value-type="float" office:value="0.007" calcext:value-type="float">
            <text:p>0,007</text:p>
          </table:table-cell>
          <table:covered-table-cell/>
          <table:table-cell office:value-type="float" office:value="1.5" calcext:value-type="float">
            <text:p>1,5</text:p>
          </table:table-cell>
          <table:table-cell table:formula="of:=[.$A$15]-[.A17]" office:value-type="float" office:value="0.006" calcext:value-type="float">
            <text:p>0,006</text:p>
          </table:table-cell>
          <table:table-cell table:style-name="ce490" table:formula="of:=[.$D$15]*(1-[.E$19]/[.$F$12])^[.$C15]" office:value-type="float" office:value="0.00512288980947278" calcext:value-type="float">
            <text:p>0,00512</text:p>
          </table:table-cell>
          <table:table-cell table:style-name="ce490" table:formula="of:=[.$D$15]*(1-[.F$19]/[.$F$12])^[.$C15]" office:value-type="float" office:value="0.0042932505167996" calcext:value-type="float">
            <text:p>0,00429</text:p>
          </table:table-cell>
          <table:table-cell table:style-name="ce490" table:formula="of:=[.$D$15]*(1-[.G$19]/[.$F$12])^[.$C15]" office:value-type="float" office:value="0.00351397211144312" calcext:value-type="float">
            <text:p>0,00351</text:p>
          </table:table-cell>
          <table:table-cell table:style-name="ce490" table:formula="of:=[.$D$15]*(1-[.H$19]/[.$F$12])^[.$C15]" office:value-type="float" office:value="0.00278854800926934" calcext:value-type="float">
            <text:p>0,00279</text:p>
          </table:table-cell>
          <table:table-cell table:style-name="ce490" table:formula="of:=[.$D$15]*(1-[.I$19]/[.$F$12])^[.$C15]" office:value-type="float" office:value="0.00212132034355964" calcext:value-type="float">
            <text:p>0,00212</text:p>
          </table:table-cell>
          <table:table-cell table:style-name="ce490" table:formula="of:=[.$D$15]*(1-[.J$19]/[.$F$12])^[.$C15]" office:value-type="float" office:value="0.00151789327688082" calcext:value-type="float">
            <text:p>0,00152</text:p>
          </table:table-cell>
          <table:table-cell table:style-name="ce490" table:formula="of:=[.$D$15]*(1-[.K$19]/[.$F$12])^[.$C15]" office:value-type="float" office:value="0.000985900603509299" calcext:value-type="float">
            <text:p>0,00099</text:p>
          </table:table-cell>
          <table:table-cell table:style-name="ce490" table:formula="of:=[.$D$15]*(1-[.L$19]/[.$F$12])^[.$C15]" office:value-type="float" office:value="0.000536656314599949" calcext:value-type="float">
            <text:p>0,00054</text:p>
          </table:table-cell>
          <table:table-cell table:style-name="ce490" table:formula="of:=[.$D$15]*(1-[.M$19]/[.$F$12])^[.$C15]" office:value-type="float" office:value="0.000189736659610103" calcext:value-type="float">
            <text:p>0,00019</text:p>
          </table:table-cell>
          <table:table-cell table:style-name="ce490" table:formula="of:=[.$D$15]*(1-[.N$19]/[.$F$12])^[.$C15]" office:value-type="float" office:value="0" calcext:value-type="float">
            <text:p>0,00000</text:p>
          </table:table-cell>
          <table:table-cell table:number-columns-repeated="6"/>
        </table:table-row>
        <table:table-row table:style-name="ro1">
          <table:table-cell table:style-name="ce262" office:value-type="string" calcext:value-type="string">
            <text:p>offset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style-name="ce490" table:formula="of:=[.$D$16]*(1-[.E$19]/[.$F$12])^[.$C16]" office:value-type="float" office:value="0.018" calcext:value-type="float">
            <text:p>0,01800</text:p>
          </table:table-cell>
          <table:table-cell table:style-name="ce490" table:formula="of:=[.$D$16]*(1-[.F$19]/[.$F$12])^[.$C16]" office:value-type="float" office:value="0.016" calcext:value-type="float">
            <text:p>0,01600</text:p>
          </table:table-cell>
          <table:table-cell table:style-name="ce490" table:formula="of:=[.$D$16]*(1-[.G$19]/[.$F$12])^[.$C16]" office:value-type="float" office:value="0.014" calcext:value-type="float">
            <text:p>0,01400</text:p>
          </table:table-cell>
          <table:table-cell table:style-name="ce490" table:formula="of:=[.$D$16]*(1-[.H$19]/[.$F$12])^[.$C16]" office:value-type="float" office:value="0.012" calcext:value-type="float">
            <text:p>0,01200</text:p>
          </table:table-cell>
          <table:table-cell table:style-name="ce490" table:formula="of:=[.$D$16]*(1-[.I$19]/[.$F$12])^[.$C16]" office:value-type="float" office:value="0.01" calcext:value-type="float">
            <text:p>0,01000</text:p>
          </table:table-cell>
          <table:table-cell table:style-name="ce490" table:formula="of:=[.$D$16]*(1-[.J$19]/[.$F$12])^[.$C16]" office:value-type="float" office:value="0.008" calcext:value-type="float">
            <text:p>0,00800</text:p>
          </table:table-cell>
          <table:table-cell table:style-name="ce490" table:formula="of:=[.$D$16]*(1-[.K$19]/[.$F$12])^[.$C16]" office:value-type="float" office:value="0.006" calcext:value-type="float">
            <text:p>0,00600</text:p>
          </table:table-cell>
          <table:table-cell table:style-name="ce490" table:formula="of:=[.$D$16]*(1-[.L$19]/[.$F$12])^[.$C16]" office:value-type="float" office:value="0.004" calcext:value-type="float">
            <text:p>0,00400</text:p>
          </table:table-cell>
          <table:table-cell table:style-name="ce490" table:formula="of:=[.$D$16]*(1-[.M$19]/[.$F$12])^[.$C16]" office:value-type="float" office:value="0.002" calcext:value-type="float">
            <text:p>0,00200</text:p>
          </table:table-cell>
          <table:table-cell table:style-name="ce490" table:formula="of:=[.$D$16]*(1-[.N$19]/[.$F$12])^[.$C16]" office:value-type="float" office:value="0" calcext:value-type="float">
            <text:p>0,00000</text:p>
          </table:table-cell>
          <table:table-cell table:number-columns-repeated="6"/>
        </table:table-row>
        <table:table-row table:style-name="ro1">
          <table:table-cell table:style-name="ce350" office:value-type="float" office:value="0.001" calcext:value-type="float">
            <text:p>0,001</text:p>
          </table:table-cell>
          <table:covered-table-cell/>
          <table:table-cell office:value-type="string" calcext:value-type="string">
            <text:p>now</text:p>
          </table:table-cell>
          <table:table-cell table:style-name="ce490" table:formula="of:=[.A15]" office:value-type="float" office:value="0.007" calcext:value-type="float">
            <text:p>0,00700</text:p>
          </table:table-cell>
          <table:table-cell table:style-name="ce490" table:formula="of:=[.E15]+[.$A$17]" office:value-type="float" office:value="0.00612288980947278" calcext:value-type="float">
            <text:p>0,00612</text:p>
          </table:table-cell>
          <table:table-cell table:style-name="ce490" table:formula="of:=[.F15]+[.$A$17]" office:value-type="float" office:value="0.0052932505167996" calcext:value-type="float">
            <text:p>0,00529</text:p>
          </table:table-cell>
          <table:table-cell table:style-name="ce490" table:formula="of:=[.G15]+[.$A$17]" office:value-type="float" office:value="0.00451397211144312" calcext:value-type="float">
            <text:p>0,00451</text:p>
          </table:table-cell>
          <table:table-cell table:style-name="ce490" table:formula="of:=[.H15]+[.$A$17]" office:value-type="float" office:value="0.00378854800926934" calcext:value-type="float">
            <text:p>0,00379</text:p>
          </table:table-cell>
          <table:table-cell table:style-name="ce490" table:formula="of:=[.I15]+[.$A$17]" office:value-type="float" office:value="0.00312132034355964" calcext:value-type="float">
            <text:p>0,00312</text:p>
          </table:table-cell>
          <table:table-cell table:style-name="ce490" table:formula="of:=[.J15]+[.$A$17]" office:value-type="float" office:value="0.00251789327688082" calcext:value-type="float">
            <text:p>0,00252</text:p>
          </table:table-cell>
          <table:table-cell table:style-name="ce490" table:formula="of:=[.K15]+[.$A$17]" office:value-type="float" office:value="0.0019859006035093" calcext:value-type="float">
            <text:p>0,00199</text:p>
          </table:table-cell>
          <table:table-cell table:style-name="ce490" table:formula="of:=[.L15]+[.$A$17]" office:value-type="float" office:value="0.00153665631459995" calcext:value-type="float">
            <text:p>0,00154</text:p>
          </table:table-cell>
          <table:table-cell table:style-name="ce490" table:formula="of:=[.M15]+[.$A$17]" office:value-type="float" office:value="0.0011897366596101" calcext:value-type="float">
            <text:p>0,00119</text:p>
          </table:table-cell>
          <table:table-cell table:style-name="ce490" table:formula="of:=[.N15]+[.$A$17]" office:value-type="float" office:value="0.001" calcext:value-type="float">
            <text:p>0,00100</text:p>
          </table:table-cell>
          <table:table-cell table:number-columns-repeated="6"/>
        </table:table-row>
        <table:table-row table:style-name="ro1">
          <table:table-cell table:style-name="ce350"/>
          <table:table-cell/>
          <table:table-cell office:value-type="string" calcext:value-type="string">
            <text:p>next</text:p>
          </table:table-cell>
          <table:table-cell table:style-name="ce490" table:formula="of:=[.A22]+[.$A$20]" office:value-type="float" office:value="0.006" calcext:value-type="float">
            <text:p>0,00600</text:p>
          </table:table-cell>
          <table:table-cell table:style-name="ce490" table:formula="of:=[.$A$22]*(1-[.E$19]/[.$F$12])^[.$A24]+[.$A$20]" office:value-type="float" office:value="0.00541525987298185" calcext:value-type="float">
            <text:p>0,00542</text:p>
          </table:table-cell>
          <table:table-cell table:style-name="ce490" table:formula="of:=[.$A$22]*(1-[.F$19]/[.$F$12])^[.$A24]+[.$A$20]" office:value-type="float" office:value="0.00486216701119973" calcext:value-type="float">
            <text:p>0,00486</text:p>
          </table:table-cell>
          <table:table-cell table:style-name="ce490" table:formula="of:=[.$A$22]*(1-[.G$19]/[.$F$12])^[.$A24]+[.$A$20]" office:value-type="float" office:value="0.00434264807429541" calcext:value-type="float">
            <text:p>0,00434</text:p>
          </table:table-cell>
          <table:table-cell table:style-name="ce490" table:formula="of:=[.$A$22]*(1-[.H$19]/[.$F$12])^[.$A24]+[.$A$20]" office:value-type="float" office:value="0.00385903200617956" calcext:value-type="float">
            <text:p>0,00386</text:p>
          </table:table-cell>
          <table:table-cell table:style-name="ce490" table:formula="of:=[.$A$22]*(1-[.I$19]/[.$F$12])^[.$A24]+[.$A$20]" office:value-type="float" office:value="0.0034142135623731" calcext:value-type="float">
            <text:p>0,00341</text:p>
          </table:table-cell>
          <table:table-cell table:style-name="ce490" table:formula="of:=[.$A$22]*(1-[.J$19]/[.$F$12])^[.$A24]+[.$A$20]" office:value-type="float" office:value="0.00301192885125388" calcext:value-type="float">
            <text:p>0,00301</text:p>
          </table:table-cell>
          <table:table-cell table:style-name="ce490" table:formula="of:=[.$A$22]*(1-[.K$19]/[.$F$12])^[.$A24]+[.$A$20]" office:value-type="float" office:value="0.0026572670690062" calcext:value-type="float">
            <text:p>0,00266</text:p>
          </table:table-cell>
          <table:table-cell table:style-name="ce490" table:formula="of:=[.$A$22]*(1-[.L$19]/[.$F$12])^[.$A24]+[.$A$20]" office:value-type="float" office:value="0.00235777087639997" calcext:value-type="float">
            <text:p>0,00236</text:p>
          </table:table-cell>
          <table:table-cell table:style-name="ce490" table:formula="of:=[.$A$22]*(1-[.M$19]/[.$F$12])^[.$A24]+[.$A$20]" office:value-type="float" office:value="0.00212649110640673" calcext:value-type="float">
            <text:p>0,00213</text:p>
          </table:table-cell>
          <table:table-cell table:style-name="ce490" table:formula="of:=[.$A$22]*(1-[.N$19]/[.$F$12])^[.$A24]+[.$A$20]" office:value-type="float" office:value="0.002" calcext:value-type="float">
            <text:p>0,0020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actual of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19]+([.E19]-[.D19])" office:value-type="float" office:value="20" calcext:value-type="float">
            <text:p>20</text:p>
          </table:table-cell>
          <table:table-cell table:formula="of:=[.F19]+([.F19]-[.E19])" office:value-type="float" office:value="30" calcext:value-type="float">
            <text:p>30</text:p>
          </table:table-cell>
          <table:table-cell table:formula="of:=[.G19]+([.G19]-[.F19])" office:value-type="float" office:value="40" calcext:value-type="float">
            <text:p>40</text:p>
          </table:table-cell>
          <table:table-cell table:formula="of:=[.H19]+([.H19]-[.G19])" office:value-type="float" office:value="50" calcext:value-type="float">
            <text:p>50</text:p>
          </table:table-cell>
          <table:table-cell table:formula="of:=[.I19]+([.I19]-[.H19])" office:value-type="float" office:value="60" calcext:value-type="float">
            <text:p>60</text:p>
          </table:table-cell>
          <table:table-cell table:formula="of:=[.J19]+([.J19]-[.I19])" office:value-type="float" office:value="70" calcext:value-type="float">
            <text:p>70</text:p>
          </table:table-cell>
          <table:table-cell table:formula="of:=[.K19]+([.K19]-[.J19])" office:value-type="float" office:value="80" calcext:value-type="float">
            <text:p>80</text:p>
          </table:table-cell>
          <table:table-cell table:formula="of:=[.L19]+([.L19]-[.K19])" office:value-type="float" office:value="90" calcext:value-type="float">
            <text:p>90</text:p>
          </table:table-cell>
          <table:table-cell table:formula="of:=[.M19]+([.M19]-[.L19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0" office:value-type="float" office:value="0.002" calcext:value-type="float">
            <text:p>0,0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t next</text:p>
          </table:table-cell>
          <table:table-cell table:number-columns-repeated="19"/>
        </table:table-row>
        <table:table-row table:style-name="ro1">
          <table:table-cell office:value-type="float" office:value="0.004" calcext:value-type="float">
            <text:p>0,0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w</text:p>
          </table:table-cell>
          <table:table-cell table:number-columns-repeated="19"/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1" table:target-range-address="recapByLayers.A7:recapByLayers.J48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Liberation Mono" svg:font-family="'Liberation Mono', 'Courier New', 'DejaVu Sans Mono', Courier, Monaco" style:font-family-generic="modern" style:font-pitch="fixed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6:13:34.567796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3-13T13:54:35.668206090</dc:date>
    <meta:editing-duration>P4DT13H18M39S</meta:editing-duration>
    <meta:editing-cycles>45</meta:editing-cycles>
    <meta:generator>LibreOffice/6.0.1.1$MacOSX_X86_64 LibreOffice_project/60bfb1526849283ce2491346ed2aa51c465abfe6</meta:generator>
    <meta:document-statistic meta:table-count="11" meta:cell-count="67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3cm" svg:height="10.923cm" xlink:href="." xlink:type="simple" chart:class="chart:scatter" chart:style-name="ch1">
        <chart:title svg:x="10.386cm" svg:y="0.353cm" chart:style-name="ch2">
          <text:p>FRAME</text:p>
        </chart:title>
        <chart:legend chart:legend-position="end" svg:x="21.224cm" svg:y="4.67cm" style:legend-expansion="high" chart:style-name="ch3"/>
        <chart:plot-area chart:style-name="ch4" chart:data-source-has-labels="both" svg:x="0.925cm" svg:y="0.184cm" svg:width="19.413cm" svg:height="10.627cm">
          <chartooo:coordinate-region svg:x="1.545cm" svg:y="0.381cm" svg:width="18.422cm" svg:height="9.787cm"/>
          <chart:axis chart:dimension="x" chart:name="primary-x" chart:style-name="ch5" chartooo:axis-type="auto">
            <chart:categories table:cell-range-address="local-table.$A$2:.$A$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" chart:label-cell-address="local-table.$C$1" chart:class="chart:scatter">
            <chart:domain table:cell-range-address="local-table.$B$2:.$B$50"/>
            <chart:data-point chart:repeated="49"/>
          </chart:series>
          <chart:series chart:style-name="ch9" chart:values-cell-range-address="local-table.$D$2:.$D$50" chart:label-cell-address="local-table.$D$1" chart:class="chart:scatter">
            <chart:data-point chart:repeated="49"/>
          </chart:series>
          <chart:series chart:style-name="ch10" chart:values-cell-range-address="local-table.$F$2:.$F$50" chart:label-cell-address="local-table.$F$1" chart:class="chart:scatter">
            <chart:domain table:cell-range-address="local-table.$E$2:.$E$50"/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s</text:p>
              </table:table-cell>
              <table:table-cell office:value-type="string">
                <text:p/>
              </table:table-cell>
              <table:table-cell office:value-type="string">
                <text:p>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62.025">
                <text:p>62.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8.753">
                <text:p>58.753</text:p>
              </table:table-cell>
              <table:table-cell office:value-type="float" office:value="55.48">
                <text:p>55.48</text:p>
              </table:table-cell>
              <table:table-cell office:value-type="float" office:value="16">
                <text:p>16</text:p>
              </table:table-cell>
              <table:table-cell office:value-type="float" office:value="61.392">
                <text:p>61.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7.236">
                <text:p>57.236</text:p>
              </table:table-cell>
              <table:table-cell office:value-type="float" office:value="53.08">
                <text:p>53.08</text:p>
              </table:table-cell>
              <table:table-cell office:value-type="float" office:value="32">
                <text:p>32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6.669">
                <text:p>66.669</text:p>
              </table:table-cell>
              <table:table-cell office:value-type="float" office:value="63.678">
                <text:p>63.678</text:p>
              </table:table-cell>
              <table:table-cell office:value-type="float" office:value="32">
                <text:p>32</text:p>
              </table:table-cell>
              <table:table-cell office:value-type="float" office:value="63.687">
                <text:p>63.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3.252">
                <text:p>63.252</text:p>
              </table:table-cell>
              <table:table-cell office:value-type="float" office:value="62.817">
                <text:p>62.817</text:p>
              </table:table-cell>
              <table:table-cell office:value-type="float" office:value="48">
                <text:p>48</text:p>
              </table:table-cell>
              <table:table-cell office:value-type="float" office:value="71.242">
                <text:p>71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8.343">
                <text:p>68.343</text:p>
              </table:table-cell>
              <table:table-cell office:value-type="float" office:value="65.444">
                <text:p>65.444</text:p>
              </table:table-cell>
              <table:table-cell office:value-type="float" office:value="48">
                <text:p>48</text:p>
              </table:table-cell>
              <table:table-cell office:value-type="float" office:value="70.214">
                <text:p>70.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65.157">
                <text:p>65.157</text:p>
              </table:table-cell>
              <table:table-cell office:value-type="float" office:value="60.1">
                <text:p>60.1</text:p>
              </table:table-cell>
              <table:table-cell office:value-type="float" office:value="64">
                <text:p>64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7.19">
                <text:p>67.19</text:p>
              </table:table-cell>
              <table:table-cell office:value-type="float" office:value="64.719">
                <text:p>64.719</text:p>
              </table:table-cell>
              <table:table-cell office:value-type="float" office:value="64">
                <text:p>64</text:p>
              </table:table-cell>
              <table:table-cell office:value-type="float" office:value="66.456">
                <text:p>66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4.5">
                <text:p>64.5</text:p>
              </table:table-cell>
              <table:table-cell office:value-type="float" office:value="62.545">
                <text:p>62.545</text:p>
              </table:table-cell>
              <table:table-cell office:value-type="float" office:value="80">
                <text:p>80</text:p>
              </table:table-cell>
              <table:table-cell office:value-type="float" office:value="71.954">
                <text:p>71.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9.107">
                <text:p>69.107</text:p>
              </table:table-cell>
              <table:table-cell office:value-type="float" office:value="66.259">
                <text:p>66.259</text:p>
              </table:table-cell>
              <table:table-cell office:value-type="float" office:value="80">
                <text:p>80</text:p>
              </table:table-cell>
              <table:table-cell office:value-type="float" office:value="63.172">
                <text:p>63.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62.27">
                <text:p>62.27</text:p>
              </table:table-cell>
              <table:table-cell office:value-type="float" office:value="61.368">
                <text:p>61.368</text:p>
              </table:table-cell>
              <table:table-cell office:value-type="float" office:value="96">
                <text:p>96</text:p>
              </table:table-cell>
              <table:table-cell office:value-type="float" office:value="73.062">
                <text:p>73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9.275">
                <text:p>69.275</text:p>
              </table:table-cell>
              <table:table-cell office:value-type="float" office:value="65.489">
                <text:p>65.489</text:p>
              </table:table-cell>
              <table:table-cell office:value-type="float" office:value="96">
                <text:p>96</text:p>
              </table:table-cell>
              <table:table-cell office:value-type="float" office:value="70.293">
                <text:p>70.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66.645">
                <text:p>66.645</text:p>
              </table:table-cell>
              <table:table-cell office:value-type="float" office:value="62.998">
                <text:p>62.998</text:p>
              </table:table-cell>
              <table:table-cell office:value-type="float" office:value="112">
                <text:p>112</text:p>
              </table:table-cell>
              <table:table-cell office:value-type="float" office:value="71.282">
                <text:p>71.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8.906">
                <text:p>68.906</text:p>
              </table:table-cell>
              <table:table-cell office:value-type="float" office:value="66.531">
                <text:p>66.531</text:p>
              </table:table-cell>
              <table:table-cell office:value-type="float" office:value="112">
                <text:p>112</text:p>
              </table:table-cell>
              <table:table-cell office:value-type="float" office:value="66.614">
                <text:p>66.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65.938">
                <text:p>65.938</text:p>
              </table:table-cell>
              <table:table-cell office:value-type="float" office:value="65.263">
                <text:p>65.263</text:p>
              </table:table-cell>
              <table:table-cell office:value-type="float" office:value="128">
                <text:p>128</text:p>
              </table:table-cell>
              <table:table-cell office:value-type="float" office:value="69.699">
                <text:p>69.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8.342">
                <text:p>68.342</text:p>
              </table:table-cell>
              <table:table-cell office:value-type="float" office:value="66.984">
                <text:p>66.984</text:p>
              </table:table-cell>
              <table:table-cell office:value-type="float" office:value="128">
                <text:p>128</text:p>
              </table:table-cell>
              <table:table-cell office:value-type="float" office:value="66.93">
                <text:p>66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65.259">
                <text:p>65.259</text:p>
              </table:table-cell>
              <table:table-cell office:value-type="float" office:value="63.587">
                <text:p>63.587</text:p>
              </table:table-cell>
              <table:table-cell office:value-type="float" office:value="144">
                <text:p>144</text:p>
              </table:table-cell>
              <table:table-cell office:value-type="float" office:value="73.734">
                <text:p>73.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9.453">
                <text:p>69.453</text:p>
              </table:table-cell>
              <table:table-cell office:value-type="float" office:value="65.172">
                <text:p>65.172</text:p>
              </table:table-cell>
              <table:table-cell office:value-type="float" office:value="144">
                <text:p>14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65.851">
                <text:p>65.851</text:p>
              </table:table-cell>
              <table:table-cell office:value-type="float" office:value="62.953">
                <text:p>62.953</text:p>
              </table:table-cell>
              <table:table-cell office:value-type="float" office:value="160">
                <text:p>160</text:p>
              </table:table-cell>
              <table:table-cell office:value-type="float" office:value="73.972">
                <text:p>73.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70.455">
                <text:p>70.455</text:p>
              </table:table-cell>
              <table:table-cell office:value-type="float" office:value="66.938">
                <text:p>66.938</text:p>
              </table:table-cell>
              <table:table-cell office:value-type="float" office:value="160">
                <text:p>160</text:p>
              </table:table-cell>
              <table:table-cell office:value-type="float" office:value="72.785">
                <text:p>72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68.661">
                <text:p>68.661</text:p>
              </table:table-cell>
              <table:table-cell office:value-type="float" office:value="64.538">
                <text:p>64.538</text:p>
              </table:table-cell>
              <table:table-cell office:value-type="float" office:value="192">
                <text:p>192</text:p>
              </table:table-cell>
              <table:table-cell office:value-type="float" office:value="76.028">
                <text:p>76.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71.098">
                <text:p>71.098</text:p>
              </table:table-cell>
              <table:table-cell office:value-type="float" office:value="66.168">
                <text:p>66.168</text:p>
              </table:table-cell>
              <table:table-cell office:value-type="float" office:value="192">
                <text:p>192</text:p>
              </table:table-cell>
              <table:table-cell office:value-type="float" office:value="71.519">
                <text:p>71.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">
                <text:p>192</text:p>
              </table:table-cell>
              <table:table-cell office:value-type="float" office:value="67.757">
                <text:p>67.757</text:p>
              </table:table-cell>
              <table:table-cell office:value-type="float" office:value="63.995">
                <text:p>63.995</text:p>
              </table:table-cell>
              <table:table-cell office:value-type="float" office:value="208">
                <text:p>208</text:p>
              </table:table-cell>
              <table:table-cell office:value-type="float" office:value="73.616">
                <text:p>73.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70.73">
                <text:p>70.73</text:p>
              </table:table-cell>
              <table:table-cell office:value-type="float" office:value="67.844">
                <text:p>67.844</text:p>
              </table:table-cell>
              <table:table-cell office:value-type="float" office:value="208">
                <text:p>208</text:p>
              </table:table-cell>
              <table:table-cell office:value-type="float" office:value="68.948">
                <text:p>68.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">
                <text:p>208</text:p>
              </table:table-cell>
              <table:table-cell office:value-type="float" office:value="67.037">
                <text:p>67.037</text:p>
              </table:table-cell>
              <table:table-cell office:value-type="float" office:value="65.127">
                <text:p>65.127</text:p>
              </table:table-cell>
              <table:table-cell office:value-type="float" office:value="224">
                <text:p>224</text:p>
              </table:table-cell>
              <table:table-cell office:value-type="float" office:value="74.604">
                <text:p>74.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70.975">
                <text:p>70.975</text:p>
              </table:table-cell>
              <table:table-cell office:value-type="float" office:value="67.346">
                <text:p>67.346</text:p>
              </table:table-cell>
              <table:table-cell office:value-type="float" office:value="224">
                <text:p>224</text:p>
              </table:table-cell>
              <table:table-cell office:value-type="float" office:value="65.348">
                <text:p>65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  <table:table-cell office:value-type="float" office:value="65.939">
                <text:p>65.939</text:p>
              </table:table-cell>
              <table:table-cell office:value-type="float" office:value="66.531">
                <text:p>66.531</text:p>
              </table:table-cell>
              <table:table-cell office:value-type="float" office:value="240">
                <text:p>240</text:p>
              </table:table-cell>
              <table:table-cell office:value-type="float" office:value="73.259">
                <text:p>73.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70.393">
                <text:p>70.393</text:p>
              </table:table-cell>
              <table:table-cell office:value-type="float" office:value="67.527">
                <text:p>67.527</text:p>
              </table:table-cell>
              <table:table-cell office:value-type="float" office:value="240">
                <text:p>240</text:p>
              </table:table-cell>
              <table:table-cell office:value-type="float" office:value="72.152">
                <text:p>72.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69.319">
                <text:p>69.319</text:p>
              </table:table-cell>
              <table:table-cell office:value-type="float" office:value="66.486">
                <text:p>66.486</text:p>
              </table:table-cell>
              <table:table-cell office:value-type="float" office:value="256">
                <text:p>256</text:p>
              </table:table-cell>
              <table:table-cell office:value-type="float" office:value="74.565">
                <text:p>74.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914">
                <text:p>69.914</text:p>
              </table:table-cell>
              <table:table-cell office:value-type="float" office:value="65.263">
                <text:p>65.263</text:p>
              </table:table-cell>
              <table:table-cell office:value-type="float" office:value="256">
                <text:p>256</text:p>
              </table:table-cell>
              <table:table-cell office:value-type="float" office:value="68.038">
                <text:p>68.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">
                <text:p>256</text:p>
              </table:table-cell>
              <table:table-cell office:value-type="float" office:value="66.945">
                <text:p>66.945</text:p>
              </table:table-cell>
              <table:table-cell office:value-type="float" office:value="65.851">
                <text:p>65.851</text:p>
              </table:table-cell>
              <table:table-cell office:value-type="float" office:value="272">
                <text:p>27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71.856">
                <text:p>71.856</text:p>
              </table:table-cell>
              <table:table-cell office:value-type="float" office:value="66.576">
                <text:p>66.576</text:p>
              </table:table-cell>
              <table:table-cell office:value-type="float" office:value="272">
                <text:p>272</text:p>
              </table:table-cell>
              <table:table-cell office:value-type="float" office:value="68.552">
                <text:p>68.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">
                <text:p>272</text:p>
              </table:table-cell>
              <table:table-cell office:value-type="float" office:value="65.888">
                <text:p>65.888</text:p>
              </table:table-cell>
              <table:table-cell office:value-type="float" office:value="63.225">
                <text:p>63.225</text:p>
              </table:table-cell>
              <table:table-cell office:value-type="float" office:value="288">
                <text:p>288</text:p>
              </table:table-cell>
              <table:table-cell office:value-type="float" office:value="76.938">
                <text:p>76.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72.029">
                <text:p>72.029</text:p>
              </table:table-cell>
              <table:table-cell office:value-type="float" office:value="67.12">
                <text:p>67.12</text:p>
              </table:table-cell>
              <table:table-cell office:value-type="float" office:value="288">
                <text:p>288</text:p>
              </table:table-cell>
              <table:table-cell office:value-type="float" office:value="67.128">
                <text:p>67.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">
                <text:p>288</text:p>
              </table:table-cell>
              <table:table-cell office:value-type="float" office:value="65.607">
                <text:p>65.607</text:p>
              </table:table-cell>
              <table:table-cell office:value-type="float" office:value="64.085">
                <text:p>64.085</text:p>
              </table:table-cell>
              <table:table-cell office:value-type="float" office:value="304">
                <text:p>304</text:p>
              </table:table-cell>
              <table:table-cell office:value-type="float" office:value="75.158">
                <text:p>75.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70.912">
                <text:p>70.912</text:p>
              </table:table-cell>
              <table:table-cell office:value-type="float" office:value="66.667">
                <text:p>66.667</text:p>
              </table:table-cell>
              <table:table-cell office:value-type="float" office:value="304">
                <text:p>304</text:p>
              </table:table-cell>
              <table:table-cell office:value-type="float" office:value="71.915">
                <text:p>71.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67.932">
                <text:p>67.932</text:p>
              </table:table-cell>
              <table:table-cell office:value-type="float" office:value="63.949">
                <text:p>63.949</text:p>
              </table:table-cell>
              <table:table-cell office:value-type="float" office:value="320">
                <text:p>320</text:p>
              </table:table-cell>
              <table:table-cell office:value-type="float" office:value="76.622">
                <text:p>76.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71.554">
                <text:p>71.554</text:p>
              </table:table-cell>
              <table:table-cell office:value-type="float" office:value="66.486">
                <text:p>66.486</text:p>
              </table:table-cell>
              <table:table-cell office:value-type="float" office:value="320">
                <text:p>320</text:p>
              </table:table-cell>
              <table:table-cell office:value-type="float" office:value="70.649">
                <text:p>70.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0">
                <text:p>320</text:p>
              </table:table-cell>
              <table:table-cell office:value-type="float" office:value="67.752">
                <text:p>67.752</text:p>
              </table:table-cell>
              <table:table-cell office:value-type="float" office:value="64.855">
                <text:p>64.855</text:p>
              </table:table-cell>
              <table:table-cell office:value-type="float" office:value="352">
                <text:p>35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72.015">
                <text:p>72.015</text:p>
              </table:table-cell>
              <table:table-cell office:value-type="float" office:value="66.893">
                <text:p>66.893</text:p>
              </table:table-cell>
              <table:table-cell office:value-type="float" office:value="352">
                <text:p>352</text:p>
              </table:table-cell>
              <table:table-cell office:value-type="float" office:value="69.897">
                <text:p>69.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2">
                <text:p>352</text:p>
              </table:table-cell>
              <table:table-cell office:value-type="float" office:value="67.784">
                <text:p>67.784</text:p>
              </table:table-cell>
              <table:table-cell office:value-type="float" office:value="65.67">
                <text:p>65.67</text:p>
              </table:table-cell>
              <table:table-cell office:value-type="float" office:value="544">
                <text:p>544</text:p>
              </table:table-cell>
              <table:table-cell office:value-type="float" office:value="75.119">
                <text:p>75.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70.847">
                <text:p>70.847</text:p>
              </table:table-cell>
              <table:table-cell office:value-type="float" office:value="66.576">
                <text:p>66.576</text:p>
              </table:table-cell>
              <table:table-cell office:value-type="float" office:value="544">
                <text:p>544</text:p>
              </table:table-cell>
              <table:table-cell office:value-type="float" office:value="71.005">
                <text:p>71.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4">
                <text:p>544</text:p>
              </table:table-cell>
              <table:table-cell office:value-type="float" office:value="68.7">
                <text:p>68.7</text:p>
              </table:table-cell>
              <table:table-cell office:value-type="float" office:value="66.395">
                <text:p>66.395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51.181">
                <text:p>51.181</text:p>
              </table:table-cell>
              <table:table-cell office:value-type="float" office:value="65.851">
                <text:p>65.851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4">
                <text:p>704</text:p>
              </table:table-cell>
              <table:table-cell office:value-type="float" office:value="50.887">
                <text:p>50.887</text:p>
              </table:table-cell>
              <table:table-cell office:value-type="float" office:value="65.263">
                <text:p>65.263</text:p>
              </table:table-cell>
              <table:table-cell office:value-type="float" office:value="880">
                <text:p>880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72.091">
                <text:p>72.091</text:p>
              </table:table-cell>
              <table:table-cell office:value-type="float" office:value="66.531">
                <text:p>66.531</text:p>
              </table:table-cell>
              <table:table-cell office:value-type="float" office:value="880">
                <text:p>880</text:p>
              </table:table-cell>
              <table:table-cell office:value-type="float" office:value="73.299">
                <text:p>73.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0">
                <text:p>880</text:p>
              </table:table-cell>
              <table:table-cell office:value-type="float" office:value="69.19">
                <text:p>69.19</text:p>
              </table:table-cell>
              <table:table-cell office:value-type="float" office:value="65.082">
                <text:p>65.082</text:p>
              </table:table-cell>
              <table:table-cell office:value-type="float" office:value="1056">
                <text:p>1056</text:p>
              </table:table-cell>
              <table:table-cell office:value-type="float" office:value="76.543">
                <text:p>76.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71.967">
                <text:p>71.967</text:p>
              </table:table-cell>
              <table:table-cell office:value-type="float" office:value="67.391">
                <text:p>67.391</text:p>
              </table:table-cell>
              <table:table-cell office:value-type="float" office:value="1056">
                <text:p>1056</text:p>
              </table:table-cell>
              <table:table-cell office:value-type="float" office:value="73.339">
                <text:p>73.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6">
                <text:p>1056</text:p>
              </table:table-cell>
              <table:table-cell office:value-type="float" office:value="68.372">
                <text:p>68.372</text:p>
              </table:table-cell>
              <table:table-cell office:value-type="float" office:value="63.406">
                <text:p>63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5cm" svg:height="9.117cm" xlink:href="." xlink:type="simple" chart:class="chart:scatter" chart:style-name="ch1">
        <chart:title svg:x="10.125cm" svg:y="0.317cm" chart:style-name="ch2">
          <text:p>3BAR</text:p>
        </chart:title>
        <chart:legend chart:legend-position="end" svg:x="20.286cm" svg:y="3.767cm" style:legend-expansion="high" chart:style-name="ch3"/>
        <chart:plot-area chart:style-name="ch4" chart:data-source-has-labels="both" svg:x="0.431cm" svg:y="1.284cm" svg:width="19.424cm" svg:height="7.651cm">
          <chartooo:coordinate-region svg:x="1.051cm" svg:y="1.481cm" svg:width="18.433cm" svg:height="6.811cm"/>
          <chart:axis chart:dimension="x" chart:name="primary-x" chart:style-name="ch5" chartooo:axis-type="auto">
            <chart:categories table:cell-range-address="local-table.$A$2:.$A$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9" chart:label-cell-address="local-table.$C$1" chart:class="chart:scatter">
            <chart:domain table:cell-range-address="local-table.$B$2:.$B$49"/>
            <chart:data-point chart:repeated="48"/>
          </chart:series>
          <chart:series chart:style-name="ch9" chart:values-cell-range-address="local-table.$D$2:.$D$49" chart:label-cell-address="local-table.$D$1" chart:class="chart:scatter">
            <chart:data-point chart:repeated="48"/>
          </chart:series>
          <chart:series chart:style-name="ch10" chart:values-cell-range-address="local-table.$E$2:.$E$49" chart:label-cell-address="local-table.$E$1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v</text:p>
              </table:table-cell>
              <table:table-cell office:value-type="string">
                <text:p>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61.486">
                <text:p>61.486</text:p>
              </table:table-cell>
              <table:table-cell office:value-type="float" office:value="62.737">
                <text:p>62.737</text:p>
              </table:table-cell>
              <table:table-cell office:value-type="float" office:value="60.236">
                <text:p>60.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7.311">
                <text:p>57.311</text:p>
              </table:table-cell>
              <table:table-cell office:value-type="float" office:value="60.047">
                <text:p>60.047</text:p>
              </table:table-cell>
              <table:table-cell office:value-type="float" office:value="54.574">
                <text:p>54.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63.206">
                <text:p>63.206</text:p>
              </table:table-cell>
              <table:table-cell office:value-type="float" office:value="64.003">
                <text:p>64.003</text:p>
              </table:table-cell>
              <table:table-cell office:value-type="float" office:value="62.409">
                <text:p>62.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0.172">
                <text:p>60.172</text:p>
              </table:table-cell>
              <table:table-cell office:value-type="float" office:value="63.37">
                <text:p>63.37</text:p>
              </table:table-cell>
              <table:table-cell office:value-type="float" office:value="56.975">
                <text:p>56.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66.105">
                <text:p>66.105</text:p>
              </table:table-cell>
              <table:table-cell office:value-type="float" office:value="67.128">
                <text:p>67.128</text:p>
              </table:table-cell>
              <table:table-cell office:value-type="float" office:value="65.082">
                <text:p>65.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3.609">
                <text:p>63.609</text:p>
              </table:table-cell>
              <table:table-cell office:value-type="float" office:value="63.449">
                <text:p>63.449</text:p>
              </table:table-cell>
              <table:table-cell office:value-type="float" office:value="63.768">
                <text:p>63.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7.677">
                <text:p>67.677</text:p>
              </table:table-cell>
              <table:table-cell office:value-type="float" office:value="69.502">
                <text:p>69.502</text:p>
              </table:table-cell>
              <table:table-cell office:value-type="float" office:value="65.851">
                <text:p>65.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3.777">
                <text:p>63.777</text:p>
              </table:table-cell>
              <table:table-cell office:value-type="float" office:value="64.873">
                <text:p>64.873</text:p>
              </table:table-cell>
              <table:table-cell office:value-type="float" office:value="62.681">
                <text:p>62.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7.356">
                <text:p>67.356</text:p>
              </table:table-cell>
              <table:table-cell office:value-type="float" office:value="70.174">
                <text:p>70.174</text:p>
              </table:table-cell>
              <table:table-cell office:value-type="float" office:value="64.538">
                <text:p>64.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59.281">
                <text:p>59.281</text:p>
              </table:table-cell>
              <table:table-cell office:value-type="float" office:value="54.114">
                <text:p>54.114</text:p>
              </table:table-cell>
              <table:table-cell office:value-type="float" office:value="64.447">
                <text:p>64.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69.142">
                <text:p>69.142</text:p>
              </table:table-cell>
              <table:table-cell office:value-type="float" office:value="70.53">
                <text:p>70.53</text:p>
              </table:table-cell>
              <table:table-cell office:value-type="float" office:value="67.754">
                <text:p>67.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2.693">
                <text:p>62.693</text:p>
              </table:table-cell>
              <table:table-cell office:value-type="float" office:value="64.834">
                <text:p>64.834</text:p>
              </table:table-cell>
              <table:table-cell office:value-type="float" office:value="60.553">
                <text:p>60.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71.174">
                <text:p>71.174</text:p>
              </table:table-cell>
              <table:table-cell office:value-type="float" office:value="74.367">
                <text:p>74.367</text:p>
              </table:table-cell>
              <table:table-cell office:value-type="float" office:value="67.98">
                <text:p>6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7.409">
                <text:p>67.409</text:p>
              </table:table-cell>
              <table:table-cell office:value-type="float" office:value="71.005">
                <text:p>71.005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69.225">
                <text:p>69.225</text:p>
              </table:table-cell>
              <table:table-cell office:value-type="float" office:value="72.508">
                <text:p>72.508</text:p>
              </table:table-cell>
              <table:table-cell office:value-type="float" office:value="65.942">
                <text:p>65.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3.628">
                <text:p>63.628</text:p>
              </table:table-cell>
              <table:table-cell office:value-type="float" office:value="63.805">
                <text:p>63.805</text:p>
              </table:table-cell>
              <table:table-cell office:value-type="float" office:value="63.451">
                <text:p>63.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69.445">
                <text:p>69.445</text:p>
              </table:table-cell>
              <table:table-cell office:value-type="float" office:value="73.22">
                <text:p>73.22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7.044">
                <text:p>67.044</text:p>
              </table:table-cell>
              <table:table-cell office:value-type="float" office:value="71.361">
                <text:p>71.361</text:p>
              </table:table-cell>
              <table:table-cell office:value-type="float" office:value="62.726">
                <text:p>62.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71.694">
                <text:p>71.694</text:p>
              </table:table-cell>
              <table:table-cell office:value-type="float" office:value="75.316">
                <text:p>75.316</text:p>
              </table:table-cell>
              <table:table-cell office:value-type="float" office:value="68.071">
                <text:p>68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6.361">
                <text:p>66.361</text:p>
              </table:table-cell>
              <table:table-cell office:value-type="float" office:value="68.908">
                <text:p>68.908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70.607">
                <text:p>70.607</text:p>
              </table:table-cell>
              <table:table-cell office:value-type="float" office:value="75">
                <text:p>75</text:p>
              </table:table-cell>
              <table:table-cell office:value-type="float" office:value="66.214">
                <text:p>66.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68.591">
                <text:p>68.591</text:p>
              </table:table-cell>
              <table:table-cell office:value-type="float" office:value="72.191">
                <text:p>72.191</text:p>
              </table:table-cell>
              <table:table-cell office:value-type="float" office:value="64.991">
                <text:p>64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">
                <text:p>208</text:p>
              </table:table-cell>
              <table:table-cell office:value-type="float" office:value="70.645">
                <text:p>70.645</text:p>
              </table:table-cell>
              <table:table-cell office:value-type="float" office:value="73.853">
                <text:p>73.853</text:p>
              </table:table-cell>
              <table:table-cell office:value-type="float" office:value="67.437">
                <text:p>67.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67.496">
                <text:p>67.496</text:p>
              </table:table-cell>
              <table:table-cell office:value-type="float" office:value="69.185">
                <text:p>69.185</text:p>
              </table:table-cell>
              <table:table-cell office:value-type="float" office:value="65.806">
                <text:p>65.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71.246">
                <text:p>71.246</text:p>
              </table:table-cell>
              <table:table-cell office:value-type="float" office:value="75.237">
                <text:p>75.237</text:p>
              </table:table-cell>
              <table:table-cell office:value-type="float" office:value="67.255">
                <text:p>67.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67.877">
                <text:p>67.877</text:p>
              </table:table-cell>
              <table:table-cell office:value-type="float" office:value="69.858">
                <text:p>69.858</text:p>
              </table:table-cell>
              <table:table-cell office:value-type="float" office:value="65.897">
                <text:p>65.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71.023">
                <text:p>71.023</text:p>
              </table:table-cell>
              <table:table-cell office:value-type="float" office:value="74.565">
                <text:p>74.565</text:p>
              </table:table-cell>
              <table:table-cell office:value-type="float" office:value="67.482">
                <text:p>67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68.582">
                <text:p>68.582</text:p>
              </table:table-cell>
              <table:table-cell office:value-type="float" office:value="70.134">
                <text:p>70.134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">
                <text:p>256</text:p>
              </table:table-cell>
              <table:table-cell office:value-type="float" office:value="71.7">
                <text:p>71.7</text:p>
              </table:table-cell>
              <table:table-cell office:value-type="float" office:value="74.921">
                <text:p>74.921</text:p>
              </table:table-cell>
              <table:table-cell office:value-type="float" office:value="68.478">
                <text:p>68.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191">
                <text:p>69.191</text:p>
              </table:table-cell>
              <table:table-cell office:value-type="float" office:value="72.983">
                <text:p>72.983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">
                <text:p>272</text:p>
              </table:table-cell>
              <table:table-cell office:value-type="float" office:value="71.705">
                <text:p>71.705</text:p>
              </table:table-cell>
              <table:table-cell office:value-type="float" office:value="74.842">
                <text:p>74.842</text:p>
              </table:table-cell>
              <table:table-cell office:value-type="float" office:value="68.569">
                <text:p>68.5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69.441">
                <text:p>69.441</text:p>
              </table:table-cell>
              <table:table-cell office:value-type="float" office:value="71.717">
                <text:p>71.717</text:p>
              </table:table-cell>
              <table:table-cell office:value-type="float" office:value="67.165">
                <text:p>67.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">
                <text:p>288</text:p>
              </table:table-cell>
              <table:table-cell office:value-type="float" office:value="72.081">
                <text:p>72.081</text:p>
              </table:table-cell>
              <table:table-cell office:value-type="float" office:value="75.91">
                <text:p>75.91</text:p>
              </table:table-cell>
              <table:table-cell office:value-type="float" office:value="68.252">
                <text:p>68.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66.198">
                <text:p>66.198</text:p>
              </table:table-cell>
              <table:table-cell office:value-type="float" office:value="70.847">
                <text:p>70.847</text:p>
              </table:table-cell>
              <table:table-cell office:value-type="float" office:value="61.549">
                <text:p>61.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4">
                <text:p>304</text:p>
              </table:table-cell>
              <table:table-cell office:value-type="float" office:value="71.202">
                <text:p>71.202</text:p>
              </table:table-cell>
              <table:table-cell office:value-type="float" office:value="73.972">
                <text:p>73.972</text:p>
              </table:table-cell>
              <table:table-cell office:value-type="float" office:value="68.433">
                <text:p>68.4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67.558">
                <text:p>67.558</text:p>
              </table:table-cell>
              <table:table-cell office:value-type="float" office:value="69.581">
                <text:p>69.581</text:p>
              </table:table-cell>
              <table:table-cell office:value-type="float" office:value="65.534">
                <text:p>65.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70.916">
                <text:p>70.916</text:p>
              </table:table-cell>
              <table:table-cell office:value-type="float" office:value="74.802">
                <text:p>74.802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68.835">
                <text:p>68.835</text:p>
              </table:table-cell>
              <table:table-cell office:value-type="float" office:value="72.271">
                <text:p>72.271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2">
                <text:p>352</text:p>
              </table:table-cell>
              <table:table-cell office:value-type="float" office:value="71.895">
                <text:p>71.895</text:p>
              </table:table-cell>
              <table:table-cell office:value-type="float" office:value="75.04">
                <text:p>75.0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68.186">
                <text:p>68.186</text:p>
              </table:table-cell>
              <table:table-cell office:value-type="float" office:value="69.343">
                <text:p>69.343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4">
                <text:p>544</text:p>
              </table:table-cell>
              <table:table-cell office:value-type="float" office:value="71.455">
                <text:p>71.455</text:p>
              </table:table-cell>
              <table:table-cell office:value-type="float" office:value="76.108">
                <text:p>76.108</text:p>
              </table:table-cell>
              <table:table-cell office:value-type="float" office:value="66.803">
                <text:p>66.8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67.258">
                <text:p>67.258</text:p>
              </table:table-cell>
              <table:table-cell office:value-type="float" office:value="69.027">
                <text:p>69.027</text:p>
              </table:table-cell>
              <table:table-cell office:value-type="float" office:value="65.489">
                <text:p>65.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4">
                <text:p>704</text:p>
              </table:table-cell>
              <table:table-cell office:value-type="float" office:value="72.037">
                <text:p>72.037</text:p>
              </table:table-cell>
              <table:table-cell office:value-type="float" office:value="77.136">
                <text:p>77.136</text:p>
              </table:table-cell>
              <table:table-cell office:value-type="float" office:value="66.938">
                <text:p>66.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69.583">
                <text:p>69.583</text:p>
              </table:table-cell>
              <table:table-cell office:value-type="float" office:value="74.13">
                <text:p>74.13</text:p>
              </table:table-cell>
              <table:table-cell office:value-type="float" office:value="65.036">
                <text:p>65.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70.065">
                <text:p>70.065</text:p>
              </table:table-cell>
              <table:table-cell office:value-type="float" office:value="73.101">
                <text:p>73.101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66.28">
                <text:p>66.28</text:p>
              </table:table-cell>
              <table:table-cell office:value-type="float" office:value="67.84">
                <text:p>67.84</text:p>
              </table:table-cell>
              <table:table-cell office:value-type="float" office:value="64.719">
                <text:p>64.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6">
                <text:p>1056</text:p>
              </table:table-cell>
              <table:table-cell office:value-type="float" office:value="24.153">
                <text:p>24.153</text:p>
              </table:table-cell>
              <table:table-cell office:value-type="float" office:value="32.002">
                <text:p>32.002</text:p>
              </table:table-cell>
              <table:table-cell office:value-type="float" office:value="16.304">
                <text:p>16.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20.672">
                <text:p>20.672</text:p>
              </table:table-cell>
              <table:table-cell office:value-type="float" office:value="25.04">
                <text:p>25.04</text:p>
              </table:table-cell>
              <table:table-cell office:value-type="float" office:value="16.304">
                <text:p>16.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row-mapping="0" chart:style-name="ch1">
        <chart:legend chart:legend-position="end" svg:x="14cm" svg:y="3.218cm" style:legend-expansion="high" chart:style-name="ch2"/>
        <chart:plot-area chart:style-name="ch3" table:cell-range-address="'schedule LR'.C13:'schedule LR'.N13 'schedule LR'.D16:'schedule LR'.N19 'schedule LR'.C15:'schedule LR'.N15 'schedule LR'.C16:'schedule LR'.C18" chart:data-source-has-labels="column" svg:x="0.319cm" svg:y="0.18cm" svg:width="13.362cm" svg:height="8.647cm">
          <chartooo:coordinate-region svg:x="1.401cm" svg:y="0.377cm" svg:width="12.001cm" svg:height="7.8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chedule LR'.D15:'schedule LR'.N15" chart:label-cell-address="'schedule LR'.C15:'schedule LR'.C15" chart:class="chart:scatter">
            <chart:domain table:cell-range-address="'schedule LR'.D19:'schedule LR'.N19"/>
            <chart:data-point chart:repeated="11"/>
          </chart:series>
          <chart:series chart:style-name="ch8" chart:values-cell-range-address="'schedule LR'.D18:'schedule LR'.N18" chart:label-cell-address="'schedule LR'.C18:'schedule LR'.C18" chart:class="chart:scatter">
            <chart:data-point chart:repeated="11"/>
          </chart:series>
          <chart:series chart:style-name="ch9" chart:values-cell-range-address="'schedule LR'.D17:'schedule LR'.N17" chart:label-cell-address="'schedule LR'.C17:'schedule LR'.C17" chart:class="chart:scatter">
            <chart:data-point chart:repeated="11"/>
          </chart:series>
          <chart:series chart:style-name="ch10" chart:values-cell-range-address="'schedule LR'.D16:'schedule LR'.N16" chart:label-cell-address="'schedule LR'.C16:'schedule LR'.C16" chart:class="chart:scatter">
            <chart:data-point chart:repeated="11"/>
          </chart:series>
          <chart:series chart:style-name="ch11" chart:values-cell-range-address="'schedule LR'.D13:'schedule LR'.N13" chart:label-cell-address="'schedule LR'.C13:'schedule LR'.C1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chedule LR'.D19:'schedule LR'.N1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,5</text:p>
                <draw:g>
                  <svg:desc>'schedule LR'.C15:'schedule LR'.C15</svg:desc>
                </draw:g>
              </table:table-cell>
              <table:table-cell office:value-type="float" office:value="0.006">
                <text:p>0.006</text:p>
                <draw:g>
                  <svg:desc>'schedule LR'.D15:'schedule LR'.N15</svg:desc>
                </draw:g>
              </table:table-cell>
              <table:table-cell office:value-type="float" office:value="0.00512288980947278">
                <text:p>0.00512288980947278</text:p>
              </table:table-cell>
              <table:table-cell office:value-type="float" office:value="0.0042932505167996">
                <text:p>0.0042932505167996</text:p>
              </table:table-cell>
              <table:table-cell office:value-type="float" office:value="0.00351397211144312">
                <text:p>0.00351397211144312</text:p>
              </table:table-cell>
              <table:table-cell office:value-type="float" office:value="0.00278854800926934">
                <text:p>0.00278854800926934</text:p>
              </table:table-cell>
              <table:table-cell office:value-type="float" office:value="0.00212132034355964">
                <text:p>0.00212132034355964</text:p>
              </table:table-cell>
              <table:table-cell office:value-type="float" office:value="0.00151789327688082">
                <text:p>0.00151789327688082</text:p>
              </table:table-cell>
              <table:table-cell office:value-type="float" office:value="0.000985900603509299">
                <text:p>0.000985900603509299</text:p>
              </table:table-cell>
              <table:table-cell office:value-type="float" office:value="0.000536656314599949">
                <text:p>0.000536656314599949</text:p>
              </table:table-cell>
              <table:table-cell office:value-type="float" office:value="0.000189736659610103">
                <text:p>0.00018973665961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</text:p>
                <draw:g>
                  <svg:desc>'schedule LR'.C18:'schedule LR'.C18</svg:desc>
                </draw:g>
              </table:table-cell>
              <table:table-cell office:value-type="float" office:value="0.006">
                <text:p>0.006</text:p>
                <draw:g>
                  <svg:desc>'schedule LR'.D18:'schedule LR'.N18</svg:desc>
                </draw:g>
              </table:table-cell>
              <table:table-cell office:value-type="float" office:value="0.00541525987298185">
                <text:p>0.00541525987298185</text:p>
              </table:table-cell>
              <table:table-cell office:value-type="float" office:value="0.00486216701119973">
                <text:p>0.00486216701119973</text:p>
              </table:table-cell>
              <table:table-cell office:value-type="float" office:value="0.00434264807429541">
                <text:p>0.00434264807429541</text:p>
              </table:table-cell>
              <table:table-cell office:value-type="float" office:value="0.00385903200617956">
                <text:p>0.00385903200617956</text:p>
              </table:table-cell>
              <table:table-cell office:value-type="float" office:value="0.0034142135623731">
                <text:p>0.0034142135623731</text:p>
              </table:table-cell>
              <table:table-cell office:value-type="float" office:value="0.00301192885125388">
                <text:p>0.00301192885125388</text:p>
              </table:table-cell>
              <table:table-cell office:value-type="float" office:value="0.0026572670690062">
                <text:p>0.0026572670690062</text:p>
              </table:table-cell>
              <table:table-cell office:value-type="float" office:value="0.00235777087639997">
                <text:p>0.00235777087639997</text:p>
              </table:table-cell>
              <table:table-cell office:value-type="float" office:value="0.00212649110640673">
                <text:p>0.0021264911064067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now</text:p>
                <draw:g>
                  <svg:desc>'schedule LR'.C17:'schedule LR'.C17</svg:desc>
                </draw:g>
              </table:table-cell>
              <table:table-cell office:value-type="float" office:value="0.007">
                <text:p>0.007</text:p>
                <draw:g>
                  <svg:desc>'schedule LR'.D17:'schedule LR'.N17</svg:desc>
                </draw:g>
              </table:table-cell>
              <table:table-cell office:value-type="float" office:value="0.00612288980947278">
                <text:p>0.00612288980947278</text:p>
              </table:table-cell>
              <table:table-cell office:value-type="float" office:value="0.0052932505167996">
                <text:p>0.0052932505167996</text:p>
              </table:table-cell>
              <table:table-cell office:value-type="float" office:value="0.00451397211144312">
                <text:p>0.00451397211144312</text:p>
              </table:table-cell>
              <table:table-cell office:value-type="float" office:value="0.00378854800926934">
                <text:p>0.00378854800926934</text:p>
              </table:table-cell>
              <table:table-cell office:value-type="float" office:value="0.00312132034355964">
                <text:p>0.00312132034355964</text:p>
              </table:table-cell>
              <table:table-cell office:value-type="float" office:value="0.00251789327688082">
                <text:p>0.00251789327688082</text:p>
              </table:table-cell>
              <table:table-cell office:value-type="float" office:value="0.0019859006035093">
                <text:p>0.0019859006035093</text:p>
              </table:table-cell>
              <table:table-cell office:value-type="float" office:value="0.00153665631459995">
                <text:p>0.00153665631459995</text:p>
              </table:table-cell>
              <table:table-cell office:value-type="float" office:value="0.0011897366596101">
                <text:p>0.00118973665961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</text:p>
                <draw:g>
                  <svg:desc>'schedule LR'.C16:'schedule LR'.C16</svg:desc>
                </draw:g>
              </table:table-cell>
              <table:table-cell office:value-type="float" office:value="0.02">
                <text:p>0.02</text:p>
                <draw:g>
                  <svg:desc>'schedule LR'.D16:'schedule LR'.N16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08">
                <text:p>0.008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'schedule LR'.C13:'schedule LR'.C13</svg:desc>
                </draw:g>
              </table:table-cell>
              <table:table-cell office:value-type="float" office:value="0.0075">
                <text:p>0.0075</text:p>
                <draw:g>
                  <svg:desc>'schedule LR'.D13:'schedule LR'.N13</svg:desc>
                </draw:g>
              </table:table-cell>
              <table:table-cell office:value-type="float" office:value="0.006075">
                <text:p>0.006075</text:p>
              </table:table-cell>
              <table:table-cell office:value-type="float" office:value="0.0048">
                <text:p>0.0048</text:p>
              </table:table-cell>
              <table:table-cell office:value-type="float" office:value="0.003675">
                <text:p>0.003675</text:p>
              </table:table-cell>
              <table:table-cell office:value-type="float" office:value="0.0027">
                <text:p>0.0027</text:p>
              </table:table-cell>
              <table:table-cell office:value-type="float" office:value="0.001875">
                <text:p>0.001875</text:p>
              </table:table-cell>
              <table:table-cell office:value-type="float" office:value="0.0012">
                <text:p>0.0012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3">
                <text:p>0.0003</text:p>
              </table:table-cell>
              <table:table-cell office:value-type="float" office:value="0.000075">
                <text:p>0.0000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